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306in" fo:margin-left="0in" table:align="left"/>
    </style:style>
    <style:style style:name="Table1.A" style:family="table-column">
      <style:table-column-properties style:column-width="0.9306in"/>
    </style:style>
    <style:style style:name="Table1.B" style:family="table-column">
      <style:table-column-properties style:column-width="4.3819in"/>
    </style:style>
    <style:style style:name="Table1.C" style:family="table-column">
      <style:table-column-properties style:column-width="1.618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background-color="#ffffff"/>
    </style:style>
    <style:style style:name="P2" style:family="paragraph" style:parent-style-name="Standard">
      <loext:graphic-properties draw:fill="none"/>
      <style:paragraph-properties fo:margin-left="0in" fo:margin-right="0in" fo:line-height="150%" fo:text-indent="0.5in" style:auto-text-indent="false" fo:background-color="transparent"/>
      <style:text-properties fo:font-weight="normal" officeooo:rsid="0012eae3" officeooo:paragraph-rsid="0012eae3" style:font-weight-asian="normal" style:font-weight-complex="normal"/>
    </style:style>
    <style:style style:name="P3" style:family="paragraph" style:parent-style-name="Standard">
      <loext:graphic-properties draw:fill="none"/>
      <style:paragraph-properties fo:margin-left="0in" fo:margin-right="0in" fo:line-height="150%" fo:text-indent="0.5in" style:auto-text-indent="false" fo:background-color="transparent"/>
      <style:text-properties fo:font-weight="normal" officeooo:rsid="00129fe9" officeooo:paragraph-rsid="00129fe9" style:font-weight-asian="normal" style:font-weight-complex="normal"/>
    </style:style>
    <style:style style:name="P4" style:family="paragraph" style:parent-style-name="Standard">
      <loext:graphic-properties draw:fill="none"/>
      <style:paragraph-properties fo:margin-left="0in" fo:margin-right="0in" fo:line-height="150%" fo:text-indent="0.5in" style:auto-text-indent="false" fo:background-color="transparent"/>
      <style:text-properties fo:font-weight="normal" officeooo:rsid="00131caf" officeooo:paragraph-rsid="00131caf" style:font-weight-asian="normal" style:font-weight-complex="normal"/>
    </style:style>
    <style:style style:name="P5" style:family="paragraph" style:parent-style-name="Standard">
      <loext:graphic-properties draw:fill="none"/>
      <style:paragraph-properties fo:margin-left="0in" fo:margin-right="0in" fo:line-height="150%" fo:text-indent="0.5in" style:auto-text-indent="false" fo:background-color="transparent"/>
      <style:text-properties fo:font-weight="normal" officeooo:rsid="0015adf6" officeooo:paragraph-rsid="0015adf6" style:font-weight-asian="normal" style:font-weight-complex="normal"/>
    </style:style>
    <style:style style:name="P6" style:family="paragraph" style:parent-style-name="Standard">
      <loext:graphic-properties draw:fill="none"/>
      <style:paragraph-properties fo:margin-left="0in" fo:margin-right="0in" fo:line-height="150%" fo:text-indent="0.5in" style:auto-text-indent="false" fo:background-color="transparent"/>
      <style:text-properties fo:font-weight="normal" officeooo:rsid="0016be5c" officeooo:paragraph-rsid="0016be5c" style:font-weight-asian="normal" style:font-weight-complex="normal"/>
    </style:style>
    <style:style style:name="P7" style:family="paragraph" style:parent-style-name="Standard">
      <loext:graphic-properties draw:fill="none"/>
      <style:paragraph-properties fo:margin-left="0in" fo:margin-right="0in" fo:line-height="150%" fo:text-indent="0.5in" style:auto-text-indent="false" fo:background-color="transparent"/>
      <style:text-properties fo:font-weight="normal" officeooo:rsid="00188ecb" officeooo:paragraph-rsid="00188ecb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left="0in" fo:margin-right="0in" fo:line-height="150%" fo:text-indent="0.5in" style:auto-text-indent="false" fo:background-color="transparent"/>
      <style:text-properties fo:font-weight="normal" officeooo:rsid="00188ecb" officeooo:paragraph-rsid="0019f202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0in" fo:margin-right="0in" fo:line-height="150%" fo:text-indent="0.5in" style:auto-text-indent="false" fo:background-color="transparent"/>
      <style:text-properties fo:font-weight="normal" officeooo:rsid="0019f202" officeooo:paragraph-rsid="0019f202" style:font-weight-asian="normal" style:font-weight-complex="normal"/>
    </style:style>
    <style:style style:name="P10" style:family="paragraph" style:parent-style-name="Standard">
      <loext:graphic-properties draw:fill="none"/>
      <style:paragraph-properties fo:margin-left="0in" fo:margin-right="0in" fo:line-height="150%" fo:text-indent="0.5in" style:auto-text-indent="false" fo:background-color="transparent"/>
      <style:text-properties officeooo:rsid="00119641" officeooo:paragraph-rsid="00119641"/>
    </style:style>
    <style:style style:name="P11" style:family="paragraph" style:parent-style-name="Standard">
      <loext:graphic-properties draw:fill="none"/>
      <style:paragraph-properties fo:margin-left="0in" fo:margin-right="0in" fo:line-height="150%" fo:text-indent="0.5in" style:auto-text-indent="false" fo:background-color="transparent"/>
      <style:text-properties fo:font-weight="bold" officeooo:rsid="00129fe9" officeooo:paragraph-rsid="00129fe9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0in" fo:margin-right="0in" fo:line-height="150%" fo:text-indent="0.5in" style:auto-text-indent="false" fo:background-color="transparent"/>
      <style:text-properties fo:font-weight="bold" officeooo:rsid="0012eae3" officeooo:paragraph-rsid="0012eae3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0in" fo:margin-right="0in" fo:line-height="150%" fo:text-indent="0.5in" style:auto-text-indent="false" fo:background-color="transparent"/>
      <style:text-properties fo:font-weight="bold" officeooo:rsid="00131caf" officeooo:paragraph-rsid="00131caf" style:font-weight-asian="bold" style:font-weight-complex="bold"/>
    </style:style>
    <style:style style:name="P14" style:family="paragraph" style:parent-style-name="Standard">
      <loext:graphic-properties draw:fill="none"/>
      <style:paragraph-properties fo:margin-left="0in" fo:margin-right="0in" fo:line-height="150%" fo:text-indent="0.5in" style:auto-text-indent="false" fo:background-color="transparent"/>
      <style:text-properties fo:font-weight="bold" officeooo:rsid="0015adf6" officeooo:paragraph-rsid="0015adf6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0in" fo:margin-right="0in" fo:line-height="150%" fo:text-indent="0.5in" style:auto-text-indent="false" fo:background-color="transparent"/>
      <style:text-properties fo:font-weight="bold" officeooo:rsid="0016be5c" officeooo:paragraph-rsid="0016be5c" style:font-weight-asian="bold" style:font-weight-complex="bold"/>
    </style:style>
    <style:style style:name="P16" style:family="paragraph" style:parent-style-name="Standard">
      <loext:graphic-properties draw:fill="none"/>
      <style:paragraph-properties fo:margin-left="0in" fo:margin-right="0in" fo:line-height="150%" fo:text-indent="0.5in" style:auto-text-indent="false" fo:background-color="transparent"/>
      <style:text-properties fo:font-weight="bold" officeooo:rsid="00188ecb" officeooo:paragraph-rsid="00188ecb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0in" fo:margin-right="0in" fo:line-height="150%" fo:text-indent="0.5in" style:auto-text-indent="false" fo:break-before="page" fo:background-color="transparent"/>
      <style:text-properties fo:font-weight="bold" officeooo:rsid="0012eae3" officeooo:paragraph-rsid="0012eae3" style:font-weight-asian="bold" style:font-weight-complex="bold"/>
    </style:style>
    <style:style style:name="P18" style:family="paragraph" style:parent-style-name="Standard" style:master-page-name="">
      <loext:graphic-properties draw:fill="none"/>
      <style:paragraph-properties fo:margin-left="0in" fo:margin-right="0in" fo:line-height="150%" fo:text-indent="0.5in" style:auto-text-indent="false" style:page-number="auto" fo:background-color="transparent"/>
      <style:text-properties fo:font-weight="bold" officeooo:rsid="00119641" officeooo:paragraph-rsid="00119641" style:font-weight-asian="bold" style:font-weight-complex="bold"/>
    </style:style>
    <style:style style:name="P19" style:family="paragraph" style:parent-style-name="Standard" style:master-page-name="">
      <loext:graphic-properties draw:fill="none"/>
      <style:paragraph-properties fo:margin-left="0in" fo:margin-right="0in" fo:line-height="150%" fo:text-indent="0.5in" style:auto-text-indent="false" style:page-number="auto" fo:background-color="transparent"/>
      <style:text-properties officeooo:rsid="00119641" officeooo:paragraph-rsid="00119641"/>
    </style:style>
    <style:style style:name="P20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normal" officeooo:rsid="00219b67" officeooo:paragraph-rsid="00219b67" style:font-weight-asian="normal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normal" officeooo:rsid="0026dce9" officeooo:paragraph-rsid="0025d68d" style:font-weight-asian="normal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normal" officeooo:rsid="0026dce9" officeooo:paragraph-rsid="0026dce9" style:font-weight-asian="normal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normal" officeooo:rsid="00299a54" officeooo:paragraph-rsid="00299a54" style:font-weight-asian="normal" style:font-weight-complex="normal"/>
    </style:style>
    <style:style style:name="P24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normal" officeooo:rsid="0020038f" officeooo:paragraph-rsid="002456ab" style:font-weight-asian="normal" style:font-weight-complex="normal"/>
    </style:style>
    <style:style style:name="P25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normal" officeooo:rsid="0020038f" officeooo:paragraph-rsid="00299a54" style:font-weight-asian="normal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normal" officeooo:rsid="0020038f" officeooo:paragraph-rsid="002e6b3a" style:font-weight-asian="normal" style:font-weight-complex="normal"/>
    </style:style>
    <style:style style:name="P27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normal" officeooo:rsid="0020038f" officeooo:paragraph-rsid="002fa762" style:font-weight-asian="normal" style:font-weight-complex="normal"/>
    </style:style>
    <style:style style:name="P28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normal" officeooo:rsid="0020038f" officeooo:paragraph-rsid="0020038f" style:font-weight-asian="normal" style:font-weight-complex="normal"/>
    </style:style>
    <style:style style:name="P29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normal" officeooo:rsid="0020038f" officeooo:paragraph-rsid="0026dce9" style:font-weight-asian="normal" style:font-weight-complex="normal"/>
    </style:style>
    <style:style style:name="P30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normal" officeooo:rsid="002d087e" officeooo:paragraph-rsid="002d087e" style:font-weight-asian="normal" style:font-weight-complex="normal"/>
    </style:style>
    <style:style style:name="P31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normal" officeooo:rsid="002e6b3a" officeooo:paragraph-rsid="002e6b3a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normal" officeooo:rsid="002fa762" officeooo:paragraph-rsid="002fa762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normal" officeooo:rsid="002fa762" officeooo:paragraph-rsid="0044bc36" style:font-weight-asian="normal" style:font-weight-complex="normal"/>
    </style:style>
    <style:style style:name="P34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normal" officeooo:rsid="00374a6f" officeooo:paragraph-rsid="00374a6f" style:font-weight-asian="normal" style:font-weight-complex="normal"/>
    </style:style>
    <style:style style:name="P35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weight="normal" officeooo:rsid="0037a7c0" officeooo:paragraph-rsid="0037a7c0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normal" officeooo:rsid="002456ab" officeooo:paragraph-rsid="002456ab" style:font-weight-asian="normal" style:font-weight-complex="normal"/>
    </style:style>
    <style:style style:name="P37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normal" officeooo:rsid="0025d68d" officeooo:paragraph-rsid="0025d68d" style:font-weight-asian="normal" style:font-weight-complex="normal"/>
    </style:style>
    <style:style style:name="P38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normal" officeooo:rsid="001e2c59" officeooo:paragraph-rsid="001e2c59" style:font-weight-asian="normal" style:font-weight-complex="normal"/>
    </style:style>
    <style:style style:name="P39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normal" officeooo:rsid="001e2c59" officeooo:paragraph-rsid="0020038f" style:font-weight-asian="normal" style:font-weight-complex="normal"/>
    </style:style>
    <style:style style:name="P40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normal" officeooo:rsid="0040f681" officeooo:paragraph-rsid="00374a6f" style:font-weight-asian="normal" style:font-weight-complex="normal"/>
    </style:style>
    <style:style style:name="P41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bold" officeooo:rsid="00299a54" officeooo:paragraph-rsid="00299a54" style:font-weight-asian="bold" style:font-weight-complex="bold"/>
    </style:style>
    <style:style style:name="P42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bold" officeooo:rsid="002d087e" officeooo:paragraph-rsid="002d087e" style:font-weight-asian="bold" style:font-weight-complex="bold"/>
    </style:style>
    <style:style style:name="P43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bold" officeooo:rsid="0020038f" officeooo:paragraph-rsid="002e6b3a" style:font-weight-asian="bold" style:font-weight-complex="bold"/>
    </style:style>
    <style:style style:name="P44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bold" officeooo:rsid="0020038f" officeooo:paragraph-rsid="0020038f" style:font-weight-asian="bold" style:font-weight-complex="bold"/>
    </style:style>
    <style:style style:name="P45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bold" officeooo:rsid="0020038f" officeooo:paragraph-rsid="002fa762" style:font-weight-asian="bold" style:font-weight-complex="bold"/>
    </style:style>
    <style:style style:name="P46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bold" officeooo:rsid="002e6b3a" officeooo:paragraph-rsid="002e6b3a" style:font-weight-asian="bold" style:font-weight-complex="bold"/>
    </style:style>
    <style:style style:name="P47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bold" officeooo:rsid="002fa762" officeooo:paragraph-rsid="002fa762" style:font-weight-asian="bold" style:font-weight-complex="bold"/>
    </style:style>
    <style:style style:name="P48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bold" officeooo:rsid="00374a6f" officeooo:paragraph-rsid="00374a6f" style:font-weight-asian="bold" style:font-weight-complex="bold"/>
    </style:style>
    <style:style style:name="P49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bold" officeooo:rsid="0019f202" officeooo:paragraph-rsid="0019f202" style:font-weight-asian="bold" style:font-weight-complex="bold"/>
    </style:style>
    <style:style style:name="P50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bold" officeooo:rsid="001e2c59" officeooo:paragraph-rsid="001e2c59" style:font-weight-asian="bold" style:font-weight-complex="bold"/>
    </style:style>
    <style:style style:name="P51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bold" officeooo:rsid="001e2c59" officeooo:paragraph-rsid="0025d68d" style:font-weight-asian="bold" style:font-weight-complex="bold"/>
    </style:style>
    <style:style style:name="P52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bold" officeooo:rsid="00219b67" officeooo:paragraph-rsid="00219b67" style:font-weight-asian="bold" style:font-weight-complex="bold"/>
    </style:style>
    <style:style style:name="P53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bold" officeooo:rsid="0025d68d" officeooo:paragraph-rsid="0025d68d" style:font-weight-asian="bold" style:font-weight-complex="bold"/>
    </style:style>
    <style:style style:name="P54" style:family="paragraph" style:parent-style-name="Standard">
      <style:paragraph-properties fo:margin-left="0in" fo:margin-right="0in" fo:line-height="150%" fo:text-indent="0in" style:auto-text-indent="false"/>
      <style:text-properties fo:font-weight="bold" style:font-weight-asian="bold" style:font-weight-complex="bold"/>
    </style:style>
    <style:style style:name="P55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bold" officeooo:paragraph-rsid="0026dce9" style:font-weight-asian="bold" style:font-weight-complex="bold"/>
    </style:style>
    <style:style style:name="P56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bold" officeooo:rsid="0047314c" officeooo:paragraph-rsid="0047314c" style:font-weight-asian="bold" style:font-weight-complex="bold"/>
    </style:style>
    <style:style style:name="P57" style:family="paragraph" style:parent-style-name="Standard">
      <style:paragraph-properties fo:margin-left="0in" fo:margin-right="0in" fo:line-height="150%" fo:text-indent="0in" style:auto-text-indent="false"/>
      <style:text-properties fo:font-weight="bold" officeooo:rsid="0039a0cb" officeooo:paragraph-rsid="0055ca7e" style:font-weight-asian="bold" style:font-weight-complex="bold"/>
    </style:style>
    <style:style style:name="P58" style:family="paragraph" style:parent-style-name="Standard">
      <style:paragraph-properties fo:margin-left="0in" fo:margin-right="0in" fo:line-height="150%" fo:text-indent="0in" style:auto-text-indent="false"/>
      <style:text-properties fo:font-weight="bold" officeooo:rsid="00119641" officeooo:paragraph-rsid="00119641" style:font-weight-asian="bold" style:font-weight-complex="bold"/>
    </style:style>
    <style:style style:name="P59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font-weight="bold" officeooo:rsid="0059c898" officeooo:paragraph-rsid="0059c898" style:font-weight-asian="bold" style:font-weight-complex="bold"/>
    </style:style>
    <style:style style:name="P60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>
        <style:tab-stops>
          <style:tab-stop style:position="0.4898in"/>
        </style:tab-stops>
      </style:paragraph-properties>
      <style:text-properties officeooo:paragraph-rsid="0020038f"/>
    </style:style>
    <style:style style:name="P61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officeooo:paragraph-rsid="00219b67"/>
    </style:style>
    <style:style style:name="P62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officeooo:paragraph-rsid="0025d68d"/>
    </style:style>
    <style:style style:name="P63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officeooo:paragraph-rsid="00299a54"/>
    </style:style>
    <style:style style:name="P64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officeooo:paragraph-rsid="004bf092"/>
    </style:style>
    <style:style style:name="P65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officeooo:paragraph-rsid="004c8c6b"/>
    </style:style>
    <style:style style:name="P66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officeooo:paragraph-rsid="004d48ad"/>
    </style:style>
    <style:style style:name="P67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officeooo:paragraph-rsid="00374a6f"/>
    </style:style>
    <style:style style:name="P68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font-size="22pt" fo:font-weight="bold" officeooo:rsid="0039a0cb" officeooo:paragraph-rsid="0039a0cb" style:font-size-asian="19.25pt" style:font-weight-asian="bold" style:font-size-complex="22pt" style:font-weight-complex="bold"/>
    </style:style>
    <style:style style:name="P69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font-size="14pt" fo:font-weight="bold" officeooo:rsid="0059c898" officeooo:paragraph-rsid="0059c898" style:font-size-asian="14pt" style:font-weight-asian="bold" style:font-size-complex="14pt" style:font-weight-complex="bold"/>
    </style:style>
    <style:style style:name="P70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font-size="12pt" fo:font-weight="bold" officeooo:rsid="0039a0cb" officeooo:paragraph-rsid="0039a0cb" style:font-size-asian="10.5pt" style:font-weight-asian="bold" style:font-size-complex="12pt" style:font-weight-complex="bold"/>
    </style:style>
    <style:style style:name="P71" style:family="paragraph" style:parent-style-name="Standard">
      <loext:graphic-properties draw:fill="none"/>
      <style:paragraph-properties fo:margin-left="0in" fo:margin-right="0in" fo:line-height="150%" fo:text-indent="0in" style:auto-text-indent="false" fo:break-before="page" fo:background-color="transparent"/>
      <style:text-properties fo:font-weight="bold" officeooo:rsid="0020038f" officeooo:paragraph-rsid="002e6b3a" style:font-weight-asian="bold" style:font-weight-complex="bold"/>
    </style:style>
    <style:style style:name="P72" style:family="paragraph" style:parent-style-name="Standard">
      <loext:graphic-properties draw:fill="none"/>
      <style:paragraph-properties fo:margin-left="0in" fo:margin-right="0in" fo:line-height="150%" fo:text-indent="0in" style:auto-text-indent="false" fo:break-before="page" fo:background-color="transparent"/>
      <style:text-properties fo:font-weight="bold" officeooo:paragraph-rsid="0026dce9" style:font-weight-asian="bold" style:font-weight-complex="bold"/>
    </style:style>
    <style:style style:name="P73" style:family="paragraph" style:parent-style-name="Standard" style:master-page-name="">
      <loext:graphic-properties draw:fill="none"/>
      <style:paragraph-properties fo:margin-left="0in" fo:margin-right="0in" fo:line-height="150%" fo:text-indent="0in" style:auto-text-indent="false" style:page-number="auto" fo:background-color="transparent"/>
      <style:text-properties fo:font-weight="bold" officeooo:rsid="00188ecb" officeooo:paragraph-rsid="00188ecb" style:font-weight-asian="bold" style:font-weight-complex="bold"/>
    </style:style>
    <style:style style:name="P74" style:family="paragraph" style:parent-style-name="Standard" style:master-page-name="">
      <loext:graphic-properties draw:fill="none"/>
      <style:paragraph-properties fo:margin-left="0in" fo:margin-right="0in" fo:line-height="150%" fo:text-indent="0in" style:auto-text-indent="false" style:page-number="auto" fo:background-color="transparent"/>
      <style:text-properties fo:font-weight="bold" officeooo:rsid="0020038f" officeooo:paragraph-rsid="002456ab" style:font-weight-asian="bold" style:font-weight-complex="bold"/>
    </style:style>
    <style:style style:name="P75" style:family="paragraph" style:parent-style-name="Standard" style:master-page-name="">
      <loext:graphic-properties draw:fill="none"/>
      <style:paragraph-properties fo:margin-left="0in" fo:margin-right="0in" fo:line-height="150%" fo:text-indent="0in" style:auto-text-indent="false" style:page-number="auto" fo:background-color="transparent"/>
      <style:text-properties fo:font-weight="bold" officeooo:rsid="0020038f" officeooo:paragraph-rsid="0026dce9" style:font-weight-asian="bold" style:font-weight-complex="bold"/>
    </style:style>
    <style:style style:name="P76" style:family="paragraph" style:parent-style-name="Standard" style:master-page-name="">
      <loext:graphic-properties draw:fill="none"/>
      <style:paragraph-properties fo:margin-left="0in" fo:margin-right="0in" fo:line-height="150%" fo:text-indent="0in" style:auto-text-indent="false" style:page-number="auto" fo:background-color="transparent"/>
      <style:text-properties fo:font-weight="bold" officeooo:rsid="0020038f" officeooo:paragraph-rsid="00299a54" style:font-weight-asian="bold" style:font-weight-complex="bold"/>
    </style:style>
    <style:style style:name="P77" style:family="paragraph" style:parent-style-name="Standard" style:master-page-name="">
      <loext:graphic-properties draw:fill="none"/>
      <style:paragraph-properties fo:margin-left="0in" fo:margin-right="0in" fo:line-height="150%" fo:text-indent="0in" style:auto-text-indent="false" style:page-number="auto" fo:background-color="transparent"/>
      <style:text-properties fo:font-weight="bold" officeooo:rsid="0020038f" officeooo:paragraph-rsid="002e6b3a" style:font-weight-asian="bold" style:font-weight-complex="bold"/>
    </style:style>
    <style:style style:name="P78" style:family="paragraph" style:parent-style-name="Standard" style:master-page-name="">
      <loext:graphic-properties draw:fill="none"/>
      <style:paragraph-properties fo:margin-left="0in" fo:margin-right="0in" fo:line-height="150%" fo:text-indent="0in" style:auto-text-indent="false" style:page-number="auto" fo:background-color="transparent"/>
      <style:text-properties fo:font-weight="bold" officeooo:rsid="0020038f" officeooo:paragraph-rsid="002fa762" style:font-weight-asian="bold" style:font-weight-complex="bold"/>
    </style:style>
    <style:style style:name="P79" style:family="paragraph" style:parent-style-name="Standard" style:master-page-name="">
      <loext:graphic-properties draw:fill="none"/>
      <style:paragraph-properties fo:margin-left="0in" fo:margin-right="0in" fo:line-height="150%" fo:text-indent="0in" style:auto-text-indent="false" style:page-number="auto" fo:background-color="transparent"/>
      <style:text-properties fo:font-weight="bold" officeooo:rsid="00219b67" officeooo:paragraph-rsid="00219b67" style:font-weight-asian="bold" style:font-weight-complex="bold"/>
    </style:style>
    <style:style style:name="P80" style:family="paragraph" style:parent-style-name="Standard" style:master-page-name="">
      <loext:graphic-properties draw:fill="none"/>
      <style:paragraph-properties fo:margin-left="0in" fo:margin-right="0in" fo:line-height="150%" fo:text-indent="0in" style:auto-text-indent="false" style:page-number="auto" fo:background-color="transparent"/>
      <style:text-properties fo:font-weight="bold" officeooo:rsid="0025d68d" officeooo:paragraph-rsid="0025d68d" style:font-weight-asian="bold" style:font-weight-complex="bold"/>
    </style:style>
    <style:style style:name="P81" style:family="paragraph" style:parent-style-name="Standard" style:master-page-name="">
      <loext:graphic-properties draw:fill="none"/>
      <style:paragraph-properties fo:margin-left="0in" fo:margin-right="0in" fo:line-height="150%" fo:text-indent="0in" style:auto-text-indent="false" style:page-number="auto" fo:background-color="transparent"/>
      <style:text-properties fo:font-weight="normal" officeooo:rsid="001e2c59" officeooo:paragraph-rsid="001e2c59" style:font-weight-asian="normal" style:font-weight-complex="normal"/>
    </style:style>
    <style:style style:name="P82" style:family="paragraph" style:parent-style-name="Standard" style:master-page-name="">
      <loext:graphic-properties draw:fill="none"/>
      <style:paragraph-properties fo:margin-left="0in" fo:margin-right="0in" fo:line-height="150%" fo:text-indent="0in" style:auto-text-indent="false" style:page-number="auto" fo:background-color="transparent"/>
      <style:text-properties fo:font-weight="normal" officeooo:rsid="0020038f" officeooo:paragraph-rsid="00299a54" style:font-weight-asian="normal" style:font-weight-complex="normal"/>
    </style:style>
    <style:style style:name="P83" style:family="paragraph" style:parent-style-name="Standard" style:master-page-name="">
      <loext:graphic-properties draw:fill="none"/>
      <style:paragraph-properties fo:margin-left="0in" fo:margin-right="0in" fo:line-height="150%" fo:text-align="start" style:justify-single-word="false" fo:text-indent="0in" style:auto-text-indent="false" style:page-number="auto" fo:background-color="transparent"/>
      <style:text-properties fo:font-weight="normal" officeooo:rsid="00119641" officeooo:paragraph-rsid="0065a05a" style:font-weight-asian="normal" style:font-weight-complex="normal"/>
    </style:style>
    <style:style style:name="P84" style:family="paragraph" style:parent-style-name="Standard" style:master-page-name="">
      <loext:graphic-properties draw:fill="none"/>
      <style:paragraph-properties fo:margin-left="0in" fo:margin-right="0in" fo:line-height="150%" fo:text-indent="0in" style:auto-text-indent="false" style:page-number="auto" fo:background-color="transparent"/>
      <style:text-properties officeooo:paragraph-rsid="0026dce9"/>
    </style:style>
    <style:style style:name="P85" style:family="paragraph" style:parent-style-name="Standard" style:master-page-name="">
      <loext:graphic-properties draw:fill="none"/>
      <style:paragraph-properties fo:margin-left="0in" fo:margin-right="0in" fo:line-height="150%" fo:text-align="start" style:justify-single-word="false" fo:text-indent="0in" style:auto-text-indent="false" style:page-number="auto" fo:background-color="transparent"/>
      <style:text-properties officeooo:paragraph-rsid="00666da9"/>
    </style:style>
    <style:style style:name="P86" style:family="paragraph" style:parent-style-name="Table_20_Contents">
      <style:paragraph-properties fo:line-height="150%" fo:text-align="center" style:justify-single-word="false"/>
      <style:text-properties officeooo:rsid="0059c898" officeooo:paragraph-rsid="0059c898"/>
    </style:style>
    <style:style style:name="P87" style:family="paragraph" style:parent-style-name="Table_20_Contents">
      <style:paragraph-properties fo:line-height="150%" fo:text-align="center" style:justify-single-word="false"/>
      <style:text-properties officeooo:rsid="005b2ead" officeooo:paragraph-rsid="005b2ead"/>
    </style:style>
    <style:style style:name="P88" style:family="paragraph" style:parent-style-name="Table_20_Contents">
      <style:paragraph-properties fo:line-height="150%" fo:text-align="center" style:justify-single-word="false"/>
      <style:text-properties officeooo:rsid="005bab77" officeooo:paragraph-rsid="005bab77"/>
    </style:style>
    <style:style style:name="P89" style:family="paragraph" style:parent-style-name="Table_20_Contents">
      <style:paragraph-properties fo:line-height="150%" fo:text-align="center" style:justify-single-word="false"/>
      <style:text-properties officeooo:rsid="005c9a21" officeooo:paragraph-rsid="005c9a21"/>
    </style:style>
    <style:style style:name="P90" style:family="paragraph" style:parent-style-name="Table_20_Contents">
      <style:paragraph-properties fo:line-height="150%" fo:text-align="center" style:justify-single-word="false"/>
      <style:text-properties officeooo:rsid="005d71ce" officeooo:paragraph-rsid="005d71ce"/>
    </style:style>
    <style:style style:name="P91" style:family="paragraph" style:parent-style-name="Table_20_Contents">
      <style:paragraph-properties fo:line-height="150%" fo:text-align="center" style:justify-single-word="false"/>
      <style:text-properties officeooo:rsid="005f518f" officeooo:paragraph-rsid="005f518f"/>
    </style:style>
    <style:style style:name="P92" style:family="paragraph" style:parent-style-name="Table_20_Contents">
      <style:paragraph-properties fo:line-height="150%" fo:text-align="center" style:justify-single-word="false"/>
      <style:text-properties officeooo:rsid="0065a05a" officeooo:paragraph-rsid="0065a05a"/>
    </style:style>
    <style:style style:name="P93" style:family="paragraph" style:parent-style-name="Table_20_Contents">
      <style:paragraph-properties fo:line-height="150%" fo:text-align="start" style:justify-single-word="false"/>
      <style:text-properties officeooo:rsid="00666da9" officeooo:paragraph-rsid="00666da9"/>
    </style:style>
    <style:style style:name="P94" style:family="paragraph" style:parent-style-name="Table_20_Contents">
      <style:paragraph-properties fo:line-height="150%" fo:text-align="center" style:justify-single-word="false"/>
      <style:text-properties officeooo:rsid="00666da9" officeooo:paragraph-rsid="00666da9"/>
    </style:style>
    <style:style style:name="P95" style:family="paragraph" style:parent-style-name="Table_20_Contents">
      <style:paragraph-properties fo:line-height="150%" fo:text-align="start" style:justify-single-word="false"/>
    </style:style>
    <style:style style:name="P96" style:family="paragraph" style:parent-style-name="Table_20_Contents">
      <style:paragraph-properties fo:line-height="150%" fo:text-align="start" style:justify-single-word="false"/>
      <style:text-properties officeooo:paragraph-rsid="0065a05a"/>
    </style:style>
    <style:style style:name="P97" style:family="paragraph" style:parent-style-name="Table_20_Contents">
      <style:paragraph-properties fo:line-height="150%" fo:text-align="start" style:justify-single-word="false"/>
      <style:text-properties officeooo:paragraph-rsid="005b2ead"/>
    </style:style>
    <style:style style:name="P98" style:family="paragraph" style:parent-style-name="Table_20_Contents">
      <style:paragraph-properties fo:line-height="150%" fo:text-align="start" style:justify-single-word="false"/>
      <style:text-properties officeooo:paragraph-rsid="00666da9"/>
    </style:style>
    <style:style style:name="P99" style:family="paragraph" style:parent-style-name="Table_20_Contents">
      <style:paragraph-properties fo:line-height="150%" fo:text-align="center" style:justify-single-word="false"/>
      <style:text-properties officeooo:paragraph-rsid="00666da9"/>
    </style:style>
    <style:style style:name="P100" style:family="paragraph" style:parent-style-name="Table_20_Contents">
      <style:paragraph-properties fo:line-height="150%" fo:text-align="center" style:justify-single-word="false"/>
      <style:text-properties officeooo:paragraph-rsid="0059c898"/>
    </style:style>
    <style:style style:name="P101" style:family="paragraph" style:parent-style-name="Table_20_Contents">
      <style:paragraph-properties fo:line-height="150%" fo:text-align="start" style:justify-single-word="false"/>
      <style:text-properties officeooo:rsid="0067f869" officeooo:paragraph-rsid="0067f869"/>
    </style:style>
    <style:style style:name="P102" style:family="paragraph" style:parent-style-name="Table_20_Contents">
      <style:paragraph-properties fo:line-height="150%" fo:text-align="center" style:justify-single-word="false"/>
      <style:text-properties officeooo:rsid="00680747" officeooo:paragraph-rsid="00680747"/>
    </style:style>
    <style:style style:name="P103" style:family="paragraph" style:parent-style-name="Table_20_Contents">
      <style:paragraph-properties fo:line-height="150%" fo:text-align="start" style:justify-single-word="false"/>
      <style:text-properties officeooo:rsid="006e2951" officeooo:paragraph-rsid="006e2951"/>
    </style:style>
    <style:style style:name="P104" style:family="paragraph" style:parent-style-name="Table_20_Contents">
      <style:paragraph-properties fo:line-height="150%" fo:text-align="center" style:justify-single-word="false"/>
      <style:text-properties officeooo:rsid="007124f2" officeooo:paragraph-rsid="007124f2"/>
    </style:style>
    <style:style style:name="P105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bold" officeooo:rsid="0025d68d" officeooo:paragraph-rsid="0025d68d" style:font-weight-asian="bold" style:font-weight-complex="bold"/>
    </style:style>
    <style:style style:name="P106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bold" officeooo:rsid="0025d68d" officeooo:paragraph-rsid="0020038f" style:font-weight-asian="bold" style:font-weight-complex="bold"/>
    </style:style>
    <style:style style:name="P107" style:family="paragraph" style:parent-style-name="Table_20_Contents">
      <style:paragraph-properties fo:line-height="150%" fo:text-align="start" style:justify-single-word="false"/>
      <style:text-properties officeooo:rsid="0065a05a" officeooo:paragraph-rsid="0065a05a"/>
    </style:style>
    <style:style style:name="P108" style:family="paragraph" style:parent-style-name="Table_20_Contents">
      <style:paragraph-properties fo:line-height="150%" fo:text-align="center" style:justify-single-word="false"/>
      <style:text-properties officeooo:rsid="005bab77" officeooo:paragraph-rsid="005bab77"/>
    </style:style>
    <style:style style:name="P109" style:family="paragraph" style:parent-style-name="Table_20_Contents">
      <style:paragraph-properties fo:line-height="150%" fo:text-align="center" style:justify-single-word="false"/>
      <style:text-properties officeooo:rsid="0059c898" officeooo:paragraph-rsid="0059c898"/>
    </style:style>
    <style:style style:name="P110" style:family="paragraph" style:parent-style-name="Table_20_Contents">
      <style:paragraph-properties fo:line-height="150%" fo:text-align="center" style:justify-single-word="false"/>
      <style:text-properties officeooo:rsid="005b2ead" officeooo:paragraph-rsid="005b2ead"/>
    </style:style>
    <style:style style:name="P111" style:family="paragraph" style:parent-style-name="Table_20_Contents">
      <style:paragraph-properties fo:line-height="150%" fo:text-align="center" style:justify-single-word="false"/>
      <style:text-properties fo:font-size="6pt" officeooo:rsid="005b2ead" officeooo:paragraph-rsid="005b2ead" style:font-size-asian="5.25pt" style:font-size-complex="6pt"/>
    </style:style>
    <style:style style:name="P112" style:family="paragraph" style:parent-style-name="Table_20_Contents">
      <style:paragraph-properties fo:line-height="150%" fo:text-align="center" style:justify-single-word="false"/>
      <style:text-properties fo:font-size="6pt" officeooo:rsid="005bab77" officeooo:paragraph-rsid="005bab77" style:font-size-asian="5.25pt" style:font-size-complex="6pt"/>
    </style:style>
    <style:style style:name="P113" style:family="paragraph" style:parent-style-name="Table_20_Contents">
      <style:paragraph-properties fo:line-height="150%" fo:text-align="center" style:justify-single-word="false"/>
      <style:text-properties fo:font-size="6pt" officeooo:rsid="005d71ce" officeooo:paragraph-rsid="005d71ce" style:font-size-asian="5.25pt" style:font-size-complex="6pt"/>
    </style:style>
    <style:style style:name="T1" style:family="text">
      <style:text-properties officeooo:rsid="00129fe9"/>
    </style:style>
    <style:style style:name="T2" style:family="text">
      <style:text-properties officeooo:rsid="0012eae3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19b67" style:font-weight-asian="normal" style:font-weight-complex="normal"/>
    </style:style>
    <style:style style:name="T5" style:family="text">
      <style:text-properties fo:font-weight="normal" officeooo:rsid="00235be3" style:font-weight-asian="normal" style:font-weight-complex="normal"/>
    </style:style>
    <style:style style:name="T6" style:family="text">
      <style:text-properties fo:font-weight="normal" officeooo:rsid="0025d68d" style:font-weight-asian="normal" style:font-weight-complex="normal"/>
    </style:style>
    <style:style style:name="T7" style:family="text">
      <style:text-properties fo:font-weight="normal" officeooo:rsid="0026dce9" style:font-weight-asian="normal" style:font-weight-complex="normal"/>
    </style:style>
    <style:style style:name="T8" style:family="text">
      <style:text-properties fo:font-weight="normal" officeooo:rsid="0020038f" style:font-weight-asian="normal" style:font-weight-complex="normal"/>
    </style:style>
    <style:style style:name="T9" style:family="text">
      <style:text-properties fo:font-weight="normal" officeooo:rsid="002fa762" style:font-weight-asian="normal" style:font-weight-complex="normal"/>
    </style:style>
    <style:style style:name="T10" style:family="text">
      <style:text-properties fo:font-weight="normal" officeooo:rsid="00334875" style:font-weight-asian="normal" style:font-weight-complex="normal"/>
    </style:style>
    <style:style style:name="T11" style:family="text">
      <style:text-properties fo:font-weight="normal" officeooo:rsid="004bf092" style:font-weight-asian="normal" style:font-weight-complex="normal"/>
    </style:style>
    <style:style style:name="T12" style:family="text">
      <style:text-properties fo:font-weight="normal" officeooo:rsid="00299a54" style:font-weight-asian="normal" style:font-weight-complex="normal"/>
    </style:style>
    <style:style style:name="T13" style:family="text">
      <style:text-properties fo:font-weight="normal" officeooo:rsid="00501e90" style:font-weight-asian="normal" style:font-weight-complex="normal"/>
    </style:style>
    <style:style style:name="T14" style:family="text">
      <style:text-properties fo:font-weight="normal" officeooo:rsid="00129fe9" style:font-weight-asian="normal" style:font-weight-complex="normal"/>
    </style:style>
    <style:style style:name="T15" style:family="text">
      <style:text-properties fo:font-weight="normal" officeooo:rsid="0012eae3" style:font-weight-asian="normal" style:font-weight-complex="normal"/>
    </style:style>
    <style:style style:name="T16" style:family="text">
      <style:text-properties fo:font-weight="normal" officeooo:rsid="006fcf1a" style:font-weight-asian="normal" style:font-weight-complex="normal"/>
    </style:style>
    <style:style style:name="T17" style:family="text">
      <style:text-properties fo:font-weight="normal" officeooo:rsid="00666da9" style:font-weight-asian="normal" style:font-weight-complex="normal"/>
    </style:style>
    <style:style style:name="T18" style:family="text">
      <style:text-properties fo:font-weight="normal" officeooo:rsid="00188ecb" style:font-weight-asian="normal" style:font-weight-complex="normal"/>
    </style:style>
    <style:style style:name="T19" style:family="text">
      <style:text-properties fo:font-weight="normal" officeooo:rsid="00374a6f" style:font-weight-asian="normal" style:font-weight-complex="normal"/>
    </style:style>
    <style:style style:name="T20" style:family="text">
      <style:text-properties fo:font-weight="normal" officeooo:rsid="007b2712" style:font-weight-asian="normal" style:font-weight-complex="normal"/>
    </style:style>
    <style:style style:name="T21" style:family="text">
      <style:text-properties fo:font-weight="normal" officeooo:rsid="007c6202" style:font-weight-asian="normal" style:font-weight-complex="normal"/>
    </style:style>
    <style:style style:name="T22" style:family="text">
      <style:text-properties fo:font-weight="normal" officeooo:rsid="007eb0ac" style:font-weight-asian="normal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20038f" style:font-weight-asian="bold" style:font-weight-complex="bold"/>
    </style:style>
    <style:style style:name="T25" style:family="text">
      <style:text-properties fo:font-weight="bold" officeooo:rsid="00219b67" style:font-weight-asian="bold" style:font-weight-complex="bold"/>
    </style:style>
    <style:style style:name="T26" style:family="text">
      <style:text-properties fo:font-weight="bold" officeooo:rsid="00129fe9" style:font-weight-asian="bold" style:font-weight-complex="bold"/>
    </style:style>
    <style:style style:name="T27" style:family="text">
      <style:text-properties officeooo:rsid="0015adf6"/>
    </style:style>
    <style:style style:name="T28" style:family="text">
      <style:text-properties officeooo:rsid="0019f202"/>
    </style:style>
    <style:style style:name="T29" style:family="text">
      <style:text-properties officeooo:rsid="001affdb"/>
    </style:style>
    <style:style style:name="T30" style:family="text">
      <style:text-properties officeooo:rsid="0020038f"/>
    </style:style>
    <style:style style:name="T31" style:family="text">
      <style:text-properties officeooo:rsid="002388dd"/>
    </style:style>
    <style:style style:name="T32" style:family="text">
      <style:text-properties officeooo:rsid="002456ab"/>
    </style:style>
    <style:style style:name="T33" style:family="text">
      <style:text-properties officeooo:rsid="00299a54"/>
    </style:style>
    <style:style style:name="T34" style:family="text">
      <style:text-properties officeooo:rsid="004ed67e"/>
    </style:style>
    <style:style style:name="T35" style:family="text">
      <style:text-properties officeooo:rsid="00501e90"/>
    </style:style>
    <style:style style:name="T36" style:family="text">
      <style:text-properties officeooo:rsid="0051faa8"/>
    </style:style>
    <style:style style:name="T37" style:family="text">
      <style:text-properties officeooo:rsid="0059c898"/>
    </style:style>
    <style:style style:name="T38" style:family="text">
      <style:text-properties officeooo:rsid="005c9a21"/>
    </style:style>
    <style:style style:name="T39" style:family="text">
      <style:text-properties officeooo:rsid="0065a05a"/>
    </style:style>
    <style:style style:name="T40" style:family="text">
      <style:text-properties officeooo:rsid="00666da9"/>
    </style:style>
    <style:style style:name="T41" style:family="text">
      <style:text-properties officeooo:rsid="006e2951"/>
    </style:style>
    <style:style style:name="T42" style:family="text">
      <style:text-properties officeooo:rsid="007124f2"/>
    </style:style>
    <style:style style:name="T43" style:family="text">
      <style:text-properties officeooo:rsid="00748096"/>
    </style:style>
    <style:style style:name="T44" style:family="text">
      <style:text-properties officeooo:rsid="007c6202"/>
    </style:style>
    <style:style style:name="T45" style:family="text">
      <style:text-properties style:font-name="Liberation San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<text:span text:style-name="T36">Name: Gavali Deshabhakt Nagnath</text:span><text:tab/><text:tab/><text:tab/>Subject: Data Structures and Algorithms</text:p>
      <text:p text:style-name="P57">Roll No. 202cd005</text:p>
      <text:p text:style-name="P68"/>
      <text:p text:style-name="P68">Assignment-1</text:p>
      <text:p text:style-name="P70"/>
      <text:p text:style-name="P69">Index</text:p>
      <text:p text:style-name="P5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125290860800">
          <table:table-cell table:style-name="Table1.A1" office:value-type="string">
            <text:p text:style-name="P100"><text:span text:style-name="T43">Question</text:span><text:span text:style-name="T37"> No.</text:span></text:p>
          </table:table-cell>
          <table:table-cell table:style-name="Table1.A1" office:value-type="string">
            <text:p text:style-name="P86">Program</text:p>
          </table:table-cell>
          <table:table-cell table:style-name="Table1.C1" office:value-type="string">
            <text:p text:style-name="P86">Page No.</text:p>
          </table:table-cell>
        </table:table-row>
        <table:table-row table:style-name="TableLine94125306307520">
          <table:table-cell table:style-name="Table1.A2" office:value-type="string">
            <text:p text:style-name="P86"/>
            <text:p text:style-name="P86"/>
            <text:p text:style-name="P86"/>
            <text:p text:style-name="P86">1</text:p>
          </table:table-cell>
          <table:table-cell table:style-name="Table1.A2" office:value-type="string">
            <text:p text:style-name="P83">1. Program Demonstrating Encapsulation</text:p>
            <text:p text:style-name="P95"><text:span text:style-name="T39">2.</text:span><text:span text:style-name="T40">1</text:span><text:span text:style-name="T39"> </text:span>Program <text:span text:style-name="T41">D</text:span>emonstrating compile time polymorphism</text:p>
            <text:p text:style-name="P96"><text:s text:c="2"/><text:span text:style-name="T39"><text:s/></text:span><text:span text:style-name="T14">(a) Function Overloading</text:span></text:p>
            <text:p text:style-name="P96"><text:span text:style-name="T26"><text:s text:c="3"/></text:span><text:span text:style-name="T15">(b) Operator Overloading</text:span></text:p>
            <text:p text:style-name="P93"><text:span text:style-name="T15">2.</text:span><text:span text:style-name="T3">2 Program Demonstrating Runtime Polymorphism </text:span></text:p>
            <text:p text:style-name="P98"><text:span text:style-name="T17">3. Program Demonstrating </text:span><text:span text:style-name="T16">I</text:span><text:span text:style-name="T17">nheritance</text:span></text:p>
            <text:p text:style-name="P85"><text:span text:style-name="T18">4. Program Demonstrating </text:span><text:span text:style-name="T16">A</text:span><text:span text:style-name="T18">bstraction</text:span></text:p>
          </table:table-cell>
          <table:table-cell table:style-name="Table1.C2" office:value-type="string">
            <text:p text:style-name="P92"><text:bookmark-ref text:reference-format="page" text:ref-name="encap">2</text:bookmark-ref></text:p>
            <text:p text:style-name="P92"/>
            <text:p text:style-name="P92"><text:bookmark-ref text:reference-format="page" text:ref-name="function overloading">3</text:bookmark-ref></text:p>
            <text:p text:style-name="P92"><text:bookmark-ref text:reference-format="page" text:ref-name="op overloading">5</text:bookmark-ref></text:p>
            <text:p text:style-name="P94"><text:bookmark-ref text:reference-format="page" text:ref-name="runtime polymorphism">9</text:bookmark-ref></text:p>
            <text:p text:style-name="P99"><text:bookmark-ref text:reference-format="page" text:ref-name="11">11</text:bookmark-ref></text:p>
            <text:p text:style-name="P94"><text:bookmark-ref text:reference-format="page" text:ref-name="12">12</text:bookmark-ref></text:p>
          </table:table-cell>
        </table:table-row>
        <table:table-row table:style-name="TableLine94125289999616">
          <table:table-cell table:style-name="Table1.A2" office:value-type="string">
            <text:p text:style-name="P87"/>
            <text:p text:style-name="P87">2</text:p>
          </table:table-cell>
          <table:table-cell table:style-name="Table1.A2" office:value-type="string">
            <text:p text:style-name="P107">Design a data structure "Matrix" with all valid operations on it. Use operator/function <text:s/>overloading facilities. Use template class to implement the same to make it generic.</text:p>
          </table:table-cell>
          <table:table-cell table:style-name="Table1.C2" office:value-type="string">
            <text:p text:style-name="P88"/>
            <text:p text:style-name="P88"><text:bookmark-ref text:reference-format="page" text:ref-name="14">14</text:bookmark-ref></text:p>
          </table:table-cell>
        </table:table-row>
        <table:table-row table:style-name="TableLine94125290553968">
          <table:table-cell table:style-name="Table1.A2" office:value-type="string">
            <text:p text:style-name="P111"/>
            <text:p text:style-name="P87">3</text:p>
          </table:table-cell>
          <table:table-cell table:style-name="Table1.A2" office:value-type="string">
            <text:p text:style-name="P97">Design a "List" data structure with all valid operations. Implement using Template class.</text:p>
          </table:table-cell>
          <table:table-cell table:style-name="Table1.C2" office:value-type="string">
            <text:p text:style-name="P112"/>
            <text:p text:style-name="P88"><text:bookmark-ref text:reference-format="page" text:ref-name="67">33</text:bookmark-ref></text:p>
          </table:table-cell>
        </table:table-row>
        <table:table-row table:style-name="TableLine94125294696032">
          <table:table-cell table:style-name="Table1.A2" office:value-type="string">
            <text:p text:style-name="P111"/>
            <text:p text:style-name="P87">4</text:p>
          </table:table-cell>
          <table:table-cell table:style-name="Table1.A2" office:value-type="string">
            <text:p text:style-name="P103">1. Singly Linked List</text:p>
            <text:p text:style-name="P103">2. Doubly Linked List</text:p>
          </table:table-cell>
          <table:table-cell table:style-name="Table1.C2" office:value-type="string">
            <text:p text:style-name="P89"><text:bookmark-ref text:reference-format="page" text:ref-name="93">59</text:bookmark-ref></text:p>
            <text:p text:style-name="P104"><text:bookmark-ref text:reference-format="page" text:ref-name="123">89</text:bookmark-ref></text:p>
          </table:table-cell>
        </table:table-row>
        <table:table-row table:style-name="TableLine94125295247376">
          <table:table-cell table:style-name="Table1.A2" office:value-type="string">
            <text:p text:style-name="P111"/>
            <text:p text:style-name="P87">5</text:p>
          </table:table-cell>
          <table:table-cell table:style-name="Table1.A2" office:value-type="string">
            <text:p text:style-name="P97">Use a <text:span text:style-name="T41">l</text:span>inked list to reverse a string, to find whether a string is a palindrome or not.</text:p>
          </table:table-cell>
          <table:table-cell table:style-name="Table1.C2" office:value-type="string">
            <text:p text:style-name="P113"/>
            <text:p text:style-name="P90"><text:bookmark-ref text:reference-format="page" text:ref-name="156">122</text:bookmark-ref></text:p>
          </table:table-cell>
        </table:table-row>
        <table:table-row table:style-name="TableLine94125355724560">
          <table:table-cell table:style-name="Table1.A2" office:value-type="string">
            <text:p text:style-name="P111"/>
            <text:p text:style-name="P87">6</text:p>
          </table:table-cell>
          <table:table-cell table:style-name="Table1.A2" office:value-type="string">
            <text:p text:style-name="P101">1. Stack <text:span text:style-name="T42">using singly linked list</text:span></text:p>
            <text:p text:style-name="P101">2. Queue <text:span text:style-name="T42">using singly linked list</text:span></text:p>
          </table:table-cell>
          <table:table-cell table:style-name="Table1.C2" office:value-type="string">
            <text:p text:style-name="P91"><text:bookmark-ref text:reference-format="page" text:ref-name="166">132</text:bookmark-ref></text:p>
            <text:p text:style-name="P102"><text:bookmark-ref text:reference-format="page" text:ref-name="191">157</text:bookmark-ref></text:p>
          </table:table-cell>
        </table:table-row>
        <table:table-row table:style-name="TableLine94125296061600">
          <table:table-cell table:style-name="Table1.A2" office:value-type="string">
            <text:p text:style-name="P87">7</text:p>
          </table:table-cell>
          <table:table-cell table:style-name="Table1.A2" office:value-type="string">
            <text:p text:style-name="P97">Convert a infix expression to post-fix expression and evaluate <text:soft-page-break/>the same.</text:p>
          </table:table-cell>
          <table:table-cell table:style-name="Table1.C2" office:value-type="string">
            <text:p text:style-name="P91"><text:bookmark-ref text:reference-format="page" text:ref-name="213">179</text:bookmark-ref></text:p>
          </table:table-cell>
        </table:table-row>
      </table:table>
      <text:p text:style-name="P54">1. Understand the object oriented paradigms. Encapsulation, polymorphism, inheritance,</text:p>
      <text:p text:style-name="P54">Abstraction. Implement using an object oriented programming language.</text:p>
      <text:p text:style-name="P58">Programs:</text:p>
      <text:p text:style-name="P18"><text:bookmark-start text:name="encap"/>1.1 Program Demonstrating Encapsulation<text:bookmark-end text:name="encap"/></text:p>
      <text:p text:style-name="P19">// Program Demonstrating Encapsulation</text:p>
      <text:p text:style-name="P10">// Roll No. 202cd005</text:p>
      <text:p text:style-name="P10">// Assignment 1</text:p>
      <text:p text:style-name="P10">#include&lt;iostream&gt;</text:p>
      <text:p text:style-name="P10">using namespace std;</text:p>
      <text:p text:style-name="P10">class encapdemo</text:p>
      <text:p text:style-name="P10">{</text:p>
      <text:p text:style-name="P10"><text:s text:c="4"/>private:</text:p>
      <text:p text:style-name="P10"><text:s text:c="4"/>int x;</text:p>
      <text:p text:style-name="P10"><text:s text:c="4"/>public:</text:p>
      <text:p text:style-name="P10"><text:s text:c="4"/>void set(int a)</text:p>
      <text:p text:style-name="P10"><text:s text:c="4"/>{</text:p>
      <text:p text:style-name="P10"><text:s text:c="8"/>x=a;</text:p>
      <text:p text:style-name="P10"><text:s text:c="4"/>}</text:p>
      <text:p text:style-name="P10"><text:s text:c="4"/>void get()</text:p>
      <text:p text:style-name="P10"><text:s text:c="4"/>{</text:p>
      <text:p text:style-name="P10"><text:s text:c="8"/>cout &lt;&lt; “<text:span text:style-name="T1">x = “ &lt;&lt;</text:span> x&lt;&lt;endl;</text:p>
      <text:p text:style-name="P10"><text:s text:c="4"/>}</text:p>
      <text:p text:style-name="P10">};</text:p>
      <text:p text:style-name="P10">int main()</text:p>
      <text:p text:style-name="P10">{</text:p>
      <text:p text:style-name="P10"><text:s text:c="4"/>encapdemo demo; <text:s/>// creating object 'demo' of encapdemo 'class'.</text:p>
      <text:p text:style-name="P10"><text:s text:c="4"/>demo.set(5); <text:s text:c="4"/>// setting x=5 using set function.</text:p>
      <text:p text:style-name="P10"><text:s text:c="21"/>// As x is declared private, hence we cannot access it directly.</text:p>
      <text:p text:style-name="P10"><text:s text:c="21"/>// We can only access it using function of encapdemo class.</text:p>
      <text:p text:style-name="P10"><text:soft-page-break/><text:s text:c="4"/>demo.get(); <text:s text:c="5"/>// printing x using get function.</text:p>
      <text:p text:style-name="P10"><text:s text:c="4"/>return 0;</text:p>
      <text:p text:style-name="P10">}</text:p>
      <text:p text:style-name="P11">Output:</text:p>
      <text:p text:style-name="P3">x = 5;</text:p>
      <text:p text:style-name="P11"/>
      <text:p text:style-name="P11">1.2.<text:span text:style-name="T2">1</text:span> Program demonstrating compile time polymorphism</text:p>
      <text:p text:style-name="P11"><text:bookmark-start text:name="function overloading"/>(a) Function Overloading<text:bookmark-end text:name="function overloading"/></text:p>
      <text:p text:style-name="P11">Program:</text:p>
      <text:p text:style-name="P3">// Program demonstrating Compile time Polymorphism in c++;</text:p>
      <text:p text:style-name="P3">// (a) Function Overloading </text:p>
      <text:p text:style-name="P3">// Roll No. 202cd005</text:p>
      <text:p text:style-name="P3">// Assingment 1</text:p>
      <text:p text:style-name="P3">#include&lt;iostream&gt;</text:p>
      <text:p text:style-name="P3">using namespace std;</text:p>
      <text:p text:style-name="P3">class functionOverloadingDemo</text:p>
      <text:p text:style-name="P3">{</text:p>
      <text:p text:style-name="P3"><text:s text:c="4"/>public:</text:p>
      <text:p text:style-name="P3"><text:s text:c="4"/>void print(int x)</text:p>
      <text:p text:style-name="P3"><text:s text:c="4"/>{</text:p>
      <text:p text:style-name="P3"><text:s text:c="8"/>cout &lt;&lt; "Given Interger is " &lt;&lt; x &lt;&lt; endl;</text:p>
      <text:p text:style-name="P3"><text:s text:c="4"/>}</text:p>
      <text:p text:style-name="P3"><text:s text:c="4"/>void print(char x)</text:p>
      <text:p text:style-name="P3"><text:s text:c="4"/>{</text:p>
      <text:p text:style-name="P3"><text:s text:c="8"/>cout &lt;&lt; "Given Character is " &lt;&lt; x &lt;&lt; endl;</text:p>
      <text:p text:style-name="P3"><text:s text:c="4"/>}</text:p>
      <text:p text:style-name="P3"><text:s text:c="4"/>void print(int x, int y)</text:p>
      <text:p text:style-name="P3"><text:s text:c="4"/>{</text:p>
      <text:p text:style-name="P3"><text:s text:c="8"/>cout &lt;&lt; "Given intergers are " &lt;&lt; <text:span text:style-name="T2">x &lt;&lt;</text:span> " and " &lt;&lt; y &lt;&lt; endl;</text:p>
      <text:p text:style-name="P3"><text:s text:c="4"/>}</text:p>
      <text:p text:style-name="P3"><text:soft-page-break/><text:s text:c="4"/>void print(string s)</text:p>
      <text:p text:style-name="P3"><text:s text:c="4"/>{</text:p>
      <text:p text:style-name="P3"><text:s text:c="8"/>cout &lt;&lt; "Given string is " &lt;&lt; s &lt;&lt; endl;</text:p>
      <text:p text:style-name="P3"><text:s text:c="4"/>}</text:p>
      <text:p text:style-name="P3">};</text:p>
      <text:p text:style-name="P3">int main()</text:p>
      <text:p text:style-name="P3">{</text:p>
      <text:p text:style-name="P3"><text:s text:c="4"/>functionOverloadingDemo overload;</text:p>
      <text:p text:style-name="P3"><text:s text:c="4"/>overload.print(5); <text:s text:c="5"/>// assingns value to print(int x) function</text:p>
      <text:p text:style-name="P3"><text:s text:c="4"/>overload.print('X'); <text:s text:c="3"/>// assingns value to print(char x) function</text:p>
      <text:p text:style-name="P3"><text:s text:c="4"/>overload.print(10,15); <text:s/>// assingns value to print(int x, int y) function</text:p>
      <text:p text:style-name="P3"><text:s text:c="4"/>overload.print("’Fuction overloading Demonstration’"); <text:s text:c="3"/>//assings value to print(string s) </text:p>
      <text:p text:style-name="P3"><text:s text:c="4"/>return 0;</text:p>
      <text:p text:style-name="P3">}</text:p>
      <text:p text:style-name="P12">Output:</text:p>
      <text:p text:style-name="P2">Given Interger is 5</text:p>
      <text:p text:style-name="P2">Given Character is X</text:p>
      <text:p text:style-name="P2">Given intergers are 10 and 15</text:p>
      <text:p text:style-name="P2">Given string is 'Fuction overloading Demonstration'</text:p>
      <text:p text:style-name="P11"/>
      <text:p text:style-name="P17"><text:bookmark-start text:name="op overloading"/>(b) Operator Overloading<text:bookmark-end text:name="op overloading"/></text:p>
      <text:p text:style-name="P12">Program:</text:p>
      <text:p text:style-name="P2">// Program demonstrating Compile time Polymorphism in c++;</text:p>
      <text:p text:style-name="P2">// (b) Operator Overloading </text:p>
      <text:p text:style-name="P2">// Roll No. 202cd005</text:p>
      <text:p text:style-name="P2">// Assingment 1</text:p>
      <text:p text:style-name="P2">#include&lt;iostream&gt;</text:p>
      <text:p text:style-name="P2">using namespace std;</text:p>
      <text:p text:style-name="P2">class Matrix</text:p>
      <text:p text:style-name="P2">{</text:p>
      <text:p text:style-name="P2"><text:s text:c="4"/>private:</text:p>
      <text:p text:style-name="P2"><text:s text:c="4"/>int** mat;</text:p>
      <text:p text:style-name="P2"><text:s text:c="4"/>int rows,columns;</text:p>
      <text:p text:style-name="P2"><text:s text:c="4"/>public:</text:p>
      <text:p text:style-name="P2"><text:s text:c="4"/>Matrix() <text:s text:c="11"/>// Default Constructor</text:p>
      <text:p text:style-name="P2"><text:s text:c="4"/>{</text:p>
      <text:p text:style-name="P2"><text:s text:c="8"/>rows=0;</text:p>
      <text:p text:style-name="P2"><text:s text:c="8"/>columns=0;</text:p>
      <text:p text:style-name="P2"><text:s text:c="4"/>}</text:p>
      <text:p text:style-name="P2"><text:s text:c="4"/>Matrix(int r, int c) // Parametric Constructor</text:p>
      <text:p text:style-name="P2"><text:s text:c="4"/>{</text:p>
      <text:p text:style-name="P2"><text:s text:c="8"/>this-&gt;rows = r;</text:p>
      <text:p text:style-name="P2"><text:s text:c="8"/>this-&gt;columns = c;</text:p>
      <text:p text:style-name="P2"><text:s text:c="8"/>mat = new int *[rows];</text:p>
      <text:p text:style-name="P2"><text:s text:c="8"/>for (int i = 0; i &lt; rows; i++)</text:p>
      <text:p text:style-name="P2"><text:s text:c="8"/>{</text:p>
      <text:p text:style-name="P2"><text:s text:c="12"/>mat[i] = new int[columns];</text:p>
      <text:p text:style-name="P2"><text:s text:c="12"/>for (int j = 0; j &lt; columns; j++)</text:p>
      <text:p text:style-name="P2"><text:s text:c="12"/>{</text:p>
      <text:p text:style-name="P2"><text:soft-page-break/><text:s text:c="16"/>mat[i][j] = 0;</text:p>
      <text:p text:style-name="P2"><text:s text:c="12"/>}</text:p>
      <text:p text:style-name="P2"><text:s text:c="8"/>}</text:p>
      <text:p text:style-name="P2"><text:s text:c="4"/>}</text:p>
      <text:p text:style-name="P2"><text:s text:c="4"/>void matrixIN(int r, int c)</text:p>
      <text:p text:style-name="P2"><text:s text:c="4"/>{</text:p>
      <text:p text:style-name="P2"><text:s text:c="8"/>this-&gt;rows = r;</text:p>
      <text:p text:style-name="P2"><text:s text:c="8"/>this-&gt;columns = c;</text:p>
      <text:p text:style-name="P2"><text:s text:c="8"/>cout &lt;&lt; "Enter matrix elements row-wise" &lt;&lt; endl;</text:p>
      <text:p text:style-name="P2"><text:s text:c="8"/>mat = new int *[rows];</text:p>
      <text:p text:style-name="P2"><text:s text:c="8"/>for (int i = 0; i &lt; rows; i++)</text:p>
      <text:p text:style-name="P2"><text:s text:c="8"/>{</text:p>
      <text:p text:style-name="P2"><text:s text:c="12"/>mat[i] = new int[columns];</text:p>
      <text:p text:style-name="P2"><text:s text:c="12"/>for (int j = 0; j &lt; columns; j++)</text:p>
      <text:p text:style-name="P2"><text:s text:c="12"/>{</text:p>
      <text:p text:style-name="P2"><text:s text:c="16"/>if (i == 0 &amp;&amp; j == 0)</text:p>
      <text:p text:style-name="P2"><text:s text:c="16"/>{</text:p>
      <text:p text:style-name="P2"><text:s text:c="20"/>cout &lt;&lt; "Enter First element: ";</text:p>
      <text:p text:style-name="P2"><text:s text:c="20"/>cin &gt;&gt; mat[i][j];</text:p>
      <text:p text:style-name="P2"><text:s text:c="16"/>}</text:p>
      <text:p text:style-name="P2"><text:s text:c="16"/>else</text:p>
      <text:p text:style-name="P2"><text:s text:c="16"/>{</text:p>
      <text:p text:style-name="P2"><text:s text:c="20"/>cout &lt;&lt; "Enter next Element: ";</text:p>
      <text:p text:style-name="P2"><text:s text:c="20"/>cin &gt;&gt; mat[i][j];</text:p>
      <text:p text:style-name="P2"><text:s text:c="16"/>}</text:p>
      <text:p text:style-name="P2"><text:s text:c="12"/>}</text:p>
      <text:p text:style-name="P2"><text:s text:c="8"/>}</text:p>
      <text:p text:style-name="P2"><text:s text:c="4"/>}</text:p>
      <text:p text:style-name="P2"><text:soft-page-break/><text:s text:c="4"/>void matrixOUT(int r, int c)</text:p>
      <text:p text:style-name="P2"><text:s text:c="4"/>{</text:p>
      <text:p text:style-name="P2"><text:s text:c="8"/>this-&gt;rows = r;</text:p>
      <text:p text:style-name="P2"><text:s text:c="8"/>this-&gt;columns = c;</text:p>
      <text:p text:style-name="P2"><text:s text:c="8"/>for (int i = 0; i &lt; rows; i++)</text:p>
      <text:p text:style-name="P2"><text:s text:c="8"/>{</text:p>
      <text:p text:style-name="P2"><text:s text:c="12"/>for (int j = 0; j &lt; columns; j++)</text:p>
      <text:p text:style-name="P2"><text:s text:c="12"/>{</text:p>
      <text:p text:style-name="P2"><text:s text:c="16"/>cout &lt;&lt; mat[i][j] &lt;&lt; " ";</text:p>
      <text:p text:style-name="P2"><text:s text:c="12"/>}</text:p>
      <text:p text:style-name="P2"><text:s text:c="12"/>cout &lt;&lt; "\n";</text:p>
      <text:p text:style-name="P2"><text:s text:c="8"/>}</text:p>
      <text:p text:style-name="P2"><text:s text:c="4"/>}</text:p>
      <text:p text:style-name="P2"><text:s text:c="4"/>Matrix operator+(Matrix m) // overloading + operator for matrix addition</text:p>
      <text:p text:style-name="P2"><text:s text:c="4"/>{</text:p>
      <text:p text:style-name="P2"><text:s text:c="8"/>this-&gt;rows = m.rows;</text:p>
      <text:p text:style-name="P2"><text:s text:c="8"/>this-&gt;columns = m.columns;</text:p>
      <text:p text:style-name="P2"><text:s text:c="8"/>Matrix temp(m.rows, m.columns);</text:p>
      <text:p text:style-name="P2"><text:s text:c="8"/>for (int i = 0; i &lt; rows; i++)</text:p>
      <text:p text:style-name="P2"><text:s text:c="8"/>{</text:p>
      <text:p text:style-name="P2"><text:s text:c="12"/>for (int j = 0; j &lt; columns; j++)</text:p>
      <text:p text:style-name="P2"><text:s text:c="12"/>{</text:p>
      <text:p text:style-name="P2"><text:s text:c="16"/>temp.mat[i][j] = this-&gt;mat[i][j] + m.mat[i][j];</text:p>
      <text:p text:style-name="P2"><text:s text:c="12"/>}</text:p>
      <text:p text:style-name="P2"><text:s text:c="8"/>}</text:p>
      <text:p text:style-name="P2"><text:s text:c="8"/>return temp;</text:p>
      <text:p text:style-name="P2"><text:s text:c="4"/>}</text:p>
      <text:p text:style-name="P2"><text:s text:c="4"/>Matrix operator-(Matrix m) // overloading - operator for matrix subtraction</text:p>
      <text:p text:style-name="P2"><text:soft-page-break/><text:s text:c="4"/>{</text:p>
      <text:p text:style-name="P2"/>
      <text:p text:style-name="P2"><text:s text:c="8"/>this-&gt;rows = m.rows;</text:p>
      <text:p text:style-name="P2"><text:s text:c="8"/>this-&gt;columns = m.columns;</text:p>
      <text:p text:style-name="P2"><text:s text:c="8"/>Matrix temp(m.rows, m.columns);</text:p>
      <text:p text:style-name="P2"><text:s text:c="8"/>for (int i = 0; i &lt; temp.rows; i++)</text:p>
      <text:p text:style-name="P2"><text:s text:c="8"/>{</text:p>
      <text:p text:style-name="P2"><text:s text:c="12"/>for (int j = 0; j &lt; temp.columns; j++)</text:p>
      <text:p text:style-name="P2"><text:s text:c="12"/>{</text:p>
      <text:p text:style-name="P2"><text:s text:c="16"/>temp.mat[i][j] = this-&gt;mat[i][j] - m.mat[i][j];</text:p>
      <text:p text:style-name="P2"><text:s text:c="12"/>}</text:p>
      <text:p text:style-name="P2"><text:s text:c="8"/>}</text:p>
      <text:p text:style-name="P2"><text:s text:c="8"/>return temp;</text:p>
      <text:p text:style-name="P2"><text:s text:c="4"/>}</text:p>
      <text:p text:style-name="P2">};</text:p>
      <text:p text:style-name="P2">int main()</text:p>
      <text:p text:style-name="P2">{</text:p>
      <text:p text:style-name="P2"><text:s text:c="4"/>cout &lt;&lt; "Demonstration of Operator overloading using Matrix Operations " &lt;&lt; endl;</text:p>
      <text:p text:style-name="P2"><text:s text:c="4"/>Matrix m1,m2,m3,m4;</text:p>
      <text:p text:style-name="P2"><text:s text:c="4"/>cout &lt;&lt; “Enter elements of first Matrix “ &lt;&lt;endl;</text:p>
      <text:p text:style-name="P2"><text:s text:c="4"/>m1.matrixIN(2,2);</text:p>
      <text:p text:style-name="P2"><text:s text:c="4"/>cout &lt;&lt; “Enter elements of second Matrix “ &lt;&lt;endl;</text:p>
      <text:p text:style-name="P2"><text:s text:c="4"/>m2.matrixIN(2,2);</text:p>
      <text:p text:style-name="P2"><text:s text:c="4"/>cout &lt;&lt; "Matrix Addition is " &lt;&lt; endl;</text:p>
      <text:p text:style-name="P2"><text:s text:c="4"/>m3=m1+m2;</text:p>
      <text:p text:style-name="P2"><text:s text:c="4"/>m3.matrixOUT(2,2);</text:p>
      <text:p text:style-name="P2"><text:s text:c="4"/>cout &lt;&lt; "Matrix subtraction is " &lt;&lt; endl;</text:p>
      <text:p text:style-name="P2"><text:s text:c="4"/>m4=m1-m2;</text:p>
      <text:p text:style-name="P2"><text:soft-page-break/><text:s text:c="4"/>m4.matrixOUT(2,2);</text:p>
      <text:p text:style-name="P2"><text:s text:c="4"/>return 0;</text:p>
      <text:p text:style-name="P2">}</text:p>
      <text:p text:style-name="P12">Output:</text:p>
      <text:p text:style-name="P2">Demonstration of Operator overloading using Matrix Operations </text:p>
      <text:p text:style-name="P2">Enter elements of first Matrix </text:p>
      <text:p text:style-name="P2">Enter matrix elements row-wise</text:p>
      <text:p text:style-name="P2">Enter First element: 1</text:p>
      <text:p text:style-name="P2">Enter next Element: 2</text:p>
      <text:p text:style-name="P2">Enter next Element: 3</text:p>
      <text:p text:style-name="P2">Enter next Element: 4</text:p>
      <text:p text:style-name="P2">Enter elements of second Matrix </text:p>
      <text:p text:style-name="P2">Enter matrix elements row-wise</text:p>
      <text:p text:style-name="P2">Enter First element: 5</text:p>
      <text:p text:style-name="P2">Enter next Element: 6</text:p>
      <text:p text:style-name="P2">Enter next Element: 7</text:p>
      <text:p text:style-name="P2">Enter next Element: 8</text:p>
      <text:p text:style-name="P2">Matrix Addition is </text:p>
      <text:p text:style-name="P2">6 8 </text:p>
      <text:p text:style-name="P2">10 12 </text:p>
      <text:p text:style-name="P2">Matrix subtraction is </text:p>
      <text:p text:style-name="P2">-4 -4 </text:p>
      <text:p text:style-name="P2">-4 -4 </text:p>
      <text:p text:style-name="P12"><text:bookmark-start text:name="runtime polymorphism"/>1.2.2 Program Demonstrating Runtime Polymorphism (function overriding)<text:bookmark-end text:name="runtime polymorphism"/></text:p>
      <text:p text:style-name="P13">Program:</text:p>
      <text:p text:style-name="P4">// Program on Demonstration of Runtime polymorphism (i.e. implementation of function <text:tab/><text:tab/> <text:s text:c="3"/>overriding)</text:p>
      <text:p text:style-name="P4">// Roll No. 202cd005</text:p>
      <text:p text:style-name="P4">// Assignment 1</text:p>
      <text:p text:style-name="P4">#include&lt;iostream&gt;</text:p>
      <text:p text:style-name="P4">using namespace std;</text:p>
      <text:p text:style-name="P4">class base</text:p>
      <text:p text:style-name="P4"><text:soft-page-break/>{</text:p>
      <text:p text:style-name="P4"><text:s text:c="4"/>public:</text:p>
      <text:p text:style-name="P4"><text:s text:c="4"/>virtual void print()</text:p>
      <text:p text:style-name="P4"><text:s text:c="4"/>{</text:p>
      <text:p text:style-name="P4"><text:s text:c="8"/>cout &lt;&lt; "Base class print fuction called." &lt;&lt; endl;</text:p>
      <text:p text:style-name="P4"><text:s text:c="4"/>}</text:p>
      <text:p text:style-name="P4"><text:s text:c="4"/>void <text:s/>get()</text:p>
      <text:p text:style-name="P4"><text:s text:c="4"/>{</text:p>
      <text:p text:style-name="P4"><text:s text:c="8"/>cout &lt;&lt; "Base class get function called." &lt;&lt; endl;</text:p>
      <text:p text:style-name="P4"><text:s text:c="4"/>}</text:p>
      <text:p text:style-name="P4">};</text:p>
      <text:p text:style-name="P4">class derived : public base</text:p>
      <text:p text:style-name="P4">{</text:p>
      <text:p text:style-name="P4"><text:s text:c="4"/>public:</text:p>
      <text:p text:style-name="P4"><text:s text:c="4"/>void print()</text:p>
      <text:p text:style-name="P4"><text:s text:c="4"/>{</text:p>
      <text:p text:style-name="P4"><text:s text:c="8"/>cout &lt;&lt; "Derived class print function called."&lt;&lt; endl;</text:p>
      <text:p text:style-name="P4"><text:s text:c="4"/>}</text:p>
      <text:p text:style-name="P4"><text:s text:c="4"/>void get()</text:p>
      <text:p text:style-name="P4"><text:s text:c="4"/>{</text:p>
      <text:p text:style-name="P4"><text:s text:c="8"/>cout &lt;&lt; "Derived class get function called."&lt;&lt; endl;</text:p>
      <text:p text:style-name="P4"><text:s text:c="4"/>}</text:p>
      <text:p text:style-name="P4">};</text:p>
      <text:p text:style-name="P4">int main()</text:p>
      <text:p text:style-name="P4">{</text:p>
      <text:p text:style-name="P4"><text:s text:c="4"/>cout &lt;&lt; "Demonstration of Runtime polymorphism (Fu<text:span text:style-name="T27">n</text:span>ction overriding)"&lt;&lt;endl;</text:p>
      <text:p text:style-name="P4"><text:s text:c="4"/>base *b;</text:p>
      <text:p text:style-name="P4"><text:s text:c="4"/>derived d;</text:p>
      <text:p text:style-name="P4"><text:s text:c="4"/>b=&amp;d;</text:p>
      <text:p text:style-name="P4"><text:soft-page-break/><text:s text:c="4"/>b-&gt;print(); <text:s/>// As print() function of base class is declared as "virtual" hence it does not have <text:tab/> <text:s/><text:tab/> <text:s text:c="3"/><text:tab/><text:tab/> <text:s text:c="2"/>execution</text:p>
      <text:p text:style-name="P4"><text:s text:c="22"/>// Therefore, here derived class print() function overrides base class print() <text:tab/><text:tab/><text:tab/><text:tab/> <text:s text:c="2"/>function.</text:p>
      <text:p text:style-name="P4"><text:s text:c="4"/>b-&gt;get(); <text:s text:c="3"/>// As get() function of base class is not declared as "virtual" hence it is execute.</text:p>
      <text:p text:style-name="P4"><text:s text:c="4"/>return 0;</text:p>
      <text:p text:style-name="P4">}</text:p>
      <text:p text:style-name="P14">Output:</text:p>
      <text:p text:style-name="P5">Demonstration of Runtime polymorphism (Function overriding)</text:p>
      <text:p text:style-name="P5">Derived class print function called.</text:p>
      <text:p text:style-name="P5">Base class get function called.</text:p>
      <text:p text:style-name="P6"/>
      <text:p text:style-name="P15"><text:bookmark-start text:name="11"/>1.3 Program Demonstrating inheritance<text:bookmark-end text:name="11"/></text:p>
      <text:p text:style-name="P15">Program:</text:p>
      <text:p text:style-name="P6">// Program on Demonstration of Inheritance</text:p>
      <text:p text:style-name="P6">// Roll No. 202cd005</text:p>
      <text:p text:style-name="P6">// Assingment 1</text:p>
      <text:p text:style-name="P6">#include&lt;iostream&gt;</text:p>
      <text:p text:style-name="P6">using namespace std;</text:p>
      <text:p text:style-name="P6">class parent</text:p>
      <text:p text:style-name="P6">{</text:p>
      <text:p text:style-name="P6"><text:s text:c="4"/>public:</text:p>
      <text:p text:style-name="P6"><text:s text:c="4"/>int x,y;</text:p>
      <text:p text:style-name="P6"><text:s text:c="4"/>void setX(int a)</text:p>
      <text:p text:style-name="P6"><text:s text:c="4"/>{</text:p>
      <text:p text:style-name="P6"><text:s text:c="8"/>x=a;</text:p>
      <text:p text:style-name="P6"><text:s text:c="4"/>}</text:p>
      <text:p text:style-name="P6">};</text:p>
      <text:p text:style-name="P6">class child : public parent</text:p>
      <text:p text:style-name="P6">{</text:p>
      <text:p text:style-name="P6"><text:s text:c="4"/>public:</text:p>
      <text:p text:style-name="P6"><text:soft-page-break/><text:s text:c="4"/>void printX()</text:p>
      <text:p text:style-name="P6"><text:s text:c="4"/>{</text:p>
      <text:p text:style-name="P6"><text:s text:c="8"/>cout &lt;&lt; "X = " &lt;&lt; x &lt;&lt; endl;</text:p>
      <text:p text:style-name="P6"><text:s text:c="4"/>}</text:p>
      <text:p text:style-name="P6">};</text:p>
      <text:p text:style-name="P6">int main()</text:p>
      <text:p text:style-name="P6">{</text:p>
      <text:p text:style-name="P6"><text:s text:c="4"/>child c;</text:p>
      <text:p text:style-name="P6"><text:s text:c="4"/>c.setX(5); <text:s/>// Calling Parent Class setX() function using child class object</text:p>
      <text:p text:style-name="P6"><text:s text:c="4"/>c.printX(); </text:p>
      <text:p text:style-name="P6"><text:s text:c="4"/>return 0;</text:p>
      <text:p text:style-name="P6">}</text:p>
      <text:p text:style-name="P15">Output:</text:p>
      <text:p text:style-name="P6">X = 5</text:p>
      <text:p text:style-name="P6"/>
      <text:p text:style-name="P73"><text:bookmark-start text:name="12"/>1.4 Program Demonstrating abstraction<text:bookmark-end text:name="12"/></text:p>
      <text:p text:style-name="P73">Program:</text:p>
      <text:p text:style-name="P7">// Program on demonstration of Abstraction</text:p>
      <text:p text:style-name="P7">// Abstraction avoids code duplication and increases code reusibility</text:p>
      <text:p text:style-name="P7">// Roll No. 202cd005</text:p>
      <text:p text:style-name="P7">// Assingment 1</text:p>
      <text:p text:style-name="P7">#include&lt;iostream&gt;</text:p>
      <text:p text:style-name="P7">using namespace std;</text:p>
      <text:p text:style-name="P7">#include &lt;iostream&gt; </text:p>
      <text:p text:style-name="P7">using namespace std; </text:p>
      <text:p text:style-name="P7">class abstractionDemo </text:p>
      <text:p text:style-name="P7">{ </text:p>
      <text:p text:style-name="P7"><text:s text:c="4"/>private: </text:p>
      <text:p text:style-name="P7"><text:s text:c="8"/>int a;</text:p>
      <text:p text:style-name="P7"><text:s text:c="4"/>public: </text:p>
      <text:p text:style-name="P7"><text:soft-page-break/><text:s text:c="8"/>void set(int x) // function to set values of private members </text:p>
      <text:p text:style-name="P7"><text:s text:c="8"/>{ </text:p>
      <text:p text:style-name="P7"><text:s text:c="12"/>a = x; </text:p>
      <text:p text:style-name="P7"><text:s text:c="8"/>} </text:p>
      <text:p text:style-name="P7"><text:s text:c="8"/>void display() </text:p>
      <text:p text:style-name="P7"><text:s text:c="8"/>{ </text:p>
      <text:p text:style-name="P7"><text:s text:c="12"/>cout &lt;&lt; "a = " &lt;&lt; <text:span text:style-name="T29">a</text:span> &lt;&lt; endl; </text:p>
      <text:p text:style-name="P7"><text:s text:c="8"/>} </text:p>
      <text:p text:style-name="P7">}; </text:p>
      <text:p text:style-name="P7">int main() <text:s/></text:p>
      <text:p text:style-name="P7">{ </text:p>
      <text:p text:style-name="P7"><text:s text:c="4"/>abstractionDemo obj; </text:p>
      <text:p text:style-name="P7"><text:s text:c="4"/>obj.set(10); </text:p>
      <text:p text:style-name="P8"><text:s text:c="4"/>obj.display();</text:p>
      <text:p text:style-name="P8"><text:s text:c="4"/><text:span text:style-name="T28">obj.set(20);</text:span></text:p>
      <text:p text:style-name="P8"><text:s text:c="4"/><text:span text:style-name="T28">obj.display();</text:span> </text:p>
      <text:p text:style-name="P7"><text:s text:c="4"/>return 0; </text:p>
      <text:p text:style-name="P7">} </text:p>
      <text:p text:style-name="P16">Output:</text:p>
      <text:p text:style-name="P7">a = 10</text:p>
      <text:p text:style-name="P9">a = 20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9"><text:bookmark-start text:name="14"/><text:soft-page-break/>2. Design a data structure "Matrix" with all valid operations on it. Use operator/function</text:p>
      <text:p text:style-name="P49">overloading facilities. Use template class to implement the same to make it generic.<text:bookmark-end text:name="14"/></text:p>
      <text:p text:style-name="P50">Program:</text:p>
      <text:p text:style-name="P81">// Matrix operations with operator overloading</text:p>
      <text:p text:style-name="P38">// Roll No. 202cd005</text:p>
      <text:p text:style-name="P38"/>
      <text:p text:style-name="P38">#include &lt;iostream&gt;</text:p>
      <text:p text:style-name="P38">#include &lt;limits&gt;</text:p>
      <text:p text:style-name="P38">#include&lt;stdlib.h&gt;</text:p>
      <text:p text:style-name="P38">using namespace std;</text:p>
      <text:p text:style-name="P38">template &lt;class T&gt;</text:p>
      <text:p text:style-name="P38">class Matrix</text:p>
      <text:p text:style-name="P38">{</text:p>
      <text:p text:style-name="P38">private:</text:p>
      <text:p text:style-name="P38"><text:s text:c="4"/>int rows, columns, x, y;</text:p>
      <text:p text:style-name="P38"><text:s text:c="4"/>T **mat, **sparseMatrix;</text:p>
      <text:p text:style-name="P38"/>
      <text:p text:style-name="P38">public:</text:p>
      <text:p text:style-name="P38"><text:s text:c="4"/>Matrix()</text:p>
      <text:p text:style-name="P38"><text:s text:c="4"/>{</text:p>
      <text:p text:style-name="P38"><text:s text:c="8"/>rows = 0;</text:p>
      <text:p text:style-name="P38"><text:s text:c="8"/>columns = 0;</text:p>
      <text:p text:style-name="P38"><text:s text:c="8"/>x = 0;</text:p>
      <text:p text:style-name="P38"><text:s text:c="8"/>y = 0;</text:p>
      <text:p text:style-name="P38"><text:s text:c="4"/>}</text:p>
      <text:p text:style-name="P38"><text:s text:c="4"/>Matrix(int r, int c)</text:p>
      <text:p text:style-name="P38"><text:s text:c="4"/>{</text:p>
      <text:p text:style-name="P38"><text:s text:c="8"/>this-&gt;rows = r;</text:p>
      <text:p text:style-name="P38"><text:s text:c="8"/>this-&gt;columns = c;</text:p>
      <text:p text:style-name="P38"><text:s text:c="8"/>mat = new T *[rows];</text:p>
      <text:p text:style-name="P38"><text:soft-page-break/><text:s text:c="8"/>for (int i = 0; i &lt; rows; i++)</text:p>
      <text:p text:style-name="P38"><text:s text:c="8"/>{</text:p>
      <text:p text:style-name="P38"><text:s text:c="12"/>mat[i] = new T[columns];</text:p>
      <text:p text:style-name="P38"><text:s text:c="12"/>for (int j = 0; j &lt; columns; j++)</text:p>
      <text:p text:style-name="P38"><text:s text:c="12"/>{</text:p>
      <text:p text:style-name="P38"><text:s text:c="16"/>mat[i][j] = 0;</text:p>
      <text:p text:style-name="P38"><text:s text:c="12"/>}</text:p>
      <text:p text:style-name="P38"><text:s text:c="8"/>}</text:p>
      <text:p text:style-name="P38"><text:s text:c="4"/>}</text:p>
      <text:p text:style-name="P38"><text:s text:c="4"/>void matrixIN(int r, int c)</text:p>
      <text:p text:style-name="P38"><text:s text:c="4"/>{</text:p>
      <text:p text:style-name="P38"><text:s text:c="8"/>this-&gt;rows = r;</text:p>
      <text:p text:style-name="P38"><text:s text:c="8"/>this-&gt;columns = c;</text:p>
      <text:p text:style-name="P38"><text:s text:c="8"/>mat = new T *[rows];</text:p>
      <text:p text:style-name="P38"><text:s text:c="8"/>for (int i = 0; i &lt; rows; i++)</text:p>
      <text:p text:style-name="P38"><text:s text:c="8"/>{</text:p>
      <text:p text:style-name="P38"><text:s text:c="12"/>mat[i] = new T[columns];</text:p>
      <text:p text:style-name="P38"><text:s text:c="12"/>for (int j = 0; j &lt; columns; j++)</text:p>
      <text:p text:style-name="P38"><text:s text:c="12"/>{</text:p>
      <text:p text:style-name="P38"><text:s text:c="16"/>if (i == 0 &amp;&amp; j == 0)</text:p>
      <text:p text:style-name="P38"><text:s text:c="16"/>{</text:p>
      <text:p text:style-name="P38"><text:s text:c="20"/>cout &lt;&lt; "Enter First element: ";</text:p>
      <text:p text:style-name="P38"><text:s text:c="20"/>cin &gt;&gt; mat[i][j];</text:p>
      <text:p text:style-name="P38"><text:s text:c="16"/>}</text:p>
      <text:p text:style-name="P38"><text:s text:c="16"/>else</text:p>
      <text:p text:style-name="P38"><text:s text:c="16"/>{</text:p>
      <text:p text:style-name="P38"><text:s text:c="20"/>cout &lt;&lt; "Enter next Element: ";</text:p>
      <text:p text:style-name="P38"><text:s text:c="20"/>cin &gt;&gt; mat[i][j];</text:p>
      <text:p text:style-name="P38"><text:soft-page-break/><text:s text:c="16"/>}</text:p>
      <text:p text:style-name="P38"><text:s text:c="12"/>}</text:p>
      <text:p text:style-name="P38"><text:s text:c="8"/>}</text:p>
      <text:p text:style-name="P38"><text:s text:c="4"/>}</text:p>
      <text:p text:style-name="P38"><text:s text:c="4"/>void matrixOUT(int r, int c)</text:p>
      <text:p text:style-name="P38"><text:s text:c="4"/>{</text:p>
      <text:p text:style-name="P38"><text:s text:c="8"/>this-&gt;rows = r;</text:p>
      <text:p text:style-name="P38"><text:s text:c="8"/>this-&gt;columns = c;</text:p>
      <text:p text:style-name="P38"><text:s text:c="8"/>for (int i = 0; i &lt; rows; i++)</text:p>
      <text:p text:style-name="P38"><text:s text:c="8"/>{</text:p>
      <text:p text:style-name="P38"><text:s text:c="12"/>for (int j = 0; j &lt; columns; j++)</text:p>
      <text:p text:style-name="P38"><text:s text:c="12"/>{</text:p>
      <text:p text:style-name="P38"><text:s text:c="16"/>cout &lt;&lt; mat[i][j] &lt;&lt; " ";</text:p>
      <text:p text:style-name="P38"><text:s text:c="12"/>}</text:p>
      <text:p text:style-name="P38"><text:s text:c="12"/>cout &lt;&lt; "\n";</text:p>
      <text:p text:style-name="P38"><text:s text:c="8"/>}</text:p>
      <text:p text:style-name="P38"><text:s text:c="4"/>}</text:p>
      <text:p text:style-name="P38"><text:s text:c="4"/>T &amp;operator()(int i, int j) const</text:p>
      <text:p text:style-name="P38"><text:s text:c="4"/>{</text:p>
      <text:p text:style-name="P38"><text:s text:c="8"/>return mat[i - 1][j - 1];</text:p>
      <text:p text:style-name="P38"><text:s text:c="4"/>}</text:p>
      <text:p text:style-name="P38"><text:s text:c="4"/>Matrix operator+(Matrix m)</text:p>
      <text:p text:style-name="P38"><text:s text:c="4"/>{</text:p>
      <text:p text:style-name="P38"><text:s text:c="8"/>this-&gt;rows = m.rows;</text:p>
      <text:p text:style-name="P38"><text:s text:c="8"/>this-&gt;columns = m.columns;</text:p>
      <text:p text:style-name="P38"><text:s text:c="8"/>Matrix temp(m.rows, m.columns);</text:p>
      <text:p text:style-name="P38"><text:s text:c="8"/>for (int i = 0; i &lt; rows; i++)</text:p>
      <text:p text:style-name="P38"><text:s text:c="8"/>{</text:p>
      <text:p text:style-name="P38"><text:soft-page-break/><text:s text:c="12"/>for (int j = 0; j &lt; columns; j++)</text:p>
      <text:p text:style-name="P38"><text:s text:c="12"/>{</text:p>
      <text:p text:style-name="P38"><text:s text:c="16"/>temp.mat[i][j] = this-&gt;mat[i][j] + m.mat[i][j];</text:p>
      <text:p text:style-name="P38"><text:s text:c="12"/>}</text:p>
      <text:p text:style-name="P38"><text:s text:c="8"/>}</text:p>
      <text:p text:style-name="P38"><text:s text:c="8"/>return temp;</text:p>
      <text:p text:style-name="P38"><text:s text:c="4"/>}</text:p>
      <text:p text:style-name="P38"><text:s text:c="4"/>Matrix operator-(Matrix m)</text:p>
      <text:p text:style-name="P38"><text:s text:c="4"/>{</text:p>
      <text:p text:style-name="P38"/>
      <text:p text:style-name="P38"><text:s text:c="8"/>this-&gt;rows = m.rows;</text:p>
      <text:p text:style-name="P38"><text:s text:c="8"/>this-&gt;columns = m.columns;</text:p>
      <text:p text:style-name="P38"><text:s text:c="8"/>Matrix temp(m.rows, m.columns);</text:p>
      <text:p text:style-name="P38"><text:s text:c="8"/>for (int i = 0; i &lt; temp.rows; i++)</text:p>
      <text:p text:style-name="P38"><text:s text:c="8"/>{</text:p>
      <text:p text:style-name="P38"><text:s text:c="12"/>for (int j = 0; j &lt; temp.columns; j++)</text:p>
      <text:p text:style-name="P38"><text:s text:c="12"/>{</text:p>
      <text:p text:style-name="P38"><text:s text:c="16"/>temp.mat[i][j] = this-&gt;mat[i][j] - m.mat[i][j];</text:p>
      <text:p text:style-name="P38"><text:s text:c="12"/>}</text:p>
      <text:p text:style-name="P38"><text:s text:c="8"/>}</text:p>
      <text:p text:style-name="P38"><text:s text:c="8"/>return temp;</text:p>
      <text:p text:style-name="P38"><text:s text:c="4"/>}</text:p>
      <text:p text:style-name="P38"><text:s text:c="4"/>Matrix operator*(Matrix m)</text:p>
      <text:p text:style-name="P38"><text:s text:c="4"/>{</text:p>
      <text:p text:style-name="P38"><text:s text:c="8"/>this-&gt;rows = m.rows;</text:p>
      <text:p text:style-name="P38"><text:s text:c="8"/>this-&gt;columns = m.columns;</text:p>
      <text:p text:style-name="P38"><text:s text:c="8"/>Matrix temp(rows, columns);</text:p>
      <text:p text:style-name="P38"><text:s text:c="8"/>for (int i = 0; i &lt; rows; i++)</text:p>
      <text:p text:style-name="P38"><text:soft-page-break/><text:s text:c="8"/>{</text:p>
      <text:p text:style-name="P38"><text:s text:c="12"/>for (int j = 0; j &lt; columns; j++)</text:p>
      <text:p text:style-name="P38"><text:s text:c="12"/>{</text:p>
      <text:p text:style-name="P38"><text:s text:c="16"/>for (int k = 0; k &lt; rows; k++)</text:p>
      <text:p text:style-name="P38"><text:s text:c="16"/>{</text:p>
      <text:p text:style-name="P38"><text:s text:c="20"/>temp.mat[i][j] += this-&gt;mat[i][k] * m.mat[k][j];</text:p>
      <text:p text:style-name="P38"><text:s text:c="16"/>}</text:p>
      <text:p text:style-name="P38"><text:s text:c="12"/>}</text:p>
      <text:p text:style-name="P38"><text:s text:c="8"/>}</text:p>
      <text:p text:style-name="P38"><text:s text:c="8"/>return temp;</text:p>
      <text:p text:style-name="P38"><text:s text:c="4"/>}</text:p>
      <text:p text:style-name="P38"><text:s text:c="4"/>Matrix elementwisemultiplication(Matrix m)</text:p>
      <text:p text:style-name="P38"><text:s text:c="4"/>{</text:p>
      <text:p text:style-name="P38"><text:s text:c="8"/>this-&gt;rows = m.rows;</text:p>
      <text:p text:style-name="P38"><text:s text:c="8"/>this-&gt;columns = m.columns;</text:p>
      <text:p text:style-name="P38"><text:s text:c="8"/>Matrix temp(rows, columns);</text:p>
      <text:p text:style-name="P38"><text:s text:c="8"/>for (int i = 0; i &lt; rows; i++)</text:p>
      <text:p text:style-name="P38"><text:s text:c="8"/>{</text:p>
      <text:p text:style-name="P38"><text:s text:c="12"/>for (int j = 0; j &lt; columns; j++)</text:p>
      <text:p text:style-name="P38"><text:s text:c="12"/>{</text:p>
      <text:p text:style-name="P38"><text:s text:c="16"/>temp.mat[i][j] += this-&gt;mat[i][j] * m.mat[i][j];</text:p>
      <text:p text:style-name="P38"><text:s text:c="12"/>}</text:p>
      <text:p text:style-name="P38"><text:s text:c="8"/>}</text:p>
      <text:p text:style-name="P38"><text:s text:c="8"/>return temp;</text:p>
      <text:p text:style-name="P38"><text:s text:c="4"/>}</text:p>
      <text:p text:style-name="P38"><text:s text:c="4"/>Matrix Transpose(Matrix m)</text:p>
      <text:p text:style-name="P38"><text:s text:c="4"/>{</text:p>
      <text:p text:style-name="P38"><text:s text:c="8"/>this-&gt;rows = m.rows;</text:p>
      <text:p text:style-name="P38"><text:soft-page-break/><text:s text:c="8"/>this-&gt;columns = m.columns;</text:p>
      <text:p text:style-name="P38"><text:s text:c="8"/>Matrix temp(rows, columns);</text:p>
      <text:p text:style-name="P38"><text:s text:c="8"/>for (int i = 0; i &lt; rows; i++)</text:p>
      <text:p text:style-name="P38"><text:s text:c="8"/>{</text:p>
      <text:p text:style-name="P38"><text:s text:c="12"/>for (int j = 0; j &lt; columns; j++)</text:p>
      <text:p text:style-name="P38"><text:s text:c="12"/>{</text:p>
      <text:p text:style-name="P38"><text:s text:c="16"/>temp.mat[i][j] = this-&gt;mat[j][i];</text:p>
      <text:p text:style-name="P38"><text:s text:c="12"/>}</text:p>
      <text:p text:style-name="P38"><text:s text:c="8"/>}</text:p>
      <text:p text:style-name="P38"><text:s text:c="8"/>return temp;</text:p>
      <text:p text:style-name="P38"><text:s text:c="4"/>}</text:p>
      <text:p text:style-name="P38"><text:s text:c="4"/>bool checkSparse()</text:p>
      <text:p text:style-name="P38"><text:s text:c="4"/>{</text:p>
      <text:p text:style-name="P38"><text:s text:c="8"/>for (int i = 0; i &lt; rows; i++)</text:p>
      <text:p text:style-name="P38"><text:s text:c="8"/>{</text:p>
      <text:p text:style-name="P38"><text:s text:c="12"/>for (int j = 0; j &lt; columns; j++)</text:p>
      <text:p text:style-name="P38"><text:s text:c="12"/>{</text:p>
      <text:p text:style-name="P38"><text:s text:c="16"/>if (mat[i][j] == 0)</text:p>
      <text:p text:style-name="P38"><text:s text:c="16"/>{</text:p>
      <text:p text:style-name="P38"><text:s text:c="20"/>x++;</text:p>
      <text:p text:style-name="P38"><text:s text:c="16"/>}</text:p>
      <text:p text:style-name="P38"><text:s text:c="16"/>else</text:p>
      <text:p text:style-name="P38"><text:s text:c="16"/>{</text:p>
      <text:p text:style-name="P38"><text:s text:c="20"/>y++;</text:p>
      <text:p text:style-name="P38"><text:s text:c="16"/>}</text:p>
      <text:p text:style-name="P38"><text:s text:c="12"/>}</text:p>
      <text:p text:style-name="P38"><text:s text:c="8"/>}</text:p>
      <text:p text:style-name="P38"><text:s text:c="8"/>if (x &gt; y)</text:p>
      <text:p text:style-name="P38"><text:soft-page-break/><text:s text:c="8"/>{</text:p>
      <text:p text:style-name="P38"><text:s text:c="12"/>return true;</text:p>
      <text:p text:style-name="P38"><text:s text:c="8"/>}</text:p>
      <text:p text:style-name="P38"><text:s text:c="8"/>else</text:p>
      <text:p text:style-name="P38"><text:s text:c="8"/>{</text:p>
      <text:p text:style-name="P38"><text:s text:c="12"/>return false;</text:p>
      <text:p text:style-name="P38"><text:s text:c="8"/>}</text:p>
      <text:p text:style-name="P38"><text:s text:c="4"/>}</text:p>
      <text:p text:style-name="P38"><text:s text:c="4"/>void setSparse()</text:p>
      <text:p text:style-name="P38"><text:s text:c="4"/>{</text:p>
      <text:p text:style-name="P38"><text:s text:c="8"/>int c = y;</text:p>
      <text:p text:style-name="P38"><text:s text:c="8"/>int k = 0;</text:p>
      <text:p text:style-name="P38"><text:s text:c="8"/>sparseMatrix = new T *[3];</text:p>
      <text:p text:style-name="P38"><text:s text:c="8"/>for (int i = 0; i &lt; 3; i++)</text:p>
      <text:p text:style-name="P38"><text:s text:c="8"/>{</text:p>
      <text:p text:style-name="P38"><text:s text:c="12"/>sparseMatrix[i] = new T[c];</text:p>
      <text:p text:style-name="P38"><text:s text:c="12"/>for (int j = 0; j &lt; c; j++)</text:p>
      <text:p text:style-name="P38"><text:s text:c="12"/>{</text:p>
      <text:p text:style-name="P38"><text:s text:c="16"/>sparseMatrix[i][j] = 0;</text:p>
      <text:p text:style-name="P38"><text:s text:c="12"/>}</text:p>
      <text:p text:style-name="P38"><text:s text:c="8"/>}</text:p>
      <text:p text:style-name="P38"><text:s text:c="8"/>for (int i = 0; i &lt; rows; i++)</text:p>
      <text:p text:style-name="P38"><text:s text:c="8"/>{</text:p>
      <text:p text:style-name="P38"><text:s text:c="12"/>for (int j = 0; j &lt; columns; j++)</text:p>
      <text:p text:style-name="P38"><text:s text:c="16"/>if (mat[i][j] != 0)</text:p>
      <text:p text:style-name="P38"><text:s text:c="16"/>{</text:p>
      <text:p text:style-name="P38"><text:s text:c="20"/>sparseMatrix[0][k] = i;</text:p>
      <text:p text:style-name="P38"><text:s text:c="20"/>sparseMatrix[1][k] = j;</text:p>
      <text:p text:style-name="P38"><text:soft-page-break/><text:s text:c="20"/>sparseMatrix[2][k] = mat[i][j];</text:p>
      <text:p text:style-name="P38"><text:s text:c="20"/>k++;</text:p>
      <text:p text:style-name="P38"><text:s text:c="16"/>}</text:p>
      <text:p text:style-name="P38"><text:s text:c="8"/>}</text:p>
      <text:p text:style-name="P38"><text:s text:c="4"/>}</text:p>
      <text:p text:style-name="P38"><text:s text:c="4"/>void displaySparse()</text:p>
      <text:p text:style-name="P38"><text:s text:c="4"/>{</text:p>
      <text:p text:style-name="P38"><text:s text:c="8"/>for (int i = 0; i &lt; 3; i++)</text:p>
      <text:p text:style-name="P38"><text:s text:c="8"/>{</text:p>
      <text:p text:style-name="P38"><text:s text:c="12"/>for (int j = 0; j &lt; y; j++)</text:p>
      <text:p text:style-name="P38"><text:s text:c="12"/>{</text:p>
      <text:p text:style-name="P38"><text:s text:c="16"/>cout &lt;&lt; sparseMatrix[i][j] &lt;&lt; " ";</text:p>
      <text:p text:style-name="P38"><text:s text:c="12"/>}</text:p>
      <text:p text:style-name="P38"><text:s text:c="12"/>cout &lt;&lt; "\n";</text:p>
      <text:p text:style-name="P38"><text:s text:c="8"/>}</text:p>
      <text:p text:style-name="P38"><text:s text:c="4"/>}</text:p>
      <text:p text:style-name="P38"><text:s text:c="4"/>void generalBlockforMatrixOperationsInMainFuction(Matrix m1, Matrix m2, Matrix m3, Matrix m4)</text:p>
      <text:p text:style-name="P38"><text:s text:c="4"/>{</text:p>
      <text:p text:style-name="P38"><text:s text:c="8"/>int r1, c1, r2, c2, s;</text:p>
      <text:p text:style-name="P38"><text:s text:c="8"/>char ch;</text:p>
      <text:p text:style-name="P38"><text:s text:c="8"/>cout &lt;&lt; "Enter number of rows of first matrix: ";</text:p>
      <text:p text:style-name="P38"><text:s text:c="8"/>cin &gt;&gt; r1;</text:p>
      <text:p text:style-name="P38"><text:s text:c="8"/>cout &lt;&lt; "Enter number of columns of first matrix: ";</text:p>
      <text:p text:style-name="P38"><text:s text:c="8"/>cin &gt;&gt; c1;</text:p>
      <text:p text:style-name="P38"><text:s text:c="8"/>if (r1 &lt;= 0 || c1 &lt;= 0 || isdigit(r1) == true || isdigit(c1) == true)</text:p>
      <text:p text:style-name="P38"><text:s text:c="8"/>{</text:p>
      <text:p text:style-name="P38"><text:s text:c="12"/>cout &lt;&lt; "Number of rows and columns should be positive intergers";</text:p>
      <text:p text:style-name="P38"><text:soft-page-break/><text:s text:c="8"/>}</text:p>
      <text:p text:style-name="P38"><text:s text:c="8"/>else</text:p>
      <text:p text:style-name="P38"><text:s text:c="8"/>{</text:p>
      <text:p text:style-name="P38"><text:s text:c="12"/>cout &lt;&lt; "Enter elements of first matrix row-wise: " &lt;&lt; endl;</text:p>
      <text:p text:style-name="P38"><text:s text:c="12"/>m1.matrixIN(r1, c1);</text:p>
      <text:p text:style-name="P38"><text:s text:c="8"/>}</text:p>
      <text:p text:style-name="P38"><text:s text:c="8"/>cout &lt;&lt; "Enter number of rows of second matrix: ";</text:p>
      <text:p text:style-name="P38"><text:s text:c="8"/>cin &gt;&gt; r2;</text:p>
      <text:p text:style-name="P38"><text:s text:c="8"/>cout &lt;&lt; "Enter number of columns of second matrix: ";</text:p>
      <text:p text:style-name="P38"><text:s text:c="8"/>cin &gt;&gt; c2;</text:p>
      <text:p text:style-name="P38"><text:s text:c="8"/>if (r2 &lt;= 0 || c2 &lt;= 0 || isdigit(r2) == true || isdigit(c2) == true)</text:p>
      <text:p text:style-name="P38"><text:s text:c="8"/>{</text:p>
      <text:p text:style-name="P38"><text:s text:c="12"/>cout &lt;&lt; "Number of rows and columns should be positive intergers" &lt;&lt; endl;</text:p>
      <text:p text:style-name="P38"><text:s text:c="8"/>}</text:p>
      <text:p text:style-name="P38"><text:s text:c="8"/>else</text:p>
      <text:p text:style-name="P38"><text:s text:c="8"/>{</text:p>
      <text:p text:style-name="P38"><text:s text:c="12"/>cout &lt;&lt; "Enter elements of second matrix row-wise: " &lt;&lt; endl;</text:p>
      <text:p text:style-name="P38"><text:s text:c="12"/>m2.matrixIN(r2, c2);</text:p>
      <text:p text:style-name="P38"><text:s text:c="8"/>}</text:p>
      <text:p text:style-name="P38"><text:s text:c="8"/>do</text:p>
      <text:p text:style-name="P38"><text:s text:c="8"/>{</text:p>
      <text:p text:style-name="P38"><text:s text:c="12"/>cout &lt;&lt; "1.Addition\n2.Subtraction\n3.Multiplication\n4.Element wise multiplication\n5.Transpose\n6.Check if Sparse or not\n7.Clear Screen\n8.Go To previous Menu" &lt;&lt; endl;</text:p>
      <text:p text:style-name="P38"><text:s text:c="12"/>cout &lt;&lt; "Which operation do you want to perform?: ";</text:p>
      <text:p text:style-name="P38"><text:s text:c="12"/>cin &gt;&gt; s;</text:p>
      <text:p text:style-name="P38"><text:s text:c="12"/>switch (s)</text:p>
      <text:p text:style-name="P38"><text:s text:c="12"/>{</text:p>
      <text:p text:style-name="P38"><text:s text:c="12"/>case 1:</text:p>
      <text:p text:style-name="P38"><text:soft-page-break/><text:s text:c="12"/>{</text:p>
      <text:p text:style-name="P38"><text:s text:c="16"/>if (r1 == r2 &amp;&amp; c1 == c2)</text:p>
      <text:p text:style-name="P38"><text:s text:c="16"/>{</text:p>
      <text:p text:style-name="P38"><text:s text:c="20"/>m3 = m1 + m2;</text:p>
      <text:p text:style-name="P38"><text:s text:c="20"/>cout &lt;&lt; "Matrix addition is " &lt;&lt; endl;</text:p>
      <text:p text:style-name="P38"><text:s text:c="20"/>m3.matrixOUT(r1, c1);</text:p>
      <text:p text:style-name="P38"><text:s text:c="16"/>}</text:p>
      <text:p text:style-name="P38"><text:s text:c="16"/>else</text:p>
      <text:p text:style-name="P38"><text:s text:c="16"/>{</text:p>
      <text:p text:style-name="P38"><text:s text:c="20"/>cout &lt;&lt; "Matrix addition cannot be done because matrices are of different size." &lt;&lt; endl;</text:p>
      <text:p text:style-name="P38"><text:s text:c="16"/>}</text:p>
      <text:p text:style-name="P38"><text:s text:c="16"/>break;</text:p>
      <text:p text:style-name="P38"><text:s text:c="12"/>}</text:p>
      <text:p text:style-name="P38"><text:s text:c="12"/>case 2:</text:p>
      <text:p text:style-name="P38"><text:s text:c="12"/>{</text:p>
      <text:p text:style-name="P38"><text:s text:c="16"/>if (r1 == r2 &amp;&amp; c1 == c2)</text:p>
      <text:p text:style-name="P38"><text:s text:c="16"/>{</text:p>
      <text:p text:style-name="P38"><text:s text:c="20"/>m3 = m1 - m2;</text:p>
      <text:p text:style-name="P38"><text:s text:c="20"/>cout &lt;&lt; "Matrix subtraction is " &lt;&lt; endl;</text:p>
      <text:p text:style-name="P38"><text:s text:c="20"/>m3.matrixOUT(r1, c1);</text:p>
      <text:p text:style-name="P38"><text:s text:c="16"/>}</text:p>
      <text:p text:style-name="P38"><text:s text:c="16"/>else</text:p>
      <text:p text:style-name="P38"><text:s text:c="16"/>{</text:p>
      <text:p text:style-name="P38"><text:s text:c="20"/>cout &lt;&lt; "Matrix subtraction cannot be done because matrices are of different size." &lt;&lt; endl;</text:p>
      <text:p text:style-name="P38"><text:s text:c="16"/>}</text:p>
      <text:p text:style-name="P38"><text:s text:c="16"/>break;</text:p>
      <text:p text:style-name="P38"><text:s text:c="12"/>}</text:p>
      <text:p text:style-name="P38"><text:soft-page-break/><text:s text:c="12"/>case 3:</text:p>
      <text:p text:style-name="P38"><text:s text:c="12"/>{</text:p>
      <text:p text:style-name="P38"><text:s text:c="16"/>if (c1 = r2)</text:p>
      <text:p text:style-name="P38"><text:s text:c="16"/>{</text:p>
      <text:p text:style-name="P38"><text:s text:c="20"/>m3 = m1 * m2;</text:p>
      <text:p text:style-name="P38"><text:s text:c="20"/>cout &lt;&lt; "Matrix multiplication is " &lt;&lt; endl;</text:p>
      <text:p text:style-name="P38"><text:s text:c="20"/>m3.matrixOUT(r1, c2);</text:p>
      <text:p text:style-name="P38"><text:s text:c="16"/>}</text:p>
      <text:p text:style-name="P38"><text:s text:c="16"/>else</text:p>
      <text:p text:style-name="P38"><text:s text:c="16"/>{</text:p>
      <text:p text:style-name="P38"><text:s text:c="20"/>cout &lt;&lt; "Matrix multiplication cannot be done.\nCheck size of matrices." &lt;&lt; endl;</text:p>
      <text:p text:style-name="P38"><text:s text:c="16"/>}</text:p>
      <text:p text:style-name="P38"><text:s text:c="16"/>break;</text:p>
      <text:p text:style-name="P38"><text:s text:c="12"/>}</text:p>
      <text:p text:style-name="P38"><text:s text:c="12"/>case 4:</text:p>
      <text:p text:style-name="P38"><text:s text:c="12"/>{</text:p>
      <text:p text:style-name="P38"><text:s text:c="16"/>if (r1 == r2 &amp;&amp; c1 == c2)</text:p>
      <text:p text:style-name="P38"><text:s text:c="16"/>{</text:p>
      <text:p text:style-name="P38"><text:s text:c="20"/>m3 = m1.elementwisemultiplication(m2);</text:p>
      <text:p text:style-name="P38"><text:s text:c="20"/>cout &lt;&lt; "Matrix Element wise multiplication is " &lt;&lt; endl;</text:p>
      <text:p text:style-name="P38"><text:s text:c="20"/>m3.matrixOUT(r1, c1);</text:p>
      <text:p text:style-name="P38"><text:s text:c="16"/>}</text:p>
      <text:p text:style-name="P38"><text:s text:c="16"/>else</text:p>
      <text:p text:style-name="P38"><text:s text:c="16"/>{</text:p>
      <text:p text:style-name="P38"><text:s text:c="20"/>cout &lt;&lt; "Element wise multiplication cannot be done.\nMatrices are of different size." &lt;&lt; endl;</text:p>
      <text:p text:style-name="P38"><text:s text:c="16"/>}</text:p>
      <text:p text:style-name="P38"><text:s text:c="16"/>break;</text:p>
      <text:p text:style-name="P38"><text:soft-page-break/><text:s text:c="12"/>}</text:p>
      <text:p text:style-name="P38"><text:s text:c="12"/>case 5:</text:p>
      <text:p text:style-name="P38"><text:s text:c="12"/>{</text:p>
      <text:p text:style-name="P38"><text:s text:c="16"/>cout &lt;&lt; "Transpose of first matrix is: " &lt;&lt; endl;</text:p>
      <text:p text:style-name="P38"><text:s text:c="16"/>m3 = m1.Transpose(m1);</text:p>
      <text:p text:style-name="P38"><text:s text:c="16"/>m3.matrixOUT(c1, r1);</text:p>
      <text:p text:style-name="P38"><text:s text:c="16"/>cout &lt;&lt; "Transpose of second matrix is: " &lt;&lt; endl;</text:p>
      <text:p text:style-name="P38"><text:s text:c="16"/>m4 = m2.Transpose(m2);</text:p>
      <text:p text:style-name="P38"><text:s text:c="16"/>m4.matrixOUT(c2, r2);</text:p>
      <text:p text:style-name="P38"><text:s text:c="16"/>break;</text:p>
      <text:p text:style-name="P38"><text:s text:c="12"/>}</text:p>
      <text:p text:style-name="P38"><text:s text:c="12"/>case 6:</text:p>
      <text:p text:style-name="P38"><text:s text:c="12"/>{</text:p>
      <text:p text:style-name="P38"><text:s text:c="16"/>if (m1.checkSparse() == true)</text:p>
      <text:p text:style-name="P38"><text:s text:c="16"/>{</text:p>
      <text:p text:style-name="P38"><text:s text:c="20"/>cout &lt;&lt; "First Matrix is a sparse matrix." &lt;&lt; endl;</text:p>
      <text:p text:style-name="P38"><text:s text:c="20"/>m1.setSparse();</text:p>
      <text:p text:style-name="P38"><text:s text:c="20"/>m1.displaySparse();</text:p>
      <text:p text:style-name="P38"><text:s text:c="16"/>}</text:p>
      <text:p text:style-name="P38"><text:s text:c="16"/>else if (m1.checkSparse() == false)</text:p>
      <text:p text:style-name="P38"><text:s text:c="16"/>{</text:p>
      <text:p text:style-name="P38"><text:s text:c="20"/>cout &lt;&lt; "First Matrix is not a sparse matrix." &lt;&lt; endl;</text:p>
      <text:p text:style-name="P38"><text:s text:c="16"/>}</text:p>
      <text:p text:style-name="P38"><text:s text:c="16"/>if (m2.checkSparse() == true)</text:p>
      <text:p text:style-name="P38"><text:s text:c="16"/>{</text:p>
      <text:p text:style-name="P38"><text:s text:c="20"/>cout &lt;&lt; "Second matrix is a sparse matrix." &lt;&lt; endl;</text:p>
      <text:p text:style-name="P38"><text:s text:c="20"/>m2.setSparse();</text:p>
      <text:p text:style-name="P38"><text:s text:c="20"/>m2.displaySparse();</text:p>
      <text:p text:style-name="P38"><text:soft-page-break/><text:s text:c="16"/>}</text:p>
      <text:p text:style-name="P38"><text:s text:c="16"/>else if (m2.checkSparse() == false)</text:p>
      <text:p text:style-name="P38"><text:s text:c="16"/>{</text:p>
      <text:p text:style-name="P38"><text:s text:c="20"/>cout &lt;&lt; "Second matrix is not a sparse matrix." &lt;&lt; endl;</text:p>
      <text:p text:style-name="P38"><text:s text:c="16"/>}</text:p>
      <text:p text:style-name="P38"><text:s text:c="16"/>break;</text:p>
      <text:p text:style-name="P38"><text:s text:c="12"/>}</text:p>
      <text:p text:style-name="P38"><text:s text:c="12"/>case 7:</text:p>
      <text:p text:style-name="P38"><text:s text:c="12"/>{</text:p>
      <text:p text:style-name="P38"><text:s text:c="16"/>system("clear");</text:p>
      <text:p text:style-name="P38"><text:s text:c="16"/>break;</text:p>
      <text:p text:style-name="P38"><text:s text:c="12"/>}</text:p>
      <text:p text:style-name="P38"><text:s text:c="12"/>case 8:</text:p>
      <text:p text:style-name="P38"><text:s text:c="12"/>{</text:p>
      <text:p text:style-name="P38"><text:s text:c="16"/>break;</text:p>
      <text:p text:style-name="P38"><text:s text:c="12"/>}</text:p>
      <text:p text:style-name="P38"><text:s text:c="12"/>default:</text:p>
      <text:p text:style-name="P38"><text:s text:c="12"/>{</text:p>
      <text:p text:style-name="P38"><text:s text:c="16"/>std::cin.ignore(std::numeric_limits&lt;std::streamsize&gt;::max(), '\n');</text:p>
      <text:p text:style-name="P38"><text:s text:c="16"/>std::cin.clear();</text:p>
      <text:p text:style-name="P38"><text:s text:c="16"/>cout &lt;&lt; "Invalid input.\nTry again! :)" &lt;&lt; endl;</text:p>
      <text:p text:style-name="P38"><text:s text:c="16"/>break;</text:p>
      <text:p text:style-name="P38"><text:s text:c="12"/>}</text:p>
      <text:p text:style-name="P38"><text:s text:c="12"/>}</text:p>
      <text:p text:style-name="P38"><text:s text:c="8"/>}while(s!=8);</text:p>
      <text:p text:style-name="P38"><text:s text:c="4"/>}</text:p>
      <text:p text:style-name="P38">};</text:p>
      <text:p text:style-name="P38">int main()</text:p>
      <text:p text:style-name="P38"><text:soft-page-break/>{</text:p>
      <text:p text:style-name="P38"><text:s text:c="4"/>char ch;</text:p>
      <text:p text:style-name="P38"><text:s text:c="4"/>int s;</text:p>
      <text:p text:style-name="P38"><text:s text:c="4"/>do</text:p>
      <text:p text:style-name="P38"><text:s text:c="4"/>{</text:p>
      <text:p text:style-name="P38"><text:s text:c="8"/>cout &lt;&lt; "\n=====================================================================================" &lt;&lt; endl;</text:p>
      <text:p text:style-name="P38"><text:s text:c="8"/>cout &lt;&lt; "************************* Matrix Operations using 2D Array **************************" &lt;&lt; endl;</text:p>
      <text:p text:style-name="P38"><text:s text:c="8"/>cout &lt;&lt; "=====================================================================================" &lt;&lt; endl;</text:p>
      <text:p text:style-name="P38"><text:s text:c="8"/>cout &lt;&lt; "\nSelect Data type: " &lt;&lt; endl;</text:p>
      <text:p text:style-name="P38"><text:s text:c="8"/>cout &lt;&lt; "1.INT <text:s text:c="5"/>2.DOUBLE <text:s text:c="7"/>3.FLOAT <text:s text:c="7"/>4.Clear Screen <text:s text:c="6"/>5.End Program" &lt;&lt; endl;</text:p>
      <text:p text:style-name="P38"><text:s text:c="8"/>cout &lt;&lt; "&gt;";</text:p>
      <text:p text:style-name="P38"><text:s text:c="8"/>cin &gt;&gt; s;</text:p>
      <text:p text:style-name="P38"><text:s text:c="8"/>if (s == 1)</text:p>
      <text:p text:style-name="P38"><text:s text:c="8"/>{</text:p>
      <text:p text:style-name="P38"><text:s text:c="12"/>cout &lt;&lt; "Selected data type: INT" &lt;&lt; endl;</text:p>
      <text:p text:style-name="P38"><text:s text:c="12"/>Matrix&lt;int&gt; m1, m2, m3, m4, callobj;</text:p>
      <text:p text:style-name="P38"><text:s text:c="12"/>callobj.generalBlockforMatrixOperationsInMainFuction(m1, m2, m3, m4);</text:p>
      <text:p text:style-name="P38"><text:s text:c="8"/>}</text:p>
      <text:p text:style-name="P38"><text:s text:c="8"/>else if (s == 2)</text:p>
      <text:p text:style-name="P38"><text:s text:c="8"/>{</text:p>
      <text:p text:style-name="P38"><text:s text:c="12"/>cout &lt;&lt; "Selected data type: DOUBLE" &lt;&lt; endl;</text:p>
      <text:p text:style-name="P38"><text:s text:c="12"/>Matrix&lt;double&gt; m1, m2, m3, m4, callobj;</text:p>
      <text:p text:style-name="P38"><text:s text:c="12"/>callobj.generalBlockforMatrixOperationsInMainFuction(m1, m2, m3, m4);</text:p>
      <text:p text:style-name="P38"><text:s text:c="8"/>}</text:p>
      <text:p text:style-name="P38"><text:soft-page-break/><text:s text:c="8"/>else if (s == 3)</text:p>
      <text:p text:style-name="P38"><text:s text:c="8"/>{</text:p>
      <text:p text:style-name="P38"><text:s text:c="12"/>cout &lt;&lt; "Selected data type: FLOAT" &lt;&lt; endl;</text:p>
      <text:p text:style-name="P38"><text:s text:c="12"/>Matrix&lt;float&gt; m1, m2, m3, m4, callobj;</text:p>
      <text:p text:style-name="P38"><text:s text:c="12"/>callobj.generalBlockforMatrixOperationsInMainFuction(m1, m2, m3, m4);</text:p>
      <text:p text:style-name="P38"><text:s text:c="8"/>}</text:p>
      <text:p text:style-name="P38"><text:s text:c="8"/>else if(s==4)</text:p>
      <text:p text:style-name="P38"><text:s text:c="8"/>{</text:p>
      <text:p text:style-name="P38"><text:s text:c="12"/>system("clear");</text:p>
      <text:p text:style-name="P38"><text:s text:c="8"/>}</text:p>
      <text:p text:style-name="P38"><text:s text:c="8"/>else if(s==5)</text:p>
      <text:p text:style-name="P38"><text:s text:c="8"/>{</text:p>
      <text:p text:style-name="P38"><text:s text:c="12"/>cout &lt;&lt; "\nProgram Ended"&lt;&lt; endl;</text:p>
      <text:p text:style-name="P38"><text:s text:c="12"/>cout &lt;&lt; "\n************************************************************************************" &lt;&lt; endl;</text:p>
      <text:p text:style-name="P38"><text:s text:c="12"/>break;</text:p>
      <text:p text:style-name="P38"><text:s text:c="8"/>}</text:p>
      <text:p text:style-name="P38"><text:s text:c="8"/>else</text:p>
      <text:p text:style-name="P38"><text:s text:c="8"/>{</text:p>
      <text:p text:style-name="P38"><text:s text:c="12"/>std::cin.ignore(std::numeric_limits&lt;std::streamsize&gt;::max(), '\n');</text:p>
      <text:p text:style-name="P38"><text:s text:c="12"/>std::cin.clear();</text:p>
      <text:p text:style-name="P38"><text:s text:c="12"/>cout &lt;&lt; "Invalid Input!\nTry Again:)" &lt;&lt; endl;</text:p>
      <text:p text:style-name="P38"><text:s text:c="8"/>}</text:p>
      <text:p text:style-name="P38"><text:s text:c="4"/>}while(s!=5);</text:p>
      <text:p text:style-name="P38"><text:s text:c="4"/>return 0;</text:p>
      <text:p text:style-name="P38">}</text:p>
      <text:p text:style-name="P38"/>
      <text:p text:style-name="P50"><text:soft-page-break/>Output:</text:p>
      <text:p text:style-name="P38">=====================================================================================</text:p>
      <text:p text:style-name="P38">************************* Matrix Operations using 2D Array **************************</text:p>
      <text:p text:style-name="P38">=====================================================================================</text:p>
      <text:p text:style-name="P38"/>
      <text:p text:style-name="P38">Select Data type: </text:p>
      <text:p text:style-name="P38">1.INT <text:s text:c="5"/>2.DOUBLE <text:s text:c="7"/>3.FLOAT <text:s text:c="7"/>4.Clear Screen <text:s text:c="6"/>5.End Program</text:p>
      <text:p text:style-name="P38">&gt;1</text:p>
      <text:p text:style-name="P38">Selected data type: INT</text:p>
      <text:p text:style-name="P38">Enter number of rows of first matrix: 2</text:p>
      <text:p text:style-name="P38">Enter number of columns of first matrix: 2</text:p>
      <text:p text:style-name="P38">Enter elements of first matrix row-wise: </text:p>
      <text:p text:style-name="P38">Enter First element: 1</text:p>
      <text:p text:style-name="P38">Enter next Element: 2</text:p>
      <text:p text:style-name="P38">Enter next Element: 3</text:p>
      <text:p text:style-name="P38">Enter next Element: 4</text:p>
      <text:p text:style-name="P38">Enter number of rows of second matrix: 2</text:p>
      <text:p text:style-name="P38">Enter number of columns of second matrix: 2</text:p>
      <text:p text:style-name="P38">Enter elements of second matrix row-wise: </text:p>
      <text:p text:style-name="P38">Enter First element: 5</text:p>
      <text:p text:style-name="P38">Enter next Element: 6</text:p>
      <text:p text:style-name="P38">Enter next Element: 7</text:p>
      <text:p text:style-name="P38">Enter next Element: 8</text:p>
      <text:p text:style-name="P38">1.Addition</text:p>
      <text:p text:style-name="P38">2.Subtraction</text:p>
      <text:p text:style-name="P38">3.Multiplication</text:p>
      <text:p text:style-name="P38">4.Element wise multiplication</text:p>
      <text:p text:style-name="P38">5.Transpose</text:p>
      <text:p text:style-name="P38">6.Check if Sparse or not</text:p>
      <text:p text:style-name="P38">7.Clear Screen</text:p>
      <text:p text:style-name="P38"><text:soft-page-break/>8.Go To previous Menu</text:p>
      <text:p text:style-name="P38">Which operation do you want to perform?: 1</text:p>
      <text:p text:style-name="P38">Matrix addition is </text:p>
      <text:p text:style-name="P38">6 8 </text:p>
      <text:p text:style-name="P38">10 12 </text:p>
      <text:p text:style-name="P38">1.Addition</text:p>
      <text:p text:style-name="P38">2.Subtraction</text:p>
      <text:p text:style-name="P38">3.Multiplication</text:p>
      <text:p text:style-name="P38">4.Element wise multiplication</text:p>
      <text:p text:style-name="P38">5.Transpose</text:p>
      <text:p text:style-name="P38">6.Check if Sparse or not</text:p>
      <text:p text:style-name="P38">7.Clear Screen</text:p>
      <text:p text:style-name="P38">8.Go To previous Menu</text:p>
      <text:p text:style-name="P38">Which operation do you want to perform?: 2</text:p>
      <text:p text:style-name="P38">Matrix subtraction is </text:p>
      <text:p text:style-name="P38">-4 -4 </text:p>
      <text:p text:style-name="P38">-4 -4 </text:p>
      <text:p text:style-name="P38">1.Addition</text:p>
      <text:p text:style-name="P38">2.Subtraction</text:p>
      <text:p text:style-name="P38">3.Multiplication</text:p>
      <text:p text:style-name="P38">4.Element wise multiplication</text:p>
      <text:p text:style-name="P38">5.Transpose</text:p>
      <text:p text:style-name="P38">6.Check if Sparse or not</text:p>
      <text:p text:style-name="P38">7.Clear Screen</text:p>
      <text:p text:style-name="P38">8.Go To previous Menu</text:p>
      <text:p text:style-name="P38">Which operation do you want to perform?: 3</text:p>
      <text:p text:style-name="P38">Matrix multiplication is </text:p>
      <text:p text:style-name="P38">19 22 </text:p>
      <text:p text:style-name="P38">43 50 </text:p>
      <text:p text:style-name="P38">1.Addition</text:p>
      <text:p text:style-name="P38">2.Subtraction</text:p>
      <text:p text:style-name="P38">3.Multiplication</text:p>
      <text:p text:style-name="P38"><text:soft-page-break/>4.Element wise multiplication</text:p>
      <text:p text:style-name="P38">5.Transpose</text:p>
      <text:p text:style-name="P38">6.Check if Sparse or not</text:p>
      <text:p text:style-name="P38">7.Clear Screen</text:p>
      <text:p text:style-name="P38">8.Go To previous Menu</text:p>
      <text:p text:style-name="P38">Which operation do you want to perform?: 4</text:p>
      <text:p text:style-name="P38">Matrix Element wise multiplication is </text:p>
      <text:p text:style-name="P38">5 12 </text:p>
      <text:p text:style-name="P38">21 32 </text:p>
      <text:p text:style-name="P38">1.Addition</text:p>
      <text:p text:style-name="P38">2.Subtraction</text:p>
      <text:p text:style-name="P38">3.Multiplication</text:p>
      <text:p text:style-name="P38">4.Element wise multiplication</text:p>
      <text:p text:style-name="P38">5.Transpose</text:p>
      <text:p text:style-name="P38">6.Check if Sparse or not</text:p>
      <text:p text:style-name="P38">7.Clear Screen</text:p>
      <text:p text:style-name="P38">8.Go To previous Menu</text:p>
      <text:p text:style-name="P38">Which operation do you want to perform?: 5</text:p>
      <text:p text:style-name="P38">Transpose of first matrix is: </text:p>
      <text:p text:style-name="P38">1 3 </text:p>
      <text:p text:style-name="P38">2 4 </text:p>
      <text:p text:style-name="P38">Transpose of second matrix is: </text:p>
      <text:p text:style-name="P38">5 7 </text:p>
      <text:p text:style-name="P38">6 8 </text:p>
      <text:p text:style-name="P38">1.Addition</text:p>
      <text:p text:style-name="P38">2.Subtraction</text:p>
      <text:p text:style-name="P38">3.Multiplication</text:p>
      <text:p text:style-name="P38">4.Element wise multiplication</text:p>
      <text:p text:style-name="P38">5.Transpose</text:p>
      <text:p text:style-name="P38">6.Check if Sparse or not</text:p>
      <text:p text:style-name="P38">7.Clear Screen</text:p>
      <text:p text:style-name="P38">8.Go To previous Menu</text:p>
      <text:p text:style-name="P38"><text:soft-page-break/>Which operation do you want to perform?: 6</text:p>
      <text:p text:style-name="P38">First Matrix is not a sparse matrix.</text:p>
      <text:p text:style-name="P38">Second matrix is not a sparse matrix.</text:p>
      <text:p text:style-name="P38">1.Addition</text:p>
      <text:p text:style-name="P38">2.Subtraction</text:p>
      <text:p text:style-name="P38">3.Multiplication</text:p>
      <text:p text:style-name="P38">4.Element wise multiplication</text:p>
      <text:p text:style-name="P38">5.Transpose</text:p>
      <text:p text:style-name="P38">6.Check if Sparse or not</text:p>
      <text:p text:style-name="P38">7.Clear Screen</text:p>
      <text:p text:style-name="P38">8.Go To previous Menu</text:p>
      <text:p text:style-name="P38">Which operation do you want to perform?: <text:span text:style-name="T30">7</text:span></text:p>
      <text:p text:style-name="P38">1.Addition</text:p>
      <text:p text:style-name="P38">2.Subtraction</text:p>
      <text:p text:style-name="P38">3.Multiplication</text:p>
      <text:p text:style-name="P38">4.Element wise multiplication</text:p>
      <text:p text:style-name="P38">5.Transpose</text:p>
      <text:p text:style-name="P38">6.Check if Sparse or not</text:p>
      <text:p text:style-name="P38">7.Clear Screen</text:p>
      <text:p text:style-name="P38">8.Go To previous Menu</text:p>
      <text:p text:style-name="P38">Which operation do you want to perform?:<text:span text:style-name="T30">8</text:span></text:p>
      <text:p text:style-name="P39">=====================================================================================</text:p>
      <text:p text:style-name="P39">************************* Matrix Operations using 2D Array **************************</text:p>
      <text:p text:style-name="P39">=====================================================================================</text:p>
      <text:p text:style-name="P39"/>
      <text:p text:style-name="P39">Select Data type: </text:p>
      <text:p text:style-name="P39">1.INT <text:s text:c="5"/>2.DOUBLE <text:s text:c="7"/>3.FLOAT <text:s text:c="7"/>4.Clear Screen <text:s text:c="6"/>5.End Program</text:p>
      <text:p text:style-name="P28">&gt;5</text:p>
      <text:p text:style-name="P28"/>
      <text:p text:style-name="P28">Program Ended</text:p>
      <text:p text:style-name="P28"><text:soft-page-break/></text:p>
      <text:p text:style-name="P28">************************************************************************************</text:p>
      <text:p text:style-name="P28"/>
      <text:p text:style-name="P44">Note:</text:p>
      <text:p text:style-name="P28">Same operations can be repeated with data types DOUBLE <text:s/>and FLOAT.</text:p>
      <text:p text:style-name="P106"/>
      <text:p text:style-name="P106"/>
      <text:p text:style-name="P53"><text:bookmark-start text:name="67"/>3. Design a "List" data structure with all valid operations. Implement using Template class.<text:bookmark-end text:name="67"/></text:p>
      <text:p text:style-name="P53">Program:</text:p>
      <text:p text:style-name="P37">// List operations</text:p>
      <text:p text:style-name="P37">// Roll No. 202cd005</text:p>
      <text:p text:style-name="P37"/>
      <text:p text:style-name="P37">#include &lt;iostream&gt;</text:p>
      <text:p text:style-name="P37">#include &lt;limits&gt;</text:p>
      <text:p text:style-name="P37">#include &lt;stdlib.h&gt;</text:p>
      <text:p text:style-name="P37">using namespace std;</text:p>
      <text:p text:style-name="P37">template &lt;class T&gt;</text:p>
      <text:p text:style-name="P37">class mylist</text:p>
      <text:p text:style-name="P37">{</text:p>
      <text:p text:style-name="P37">private:</text:p>
      <text:p text:style-name="P37"><text:s text:c="4"/>char ch;</text:p>
      <text:p text:style-name="P37"><text:s text:c="4"/>int user_input_for_switch, arraysize;</text:p>
      <text:p text:style-name="P37"><text:s text:c="4"/>T element;</text:p>
      <text:p text:style-name="P37"><text:s text:c="4"/>T *list;</text:p>
      <text:p text:style-name="P37"/>
      <text:p text:style-name="P37">public:</text:p>
      <text:p text:style-name="P37"><text:s text:c="4"/>mylist(T arr[])</text:p>
      <text:p text:style-name="P37"><text:s text:c="4"/>{</text:p>
      <text:p text:style-name="P37"><text:s text:c="8"/>arraysize=arraySize(arr);</text:p>
      <text:p text:style-name="P37"><text:s text:c="4"/>}</text:p>
      <text:p text:style-name="P37"><text:soft-page-break/><text:s text:c="4"/>void setArray(const int &amp;size)</text:p>
      <text:p text:style-name="P37"><text:s text:c="4"/>{</text:p>
      <text:p text:style-name="P37"><text:s text:c="8"/>list = new T[size];</text:p>
      <text:p text:style-name="P37"><text:s text:c="8"/>for (int i = 0; i &lt; size; i++)</text:p>
      <text:p text:style-name="P37"><text:s text:c="8"/>{</text:p>
      <text:p text:style-name="P37"><text:s text:c="12"/>cout &lt;&lt; "&gt;";</text:p>
      <text:p text:style-name="P37"><text:s text:c="12"/>cin &gt;&gt; list[i];</text:p>
      <text:p text:style-name="P37"><text:s text:c="8"/>}</text:p>
      <text:p text:style-name="P37"><text:s text:c="4"/>}</text:p>
      <text:p text:style-name="P37"><text:s text:c="4"/>void getArray(unsigned int x, T arr[])</text:p>
      <text:p text:style-name="P37"><text:s text:c="4"/>{</text:p>
      <text:p text:style-name="P37"><text:s text:c="8"/>cout &lt;&lt; "{";</text:p>
      <text:p text:style-name="P37"><text:s text:c="8"/>for (int i = 0; i &lt; x; i++)</text:p>
      <text:p text:style-name="P37"><text:s text:c="8"/>{</text:p>
      <text:p text:style-name="P37"><text:s text:c="12"/>cout &lt;&lt; arr[i];</text:p>
      <text:p text:style-name="P37"><text:s text:c="12"/>if (i &lt; x - 1)</text:p>
      <text:p text:style-name="P37"><text:s text:c="12"/>{</text:p>
      <text:p text:style-name="P37"><text:s text:c="16"/>cout &lt;&lt; ",";</text:p>
      <text:p text:style-name="P37"><text:s text:c="12"/>}</text:p>
      <text:p text:style-name="P37"><text:s text:c="8"/>}</text:p>
      <text:p text:style-name="P37"><text:s text:c="8"/>cout &lt;&lt; "}" &lt;&lt; endl;</text:p>
      <text:p text:style-name="P37"><text:s text:c="4"/>}</text:p>
      <text:p text:style-name="P37"><text:s text:c="4"/>void deleteElement(const int index, T arr[])</text:p>
      <text:p text:style-name="P37"><text:s text:c="4"/>{</text:p>
      <text:p text:style-name="P37"><text:s text:c="8"/>if (index &gt; arraysize)</text:p>
      <text:p text:style-name="P37"><text:s text:c="8"/>{</text:p>
      <text:p text:style-name="P37"><text:s text:c="12"/>cout &lt;&lt; "Index out of range";</text:p>
      <text:p text:style-name="P37"><text:s text:c="8"/>}</text:p>
      <text:p text:style-name="P37"><text:soft-page-break/><text:s text:c="8"/>else</text:p>
      <text:p text:style-name="P37"><text:s text:c="8"/>{</text:p>
      <text:p text:style-name="P37"><text:s text:c="12"/>for (int i = 0; i &lt; arraysize; i++)</text:p>
      <text:p text:style-name="P37"><text:s text:c="12"/>{</text:p>
      <text:p text:style-name="P37"><text:s text:c="16"/>if (i &gt;= index)</text:p>
      <text:p text:style-name="P37"><text:s text:c="16"/>{</text:p>
      <text:p text:style-name="P37"><text:s text:c="20"/>arr[i] = arr[i + 1];</text:p>
      <text:p text:style-name="P37"><text:s text:c="16"/>}</text:p>
      <text:p text:style-name="P37"><text:s text:c="12"/>}</text:p>
      <text:p text:style-name="P37"><text:s text:c="12"/>cout &lt;&lt; "Array after deletion : ";</text:p>
      <text:p text:style-name="P37"><text:tab/>arraysize--;</text:p>
      <text:p text:style-name="P37"><text:s text:c="12"/>getArray(arraysize, arr);</text:p>
      <text:p text:style-name="P37"><text:s text:c="8"/>}</text:p>
      <text:p text:style-name="P37"><text:s text:c="4"/>}</text:p>
      <text:p text:style-name="P37"><text:s text:c="4"/>unsigned int arraySize(T arr[])</text:p>
      <text:p text:style-name="P37"><text:s text:c="4"/>{</text:p>
      <text:p text:style-name="P37"><text:s text:c="8"/>int i = 0;</text:p>
      <text:p text:style-name="P37"><text:s text:c="8"/>while (arr[i] != '\0')</text:p>
      <text:p text:style-name="P37"><text:s text:c="8"/>{</text:p>
      <text:p text:style-name="P37"><text:s text:c="12"/>i++;</text:p>
      <text:p text:style-name="P37"><text:s text:c="8"/>}</text:p>
      <text:p text:style-name="P37"><text:s text:c="8"/>return i;</text:p>
      <text:p text:style-name="P37"><text:s text:c="4"/>}</text:p>
      <text:p text:style-name="P37"><text:s text:c="4"/>const int fetchIndex(T element_whose_index_to_be_fetched, T arr[])</text:p>
      <text:p text:style-name="P37"><text:s text:c="4"/>{</text:p>
      <text:p text:style-name="P37"><text:s text:c="8"/>int s = '\0', i;</text:p>
      <text:p text:style-name="P37"><text:s text:c="8"/>T x = element_whose_index_to_be_fetched;</text:p>
      <text:p text:style-name="P37"><text:s text:c="8"/>for (i = 0; i &lt; arraysize; i++)</text:p>
      <text:p text:style-name="P37"><text:soft-page-break/><text:s text:c="8"/>{</text:p>
      <text:p text:style-name="P37"><text:s text:c="12"/>if (x == arr[i])</text:p>
      <text:p text:style-name="P37"><text:s text:c="12"/>{</text:p>
      <text:p text:style-name="P37"><text:s text:c="16"/>s = arr[i];</text:p>
      <text:p text:style-name="P37"><text:s text:c="16"/>break;</text:p>
      <text:p text:style-name="P37"><text:s text:c="12"/>}</text:p>
      <text:p text:style-name="P37"><text:s text:c="8"/>}</text:p>
      <text:p text:style-name="P37"><text:s text:c="8"/>if (s != '\0')</text:p>
      <text:p text:style-name="P37"><text:s text:c="8"/>{</text:p>
      <text:p text:style-name="P37"><text:s text:c="12"/>cout &lt;&lt; "index of element " &lt;&lt; x &lt;&lt; " is " &lt;&lt; i &lt;&lt; endl;</text:p>
      <text:p text:style-name="P37"><text:s text:c="8"/>}</text:p>
      <text:p text:style-name="P37"><text:s text:c="8"/>else</text:p>
      <text:p text:style-name="P37"><text:s text:c="8"/>{</text:p>
      <text:p text:style-name="P37"><text:s text:c="12"/>cout &lt;&lt; "Element not in list" &lt;&lt; endl;</text:p>
      <text:p text:style-name="P37"><text:s text:c="8"/>}</text:p>
      <text:p text:style-name="P37"/>
      <text:p text:style-name="P37"><text:s text:c="8"/>return i;</text:p>
      <text:p text:style-name="P37"><text:s text:c="4"/>}</text:p>
      <text:p text:style-name="P37"><text:s text:c="4"/>void fetchElement(const int index, T arr[])</text:p>
      <text:p text:style-name="P37"><text:s text:c="4"/>{</text:p>
      <text:p text:style-name="P37"><text:s text:c="8"/>if (index &lt; arraysize)</text:p>
      <text:p text:style-name="P37"><text:s text:c="8"/>{</text:p>
      <text:p text:style-name="P37"><text:s text:c="12"/>cout &lt;&lt; "Element present at index " &lt;&lt; index &lt;&lt; " is " &lt;&lt; arr[index] &lt;&lt; "." &lt;&lt; endl;</text:p>
      <text:p text:style-name="P37"><text:s text:c="8"/>}</text:p>
      <text:p text:style-name="P37"><text:s text:c="8"/>else</text:p>
      <text:p text:style-name="P37"><text:s text:c="8"/>{</text:p>
      <text:p text:style-name="P37"><text:s text:c="12"/>cout &lt;&lt; "Index out of range." &lt;&lt; endl;</text:p>
      <text:p text:style-name="P37"><text:s text:c="8"/>}</text:p>
      <text:p text:style-name="P37"><text:soft-page-break/><text:s text:c="4"/>}</text:p>
      <text:p text:style-name="P37"><text:s text:c="4"/>void insertElement(const int index, T element_to_be_added, T arr[])</text:p>
      <text:p text:style-name="P37"><text:s text:c="4"/>{</text:p>
      <text:p text:style-name="P37"><text:s text:c="8"/>if (index &gt; arraysize)</text:p>
      <text:p text:style-name="P37"><text:s text:c="8"/>{</text:p>
      <text:p text:style-name="P37"><text:s text:c="12"/>cout &lt;&lt; "Index out of range." &lt;&lt; endl;</text:p>
      <text:p text:style-name="P37"><text:s text:c="8"/>}</text:p>
      <text:p text:style-name="P37"><text:s text:c="8"/>else if (checkIfElementToBeAddedIsPresentInListORnot(element_to_be_added,arr) &gt;0)</text:p>
      <text:p text:style-name="P37"><text:s text:c="8"/>{</text:p>
      <text:p text:style-name="P37"><text:s text:c="12"/>cout &lt;&lt; "Same element already present in list." &lt;&lt; endl;</text:p>
      <text:p text:style-name="P37"><text:s text:c="12"/>cout &lt;&lt; "Original list is : ";</text:p>
      <text:p text:style-name="P37"><text:s text:c="12"/>getArray(arraysize,arr);</text:p>
      <text:p text:style-name="P37"><text:s text:c="8"/>}</text:p>
      <text:p text:style-name="P37"><text:s text:c="8"/>else</text:p>
      <text:p text:style-name="P37"><text:s text:c="8"/>{</text:p>
      <text:p text:style-name="P37"><text:s text:c="12"/>for (int i = 0; i &lt;= arraysize; i++)</text:p>
      <text:p text:style-name="P37"><text:s text:c="12"/>{</text:p>
      <text:p text:style-name="P37"><text:s text:c="16"/>if(i==index)</text:p>
      <text:p text:style-name="P37"><text:s text:c="16"/>{</text:p>
      <text:p text:style-name="P37"><text:s text:c="20"/>for (int j = arraysize - 1; j &gt;= i; j--)</text:p>
      <text:p text:style-name="P37"><text:s text:c="20"/>{</text:p>
      <text:p text:style-name="P37"><text:s text:c="24"/>arr[j + 1] = arr[j];</text:p>
      <text:p text:style-name="P37"><text:s text:c="20"/>}</text:p>
      <text:p text:style-name="P37"><text:s text:c="20"/>arr[i] = element_to_be_added;</text:p>
      <text:p text:style-name="P37"><text:s text:c="20"/>cout &lt;&lt; "Updated list is : ";</text:p>
      <text:p text:style-name="P37"><text:s text:c="20"/>getArray(++arraysize, arr);</text:p>
      <text:p text:style-name="P37"><text:s text:c="20"/>break;</text:p>
      <text:p text:style-name="P37"><text:s text:c="16"/>}</text:p>
      <text:p text:style-name="P37"><text:soft-page-break/><text:s text:c="12"/>}</text:p>
      <text:p text:style-name="P37"><text:s text:c="8"/>}</text:p>
      <text:p text:style-name="P37"><text:s text:c="4"/>}</text:p>
      <text:p text:style-name="P37"><text:s text:c="4"/>int checkIfElementToBeAddedIsPresentInListORnot(T element_to_be_added,T arr[])</text:p>
      <text:p text:style-name="P37"><text:s text:c="4"/>{</text:p>
      <text:p text:style-name="P37"><text:s text:c="8"/>int temp=0;</text:p>
      <text:p text:style-name="P37"><text:s text:c="8"/>for (int i = 0; i &lt;= arraysize; i++)</text:p>
      <text:p text:style-name="P37"><text:s text:c="8"/>{</text:p>
      <text:p text:style-name="P37"><text:s text:c="12"/>if (arr[i] == element_to_be_added)</text:p>
      <text:p text:style-name="P37"><text:s text:c="12"/>{</text:p>
      <text:p text:style-name="P37"><text:s text:c="16"/>temp++;</text:p>
      <text:p text:style-name="P37"><text:s text:c="12"/>}</text:p>
      <text:p text:style-name="P37"><text:s text:c="12"/>else</text:p>
      <text:p text:style-name="P37"><text:s text:c="12"/>{</text:p>
      <text:p text:style-name="P37"><text:s text:c="16"/>continue;</text:p>
      <text:p text:style-name="P37"><text:s text:c="12"/>} <text:s text:c="10"/></text:p>
      <text:p text:style-name="P37"><text:s text:c="8"/>}</text:p>
      <text:p text:style-name="P37"><text:s text:c="8"/>return temp;</text:p>
      <text:p text:style-name="P37"><text:s text:c="4"/>}</text:p>
      <text:p text:style-name="P37"><text:s text:c="4"/>bool empty(T arr[])</text:p>
      <text:p text:style-name="P37"><text:s text:c="4"/>{</text:p>
      <text:p text:style-name="P37"><text:s text:c="8"/>if (arraysize == 0)</text:p>
      <text:p text:style-name="P37"><text:s text:c="8"/>{</text:p>
      <text:p text:style-name="P37"><text:s text:c="12"/>return true;</text:p>
      <text:p text:style-name="P37"><text:s text:c="8"/>}</text:p>
      <text:p text:style-name="P37"><text:s text:c="8"/>else</text:p>
      <text:p text:style-name="P37"><text:s text:c="8"/>{</text:p>
      <text:p text:style-name="P37"><text:s text:c="12"/>return false;</text:p>
      <text:p text:style-name="P37"><text:soft-page-break/><text:s text:c="8"/>}</text:p>
      <text:p text:style-name="P37"><text:s text:c="4"/>}</text:p>
      <text:p text:style-name="P37"><text:s text:c="4"/>void commonSwitchCaseBlockforBuiltInList(mylist ls, T builtInList[])</text:p>
      <text:p text:style-name="P37"><text:s text:c="4"/>{</text:p>
      <text:p text:style-name="P37"><text:s text:c="8"/>do</text:p>
      <text:p text:style-name="P37"><text:s text:c="8"/>{</text:p>
      <text:p text:style-name="P37"><text:s text:c="12"/>cout &lt;&lt; "Using buit-in list...." &lt;&lt; endl;</text:p>
      <text:p text:style-name="P37"><text:s text:c="12"/>cout &lt;&lt; "Which Operation do you want to perform?: "</text:p>
      <text:p text:style-name="P37"><text:s text:c="17"/>&lt;&lt; " \n 1.Check if list is empty"</text:p>
      <text:p text:style-name="P37"><text:s text:c="17"/>&lt;&lt; "\n 2.Print List"</text:p>
      <text:p text:style-name="P37"><text:s text:c="17"/>&lt;&lt; "\n 3.Size of List"</text:p>
      <text:p text:style-name="P37"><text:s text:c="17"/>&lt;&lt; "\n 4.Delete element from list"</text:p>
      <text:p text:style-name="P37"><text:s text:c="17"/>&lt;&lt; "\n 5.Fetch index of an element "</text:p>
      <text:p text:style-name="P37"><text:s text:c="17"/>&lt;&lt; "\n 6.Fetch element from list "</text:p>
      <text:p text:style-name="P37"><text:s text:c="17"/>&lt;&lt; "\n 7.Insert element in list"</text:p>
      <text:p text:style-name="P37"><text:s text:c="17"/>&lt;&lt; "\n 8.Clear Screen"</text:p>
      <text:p text:style-name="P37"><text:s text:c="17"/>&lt;&lt; "\n 9.Go To Previous menu" &lt;&lt;endl;</text:p>
      <text:p text:style-name="P37"><text:s text:c="12"/>cout &lt;&lt; "&gt;";</text:p>
      <text:p text:style-name="P37"><text:s text:c="12"/>cin &gt;&gt; user_input_for_switch;</text:p>
      <text:p text:style-name="P37"><text:s text:c="12"/>std::cin.ignore(std::numeric_limits&lt;std::streamsize&gt;::max(), '\n');</text:p>
      <text:p text:style-name="P37"><text:s text:c="12"/>std::cin.clear();</text:p>
      <text:p text:style-name="P37"><text:s text:c="12"/>if (ls.arraySize(builtInList) &gt; 0)</text:p>
      <text:p text:style-name="P37"><text:s text:c="12"/>{</text:p>
      <text:p text:style-name="P37"><text:s text:c="16"/>switch (user_input_for_switch)</text:p>
      <text:p text:style-name="P37"><text:s text:c="16"/>{</text:p>
      <text:p text:style-name="P37"><text:s text:c="16"/>case 1:</text:p>
      <text:p text:style-name="P37"><text:s text:c="20"/>if(ls.empty(ls.list))</text:p>
      <text:p text:style-name="P37"><text:s text:c="20"/>{</text:p>
      <text:p text:style-name="P37"><text:soft-page-break/><text:s text:c="24"/>cout &lt;&lt; "List is empty."&lt;&lt;endl;</text:p>
      <text:p text:style-name="P37"><text:s text:c="20"/>}</text:p>
      <text:p text:style-name="P37"><text:s text:c="20"/>else</text:p>
      <text:p text:style-name="P37"><text:s text:c="20"/>{</text:p>
      <text:p text:style-name="P37"><text:s text:c="24"/>cout &lt;&lt; "List is not empty."&lt;&lt;endl;</text:p>
      <text:p text:style-name="P37"><text:s text:c="20"/>}</text:p>
      <text:p text:style-name="P37"><text:s text:c="20"/>break;</text:p>
      <text:p text:style-name="P37"><text:s text:c="16"/>case 2:</text:p>
      <text:p text:style-name="P37"><text:s text:c="20"/>cout &lt;&lt; "The list is ";</text:p>
      <text:p text:style-name="P37"><text:s text:c="20"/>ls.getArray(ls.arraySize(builtInList), builtInList);</text:p>
      <text:p text:style-name="P37"><text:s text:c="20"/>break;</text:p>
      <text:p text:style-name="P37"><text:s text:c="16"/>case 3:</text:p>
      <text:p text:style-name="P37"><text:s text:c="20"/>cout &lt;&lt; "Size of list is " &lt;&lt; ls.arraySize(builtInList) &lt;&lt; "." &lt;&lt; endl;</text:p>
      <text:p text:style-name="P37"><text:s text:c="20"/>break;</text:p>
      <text:p text:style-name="P37"><text:s text:c="16"/>case 4:</text:p>
      <text:p text:style-name="P37"><text:s text:c="20"/>int del_idx;</text:p>
      <text:p text:style-name="P37"><text:s text:c="20"/>cout &lt;&lt; "Enter index number of element which you want to delete: ";</text:p>
      <text:p text:style-name="P37"><text:s text:c="20"/>cin &gt;&gt; del_idx;</text:p>
      <text:p text:style-name="P37"><text:s text:c="20"/>ls.deleteElement(del_idx, builtInList);</text:p>
      <text:p text:style-name="P37"><text:s text:c="20"/>break;</text:p>
      <text:p text:style-name="P37"><text:s text:c="16"/>case 5:</text:p>
      <text:p text:style-name="P37"><text:s text:c="20"/>cout &lt;&lt; "Enter element who's index number you want to find: ";</text:p>
      <text:p text:style-name="P37"><text:s text:c="20"/>cin &gt;&gt; ls.element;</text:p>
      <text:p text:style-name="P37"><text:s text:c="20"/>ls.fetchIndex(ls.element, builtInList);</text:p>
      <text:p text:style-name="P37"><text:s text:c="20"/>break;</text:p>
      <text:p text:style-name="P37"><text:s text:c="16"/>case 6:</text:p>
      <text:p text:style-name="P37"><text:s text:c="20"/>int fetch_element_at_index;</text:p>
      <text:p text:style-name="P37"><text:s text:c="20"/>cout &lt;&lt; "Enter index number of element which you want to find: ";</text:p>
      <text:p text:style-name="P37"><text:soft-page-break/><text:s text:c="20"/>cin &gt;&gt; fetch_element_at_index;</text:p>
      <text:p text:style-name="P37"><text:s text:c="20"/>ls.fetchElement(fetch_element_at_index, builtInList);</text:p>
      <text:p text:style-name="P37"><text:s text:c="20"/>break;</text:p>
      <text:p text:style-name="P37"><text:s text:c="16"/>case 7:</text:p>
      <text:p text:style-name="P37"><text:s text:c="20"/>int in_idx;</text:p>
      <text:p text:style-name="P37"><text:s text:c="20"/>cout &lt;&lt; "Enter index at which you want to insert element: " &lt;&lt; endl;</text:p>
      <text:p text:style-name="P37"><text:s text:c="20"/>cin &gt;&gt; in_idx;</text:p>
      <text:p text:style-name="P37"><text:s text:c="20"/>cout &lt;&lt; "Enter element which you want to add: " &lt;&lt; endl;</text:p>
      <text:p text:style-name="P37"><text:s text:c="20"/>cin &gt;&gt; ls.element;</text:p>
      <text:p text:style-name="P37"><text:s text:c="20"/>ls.insertElement(in_idx, ls.element, builtInList);</text:p>
      <text:p text:style-name="P37"><text:s text:c="20"/>break;</text:p>
      <text:p text:style-name="P37"><text:s text:c="16"/>case 8:</text:p>
      <text:p text:style-name="P37"><text:s text:c="20"/>system("clear");</text:p>
      <text:p text:style-name="P37"><text:s text:c="20"/>break;</text:p>
      <text:p text:style-name="P37"><text:s text:c="16"/>case 9:</text:p>
      <text:p text:style-name="P37"><text:s text:c="20"/>break;</text:p>
      <text:p text:style-name="P37"><text:s text:c="16"/>default:</text:p>
      <text:p text:style-name="P37"><text:s text:c="20"/>cout &lt;&lt; "Invalid input! please try agian." &lt;&lt; endl;</text:p>
      <text:p text:style-name="P37"><text:s text:c="16"/>}</text:p>
      <text:p text:style-name="P37"><text:s text:c="12"/>}</text:p>
      <text:p text:style-name="P37"><text:s text:c="12"/>else</text:p>
      <text:p text:style-name="P37"><text:s text:c="12"/>{</text:p>
      <text:p text:style-name="P37"><text:s text:c="16"/>std::cin.ignore(std::numeric_limits&lt;std::streamsize&gt;::max(), '\n');</text:p>
      <text:p text:style-name="P37"><text:s text:c="16"/>std::cin.clear();</text:p>
      <text:p text:style-name="P37"><text:s text:c="16"/>cout &lt;&lt; "List is empty.\nCannot perform opeartions." &lt;&lt; endl;</text:p>
      <text:p text:style-name="P37"><text:s text:c="12"/>}</text:p>
      <text:p text:style-name="P37"><text:s text:c="8"/>}while(user_input_for_switch!=9);</text:p>
      <text:p text:style-name="P37"><text:s text:c="4"/>}</text:p>
      <text:p text:style-name="P37"><text:soft-page-break/><text:s text:c="4"/>void commonSwitchCaseBlockforDynamicList(mylist ls)</text:p>
      <text:p text:style-name="P37"><text:s text:c="4"/>{</text:p>
      <text:p text:style-name="P37"><text:s text:c="8"/>do</text:p>
      <text:p text:style-name="P37"><text:s text:c="8"/>{</text:p>
      <text:p text:style-name="P37"><text:s text:c="12"/>cout &lt;&lt; "Which Operation do you want to perform?: "</text:p>
      <text:p text:style-name="P37"><text:s text:c="17"/>&lt;&lt; " \n 1.Check if list is empty"</text:p>
      <text:p text:style-name="P37"><text:s text:c="17"/>&lt;&lt; "\n 2.Print List"</text:p>
      <text:p text:style-name="P37"><text:s text:c="17"/>&lt;&lt; "\n 3.Size of List"</text:p>
      <text:p text:style-name="P37"><text:s text:c="17"/>&lt;&lt; "\n 4.Delete element from list"</text:p>
      <text:p text:style-name="P37"><text:s text:c="17"/>&lt;&lt; "\n 5.Fetch index of an element "</text:p>
      <text:p text:style-name="P37"><text:s text:c="17"/>&lt;&lt; "\n 6.Fetch element from list "</text:p>
      <text:p text:style-name="P37"><text:s text:c="17"/>&lt;&lt; "\n 7.Insert element in list" </text:p>
      <text:p text:style-name="P37"><text:s text:c="17"/>&lt;&lt; "\n 8.Clear Screen"</text:p>
      <text:p text:style-name="P37"><text:s text:c="17"/>&lt;&lt; "\n 9.Go To Previous menu" &lt;&lt; endl;</text:p>
      <text:p text:style-name="P37"><text:s text:c="12"/>cout &lt;&lt; "&gt;";</text:p>
      <text:p text:style-name="P37"><text:s text:c="12"/>cin &gt;&gt; user_input_for_switch;</text:p>
      <text:p text:style-name="P37"><text:s text:c="12"/>if (ls.arraySize(ls.list) &gt; 0)</text:p>
      <text:p text:style-name="P37"><text:s text:c="12"/>{</text:p>
      <text:p text:style-name="P37"><text:s text:c="16"/>switch (user_input_for_switch)</text:p>
      <text:p text:style-name="P37"><text:s text:c="16"/>{</text:p>
      <text:p text:style-name="P37"><text:s text:c="16"/>case 1:</text:p>
      <text:p text:style-name="P37"><text:s text:c="20"/>if(ls.empty(ls.list))</text:p>
      <text:p text:style-name="P37"><text:s text:c="20"/>{</text:p>
      <text:p text:style-name="P37"><text:s text:c="24"/>cout &lt;&lt; "List is empty."&lt;&lt;endl;</text:p>
      <text:p text:style-name="P37"><text:s text:c="20"/>}</text:p>
      <text:p text:style-name="P37"><text:s text:c="20"/>else</text:p>
      <text:p text:style-name="P37"><text:s text:c="20"/>{</text:p>
      <text:p text:style-name="P37"><text:s text:c="24"/>cout &lt;&lt; "List is not empty."&lt;&lt;endl;</text:p>
      <text:p text:style-name="P37"><text:soft-page-break/><text:s text:c="20"/>}</text:p>
      <text:p text:style-name="P37"><text:s text:c="20"/>break;</text:p>
      <text:p text:style-name="P37"><text:s text:c="16"/>case 2:</text:p>
      <text:p text:style-name="P37"><text:s text:c="20"/>cout &lt;&lt; "The list is ";</text:p>
      <text:p text:style-name="P37"><text:s text:c="20"/>ls.getArray(ls.arraySize(ls.list), ls.list);</text:p>
      <text:p text:style-name="P37"><text:s text:c="20"/>break;</text:p>
      <text:p text:style-name="P37"><text:s text:c="16"/>case 3:</text:p>
      <text:p text:style-name="P37"><text:s text:c="20"/>cout &lt;&lt; "Size of list is " &lt;&lt; ls.arraySize(ls.list) &lt;&lt; "." &lt;&lt; endl;</text:p>
      <text:p text:style-name="P37"><text:s text:c="20"/>break;</text:p>
      <text:p text:style-name="P37"><text:s text:c="16"/>case 4:</text:p>
      <text:p text:style-name="P37"><text:s text:c="20"/>int del_idx;</text:p>
      <text:p text:style-name="P37"><text:s text:c="20"/>cout &lt;&lt; "Enter index number of element which you want to delete: ";</text:p>
      <text:p text:style-name="P37"><text:s text:c="20"/>cin &gt;&gt; del_idx;</text:p>
      <text:p text:style-name="P37"><text:s text:c="20"/>ls.deleteElement(del_idx, ls.list);</text:p>
      <text:p text:style-name="P37"><text:s text:c="20"/>break;</text:p>
      <text:p text:style-name="P37"><text:s text:c="16"/>case 5:</text:p>
      <text:p text:style-name="P37"><text:s text:c="20"/>cout &lt;&lt; "Enter element who's index number you want to find: ";</text:p>
      <text:p text:style-name="P37"><text:s text:c="20"/>cin &gt;&gt; ls.element;</text:p>
      <text:p text:style-name="P37"><text:s text:c="20"/>ls.fetchIndex(ls.element, ls.list);</text:p>
      <text:p text:style-name="P37"><text:s text:c="20"/>break;</text:p>
      <text:p text:style-name="P37"><text:s text:c="16"/>case 6:</text:p>
      <text:p text:style-name="P37"><text:s text:c="20"/>int fetch_element_at_index;</text:p>
      <text:p text:style-name="P37"><text:s text:c="20"/>cout &lt;&lt; "Enter index number of element which you want to find: ";</text:p>
      <text:p text:style-name="P37"><text:s text:c="20"/>cin &gt;&gt; fetch_element_at_index;</text:p>
      <text:p text:style-name="P37"><text:s text:c="20"/>ls.fetchElement(fetch_element_at_index, ls.list);</text:p>
      <text:p text:style-name="P37"><text:s text:c="20"/>break;</text:p>
      <text:p text:style-name="P37"><text:s text:c="16"/>case 7:</text:p>
      <text:p text:style-name="P37"><text:s text:c="20"/>int in_idx;</text:p>
      <text:p text:style-name="P37"><text:soft-page-break/><text:s text:c="20"/>cout &lt;&lt; "Enter index at which you want to insert element: " &lt;&lt; endl;</text:p>
      <text:p text:style-name="P37"><text:s text:c="20"/>cin &gt;&gt; in_idx;</text:p>
      <text:p text:style-name="P37"><text:s text:c="20"/>cout &lt;&lt; "Enter element which you want to add: " &lt;&lt; endl;</text:p>
      <text:p text:style-name="P37"><text:s text:c="20"/>cin &gt;&gt; ls.element;</text:p>
      <text:p text:style-name="P37"><text:s text:c="20"/>ls.insertElement(in_idx, ls.element, ls.list);</text:p>
      <text:p text:style-name="P37"><text:s text:c="20"/>break;</text:p>
      <text:p text:style-name="P37"><text:s text:c="16"/>case 8:</text:p>
      <text:p text:style-name="P37"><text:s text:c="20"/>system("clear");</text:p>
      <text:p text:style-name="P37"><text:s text:c="20"/>break;</text:p>
      <text:p text:style-name="P37"><text:s text:c="16"/>case 9:</text:p>
      <text:p text:style-name="P37"><text:s text:c="20"/>break;</text:p>
      <text:p text:style-name="P37"><text:s text:c="16"/>default:</text:p>
      <text:p text:style-name="P37"><text:s text:c="20"/>cout &lt;&lt; "Invalid input! please try agian." &lt;&lt; endl;</text:p>
      <text:p text:style-name="P37"><text:s text:c="16"/>}</text:p>
      <text:p text:style-name="P37"><text:s text:c="12"/>}</text:p>
      <text:p text:style-name="P37"><text:s text:c="12"/>else</text:p>
      <text:p text:style-name="P37"><text:s text:c="12"/>{</text:p>
      <text:p text:style-name="P37"><text:s text:c="16"/>std::cin.ignore(std::numeric_limits&lt;std::streamsize&gt;::max(), '\n');</text:p>
      <text:p text:style-name="P37"><text:s text:c="16"/>std::cin.clear();</text:p>
      <text:p text:style-name="P37"><text:s text:c="16"/>cout &lt;&lt; "List is empty.\nCannot perform opeartions." &lt;&lt; endl;</text:p>
      <text:p text:style-name="P37"><text:s text:c="12"/>}</text:p>
      <text:p text:style-name="P37"><text:s text:c="8"/>}while(user_input_for_switch!=9);</text:p>
      <text:p text:style-name="P37"><text:s text:c="4"/>}</text:p>
      <text:p text:style-name="P37">};</text:p>
      <text:p text:style-name="P37">int main()</text:p>
      <text:p text:style-name="P37">{</text:p>
      <text:p text:style-name="P37"><text:s text:c="4"/>char ch;</text:p>
      <text:p text:style-name="P37"><text:s text:c="4"/>int index, store_size, varForDataTypeSelection, varForListSizeInputFromUser;</text:p>
      <text:p text:style-name="P37"><text:soft-page-break/><text:s text:c="4"/>do</text:p>
      <text:p text:style-name="P37"><text:s text:c="4"/>{</text:p>
      <text:p text:style-name="P37"><text:s text:c="8"/>cout &lt;&lt;"\n====================================================================================="&lt;&lt;endl;</text:p>
      <text:p text:style-name="P37"><text:s text:c="8"/>cout &lt;&lt;"******************************* Linear list Operations ******************************"&lt;&lt;endl;</text:p>
      <text:p text:style-name="P37"><text:s text:c="8"/>cout &lt;&lt;"====================================================================================="&lt;&lt;endl;</text:p>
      <text:p text:style-name="P37"><text:s text:c="8"/>cout &lt;&lt; "\nSelect Data type: " &lt;&lt; endl;</text:p>
      <text:p text:style-name="P37"><text:s text:c="8"/>cout &lt;&lt; "1.INT <text:s text:c="6"/>2.CHAR <text:s text:c="5"/>3.FLOAT <text:s text:c="5"/>4.Clear Screen <text:s text:c="7"/>5.End Program" &lt;&lt; endl;</text:p>
      <text:p text:style-name="P37"><text:s text:c="8"/>cout &lt;&lt; "&gt;";</text:p>
      <text:p text:style-name="P37"><text:s text:c="8"/>cin &gt;&gt; varForDataTypeSelection;</text:p>
      <text:p text:style-name="P37"><text:s text:c="8"/>if (varForDataTypeSelection == 1)</text:p>
      <text:p text:style-name="P37"><text:s text:c="8"/>{</text:p>
      <text:p text:style-name="P37"><text:s text:c="12"/>cout &lt;&lt;"Selected data type: INT"&lt;&lt;endl;</text:p>
      <text:p text:style-name="P37"><text:s text:c="12"/>int builtInList[10] = {1,2,3,4,5,6,7};</text:p>
      <text:p text:style-name="P37"><text:s text:c="12"/>mylist&lt;int&gt; ls(builtInList), callobj(builtInList);</text:p>
      <text:p text:style-name="P37"><text:s text:c="12"/>cout &lt;&lt; "Chose between following options:"</text:p>
      <text:p text:style-name="P37"><text:s text:c="17"/>&lt;&lt; "\nEnter 1 if you want to use buit-in list"</text:p>
      <text:p text:style-name="P37"><text:s text:c="17"/>&lt;&lt; "\nEnter 2 if you want to use your own list"</text:p>
      <text:p text:style-name="P37"><text:s text:c="17"/>&lt;&lt; "\n&gt; ";</text:p>
      <text:p text:style-name="P37"><text:s text:c="12"/>int opt_user;</text:p>
      <text:p text:style-name="P37"><text:s text:c="12"/>cin &gt;&gt; opt_user;</text:p>
      <text:p text:style-name="P37"><text:s text:c="12"/>if (opt_user == 1)</text:p>
      <text:p text:style-name="P37"><text:s text:c="12"/>{</text:p>
      <text:p text:style-name="P37"><text:s text:c="16"/>callobj.commonSwitchCaseBlockforBuiltInList(ls, builtInList);</text:p>
      <text:p text:style-name="P37"><text:soft-page-break/><text:s text:c="12"/>}</text:p>
      <text:p text:style-name="P37"><text:s text:c="12"/>else if (opt_user == 2)</text:p>
      <text:p text:style-name="P37"><text:s text:c="12"/>{</text:p>
      <text:p text:style-name="P37"><text:s text:c="16"/>cout &lt;&lt; "Enter size of list: ";</text:p>
      <text:p text:style-name="P37"><text:s text:c="16"/>cin &gt;&gt; varForListSizeInputFromUser;</text:p>
      <text:p text:style-name="P37"><text:s text:c="16"/>cout &lt;&lt; "\nEnter List elements: " &lt;&lt; endl;</text:p>
      <text:p text:style-name="P37"><text:s text:c="16"/>ls.setArray(varForListSizeInputFromUser);</text:p>
      <text:p text:style-name="P37"><text:s text:c="16"/>callobj.commonSwitchCaseBlockforDynamicList(ls);</text:p>
      <text:p text:style-name="P37"><text:s text:c="12"/>}</text:p>
      <text:p text:style-name="P37"><text:s text:c="8"/>}</text:p>
      <text:p text:style-name="P37"><text:s text:c="8"/>else if (varForDataTypeSelection == 2)</text:p>
      <text:p text:style-name="P37"><text:s text:c="8"/>{</text:p>
      <text:p text:style-name="P37"><text:s text:c="12"/>cout &lt;&lt;"Selected data type: CHAR"&lt;&lt;endl;</text:p>
      <text:p text:style-name="P37"><text:s text:c="12"/>char builtInList[10] = {'a','b','c','d','e','f','g'};</text:p>
      <text:p text:style-name="P37"><text:s text:c="12"/>mylist&lt;char&gt; ls(builtInList), callobj(builtInList);</text:p>
      <text:p text:style-name="P37"><text:s text:c="12"/>cout &lt;&lt; "Chose between following options:"</text:p>
      <text:p text:style-name="P37"><text:s text:c="17"/>&lt;&lt; "\nEnter 1 if you want to use buit-in list"</text:p>
      <text:p text:style-name="P37"><text:s text:c="17"/>&lt;&lt; "\nEnter 2 if you want to use your own list"</text:p>
      <text:p text:style-name="P37"><text:s text:c="17"/>&lt;&lt; "\n&gt; ";</text:p>
      <text:p text:style-name="P37"><text:s text:c="12"/>int opt_user;</text:p>
      <text:p text:style-name="P37"><text:s text:c="12"/>cin &gt;&gt; opt_user;</text:p>
      <text:p text:style-name="P37"><text:s text:c="12"/>std::cin.ignore(std::numeric_limits&lt;std::streamsize&gt;::max(), '\n');</text:p>
      <text:p text:style-name="P37"><text:s text:c="12"/>std::cin.clear();</text:p>
      <text:p text:style-name="P37"><text:s text:c="12"/>if (opt_user == 1)</text:p>
      <text:p text:style-name="P37"><text:s text:c="12"/>{</text:p>
      <text:p text:style-name="P37"><text:s text:c="16"/>callobj.commonSwitchCaseBlockforBuiltInList(ls, builtInList);</text:p>
      <text:p text:style-name="P37"><text:s text:c="12"/>}</text:p>
      <text:p text:style-name="P37"><text:s text:c="12"/>else if (opt_user == 2)</text:p>
      <text:p text:style-name="P37"><text:soft-page-break/><text:s text:c="12"/>{</text:p>
      <text:p text:style-name="P37"><text:s text:c="16"/>cout &lt;&lt; "Enter size of list: ";</text:p>
      <text:p text:style-name="P37"><text:s text:c="16"/>cin &gt;&gt; varForListSizeInputFromUser;</text:p>
      <text:p text:style-name="P37"><text:s text:c="16"/>cout &lt;&lt; "\nEnter List elements: " &lt;&lt; endl;</text:p>
      <text:p text:style-name="P37"><text:s text:c="16"/>ls.setArray(varForListSizeInputFromUser);</text:p>
      <text:p text:style-name="P37"><text:s text:c="16"/>callobj.commonSwitchCaseBlockforDynamicList(ls);</text:p>
      <text:p text:style-name="P37"><text:s text:c="12"/>}</text:p>
      <text:p text:style-name="P37"><text:s text:c="8"/>}</text:p>
      <text:p text:style-name="P37"><text:s text:c="8"/>else if (varForDataTypeSelection == 3)</text:p>
      <text:p text:style-name="P37"><text:s text:c="8"/>{</text:p>
      <text:p text:style-name="P37"><text:s text:c="12"/>cout &lt;&lt;"Selected data type: FLOAT"&lt;&lt;endl;</text:p>
      <text:p text:style-name="P37"><text:s text:c="12"/>float builtInList[10] = {1.5,2.5,3.5,4.5,5.5};</text:p>
      <text:p text:style-name="P37"><text:s text:c="12"/>mylist&lt;float&gt; ls(builtInList), callobj(builtInList);</text:p>
      <text:p text:style-name="P37"><text:s text:c="12"/>cout &lt;&lt; "Chose between following options:"</text:p>
      <text:p text:style-name="P37"><text:s text:c="17"/>&lt;&lt; "\nEnter 1 if you want to use buit-in list"</text:p>
      <text:p text:style-name="P37"><text:s text:c="17"/>&lt;&lt; "\nEnter 2 if you want to use your own list"</text:p>
      <text:p text:style-name="P37"><text:s text:c="17"/>&lt;&lt; "\n&gt; ";</text:p>
      <text:p text:style-name="P37"><text:s text:c="12"/>int opt_user;</text:p>
      <text:p text:style-name="P37"><text:s text:c="12"/>cin &gt;&gt; opt_user;</text:p>
      <text:p text:style-name="P37"><text:s text:c="12"/>std::cin.ignore(std::numeric_limits&lt;std::streamsize&gt;::max(), '\n');</text:p>
      <text:p text:style-name="P37"><text:s text:c="12"/>std::cin.clear();</text:p>
      <text:p text:style-name="P37"><text:s text:c="12"/>if (opt_user == 1)</text:p>
      <text:p text:style-name="P37"><text:s text:c="12"/>{</text:p>
      <text:p text:style-name="P37"><text:s text:c="16"/>callobj.commonSwitchCaseBlockforBuiltInList(ls, builtInList);</text:p>
      <text:p text:style-name="P37"><text:s text:c="12"/>}</text:p>
      <text:p text:style-name="P37"><text:s text:c="12"/>else if (opt_user == 2)</text:p>
      <text:p text:style-name="P37"><text:s text:c="12"/>{</text:p>
      <text:p text:style-name="P37"><text:s text:c="16"/>cout &lt;&lt; "Enter size of list: ";</text:p>
      <text:p text:style-name="P37"><text:soft-page-break/><text:s text:c="16"/>cin &gt;&gt; varForListSizeInputFromUser;</text:p>
      <text:p text:style-name="P37"><text:s text:c="16"/>cout &lt;&lt; "\nEnter List elements: " &lt;&lt; endl;</text:p>
      <text:p text:style-name="P37"><text:s text:c="16"/>ls.setArray(varForListSizeInputFromUser);</text:p>
      <text:p text:style-name="P37"><text:s text:c="16"/>callobj.commonSwitchCaseBlockforDynamicList(ls);</text:p>
      <text:p text:style-name="P37"><text:s text:c="12"/>}</text:p>
      <text:p text:style-name="P37"><text:s text:c="8"/>}</text:p>
      <text:p text:style-name="P37"><text:s text:c="8"/>else if(varForDataTypeSelection == 4)</text:p>
      <text:p text:style-name="P37"><text:s text:c="8"/>{</text:p>
      <text:p text:style-name="P37"><text:s text:c="12"/>system("clear");</text:p>
      <text:p text:style-name="P37"><text:s text:c="8"/>}</text:p>
      <text:p text:style-name="P37"><text:s text:c="8"/>else if(varForDataTypeSelection == 5)</text:p>
      <text:p text:style-name="P37"><text:s text:c="8"/>{</text:p>
      <text:p text:style-name="P37"><text:s text:c="12"/>cout &lt;&lt; "\nProgram Ended"&lt;&lt;endl;</text:p>
      <text:p text:style-name="P37"><text:s text:c="12"/>cout&lt;&lt;"\n====================================================================================="&lt;&lt;endl;</text:p>
      <text:p text:style-name="P37"><text:s text:c="12"/>break;</text:p>
      <text:p text:style-name="P37"><text:s text:c="8"/>}</text:p>
      <text:p text:style-name="P37"><text:s text:c="8"/>else</text:p>
      <text:p text:style-name="P37"><text:s text:c="8"/>{</text:p>
      <text:p text:style-name="P37"><text:s text:c="12"/>std::cin.ignore(std::numeric_limits&lt;std::streamsize&gt;::max(), '\n');</text:p>
      <text:p text:style-name="P37"><text:s text:c="12"/>std::cin.clear();</text:p>
      <text:p text:style-name="P37"><text:s text:c="12"/>cout &lt;&lt; "Invalid input!\nTry again :)";</text:p>
      <text:p text:style-name="P37"><text:s text:c="8"/>}</text:p>
      <text:p text:style-name="P37"><text:s text:c="4"/>}while(varForDataTypeSelection!=5);</text:p>
      <text:p text:style-name="P37"><text:s text:c="4"/>return 0;</text:p>
      <text:p text:style-name="P37">}</text:p>
      <text:p text:style-name="P37"/>
      <text:p text:style-name="P80"><text:soft-page-break/>Output:</text:p>
      <text:p text:style-name="P37"/>
      <text:p text:style-name="P37">=====================================================================================</text:p>
      <text:p text:style-name="P37">******************************* Linear list Operations ******************************</text:p>
      <text:p text:style-name="P37">=====================================================================================</text:p>
      <text:p text:style-name="P37"/>
      <text:p text:style-name="P37">Select Data type: </text:p>
      <text:p text:style-name="P37">1.INT <text:s text:c="6"/>2.CHAR <text:s text:c="5"/>3.FLOAT <text:s text:c="5"/>4.Clear Screen <text:s text:c="7"/>5.End Program</text:p>
      <text:p text:style-name="P37">&gt;1</text:p>
      <text:p text:style-name="P37">Selected data type: INT</text:p>
      <text:p text:style-name="P37">Chose between following options:</text:p>
      <text:p text:style-name="P37">Enter 1 if you want to use buit-in list</text:p>
      <text:p text:style-name="P37">Enter 2 if you want to use your own list</text:p>
      <text:p text:style-name="P37">&gt; 1</text:p>
      <text:p text:style-name="P37">Using buit-in list....</text:p>
      <text:p text:style-name="P37">Which Operation do you want to perform?: <text:s/></text:p>
      <text:p text:style-name="P37"><text:s/>1.Check if list is empty</text:p>
      <text:p text:style-name="P37"><text:s/>2.Print List</text:p>
      <text:p text:style-name="P37"><text:s/>3.Size of List</text:p>
      <text:p text:style-name="P37"><text:s/>4.Delete element from list</text:p>
      <text:p text:style-name="P37"><text:s/>5.Fetch index of an element </text:p>
      <text:p text:style-name="P37"><text:s/>6.Fetch element from list </text:p>
      <text:p text:style-name="P37"><text:s/>7.Insert element in list</text:p>
      <text:p text:style-name="P37"><text:s/>8.Clear Screen</text:p>
      <text:p text:style-name="P37"><text:s/>9.Go To Previous menu</text:p>
      <text:p text:style-name="P37">&gt;1</text:p>
      <text:p text:style-name="P37">List is not empty.</text:p>
      <text:p text:style-name="P37">Using buit-in list....</text:p>
      <text:p text:style-name="P37">Which Operation do you want to perform?: <text:s/></text:p>
      <text:p text:style-name="P37"><text:soft-page-break/><text:s/>1.Check if list is empty</text:p>
      <text:p text:style-name="P37"><text:s/>2.Print List</text:p>
      <text:p text:style-name="P37"><text:s/>3.Size of List</text:p>
      <text:p text:style-name="P37"><text:s/>4.Delete element from list</text:p>
      <text:p text:style-name="P37"><text:s/>5.Fetch index of an element </text:p>
      <text:p text:style-name="P37"><text:s/>6.Fetch element from list </text:p>
      <text:p text:style-name="P37"><text:s/>7.Insert element in list</text:p>
      <text:p text:style-name="P37"><text:s/>8.Clear Screen</text:p>
      <text:p text:style-name="P37"><text:s/>9.Go To Previous menu</text:p>
      <text:p text:style-name="P37">&gt;2</text:p>
      <text:p text:style-name="P37">The list is {1,2,3,4,5,6,7}</text:p>
      <text:p text:style-name="P37">Using buit-in list....</text:p>
      <text:p text:style-name="P37">Which Operation do you want to perform?: <text:s/></text:p>
      <text:p text:style-name="P37"><text:s/>1.Check if list is empty</text:p>
      <text:p text:style-name="P37"><text:s/>2.Print List</text:p>
      <text:p text:style-name="P37"><text:s/>3.Size of List</text:p>
      <text:p text:style-name="P37"><text:s/>4.Delete element from list</text:p>
      <text:p text:style-name="P37"><text:s/>5.Fetch index of an element </text:p>
      <text:p text:style-name="P37"><text:s/>6.Fetch element from list </text:p>
      <text:p text:style-name="P37"><text:s/>7.Insert element in list</text:p>
      <text:p text:style-name="P37"><text:s/>8.Clear Screen</text:p>
      <text:p text:style-name="P37"><text:s/>9.Go To Previous menu</text:p>
      <text:p text:style-name="P37">&gt;3</text:p>
      <text:p text:style-name="P37">Size of list is 7.</text:p>
      <text:p text:style-name="P37">Using buit-in list....</text:p>
      <text:p text:style-name="P37">Which Operation do you want to perform?: <text:s/></text:p>
      <text:p text:style-name="P37"><text:s/>1.Check if list is empty</text:p>
      <text:p text:style-name="P37"><text:s/>2.Print List</text:p>
      <text:p text:style-name="P37"><text:s/>3.Size of List</text:p>
      <text:p text:style-name="P37"><text:soft-page-break/><text:s/>4.Delete element from list</text:p>
      <text:p text:style-name="P37"><text:s/>5.Fetch index of an element </text:p>
      <text:p text:style-name="P37"><text:s/>6.Fetch element from list </text:p>
      <text:p text:style-name="P37"><text:s/>7.Insert element in list</text:p>
      <text:p text:style-name="P37"><text:s/>8.Clear Screen</text:p>
      <text:p text:style-name="P37"><text:s/>9.Go To Previous menu</text:p>
      <text:p text:style-name="P37">&gt;4</text:p>
      <text:p text:style-name="P37">Enter index number of element which you want to delete: 1</text:p>
      <text:p text:style-name="P37">Array after deletion : {1,3,4,5,6,7}</text:p>
      <text:p text:style-name="P37">Using buit-in list....</text:p>
      <text:p text:style-name="P37">Which Operation do you want to perform?: <text:s/></text:p>
      <text:p text:style-name="P37"><text:s/>1.Check if list is empty</text:p>
      <text:p text:style-name="P37"><text:s/>2.Print List</text:p>
      <text:p text:style-name="P37"><text:s/>3.Size of List</text:p>
      <text:p text:style-name="P37"><text:s/>4.Delete element from list</text:p>
      <text:p text:style-name="P37"><text:s/>5.Fetch index of an element </text:p>
      <text:p text:style-name="P37"><text:s/>6.Fetch element from list </text:p>
      <text:p text:style-name="P37"><text:s/>7.Insert element in list</text:p>
      <text:p text:style-name="P37"><text:s/>8.Clear Screen</text:p>
      <text:p text:style-name="P37"><text:s/>9.Go To Previous menu</text:p>
      <text:p text:style-name="P37">&gt;5</text:p>
      <text:p text:style-name="P37">Enter element who's index number you want to find: 2</text:p>
      <text:p text:style-name="P37">Element not in list</text:p>
      <text:p text:style-name="P37">Using buit-in list....</text:p>
      <text:p text:style-name="P37">Which Operation do you want to perform?: <text:s/></text:p>
      <text:p text:style-name="P37"><text:s/>1.Check if list is empty</text:p>
      <text:p text:style-name="P37"><text:s/>2.Print List</text:p>
      <text:p text:style-name="P37"><text:s/>3.Size of List</text:p>
      <text:p text:style-name="P37"><text:s/>4.Delete element from list</text:p>
      <text:p text:style-name="P37"><text:soft-page-break/><text:s/>5.Fetch index of an element </text:p>
      <text:p text:style-name="P37"><text:s/>6.Fetch element from list </text:p>
      <text:p text:style-name="P37"><text:s/>7.Insert element in list</text:p>
      <text:p text:style-name="P37"><text:s/>8.Clear Screen</text:p>
      <text:p text:style-name="P37"><text:s/>9.Go To Previous menu</text:p>
      <text:p text:style-name="P37">&gt;6</text:p>
      <text:p text:style-name="P37">Enter index number of element which you want to find: 4</text:p>
      <text:p text:style-name="P37">Element present at index 4 is 6.</text:p>
      <text:p text:style-name="P37">Using buit-in list....</text:p>
      <text:p text:style-name="P37">Which Operation do you want to perform?: <text:s/></text:p>
      <text:p text:style-name="P37"><text:s/>1.Check if list is empty</text:p>
      <text:p text:style-name="P37"><text:s/>2.Print List</text:p>
      <text:p text:style-name="P37"><text:s/>3.Size of List</text:p>
      <text:p text:style-name="P37"><text:s/>4.Delete element from list</text:p>
      <text:p text:style-name="P37"><text:s/>5.Fetch index of an element </text:p>
      <text:p text:style-name="P37"><text:s/>6.Fetch element from list </text:p>
      <text:p text:style-name="P37"><text:s/>7.Insert element in list</text:p>
      <text:p text:style-name="P37"><text:s/>8.Clear Screen</text:p>
      <text:p text:style-name="P37"><text:s/>9.Go To Previous menu</text:p>
      <text:p text:style-name="P37">&gt;7</text:p>
      <text:p text:style-name="P37">Enter index at which you want to insert element: </text:p>
      <text:p text:style-name="P37">4</text:p>
      <text:p text:style-name="P37">Enter element which you want to add: </text:p>
      <text:p text:style-name="P37">10</text:p>
      <text:p text:style-name="P37">Updated list is : {1,3,4,5,10,6,7,0}</text:p>
      <text:p text:style-name="P37">Using buit-in list....</text:p>
      <text:p text:style-name="P37">Which Operation do you want to perform?: <text:s/></text:p>
      <text:p text:style-name="P37"><text:s/>1.Check if list is empty</text:p>
      <text:p text:style-name="P37"><text:s/>2.Print List</text:p>
      <text:p text:style-name="P37"><text:soft-page-break/><text:s/>3.Size of List</text:p>
      <text:p text:style-name="P37"><text:s/>4.Delete element from list</text:p>
      <text:p text:style-name="P37"><text:s/>5.Fetch index of an element </text:p>
      <text:p text:style-name="P37"><text:s/>6.Fetch element from list </text:p>
      <text:p text:style-name="P37"><text:s/>7.Insert element in list</text:p>
      <text:p text:style-name="P37"><text:s/>8.Clear Screen</text:p>
      <text:p text:style-name="P37"><text:s/>9.Go To Previous menu</text:p>
      <text:p text:style-name="P62"><text:span text:style-name="T6">&gt;</text:span><text:span text:style-name="T7">8</text:span></text:p>
      <text:p text:style-name="P21">Using buit-in list....</text:p>
      <text:p text:style-name="P21">Which Operation do you want to perform?: <text:s/></text:p>
      <text:p text:style-name="P21"><text:s/>1.Check if list is empty</text:p>
      <text:p text:style-name="P21"><text:s/>2.Print List</text:p>
      <text:p text:style-name="P21"><text:s/>3.Size of List</text:p>
      <text:p text:style-name="P21"><text:s/>4.Delete element from list</text:p>
      <text:p text:style-name="P21"><text:s/>5.Fetch index of an element </text:p>
      <text:p text:style-name="P21"><text:s/>6.Fetch element from list </text:p>
      <text:p text:style-name="P21"><text:s/>7.Insert element in list</text:p>
      <text:p text:style-name="P21"><text:s/>8.Clear Screen</text:p>
      <text:p text:style-name="P21"><text:s/>9.Go To Previous menu</text:p>
      <text:p text:style-name="P21">&gt;9</text:p>
      <text:p text:style-name="P21"/>
      <text:p text:style-name="P21">=====================================================================================</text:p>
      <text:p text:style-name="P21">******************************* Linear list Operations ******************************</text:p>
      <text:p text:style-name="P21">=====================================================================================</text:p>
      <text:p text:style-name="P21"/>
      <text:p text:style-name="P21">Select Data type: </text:p>
      <text:p text:style-name="P21">1.INT <text:s text:c="6"/>2.CHAR <text:s text:c="5"/>3.FLOAT <text:s text:c="5"/>4.Clear Screen <text:s text:c="7"/>5.End Program</text:p>
      <text:p text:style-name="P21">&gt;1</text:p>
      <text:p text:style-name="P21"><text:soft-page-break/>Selected data type: INT</text:p>
      <text:p text:style-name="P21">Chose between following options:</text:p>
      <text:p text:style-name="P21">Enter 1 if you want to use buit-in list</text:p>
      <text:p text:style-name="P21">Enter 2 if you want to use your own list</text:p>
      <text:p text:style-name="P21">&gt; 2</text:p>
      <text:p text:style-name="P21">Enter size of list: 4</text:p>
      <text:p text:style-name="P21"/>
      <text:p text:style-name="P21">Enter List elements: </text:p>
      <text:p text:style-name="P21">&gt;1</text:p>
      <text:p text:style-name="P21">&gt;2</text:p>
      <text:p text:style-name="P21">&gt;3</text:p>
      <text:p text:style-name="P21">&gt;4</text:p>
      <text:p text:style-name="P21">Which Operation do you want to perform?: <text:s/></text:p>
      <text:p text:style-name="P21"><text:s/>1.Check if list is empty</text:p>
      <text:p text:style-name="P21"><text:s/>2.Print List</text:p>
      <text:p text:style-name="P21"><text:s/>3.Size of List</text:p>
      <text:p text:style-name="P21"><text:s/>4.Delete element from list</text:p>
      <text:p text:style-name="P21"><text:s/>5.Fetch index of an element </text:p>
      <text:p text:style-name="P21"><text:s/>6.Fetch element from list </text:p>
      <text:p text:style-name="P21"><text:s/>7.Insert element in list</text:p>
      <text:p text:style-name="P21"><text:s/>8.Clear Screen</text:p>
      <text:p text:style-name="P21"><text:s/>9.Go To Previous menu</text:p>
      <text:p text:style-name="P21">&gt;1</text:p>
      <text:p text:style-name="P21">List is not empty.</text:p>
      <text:p text:style-name="P21">Which Operation do you want to perform?: <text:s/></text:p>
      <text:p text:style-name="P21"><text:s/>1.Check if list is empty</text:p>
      <text:p text:style-name="P21"><text:s/>2.Print List</text:p>
      <text:p text:style-name="P21"><text:s/>3.Size of List</text:p>
      <text:p text:style-name="P21"><text:s/>4.Delete element from list</text:p>
      <text:p text:style-name="P21"><text:s/>5.Fetch index of an element </text:p>
      <text:p text:style-name="P21"><text:soft-page-break/><text:s/>6.Fetch element from list </text:p>
      <text:p text:style-name="P21"><text:s/>7.Insert element in list</text:p>
      <text:p text:style-name="P21"><text:s/>8.Clear Screen</text:p>
      <text:p text:style-name="P21"><text:s/>9.Go To Previous menu</text:p>
      <text:p text:style-name="P21">&gt;2</text:p>
      <text:p text:style-name="P21">The list is {1,2,3,4}</text:p>
      <text:p text:style-name="P21">Which Operation do you want to perform?: <text:s/></text:p>
      <text:p text:style-name="P21"><text:s/>1.Check if list is empty</text:p>
      <text:p text:style-name="P21"><text:s/>2.Print List</text:p>
      <text:p text:style-name="P21"><text:s/>3.Size of List</text:p>
      <text:p text:style-name="P21"><text:s/>4.Delete element from list</text:p>
      <text:p text:style-name="P21"><text:s/>5.Fetch index of an element </text:p>
      <text:p text:style-name="P21"><text:s/>6.Fetch element from list </text:p>
      <text:p text:style-name="P21"><text:s/>7.Insert element in list</text:p>
      <text:p text:style-name="P21"><text:s/>8.Clear Screen</text:p>
      <text:p text:style-name="P21"><text:s/>9.Go To Previous menu</text:p>
      <text:p text:style-name="P21">&gt;3</text:p>
      <text:p text:style-name="P21">Size of list is 4.</text:p>
      <text:p text:style-name="P21">Which Operation do you want to perform?: <text:s/></text:p>
      <text:p text:style-name="P21"><text:s/>1.Check if list is empty</text:p>
      <text:p text:style-name="P21"><text:s/>2.Print List</text:p>
      <text:p text:style-name="P21"><text:s/>3.Size of List</text:p>
      <text:p text:style-name="P21"><text:s/>4.Delete element from list</text:p>
      <text:p text:style-name="P21"><text:s/>5.Fetch index of an element </text:p>
      <text:p text:style-name="P21"><text:s/>6.Fetch element from list </text:p>
      <text:p text:style-name="P21"><text:s/>7.Insert element in list</text:p>
      <text:p text:style-name="P21"><text:s/>8.Clear Screen</text:p>
      <text:p text:style-name="P21"><text:s/>9.Go To Previous menu</text:p>
      <text:p text:style-name="P21">&gt;4</text:p>
      <text:p text:style-name="P21"><text:soft-page-break/>Enter index number of element which you want to delete: 2</text:p>
      <text:p text:style-name="P21">Array after deletion : {1,2,4}</text:p>
      <text:p text:style-name="P21">Which Operation do you want to perform?: <text:s/></text:p>
      <text:p text:style-name="P21"><text:s/>1.Check if list is empty</text:p>
      <text:p text:style-name="P21"><text:s/>2.Print List</text:p>
      <text:p text:style-name="P21"><text:s/>3.Size of List</text:p>
      <text:p text:style-name="P21"><text:s/>4.Delete element from list</text:p>
      <text:p text:style-name="P21"><text:s/>5.Fetch index of an element </text:p>
      <text:p text:style-name="P21"><text:s/>6.Fetch element from list </text:p>
      <text:p text:style-name="P21"><text:s/>7.Insert element in list</text:p>
      <text:p text:style-name="P21"><text:s/>8.Clear Screen</text:p>
      <text:p text:style-name="P21"><text:s/>9.Go To Previous menu</text:p>
      <text:p text:style-name="P21">&gt;5</text:p>
      <text:p text:style-name="P21">Enter element who's index number you want to find: 1</text:p>
      <text:p text:style-name="P21">index of element 1 is 0</text:p>
      <text:p text:style-name="P21">Which Operation do you want to perform?: <text:s/></text:p>
      <text:p text:style-name="P21"><text:s/>1.Check if list is empty</text:p>
      <text:p text:style-name="P21"><text:s/>2.Print List</text:p>
      <text:p text:style-name="P21"><text:s/>3.Size of List</text:p>
      <text:p text:style-name="P21"><text:s/>4.Delete element from list</text:p>
      <text:p text:style-name="P21"><text:s/>5.Fetch index of an element </text:p>
      <text:p text:style-name="P21"><text:s/>6.Fetch element from list </text:p>
      <text:p text:style-name="P21"><text:s/>7.Insert element in list</text:p>
      <text:p text:style-name="P21"><text:s/>8.Clear Screen</text:p>
      <text:p text:style-name="P21"><text:s/>9.Go To Previous menu</text:p>
      <text:p text:style-name="P21">&gt;6</text:p>
      <text:p text:style-name="P21">Enter index number of element which you want to find: 2</text:p>
      <text:p text:style-name="P21">Element present at index 2 is 4.</text:p>
      <text:p text:style-name="P21">Which Operation do you want to perform?: <text:s/></text:p>
      <text:p text:style-name="P21"><text:soft-page-break/><text:s/>1.Check if list is empty</text:p>
      <text:p text:style-name="P21"><text:s/>2.Print List</text:p>
      <text:p text:style-name="P21"><text:s/>3.Size of List</text:p>
      <text:p text:style-name="P21"><text:s/>4.Delete element from list</text:p>
      <text:p text:style-name="P21"><text:s/>5.Fetch index of an element </text:p>
      <text:p text:style-name="P21"><text:s/>6.Fetch element from list </text:p>
      <text:p text:style-name="P21"><text:s/>7.Insert element in list</text:p>
      <text:p text:style-name="P21"><text:s/>8.Clear Screen</text:p>
      <text:p text:style-name="P21"><text:s/>9.Go To Previous menu</text:p>
      <text:p text:style-name="P21">&gt;7</text:p>
      <text:p text:style-name="P21">Enter index at which you want to insert element: </text:p>
      <text:p text:style-name="P21">2</text:p>
      <text:p text:style-name="P21">Enter element which you want to add: </text:p>
      <text:p text:style-name="P21">10</text:p>
      <text:p text:style-name="P21">Updated list is : {1,2,10,4}</text:p>
      <text:p text:style-name="P21">Which Operation do you want to perform?: <text:s/></text:p>
      <text:p text:style-name="P21"><text:s/>1.Check if list is empty</text:p>
      <text:p text:style-name="P21"><text:s/>2.Print List</text:p>
      <text:p text:style-name="P21"><text:s/>3.Size of List</text:p>
      <text:p text:style-name="P21"><text:s/>4.Delete element from list</text:p>
      <text:p text:style-name="P21"><text:s/>5.Fetch index of an element </text:p>
      <text:p text:style-name="P21"><text:s/>6.Fetch element from list </text:p>
      <text:p text:style-name="P21"><text:s/>7.Insert element in list</text:p>
      <text:p text:style-name="P21"><text:s/>8.Clear Screen</text:p>
      <text:p text:style-name="P21"><text:s/>9.Go To Previous menu</text:p>
      <text:p text:style-name="P22">&gt;8</text:p>
      <text:p text:style-name="P22">Which Operation do you want to perform?: <text:s/></text:p>
      <text:p text:style-name="P21"><text:s/>1.Check if list is empty</text:p>
      <text:p text:style-name="P21"><text:s/>2.Print List</text:p>
      <text:p text:style-name="P21"><text:soft-page-break/><text:s/>3.Size of List</text:p>
      <text:p text:style-name="P21"><text:s/>4.Delete element from list</text:p>
      <text:p text:style-name="P21"><text:s/>5.Fetch index of an element </text:p>
      <text:p text:style-name="P21"><text:s/>6.Fetch element from list </text:p>
      <text:p text:style-name="P21"><text:s/>7.Insert element in list</text:p>
      <text:p text:style-name="P21"><text:s/>8.Clear Screen</text:p>
      <text:p text:style-name="P21"><text:s/>9.Go To Previous menu</text:p>
      <text:p text:style-name="P21">&gt;9</text:p>
      <text:p text:style-name="P21"/>
      <text:p text:style-name="P21">=====================================================================================</text:p>
      <text:p text:style-name="P21">******************************* Linear list Operations ******************************</text:p>
      <text:p text:style-name="P21">=====================================================================================</text:p>
      <text:p text:style-name="P21"/>
      <text:p text:style-name="P21">Select Data type: </text:p>
      <text:p text:style-name="P21">1.INT <text:s text:c="6"/>2.CHAR <text:s text:c="5"/>3.FLOAT <text:s text:c="5"/>4.Clear Screen <text:s text:c="7"/>5.End Program</text:p>
      <text:p text:style-name="P21">&gt;5</text:p>
      <text:p text:style-name="P21"/>
      <text:p text:style-name="P21">Program Ended</text:p>
      <text:p text:style-name="P21"/>
      <text:p text:style-name="P21">=====================================================================================</text:p>
      <text:p text:style-name="P51"/>
      <text:p text:style-name="P75">Note:</text:p>
      <text:p text:style-name="P84"><text:span text:style-name="T8">Same operations can be repeated with data types </text:span><text:span text:style-name="T7">CHAR</text:span><text:span text:style-name="T8"> <text:s/>and FLOAT.</text:span></text:p>
      <text:p text:style-name="P29"/>
      <text:p text:style-name="P29"/>
      <text:p text:style-name="P55"/>
      <text:p text:style-name="P72">4. Design a Linked list (with single and double link) with all valid operations.</text:p>
      <text:p text:style-name="P56"><text:bookmark-start text:name="93"/>(a) Singly Linked List operations<text:bookmark-end text:name="93"/></text:p>
      <text:p text:style-name="P41">Program:</text:p>
      <text:p text:style-name="P23"/>
      <text:p text:style-name="P23">// Singly Linked List Execution and its operations</text:p>
      <text:p text:style-name="P23">// Roll No. 202cd005</text:p>
      <text:p text:style-name="P23"/>
      <text:p text:style-name="P23">#include &lt;iostream&gt;</text:p>
      <text:p text:style-name="P23">#include &lt;stdlib.h&gt;</text:p>
      <text:p text:style-name="P23">#include &lt;limits&gt;</text:p>
      <text:p text:style-name="P23">using namespace std;</text:p>
      <text:p text:style-name="P23"/>
      <text:p text:style-name="P23">template &lt;class T&gt;</text:p>
      <text:p text:style-name="P23">class Node</text:p>
      <text:p text:style-name="P23">{</text:p>
      <text:p text:style-name="P23">public:</text:p>
      <text:p text:style-name="P23"><text:s text:c="4"/>int key;</text:p>
      <text:p text:style-name="P23"><text:s text:c="4"/>T data;</text:p>
      <text:p text:style-name="P23"><text:s text:c="4"/>Node&lt;T&gt; *next;</text:p>
      <text:p text:style-name="P23"><text:s text:c="4"/>Node()</text:p>
      <text:p text:style-name="P23"><text:s text:c="4"/>{</text:p>
      <text:p text:style-name="P23"><text:s text:c="8"/>key = 0;</text:p>
      <text:p text:style-name="P23"><text:s text:c="8"/>data = 0;</text:p>
      <text:p text:style-name="P23"><text:s text:c="8"/>next = NULL;</text:p>
      <text:p text:style-name="P23"><text:s text:c="4"/>}</text:p>
      <text:p text:style-name="P23"><text:s text:c="4"/>Node(int k, T d)</text:p>
      <text:p text:style-name="P23"><text:s text:c="4"/>{</text:p>
      <text:p text:style-name="P23"><text:s text:c="8"/>key = k;</text:p>
      <text:p text:style-name="P23"><text:s text:c="8"/>data = d;</text:p>
      <text:p text:style-name="P23"><text:s text:c="4"/>}</text:p>
      <text:p text:style-name="P23"><text:soft-page-break/>};</text:p>
      <text:p text:style-name="P23">template &lt;class T&gt;</text:p>
      <text:p text:style-name="P23">class SinglyLinkedList</text:p>
      <text:p text:style-name="P23">{</text:p>
      <text:p text:style-name="P23">public:</text:p>
      <text:p text:style-name="P23"><text:s text:c="4"/>Node&lt;T&gt; *head;</text:p>
      <text:p text:style-name="P23"><text:s text:c="4"/>SinglyLinkedList()</text:p>
      <text:p text:style-name="P23"><text:s text:c="4"/>{</text:p>
      <text:p text:style-name="P23"><text:s text:c="8"/>head = NULL;</text:p>
      <text:p text:style-name="P23"><text:s text:c="4"/>}</text:p>
      <text:p text:style-name="P23"><text:s text:c="4"/>SinglyLinkedList(Node&lt;T&gt; *n)</text:p>
      <text:p text:style-name="P23"><text:s text:c="4"/>{</text:p>
      <text:p text:style-name="P23"><text:s text:c="8"/>head = n;</text:p>
      <text:p text:style-name="P23"><text:s text:c="4"/>}</text:p>
      <text:p text:style-name="P23"><text:s text:c="4"/>Node&lt;T&gt; *nodeExists(int k)</text:p>
      <text:p text:style-name="P23"><text:s text:c="4"/>{</text:p>
      <text:p text:style-name="P23"><text:s text:c="8"/>Node&lt;T&gt; *temp = NULL;</text:p>
      <text:p text:style-name="P23"><text:s text:c="8"/>Node&lt;T&gt; *ptr = head;</text:p>
      <text:p text:style-name="P23"><text:s text:c="8"/>while (ptr != NULL)</text:p>
      <text:p text:style-name="P23"><text:s text:c="8"/>{</text:p>
      <text:p text:style-name="P23"><text:s text:c="12"/>if (ptr-&gt;key == k)</text:p>
      <text:p text:style-name="P23"><text:s text:c="12"/>{</text:p>
      <text:p text:style-name="P23"><text:s text:c="16"/>temp = ptr;</text:p>
      <text:p text:style-name="P23"><text:s text:c="12"/>}</text:p>
      <text:p text:style-name="P23"><text:s text:c="12"/>ptr = ptr-&gt;next;</text:p>
      <text:p text:style-name="P23"><text:s text:c="8"/>}</text:p>
      <text:p text:style-name="P23"><text:s text:c="8"/>return temp;</text:p>
      <text:p text:style-name="P23"><text:s text:c="4"/>}</text:p>
      <text:p text:style-name="P23"><text:soft-page-break/><text:s text:c="4"/>void appendNode(Node&lt;T&gt; *n)</text:p>
      <text:p text:style-name="P23"><text:s text:c="4"/>{</text:p>
      <text:p text:style-name="P23"><text:s text:c="8"/>if (nodeExists(n-&gt;key) != NULL)</text:p>
      <text:p text:style-name="P23"><text:s text:c="8"/>{</text:p>
      <text:p text:style-name="P23"><text:s text:c="12"/>cout &lt;&lt; "Node already exists with key value" &lt;&lt; n-&gt;key &lt;&lt; "." &lt;&lt; endl;</text:p>
      <text:p text:style-name="P23"><text:s text:c="8"/>}</text:p>
      <text:p text:style-name="P23"><text:s text:c="8"/>else</text:p>
      <text:p text:style-name="P23"><text:s text:c="8"/>{</text:p>
      <text:p text:style-name="P23"><text:s text:c="12"/>if (head == NULL)</text:p>
      <text:p text:style-name="P23"><text:s text:c="12"/>{</text:p>
      <text:p text:style-name="P23"><text:s text:c="16"/>head = n;</text:p>
      <text:p text:style-name="P23"><text:s text:c="16"/>cout &lt;&lt; "Node Appended Successfully." &lt;&lt; endl;</text:p>
      <text:p text:style-name="P23"><text:s text:c="12"/>}</text:p>
      <text:p text:style-name="P23"><text:s text:c="12"/>else</text:p>
      <text:p text:style-name="P23"><text:s text:c="12"/>{</text:p>
      <text:p text:style-name="P23"><text:s text:c="16"/>Node&lt;T&gt; *ptr = head;</text:p>
      <text:p text:style-name="P23"><text:s text:c="16"/>while (ptr-&gt;next != NULL)</text:p>
      <text:p text:style-name="P23"><text:s text:c="16"/>{</text:p>
      <text:p text:style-name="P23"><text:s text:c="20"/>ptr = ptr-&gt;next;</text:p>
      <text:p text:style-name="P23"><text:s text:c="16"/>}</text:p>
      <text:p text:style-name="P23"><text:s text:c="16"/>ptr-&gt;next = n;</text:p>
      <text:p text:style-name="P23"><text:s text:c="16"/>cout &lt;&lt; "Node Appended Successfully." &lt;&lt; endl;</text:p>
      <text:p text:style-name="P23"><text:s text:c="12"/>}</text:p>
      <text:p text:style-name="P23"><text:s text:c="8"/>}</text:p>
      <text:p text:style-name="P23"><text:s text:c="4"/>}</text:p>
      <text:p text:style-name="P23"><text:s text:c="4"/>void prependNode(Node&lt;T&gt; *n)</text:p>
      <text:p text:style-name="P23"><text:s text:c="4"/>{</text:p>
      <text:p text:style-name="P23"><text:s text:c="8"/>if (nodeExists(n-&gt;key) != NULL)</text:p>
      <text:p text:style-name="P23"><text:soft-page-break/><text:s text:c="8"/>{</text:p>
      <text:p text:style-name="P23"><text:s text:c="12"/>cout &lt;&lt; "Node already exists with key value" &lt;&lt; n-&gt;key &lt;&lt; "." &lt;&lt; endl;</text:p>
      <text:p text:style-name="P23"><text:s text:c="8"/>}</text:p>
      <text:p text:style-name="P23"><text:s text:c="8"/>else</text:p>
      <text:p text:style-name="P23"><text:s text:c="8"/>{</text:p>
      <text:p text:style-name="P23"><text:s text:c="12"/>n-&gt;next = head;</text:p>
      <text:p text:style-name="P23"><text:s text:c="12"/>head = n;</text:p>
      <text:p text:style-name="P23"><text:s text:c="12"/>cout &lt;&lt; "Node Prepended Successfully." &lt;&lt; endl;</text:p>
      <text:p text:style-name="P23"><text:s text:c="8"/>}</text:p>
      <text:p text:style-name="P23"><text:s text:c="4"/>}</text:p>
      <text:p text:style-name="P23"><text:s text:c="4"/>void insertNodeAfter(int k, Node&lt;T&gt; *n)</text:p>
      <text:p text:style-name="P23"><text:s text:c="4"/>{</text:p>
      <text:p text:style-name="P23"><text:s text:c="8"/>Node&lt;T&gt; *ptr = nodeExists(k);</text:p>
      <text:p text:style-name="P23"><text:s text:c="8"/>if (ptr == NULL)</text:p>
      <text:p text:style-name="P23"><text:s text:c="8"/>{</text:p>
      <text:p text:style-name="P23"><text:s text:c="12"/>cout &lt;&lt; "No node Exists with key value " &lt;&lt; k &lt;&lt; "." &lt;&lt; endl;</text:p>
      <text:p text:style-name="P23"><text:s text:c="8"/>}</text:p>
      <text:p text:style-name="P23"><text:s text:c="8"/>else</text:p>
      <text:p text:style-name="P23"><text:s text:c="8"/>{</text:p>
      <text:p text:style-name="P23"><text:s text:c="12"/>if (nodeExists(n-&gt;key) != NULL)</text:p>
      <text:p text:style-name="P23"><text:s text:c="12"/>{</text:p>
      <text:p text:style-name="P23"><text:s text:c="16"/>cout &lt;&lt; "Node already exists with key value" &lt;&lt; n-&gt;key &lt;&lt; "." &lt;&lt; endl;</text:p>
      <text:p text:style-name="P23"><text:s text:c="12"/>}</text:p>
      <text:p text:style-name="P23"><text:s text:c="12"/>else</text:p>
      <text:p text:style-name="P23"><text:s text:c="12"/>{</text:p>
      <text:p text:style-name="P23"><text:s text:c="16"/>n-&gt;next = ptr-&gt;next;</text:p>
      <text:p text:style-name="P23"><text:s text:c="16"/>ptr-&gt;next = n;</text:p>
      <text:p text:style-name="P23"><text:s text:c="12"/>}</text:p>
      <text:p text:style-name="P23"><text:soft-page-break/><text:s text:c="8"/>}</text:p>
      <text:p text:style-name="P23"><text:s text:c="4"/>}</text:p>
      <text:p text:style-name="P23"><text:s text:c="4"/>void deleteNodeByKey(int k)</text:p>
      <text:p text:style-name="P23"><text:s text:c="4"/>{</text:p>
      <text:p text:style-name="P23"><text:s text:c="8"/>if (head == NULL)</text:p>
      <text:p text:style-name="P23"><text:s text:c="8"/>{</text:p>
      <text:p text:style-name="P23"><text:s text:c="12"/>cout &lt;&lt; "Singly Linked List is empty.\nCannot perform deletion." &lt;&lt; endl;</text:p>
      <text:p text:style-name="P23"><text:s text:c="8"/>}</text:p>
      <text:p text:style-name="P23"><text:s text:c="8"/>else if (head != NULL)</text:p>
      <text:p text:style-name="P23"><text:s text:c="8"/>{</text:p>
      <text:p text:style-name="P23"><text:s text:c="12"/>if (head-&gt;key == k)</text:p>
      <text:p text:style-name="P23"><text:s text:c="12"/>{</text:p>
      <text:p text:style-name="P23"><text:s text:c="16"/>head = head-&gt;next;</text:p>
      <text:p text:style-name="P23"><text:s text:c="16"/>cout &lt;&lt; "Node unlinked with key value " &lt;&lt; k &lt;&lt; "." &lt;&lt; endl;</text:p>
      <text:p text:style-name="P23"><text:s text:c="12"/>}</text:p>
      <text:p text:style-name="P23"><text:s text:c="12"/>else</text:p>
      <text:p text:style-name="P23"><text:s text:c="12"/>{</text:p>
      <text:p text:style-name="P23"><text:s text:c="16"/>Node&lt;T&gt; *temp = NULL;</text:p>
      <text:p text:style-name="P23"><text:s text:c="16"/>Node&lt;T&gt; *prevptr = head;</text:p>
      <text:p text:style-name="P23"><text:s text:c="16"/>Node&lt;T&gt; *currentptr = head-&gt;next;</text:p>
      <text:p text:style-name="P23"><text:s text:c="16"/>while (currentptr != NULL)</text:p>
      <text:p text:style-name="P23"><text:s text:c="16"/>{</text:p>
      <text:p text:style-name="P23"><text:s text:c="20"/>if (currentptr-&gt;key == k)</text:p>
      <text:p text:style-name="P23"><text:s text:c="20"/>{</text:p>
      <text:p text:style-name="P23"><text:s text:c="24"/>temp = currentptr;</text:p>
      <text:p text:style-name="P23"><text:s text:c="24"/>currentptr = NULL;</text:p>
      <text:p text:style-name="P23"><text:s text:c="20"/>}</text:p>
      <text:p text:style-name="P23"><text:s text:c="20"/>else</text:p>
      <text:p text:style-name="P23"><text:soft-page-break/><text:s text:c="20"/>{</text:p>
      <text:p text:style-name="P23"><text:s text:c="24"/>prevptr = prevptr-&gt;next;</text:p>
      <text:p text:style-name="P23"><text:s text:c="24"/>currentptr = currentptr-&gt;next;</text:p>
      <text:p text:style-name="P23"><text:s text:c="20"/>}</text:p>
      <text:p text:style-name="P23"><text:s text:c="16"/>}</text:p>
      <text:p text:style-name="P23"><text:s text:c="16"/>if (temp != NULL)</text:p>
      <text:p text:style-name="P23"><text:s text:c="16"/>{</text:p>
      <text:p text:style-name="P23"><text:s text:c="20"/>prevptr-&gt;next = temp-&gt;next;</text:p>
      <text:p text:style-name="P23"><text:s text:c="20"/>cout &lt;&lt; "Node unlinked with key value " &lt;&lt; k &lt;&lt; " successfully." &lt;&lt; endl;</text:p>
      <text:p text:style-name="P23"><text:s text:c="16"/>}</text:p>
      <text:p text:style-name="P23"><text:s text:c="16"/>else</text:p>
      <text:p text:style-name="P23"><text:s text:c="16"/>{</text:p>
      <text:p text:style-name="P23"><text:s text:c="20"/>cout &lt;&lt; "Node doesn't exists with key value " &lt;&lt; k &lt;&lt; "." &lt;&lt; endl;</text:p>
      <text:p text:style-name="P23"><text:s text:c="16"/>}</text:p>
      <text:p text:style-name="P23"><text:s text:c="12"/>}</text:p>
      <text:p text:style-name="P23"><text:s text:c="8"/>}</text:p>
      <text:p text:style-name="P23"><text:s text:c="4"/>}</text:p>
      <text:p text:style-name="P23"><text:s text:c="4"/>void updateNodeByKey(int k, T d)</text:p>
      <text:p text:style-name="P23"><text:s text:c="4"/>{</text:p>
      <text:p text:style-name="P23"><text:s text:c="8"/>Node&lt;T&gt; *ptr = nodeExists(k);</text:p>
      <text:p text:style-name="P23"><text:s text:c="8"/>if (ptr != NULL)</text:p>
      <text:p text:style-name="P23"><text:s text:c="8"/>{</text:p>
      <text:p text:style-name="P23"><text:s text:c="12"/>ptr-&gt;data = d;</text:p>
      <text:p text:style-name="P23"><text:s text:c="12"/>cout &lt;&lt; "Node data updated successfully." &lt;&lt; endl;</text:p>
      <text:p text:style-name="P23"><text:s text:c="8"/>}</text:p>
      <text:p text:style-name="P23"><text:s text:c="8"/>else</text:p>
      <text:p text:style-name="P23"><text:s text:c="8"/>{</text:p>
      <text:p text:style-name="P23"><text:s text:c="12"/>cout &lt;&lt; "Node doesn't exist with key value " &lt;&lt; k &lt;&lt; "." &lt;&lt; endl;</text:p>
      <text:p text:style-name="P23"><text:soft-page-break/><text:s text:c="8"/>}</text:p>
      <text:p text:style-name="P23"><text:s text:c="4"/>}</text:p>
      <text:p text:style-name="P23"><text:s text:c="4"/>void printLinkedList()</text:p>
      <text:p text:style-name="P23"><text:s text:c="4"/>{</text:p>
      <text:p text:style-name="P23"><text:s text:c="8"/>if (head == NULL)</text:p>
      <text:p text:style-name="P23"><text:s text:c="8"/>{</text:p>
      <text:p text:style-name="P23"><text:s text:c="12"/>cout &lt;&lt; "No nodes in singly linked list" &lt;&lt; endl;</text:p>
      <text:p text:style-name="P23"><text:s text:c="8"/>}</text:p>
      <text:p text:style-name="P23"><text:s text:c="8"/>else</text:p>
      <text:p text:style-name="P23"><text:s text:c="8"/>{</text:p>
      <text:p text:style-name="P23"><text:s text:c="12"/>Node&lt;T&gt; *temp = head;</text:p>
      <text:p text:style-name="P23"><text:s text:c="12"/>while (temp != NULL)</text:p>
      <text:p text:style-name="P23"><text:s text:c="12"/>{</text:p>
      <text:p text:style-name="P23"><text:s text:c="16"/>cout &lt;&lt; "(" &lt;&lt; temp-&gt;key &lt;&lt; "," &lt;&lt; temp-&gt;data &lt;&lt; ") <text:s text:c="2"/>";</text:p>
      <text:p text:style-name="P23"><text:s text:c="16"/>temp = temp-&gt;next;</text:p>
      <text:p text:style-name="P23"><text:s text:c="12"/>}</text:p>
      <text:p text:style-name="P23"><text:s text:c="8"/>}</text:p>
      <text:p text:style-name="P23"><text:s text:c="4"/>}</text:p>
      <text:p text:style-name="P23">};</text:p>
      <text:p text:style-name="P23">int main()</text:p>
      <text:p text:style-name="P23">{</text:p>
      <text:p text:style-name="P23"><text:s text:c="4"/>int varForDataTypeSelection, varForSwitchCase, key1, k1;</text:p>
      <text:p text:style-name="P23"><text:s text:c="4"/>do</text:p>
      <text:p text:style-name="P23"><text:s text:c="4"/>{</text:p>
      <text:p text:style-name="P23"><text:s text:c="8"/>cout &lt;&lt; "\n=====================================================================================" &lt;&lt; endl;</text:p>
      <text:p text:style-name="P63"><text:span text:style-name="T12"><text:s text:c="8"/>cout &lt;&lt; "**************************** Singly Linked </text:span><text:span text:style-name="T13">L</text:span><text:span text:style-name="T12">ist Operations **************************" &lt;&lt; endl;</text:span></text:p>
      <text:p text:style-name="P23"><text:soft-page-break/><text:s text:c="8"/>cout &lt;&lt; "=====================================================================================" &lt;&lt; endl;</text:p>
      <text:p text:style-name="P23"><text:s text:c="8"/>cout &lt;&lt; "\nSelect Data type: " &lt;&lt; endl;</text:p>
      <text:p text:style-name="P23"><text:s text:c="8"/>cout &lt;&lt; "1.INT <text:s text:c="4"/>2.DOUBLE <text:s text:c="3"/>3.FLOAT <text:s text:c="4"/>4.CHAR <text:s text:c="4"/>5.Clear Screen <text:s text:c="4"/>6.Exit from program" &lt;&lt; endl;</text:p>
      <text:p text:style-name="P23"><text:s text:c="8"/>cout &lt;&lt; "&gt;";</text:p>
      <text:p text:style-name="P23"><text:s text:c="8"/>cin &gt;&gt; varForDataTypeSelection;</text:p>
      <text:p text:style-name="P23"><text:s text:c="8"/>std::cin.ignore(std::numeric_limits&lt;std::streamsize&gt;::max(), '\n');</text:p>
      <text:p text:style-name="P23"><text:s text:c="8"/>std::cin.clear();</text:p>
      <text:p text:style-name="P23"><text:s text:c="8"/>if (varForDataTypeSelection == 1)</text:p>
      <text:p text:style-name="P23"><text:s text:c="8"/>{</text:p>
      <text:p text:style-name="P23"><text:s text:c="12"/>int data1;</text:p>
      <text:p text:style-name="P23"><text:s text:c="12"/>cout &lt;&lt; "Selected Data type: INT" &lt;&lt; endl;</text:p>
      <text:p text:style-name="P23"><text:s text:c="12"/>cout &lt;&lt; "Which Operation Do you want to perform?" &lt;&lt; endl;</text:p>
      <text:p text:style-name="P23"><text:s text:c="12"/>SinglyLinkedList&lt;int&gt; s, callobj;</text:p>
      <text:p text:style-name="P23"><text:s text:c="12"/>do</text:p>
      <text:p text:style-name="P23"><text:s text:c="12"/>{</text:p>
      <text:p text:style-name="P23"><text:s text:c="16"/>cout &lt;&lt; "\n1.Append Node\n2.PrependNode\n3.Insert Node after a particular node\n4.Delete Node\n5.Update Node data\n6.Print singly linked list\n7.Clear Screen\n8.Go to previous menu\n&gt; ";</text:p>
      <text:p text:style-name="P23"><text:s text:c="16"/>cin &gt;&gt; varForSwitchCase;</text:p>
      <text:p text:style-name="P23"><text:s text:c="16"/>Node&lt;int&gt; *n1 = new Node&lt;int&gt;();</text:p>
      <text:p text:style-name="P23"><text:s text:c="16"/>switch (varForSwitchCase)</text:p>
      <text:p text:style-name="P23"><text:s text:c="16"/>{</text:p>
      <text:p text:style-name="P23"><text:s text:c="16"/>case 1:</text:p>
      <text:p text:style-name="P23"><text:s text:c="16"/>{</text:p>
      <text:p text:style-name="P23"><text:s text:c="20"/>cout &lt;&lt; "Append Node Operation\nEnter Key &amp; data of node to be appended:" &lt;&lt; endl;</text:p>
      <text:p text:style-name="P23"><text:s text:c="20"/>cout &lt;&lt; "&gt;";</text:p>
      <text:p text:style-name="P23"><text:soft-page-break/><text:s text:c="20"/>cin &gt;&gt; key1;</text:p>
      <text:p text:style-name="P23"><text:s text:c="20"/>cout &lt;&lt; "&gt;";</text:p>
      <text:p text:style-name="P23"><text:s text:c="20"/>cin &gt;&gt; data1;</text:p>
      <text:p text:style-name="P23"><text:s text:c="20"/>n1-&gt;key = key1;</text:p>
      <text:p text:style-name="P23"><text:s text:c="20"/>n1-&gt;data = data1;</text:p>
      <text:p text:style-name="P23"><text:s text:c="20"/>s.appendNode(n1);</text:p>
      <text:p text:style-name="P23"><text:s text:c="20"/>break;</text:p>
      <text:p text:style-name="P23"><text:s text:c="16"/>}</text:p>
      <text:p text:style-name="P23"><text:s text:c="16"/>case 2:</text:p>
      <text:p text:style-name="P23"><text:s text:c="16"/>{</text:p>
      <text:p text:style-name="P23"><text:s text:c="20"/>cout &lt;&lt; "Prepend Node Operation\nEnter key and data of node to be prepended:" &lt;&lt; endl;</text:p>
      <text:p text:style-name="P23"><text:s text:c="20"/>cout &lt;&lt; "&gt;";</text:p>
      <text:p text:style-name="P23"><text:s text:c="20"/>cin &gt;&gt; key1;</text:p>
      <text:p text:style-name="P23"><text:s text:c="20"/>cout &lt;&lt; "&gt;";</text:p>
      <text:p text:style-name="P23"><text:s text:c="20"/>cin &gt;&gt; data1;</text:p>
      <text:p text:style-name="P23"><text:s text:c="20"/>n1-&gt;key = key1;</text:p>
      <text:p text:style-name="P23"><text:s text:c="20"/>n1-&gt;data = data1;</text:p>
      <text:p text:style-name="P23"><text:s text:c="20"/>s.prependNode(n1);</text:p>
      <text:p text:style-name="P23"><text:s text:c="20"/>break;</text:p>
      <text:p text:style-name="P23"><text:s text:c="16"/>}</text:p>
      <text:p text:style-name="P23"><text:s text:c="16"/>case 3:</text:p>
      <text:p text:style-name="P23"><text:s text:c="16"/>{</text:p>
      <text:p text:style-name="P23"><text:s text:c="20"/>cout &lt;&lt; "Insert Node Operation" &lt;&lt; endl;</text:p>
      <text:p text:style-name="P23"><text:s text:c="20"/>cout &lt;&lt; "Enter key of node after which you want to insert a node:\n&gt;";</text:p>
      <text:p text:style-name="P23"><text:s text:c="20"/>cin &gt;&gt; k1;</text:p>
      <text:p text:style-name="P23"><text:s text:c="20"/>if (s.nodeExists(k1))</text:p>
      <text:p text:style-name="P23"><text:s text:c="20"/>{</text:p>
      <text:p text:style-name="P23"><text:s text:c="24"/>cout &lt;&lt; "Enter key and data of node to be inserted:" &lt;&lt; endl;</text:p>
      <text:p text:style-name="P23"><text:soft-page-break/><text:s text:c="24"/>cout &lt;&lt; "&gt;";</text:p>
      <text:p text:style-name="P23"><text:s text:c="24"/>cin &gt;&gt; key1;</text:p>
      <text:p text:style-name="P23"><text:s text:c="24"/>cout &lt;&lt; "&gt;";</text:p>
      <text:p text:style-name="P23"><text:s text:c="24"/>cin &gt;&gt; data1;</text:p>
      <text:p text:style-name="P23"><text:s text:c="24"/>n1-&gt;key = key1;</text:p>
      <text:p text:style-name="P23"><text:s text:c="24"/>n1-&gt;data = data1;</text:p>
      <text:p text:style-name="P23"><text:s text:c="24"/>s.insertNodeAfter(k1, n1);</text:p>
      <text:p text:style-name="P23"><text:s text:c="20"/>}</text:p>
      <text:p text:style-name="P23"><text:s text:c="20"/>else</text:p>
      <text:p text:style-name="P23"><text:s text:c="20"/>{</text:p>
      <text:p text:style-name="P23"><text:s text:c="24"/>cout &lt;&lt; "No node exists with entered key value." &lt;&lt; endl;</text:p>
      <text:p text:style-name="P23"><text:s text:c="20"/>}</text:p>
      <text:p text:style-name="P23"><text:s text:c="20"/>break;</text:p>
      <text:p text:style-name="P23"><text:s text:c="16"/>}</text:p>
      <text:p text:style-name="P23"><text:s text:c="16"/>case 4:</text:p>
      <text:p text:style-name="P23"><text:s text:c="16"/>{</text:p>
      <text:p text:style-name="P23"><text:s text:c="20"/>cout &lt;&lt; "Delete Node Operation (Deletion by key of node)" &lt;&lt; endl;</text:p>
      <text:p text:style-name="P23"><text:s text:c="20"/>cout &lt;&lt; "Enter key value of node to be deleted:" &lt;&lt; endl;</text:p>
      <text:p text:style-name="P23"><text:s text:c="20"/>cout &lt;&lt; "&gt;";</text:p>
      <text:p text:style-name="P23"><text:s text:c="20"/>cin &gt;&gt; k1;</text:p>
      <text:p text:style-name="P23"><text:s text:c="20"/>s.deleteNodeByKey(k1);</text:p>
      <text:p text:style-name="P23"><text:s text:c="20"/>break;</text:p>
      <text:p text:style-name="P23"><text:s text:c="16"/>}</text:p>
      <text:p text:style-name="P23"><text:s text:c="16"/>case 5:</text:p>
      <text:p text:style-name="P23"><text:s text:c="16"/>{</text:p>
      <text:p text:style-name="P23"><text:s text:c="20"/>cout &lt;&lt; "Update data of Node with key value" &lt;&lt; endl;</text:p>
      <text:p text:style-name="P23"><text:s text:c="20"/>cout &lt;&lt; "Enter key of node who's data is to be updated: ";</text:p>
      <text:p text:style-name="P23"><text:s text:c="20"/>cin &gt;&gt; k1;</text:p>
      <text:p text:style-name="P23"><text:soft-page-break/><text:s text:c="20"/>cout &lt;&lt; "\nEnter new data: ";</text:p>
      <text:p text:style-name="P23"><text:s text:c="20"/>cin &gt;&gt; data1;</text:p>
      <text:p text:style-name="P23"><text:s text:c="20"/>cout &lt;&lt; endl;</text:p>
      <text:p text:style-name="P23"><text:s text:c="20"/>s.updateNodeByKey(k1, data1);</text:p>
      <text:p text:style-name="P23"><text:s text:c="20"/>break;</text:p>
      <text:p text:style-name="P23"><text:s text:c="16"/>}</text:p>
      <text:p text:style-name="P23"><text:s text:c="16"/>case 6:</text:p>
      <text:p text:style-name="P23"><text:s text:c="16"/>{</text:p>
      <text:p text:style-name="P23"><text:s text:c="20"/>cout &lt;&lt; "Linked list is: " &lt;&lt; endl;</text:p>
      <text:p text:style-name="P23"><text:s text:c="20"/>s.printLinkedList();</text:p>
      <text:p text:style-name="P23"><text:s text:c="20"/>break;</text:p>
      <text:p text:style-name="P23"><text:s text:c="16"/>}</text:p>
      <text:p text:style-name="P23"><text:s text:c="16"/>case 7:</text:p>
      <text:p text:style-name="P23"><text:s text:c="16"/>{</text:p>
      <text:p text:style-name="P23"><text:s text:c="20"/>system("clear");</text:p>
      <text:p text:style-name="P23"><text:s text:c="20"/>break;</text:p>
      <text:p text:style-name="P23"><text:s text:c="16"/>}</text:p>
      <text:p text:style-name="P23"><text:s text:c="16"/>case 8:</text:p>
      <text:p text:style-name="P23"><text:s text:c="16"/>{</text:p>
      <text:p text:style-name="P23"><text:s text:c="20"/>cout &lt;&lt; "=====================================================================================" &lt;&lt; endl;</text:p>
      <text:p text:style-name="P23"><text:s text:c="20"/>break;</text:p>
      <text:p text:style-name="P23"><text:s text:c="16"/>}</text:p>
      <text:p text:style-name="P23"><text:s text:c="16"/>default:</text:p>
      <text:p text:style-name="P23"><text:s text:c="16"/>{</text:p>
      <text:p text:style-name="P23"><text:s text:c="20"/>cout &lt;&lt; "Invalid Input.\nTry Again:)" &lt;&lt; endl;</text:p>
      <text:p text:style-name="P23"><text:s text:c="20"/>break;</text:p>
      <text:p text:style-name="P23"><text:soft-page-break/><text:s text:c="16"/>}</text:p>
      <text:p text:style-name="P23"><text:s text:c="16"/>}</text:p>
      <text:p text:style-name="P23"><text:s text:c="12"/>} while (varForSwitchCase != 8);</text:p>
      <text:p text:style-name="P23"><text:s text:c="8"/>}</text:p>
      <text:p text:style-name="P23"><text:s text:c="8"/>else if (varForDataTypeSelection == 2)</text:p>
      <text:p text:style-name="P23"><text:s text:c="8"/>{</text:p>
      <text:p text:style-name="P23"><text:s text:c="12"/>double data1;</text:p>
      <text:p text:style-name="P23"><text:s text:c="12"/>cout &lt;&lt; "Selected Data type: DOUBLE" &lt;&lt; endl;</text:p>
      <text:p text:style-name="P23"><text:s text:c="12"/>cout &lt;&lt; "Which Operation Do you want to perform?" &lt;&lt; endl;</text:p>
      <text:p text:style-name="P23"><text:s text:c="12"/>SinglyLinkedList&lt;double&gt; s;</text:p>
      <text:p text:style-name="P23"><text:s text:c="12"/>do</text:p>
      <text:p text:style-name="P23"><text:s text:c="12"/>{</text:p>
      <text:p text:style-name="P23"><text:s text:c="16"/>Node&lt;double&gt; *n1 = new Node&lt;double&gt;();</text:p>
      <text:p text:style-name="P23"><text:s text:c="16"/>cout &lt;&lt; "\n1.Append Node\n2.PrependNode\n3.Insert Node after a particular node\n4.Delete Node\n5.Update Node data\n6.Print singly linked list\n7.Clear Screen\n8.Go to previous menu\n&gt; ";</text:p>
      <text:p text:style-name="P23"><text:s text:c="16"/>cin &gt;&gt; varForSwitchCase;</text:p>
      <text:p text:style-name="P23"><text:s text:c="16"/>std::cin.ignore(std::numeric_limits&lt;std::streamsize&gt;::max(), '\n');</text:p>
      <text:p text:style-name="P23"><text:s text:c="16"/>std::cin.clear();</text:p>
      <text:p text:style-name="P23"><text:s text:c="16"/>switch (varForSwitchCase)</text:p>
      <text:p text:style-name="P23"><text:s text:c="16"/>{</text:p>
      <text:p text:style-name="P23"><text:s text:c="16"/>case 1:</text:p>
      <text:p text:style-name="P23"><text:s text:c="16"/>{</text:p>
      <text:p text:style-name="P23"><text:s text:c="20"/>cout &lt;&lt; "Append Node Operation\nEnter Key &amp; data of node to be appended:" &lt;&lt; endl;</text:p>
      <text:p text:style-name="P23"><text:s text:c="20"/>cout &lt;&lt; "&gt;";</text:p>
      <text:p text:style-name="P23"><text:s text:c="20"/>cin &gt;&gt; key1;</text:p>
      <text:p text:style-name="P23"><text:s text:c="20"/>cout &lt;&lt; "&gt;";</text:p>
      <text:p text:style-name="P23"><text:s text:c="20"/>cin &gt;&gt; data1;</text:p>
      <text:p text:style-name="P23"><text:s text:c="20"/>n1-&gt;key = key1;</text:p>
      <text:p text:style-name="P23"><text:soft-page-break/><text:s text:c="20"/>n1-&gt;data = data1;</text:p>
      <text:p text:style-name="P23"><text:s text:c="20"/>s.appendNode(n1);</text:p>
      <text:p text:style-name="P23"><text:s text:c="20"/>break;</text:p>
      <text:p text:style-name="P23"><text:s text:c="16"/>}</text:p>
      <text:p text:style-name="P23"><text:s text:c="16"/>case 2:</text:p>
      <text:p text:style-name="P23"><text:s text:c="16"/>{</text:p>
      <text:p text:style-name="P23"><text:s text:c="20"/>cout &lt;&lt; "Prepend Node Operation\nEnter key and data of node to be prepended:" &lt;&lt; endl;</text:p>
      <text:p text:style-name="P23"><text:s text:c="20"/>cout &lt;&lt; "&gt;";</text:p>
      <text:p text:style-name="P23"><text:s text:c="20"/>cin &gt;&gt; key1;</text:p>
      <text:p text:style-name="P23"><text:s text:c="20"/>cout &lt;&lt; "&gt;";</text:p>
      <text:p text:style-name="P23"><text:s text:c="20"/>cin &gt;&gt; data1;</text:p>
      <text:p text:style-name="P23"><text:s text:c="20"/>n1-&gt;key = key1;</text:p>
      <text:p text:style-name="P23"><text:s text:c="20"/>n1-&gt;data = data1;</text:p>
      <text:p text:style-name="P23"><text:s text:c="20"/>s.prependNode(n1);</text:p>
      <text:p text:style-name="P23"><text:s text:c="20"/>break;</text:p>
      <text:p text:style-name="P23"><text:s text:c="16"/>}</text:p>
      <text:p text:style-name="P23"><text:s text:c="16"/>case 3:</text:p>
      <text:p text:style-name="P23"><text:s text:c="16"/>{</text:p>
      <text:p text:style-name="P23"><text:s text:c="20"/>cout &lt;&lt; "Insert Node Operation" &lt;&lt; endl;</text:p>
      <text:p text:style-name="P23"><text:s text:c="20"/>cout &lt;&lt; "Enter key of node after which you want to insert a node:\n&gt;";</text:p>
      <text:p text:style-name="P23"><text:s text:c="20"/>cin &gt;&gt; k1;</text:p>
      <text:p text:style-name="P23"><text:s text:c="20"/>if (s.nodeExists(k1))</text:p>
      <text:p text:style-name="P23"><text:s text:c="20"/>{</text:p>
      <text:p text:style-name="P23"><text:s text:c="24"/>cout &lt;&lt; "Enter key and data of node to be inserted:" &lt;&lt; endl;</text:p>
      <text:p text:style-name="P23"><text:s text:c="24"/>cout &lt;&lt; "&gt;";</text:p>
      <text:p text:style-name="P23"><text:s text:c="24"/>cin &gt;&gt; key1;</text:p>
      <text:p text:style-name="P23"><text:s text:c="24"/>cout &lt;&lt; "&gt;";</text:p>
      <text:p text:style-name="P23"><text:s text:c="24"/>cin &gt;&gt; data1;</text:p>
      <text:p text:style-name="P23"><text:soft-page-break/><text:s text:c="24"/>n1-&gt;key = key1;</text:p>
      <text:p text:style-name="P23"><text:s text:c="24"/>n1-&gt;data = data1;</text:p>
      <text:p text:style-name="P23"><text:s text:c="24"/>s.insertNodeAfter(k1, n1);</text:p>
      <text:p text:style-name="P23"><text:s text:c="20"/>}</text:p>
      <text:p text:style-name="P23"><text:s text:c="20"/>else</text:p>
      <text:p text:style-name="P23"><text:s text:c="20"/>{</text:p>
      <text:p text:style-name="P23"><text:s text:c="24"/>cout &lt;&lt; "No node exists with entered key value." &lt;&lt; endl;</text:p>
      <text:p text:style-name="P23"><text:s text:c="20"/>}</text:p>
      <text:p text:style-name="P23"><text:s text:c="20"/>break;</text:p>
      <text:p text:style-name="P23"><text:s text:c="16"/>}</text:p>
      <text:p text:style-name="P23"><text:s text:c="16"/>case 4:</text:p>
      <text:p text:style-name="P23"><text:s text:c="16"/>{</text:p>
      <text:p text:style-name="P23"><text:s text:c="20"/>cout &lt;&lt; "Delete Node Operation (Deletion by key of node)" &lt;&lt; endl;</text:p>
      <text:p text:style-name="P23"><text:s text:c="20"/>cout &lt;&lt; "Enter key value of node to be deleted:" &lt;&lt; endl;</text:p>
      <text:p text:style-name="P23"><text:s text:c="20"/>cout &lt;&lt; "&gt;";</text:p>
      <text:p text:style-name="P23"><text:s text:c="20"/>cin &gt;&gt; k1;</text:p>
      <text:p text:style-name="P23"><text:s text:c="20"/>s.deleteNodeByKey(k1);</text:p>
      <text:p text:style-name="P23"><text:s text:c="20"/>break;</text:p>
      <text:p text:style-name="P23"><text:s text:c="16"/>}</text:p>
      <text:p text:style-name="P23"><text:s text:c="16"/>case 5:</text:p>
      <text:p text:style-name="P23"><text:s text:c="16"/>{</text:p>
      <text:p text:style-name="P23"><text:s text:c="20"/>cout &lt;&lt; "Update data of Node with key value" &lt;&lt; endl;</text:p>
      <text:p text:style-name="P23"><text:s text:c="20"/>cout &lt;&lt; "Enter key of node who's data is to be updated: ";</text:p>
      <text:p text:style-name="P23"><text:s text:c="20"/>cin &gt;&gt; k1;</text:p>
      <text:p text:style-name="P23"><text:s text:c="20"/>cout &lt;&lt; "\nEnter new data: ";</text:p>
      <text:p text:style-name="P23"><text:s text:c="20"/>cin &gt;&gt; data1;</text:p>
      <text:p text:style-name="P23"><text:s text:c="20"/>cout &lt;&lt; endl;</text:p>
      <text:p text:style-name="P23"><text:s text:c="20"/>s.updateNodeByKey(k1, data1);</text:p>
      <text:p text:style-name="P23"><text:soft-page-break/><text:s text:c="20"/>break;</text:p>
      <text:p text:style-name="P23"><text:s text:c="16"/>}</text:p>
      <text:p text:style-name="P23"><text:s text:c="16"/>case 6:</text:p>
      <text:p text:style-name="P23"><text:s text:c="16"/>{</text:p>
      <text:p text:style-name="P23"><text:s text:c="20"/>cout &lt;&lt; "Linked list is: " &lt;&lt; endl;</text:p>
      <text:p text:style-name="P23"><text:s text:c="20"/>s.printLinkedList();</text:p>
      <text:p text:style-name="P23"><text:s text:c="20"/>break;</text:p>
      <text:p text:style-name="P23"><text:s text:c="16"/>}</text:p>
      <text:p text:style-name="P23"><text:s text:c="16"/>case 7:</text:p>
      <text:p text:style-name="P23"><text:s text:c="16"/>{</text:p>
      <text:p text:style-name="P23"><text:s text:c="20"/>system("clear");</text:p>
      <text:p text:style-name="P23"><text:s text:c="20"/>break;</text:p>
      <text:p text:style-name="P23"><text:s text:c="16"/>}</text:p>
      <text:p text:style-name="P23"><text:s text:c="16"/>case 8:</text:p>
      <text:p text:style-name="P23"><text:s text:c="16"/>{</text:p>
      <text:p text:style-name="P23"><text:s text:c="20"/>cout &lt;&lt; "=====================================================================================" &lt;&lt; endl;</text:p>
      <text:p text:style-name="P23"><text:s text:c="20"/>break;</text:p>
      <text:p text:style-name="P23"><text:s text:c="16"/>}</text:p>
      <text:p text:style-name="P23"><text:s text:c="16"/>default:</text:p>
      <text:p text:style-name="P23"><text:s text:c="16"/>{</text:p>
      <text:p text:style-name="P23"><text:s text:c="20"/>cout &lt;&lt; "Invalid Input.\nTry Again:)" &lt;&lt; endl;</text:p>
      <text:p text:style-name="P23"><text:s text:c="20"/>break;</text:p>
      <text:p text:style-name="P23"><text:s text:c="16"/>}</text:p>
      <text:p text:style-name="P23"><text:s text:c="16"/>}</text:p>
      <text:p text:style-name="P23"><text:s text:c="12"/>} while (varForSwitchCase != 8);</text:p>
      <text:p text:style-name="P23"><text:s text:c="8"/>}</text:p>
      <text:p text:style-name="P23"><text:soft-page-break/><text:s text:c="8"/>else if (varForDataTypeSelection == 3)</text:p>
      <text:p text:style-name="P23"><text:s text:c="8"/>{</text:p>
      <text:p text:style-name="P23"><text:s text:c="12"/>float data1;</text:p>
      <text:p text:style-name="P23"><text:s text:c="12"/>cout &lt;&lt; "Selected Data type: FLOAT" &lt;&lt; endl;</text:p>
      <text:p text:style-name="P23"><text:s text:c="12"/>cout &lt;&lt; "Which Operation Do you want to perform?" &lt;&lt; endl;</text:p>
      <text:p text:style-name="P23"><text:s text:c="12"/>SinglyLinkedList&lt;float&gt; s;</text:p>
      <text:p text:style-name="P23"><text:s text:c="12"/>do</text:p>
      <text:p text:style-name="P23"><text:s text:c="12"/>{</text:p>
      <text:p text:style-name="P23"><text:s text:c="16"/>Node&lt;float&gt; *n1 = new Node&lt;float&gt;();</text:p>
      <text:p text:style-name="P23"><text:s text:c="16"/>cout &lt;&lt; "\n1.Append Node\n2.PrependNode\n3.Insert Node after a particular node\n4.Delete Node\n5.Update Node data\n6.Print singly linked list\n7.Clear Screen\n8.Go to previous menu\n&gt; ";</text:p>
      <text:p text:style-name="P23"><text:s text:c="16"/>cin &gt;&gt; varForSwitchCase;</text:p>
      <text:p text:style-name="P23"><text:s text:c="16"/>std::cin.ignore(std::numeric_limits&lt;std::streamsize&gt;::max(), '\n');</text:p>
      <text:p text:style-name="P23"><text:s text:c="16"/>std::cin.clear();</text:p>
      <text:p text:style-name="P23"><text:s text:c="16"/>switch (varForSwitchCase)</text:p>
      <text:p text:style-name="P23"><text:s text:c="16"/>{</text:p>
      <text:p text:style-name="P23"><text:s text:c="16"/>case 1:</text:p>
      <text:p text:style-name="P23"><text:s text:c="16"/>{</text:p>
      <text:p text:style-name="P23"><text:s text:c="20"/>cout &lt;&lt; "Append Node Operation\nEnter Key &amp; data of node to be appended:" &lt;&lt; endl;</text:p>
      <text:p text:style-name="P23"><text:s text:c="20"/>cout &lt;&lt; "&gt;";</text:p>
      <text:p text:style-name="P23"><text:s text:c="20"/>cin &gt;&gt; key1;</text:p>
      <text:p text:style-name="P23"><text:s text:c="20"/>cout &lt;&lt; "&gt;";</text:p>
      <text:p text:style-name="P23"><text:s text:c="20"/>cin &gt;&gt; data1;</text:p>
      <text:p text:style-name="P23"><text:s text:c="20"/>n1-&gt;key = key1;</text:p>
      <text:p text:style-name="P23"><text:s text:c="20"/>n1-&gt;data = data1;</text:p>
      <text:p text:style-name="P23"><text:s text:c="20"/>s.appendNode(n1);</text:p>
      <text:p text:style-name="P23"><text:s text:c="20"/>break;</text:p>
      <text:p text:style-name="P23"><text:s text:c="16"/>}</text:p>
      <text:p text:style-name="P23"><text:soft-page-break/><text:s text:c="16"/>case 2:</text:p>
      <text:p text:style-name="P23"><text:s text:c="16"/>{</text:p>
      <text:p text:style-name="P23"><text:s text:c="20"/>cout &lt;&lt; "Prepend Node Operation\nEnter key and data of node to be prepended:" &lt;&lt; endl;</text:p>
      <text:p text:style-name="P23"><text:s text:c="20"/>cout &lt;&lt; "&gt;";</text:p>
      <text:p text:style-name="P23"><text:s text:c="20"/>cin &gt;&gt; key1;</text:p>
      <text:p text:style-name="P23"><text:s text:c="20"/>cout &lt;&lt; "&gt;";</text:p>
      <text:p text:style-name="P23"><text:s text:c="20"/>cin &gt;&gt; data1;</text:p>
      <text:p text:style-name="P23"><text:s text:c="20"/>n1-&gt;key = key1;</text:p>
      <text:p text:style-name="P23"><text:s text:c="20"/>n1-&gt;data = data1;</text:p>
      <text:p text:style-name="P23"><text:s text:c="20"/>s.prependNode(n1);</text:p>
      <text:p text:style-name="P23"><text:s text:c="20"/>break;</text:p>
      <text:p text:style-name="P23"><text:s text:c="16"/>}</text:p>
      <text:p text:style-name="P23"><text:s text:c="16"/>case 3:</text:p>
      <text:p text:style-name="P23"><text:s text:c="16"/>{</text:p>
      <text:p text:style-name="P23"><text:s text:c="20"/>cout &lt;&lt; "Insert Node Operation" &lt;&lt; endl;</text:p>
      <text:p text:style-name="P23"><text:s text:c="20"/>cout &lt;&lt; "Enter key of node after which you want to insert a node:\n&gt;";</text:p>
      <text:p text:style-name="P23"><text:s text:c="20"/>cin &gt;&gt; k1;</text:p>
      <text:p text:style-name="P23"><text:s text:c="20"/>if (s.nodeExists(k1))</text:p>
      <text:p text:style-name="P23"><text:s text:c="20"/>{</text:p>
      <text:p text:style-name="P23"><text:s text:c="24"/>cout &lt;&lt; "Enter key and data of node to be inserted:" &lt;&lt; endl;</text:p>
      <text:p text:style-name="P23"><text:s text:c="24"/>cout &lt;&lt; "&gt;";</text:p>
      <text:p text:style-name="P23"><text:s text:c="24"/>cin &gt;&gt; key1;</text:p>
      <text:p text:style-name="P23"><text:s text:c="24"/>cout &lt;&lt; "&gt;";</text:p>
      <text:p text:style-name="P23"><text:s text:c="24"/>cin &gt;&gt; data1;</text:p>
      <text:p text:style-name="P23"><text:s text:c="24"/>n1-&gt;key = key1;</text:p>
      <text:p text:style-name="P23"><text:s text:c="24"/>n1-&gt;data = data1;</text:p>
      <text:p text:style-name="P23"><text:s text:c="24"/>s.insertNodeAfter(k1, n1);</text:p>
      <text:p text:style-name="P23"><text:s text:c="20"/>}</text:p>
      <text:p text:style-name="P23"><text:soft-page-break/><text:s text:c="20"/>else</text:p>
      <text:p text:style-name="P23"><text:s text:c="20"/>{</text:p>
      <text:p text:style-name="P23"><text:s text:c="24"/>cout &lt;&lt; "No node exists with entered key value." &lt;&lt; endl;</text:p>
      <text:p text:style-name="P23"><text:s text:c="20"/>}</text:p>
      <text:p text:style-name="P23"><text:s text:c="20"/>break;</text:p>
      <text:p text:style-name="P23"><text:s text:c="16"/>}</text:p>
      <text:p text:style-name="P23"><text:s text:c="16"/>case 4:</text:p>
      <text:p text:style-name="P23"><text:s text:c="16"/>{</text:p>
      <text:p text:style-name="P23"><text:s text:c="20"/>cout &lt;&lt; "Delete Node Operation (Deletion by key of node)" &lt;&lt; endl;</text:p>
      <text:p text:style-name="P23"><text:s text:c="20"/>cout &lt;&lt; "Enter key value of node to be deleted:" &lt;&lt; endl;</text:p>
      <text:p text:style-name="P23"><text:s text:c="20"/>cout &lt;&lt; "&gt;";</text:p>
      <text:p text:style-name="P23"><text:s text:c="20"/>cin &gt;&gt; k1;</text:p>
      <text:p text:style-name="P23"><text:s text:c="20"/>s.deleteNodeByKey(k1);</text:p>
      <text:p text:style-name="P23"><text:s text:c="20"/>break;</text:p>
      <text:p text:style-name="P23"><text:s text:c="16"/>}</text:p>
      <text:p text:style-name="P23"><text:s text:c="16"/>case 5:</text:p>
      <text:p text:style-name="P23"><text:s text:c="16"/>{</text:p>
      <text:p text:style-name="P23"><text:s text:c="20"/>cout &lt;&lt; "Update data of Node with key value" &lt;&lt; endl;</text:p>
      <text:p text:style-name="P23"><text:s text:c="20"/>cout &lt;&lt; "Enter key of node who's data is to be updated: ";</text:p>
      <text:p text:style-name="P23"><text:s text:c="20"/>cin &gt;&gt; k1;</text:p>
      <text:p text:style-name="P23"><text:s text:c="20"/>cout &lt;&lt; "\nEnter new data: ";</text:p>
      <text:p text:style-name="P23"><text:s text:c="20"/>cin &gt;&gt; data1;</text:p>
      <text:p text:style-name="P23"><text:s text:c="20"/>cout &lt;&lt; endl;</text:p>
      <text:p text:style-name="P23"><text:s text:c="20"/>s.updateNodeByKey(k1, data1);</text:p>
      <text:p text:style-name="P23"><text:s text:c="20"/>break;</text:p>
      <text:p text:style-name="P23"><text:s text:c="16"/>}</text:p>
      <text:p text:style-name="P23"><text:s text:c="16"/>case 6:</text:p>
      <text:p text:style-name="P23"><text:s text:c="16"/>{</text:p>
      <text:p text:style-name="P23"><text:soft-page-break/><text:s text:c="20"/>cout &lt;&lt; "Linked list is: " &lt;&lt; endl;</text:p>
      <text:p text:style-name="P23"><text:s text:c="20"/>s.printLinkedList();</text:p>
      <text:p text:style-name="P23"><text:s text:c="20"/>break;</text:p>
      <text:p text:style-name="P23"><text:s text:c="16"/>}</text:p>
      <text:p text:style-name="P23"><text:s text:c="16"/>case 7:</text:p>
      <text:p text:style-name="P23"><text:s text:c="16"/>{</text:p>
      <text:p text:style-name="P23"><text:s text:c="20"/>system("clear");</text:p>
      <text:p text:style-name="P23"><text:s text:c="20"/>break;</text:p>
      <text:p text:style-name="P23"><text:s text:c="16"/>}</text:p>
      <text:p text:style-name="P23"><text:s text:c="16"/>case 8:</text:p>
      <text:p text:style-name="P23"><text:s text:c="16"/>{</text:p>
      <text:p text:style-name="P23"><text:s text:c="20"/>cout &lt;&lt; "=====================================================================================" &lt;&lt; endl;</text:p>
      <text:p text:style-name="P23"><text:s text:c="20"/>break;</text:p>
      <text:p text:style-name="P23"><text:s text:c="16"/>}</text:p>
      <text:p text:style-name="P23"><text:s text:c="16"/>default:</text:p>
      <text:p text:style-name="P23"><text:s text:c="16"/>{</text:p>
      <text:p text:style-name="P23"><text:s text:c="20"/>cout &lt;&lt; "Invalid Input.\nTry Again:)" &lt;&lt; endl;</text:p>
      <text:p text:style-name="P23"><text:s text:c="20"/>break;</text:p>
      <text:p text:style-name="P23"><text:s text:c="16"/>}</text:p>
      <text:p text:style-name="P23"><text:s text:c="16"/>}</text:p>
      <text:p text:style-name="P23"><text:s text:c="12"/>} while (varForSwitchCase != 8);</text:p>
      <text:p text:style-name="P23"><text:s text:c="8"/>}</text:p>
      <text:p text:style-name="P23"><text:s text:c="8"/>else if (varForDataTypeSelection == 4)</text:p>
      <text:p text:style-name="P23"><text:s text:c="8"/>{</text:p>
      <text:p text:style-name="P23"><text:s text:c="12"/>char data1;</text:p>
      <text:p text:style-name="P23"><text:s text:c="12"/>cout &lt;&lt; "Selected Data type: CHAR" &lt;&lt; endl;</text:p>
      <text:p text:style-name="P23"><text:soft-page-break/><text:s text:c="12"/>cout &lt;&lt; "Which Operation Do you want to perform?" &lt;&lt; endl;</text:p>
      <text:p text:style-name="P23"><text:s text:c="12"/>SinglyLinkedList&lt;char&gt; s;</text:p>
      <text:p text:style-name="P23"><text:s text:c="12"/>do</text:p>
      <text:p text:style-name="P23"><text:s text:c="12"/>{</text:p>
      <text:p text:style-name="P23"><text:s text:c="16"/>Node&lt;char&gt; *n1 = new Node&lt;char&gt;();</text:p>
      <text:p text:style-name="P23"><text:s text:c="16"/>cout &lt;&lt; "\n1.Append Node\n2.PrependNode\n3.Insert Node after a particular node\n4.Delete Node\n5.Update Node data\n6.Print singly linked list\n7.Clear Screen\n8.Go to previous menu\n&gt; ";</text:p>
      <text:p text:style-name="P23"><text:s text:c="16"/>cin &gt;&gt; varForSwitchCase;</text:p>
      <text:p text:style-name="P23"><text:s text:c="16"/>std::cin.ignore(std::numeric_limits&lt;std::streamsize&gt;::max(), '\n');</text:p>
      <text:p text:style-name="P23"><text:s text:c="16"/>std::cin.clear();</text:p>
      <text:p text:style-name="P23"><text:s text:c="16"/>switch (varForSwitchCase)</text:p>
      <text:p text:style-name="P23"><text:s text:c="16"/>{</text:p>
      <text:p text:style-name="P23"><text:s text:c="16"/>case 1:</text:p>
      <text:p text:style-name="P23"><text:s text:c="16"/>{</text:p>
      <text:p text:style-name="P23"><text:s text:c="20"/>cout &lt;&lt; "Append Node Operation\nEnter Key &amp; data of node to be appended:" &lt;&lt; endl;</text:p>
      <text:p text:style-name="P23"><text:s text:c="20"/>cout &lt;&lt; "&gt;";</text:p>
      <text:p text:style-name="P23"><text:s text:c="20"/>cin &gt;&gt; key1;</text:p>
      <text:p text:style-name="P23"><text:s text:c="20"/>cout &lt;&lt; "&gt;";</text:p>
      <text:p text:style-name="P23"><text:s text:c="20"/>cin &gt;&gt; data1;</text:p>
      <text:p text:style-name="P23"><text:s text:c="20"/>n1-&gt;key = key1;</text:p>
      <text:p text:style-name="P23"><text:s text:c="20"/>n1-&gt;data = data1;</text:p>
      <text:p text:style-name="P23"><text:s text:c="20"/>s.appendNode(n1);</text:p>
      <text:p text:style-name="P23"><text:s text:c="20"/>break;</text:p>
      <text:p text:style-name="P23"><text:s text:c="16"/>}</text:p>
      <text:p text:style-name="P23"><text:s text:c="16"/>case 2:</text:p>
      <text:p text:style-name="P23"><text:s text:c="16"/>{</text:p>
      <text:p text:style-name="P23"><text:s text:c="20"/>cout &lt;&lt; "Prepend Node Operation\nEnter key and data of node to be prepended:" &lt;&lt; endl;</text:p>
      <text:p text:style-name="P23"><text:s text:c="20"/>cout &lt;&lt; "&gt;";</text:p>
      <text:p text:style-name="P23"><text:soft-page-break/><text:s text:c="20"/>cin &gt;&gt; key1;</text:p>
      <text:p text:style-name="P23"><text:s text:c="20"/>cout &lt;&lt; "&gt;";</text:p>
      <text:p text:style-name="P23"><text:s text:c="20"/>cin &gt;&gt; data1;</text:p>
      <text:p text:style-name="P23"><text:s text:c="20"/>n1-&gt;key = key1;</text:p>
      <text:p text:style-name="P23"><text:s text:c="20"/>n1-&gt;data = data1;</text:p>
      <text:p text:style-name="P23"><text:s text:c="20"/>s.prependNode(n1);</text:p>
      <text:p text:style-name="P23"><text:s text:c="20"/>break;</text:p>
      <text:p text:style-name="P23"><text:s text:c="16"/>}</text:p>
      <text:p text:style-name="P23"><text:s text:c="16"/>case 3:</text:p>
      <text:p text:style-name="P23"><text:s text:c="16"/>{</text:p>
      <text:p text:style-name="P23"><text:s text:c="20"/>cout &lt;&lt; "Insert Node Operation" &lt;&lt; endl;</text:p>
      <text:p text:style-name="P23"><text:s text:c="20"/>cout &lt;&lt; "Enter key of node after which you want to insert a node:\n&gt;";</text:p>
      <text:p text:style-name="P23"><text:s text:c="20"/>cin &gt;&gt; k1;</text:p>
      <text:p text:style-name="P23"><text:s text:c="20"/>if (s.nodeExists(k1))</text:p>
      <text:p text:style-name="P23"><text:s text:c="20"/>{</text:p>
      <text:p text:style-name="P23"><text:s text:c="24"/>cout &lt;&lt; "Enter key and data of node to be inserted:" &lt;&lt; endl;</text:p>
      <text:p text:style-name="P23"><text:s text:c="24"/>cout &lt;&lt; "&gt;";</text:p>
      <text:p text:style-name="P23"><text:s text:c="24"/>cin &gt;&gt; key1;</text:p>
      <text:p text:style-name="P23"><text:s text:c="24"/>cout &lt;&lt; "&gt;";</text:p>
      <text:p text:style-name="P23"><text:s text:c="24"/>cin &gt;&gt; data1;</text:p>
      <text:p text:style-name="P23"><text:s text:c="24"/>n1-&gt;key = key1;</text:p>
      <text:p text:style-name="P23"><text:s text:c="24"/>n1-&gt;data = data1;</text:p>
      <text:p text:style-name="P23"><text:s text:c="24"/>s.insertNodeAfter(k1, n1);</text:p>
      <text:p text:style-name="P23"><text:s text:c="20"/>}</text:p>
      <text:p text:style-name="P23"><text:s text:c="20"/>else</text:p>
      <text:p text:style-name="P23"><text:s text:c="20"/>{</text:p>
      <text:p text:style-name="P23"><text:s text:c="24"/>cout &lt;&lt; "No node exists with entered key value." &lt;&lt; endl;</text:p>
      <text:p text:style-name="P23"><text:s text:c="20"/>}</text:p>
      <text:p text:style-name="P23"><text:soft-page-break/><text:s text:c="20"/>break;</text:p>
      <text:p text:style-name="P23"><text:s text:c="16"/>}</text:p>
      <text:p text:style-name="P23"><text:s text:c="16"/>case 4:</text:p>
      <text:p text:style-name="P23"><text:s text:c="16"/>{</text:p>
      <text:p text:style-name="P23"><text:s text:c="20"/>cout &lt;&lt; "Delete Node Operation (Deletion by key of node)" &lt;&lt; endl;</text:p>
      <text:p text:style-name="P23"><text:s text:c="20"/>cout &lt;&lt; "Enter key value of node to be deleted:" &lt;&lt; endl;</text:p>
      <text:p text:style-name="P23"><text:s text:c="20"/>cout &lt;&lt; "&gt;";</text:p>
      <text:p text:style-name="P23"><text:s text:c="20"/>cin &gt;&gt; k1;</text:p>
      <text:p text:style-name="P23"><text:s text:c="20"/>s.deleteNodeByKey(k1);</text:p>
      <text:p text:style-name="P23"><text:s text:c="20"/>break;</text:p>
      <text:p text:style-name="P23"><text:s text:c="16"/>}</text:p>
      <text:p text:style-name="P23"><text:s text:c="16"/>case 5:</text:p>
      <text:p text:style-name="P23"><text:s text:c="16"/>{</text:p>
      <text:p text:style-name="P23"><text:s text:c="20"/>cout &lt;&lt; "Update data of Node with key value" &lt;&lt; endl;</text:p>
      <text:p text:style-name="P23"><text:s text:c="20"/>cout &lt;&lt; "Enter key of node who's data is to be updated: ";</text:p>
      <text:p text:style-name="P23"><text:s text:c="20"/>cin &gt;&gt; k1;</text:p>
      <text:p text:style-name="P23"><text:s text:c="20"/>cout &lt;&lt; "\nEnter new data: ";</text:p>
      <text:p text:style-name="P23"><text:s text:c="20"/>cin &gt;&gt; data1;</text:p>
      <text:p text:style-name="P23"><text:s text:c="20"/>cout &lt;&lt; endl;</text:p>
      <text:p text:style-name="P23"><text:s text:c="20"/>s.updateNodeByKey(k1, data1);</text:p>
      <text:p text:style-name="P23"><text:s text:c="20"/>break;</text:p>
      <text:p text:style-name="P23"><text:s text:c="16"/>}</text:p>
      <text:p text:style-name="P23"><text:s text:c="16"/>case 6:</text:p>
      <text:p text:style-name="P23"><text:s text:c="16"/>{</text:p>
      <text:p text:style-name="P23"><text:s text:c="20"/>cout &lt;&lt; "Linked list is: " &lt;&lt; endl;</text:p>
      <text:p text:style-name="P23"><text:s text:c="20"/>s.printLinkedList();</text:p>
      <text:p text:style-name="P23"><text:s text:c="20"/>break;</text:p>
      <text:p text:style-name="P23"><text:s text:c="16"/>}</text:p>
      <text:p text:style-name="P23"><text:soft-page-break/><text:s text:c="16"/>case 7:</text:p>
      <text:p text:style-name="P23"><text:s text:c="16"/>{</text:p>
      <text:p text:style-name="P23"><text:s text:c="20"/>system("clear");</text:p>
      <text:p text:style-name="P23"><text:s text:c="20"/>break;</text:p>
      <text:p text:style-name="P23"><text:s text:c="16"/>}</text:p>
      <text:p text:style-name="P23"><text:s text:c="16"/>case 8:</text:p>
      <text:p text:style-name="P23"><text:s text:c="16"/>{</text:p>
      <text:p text:style-name="P23"><text:s text:c="20"/>cout &lt;&lt; "=====================================================================================" &lt;&lt; endl;</text:p>
      <text:p text:style-name="P23"><text:s text:c="20"/>break;</text:p>
      <text:p text:style-name="P23"><text:s text:c="16"/>}</text:p>
      <text:p text:style-name="P23"><text:s text:c="16"/>default:</text:p>
      <text:p text:style-name="P23"><text:s text:c="16"/>{</text:p>
      <text:p text:style-name="P23"><text:s text:c="20"/>cout &lt;&lt; "Invalid Input.\nTry Again:)" &lt;&lt; endl;</text:p>
      <text:p text:style-name="P23"><text:s text:c="20"/>break;</text:p>
      <text:p text:style-name="P23"><text:s text:c="16"/>}</text:p>
      <text:p text:style-name="P23"><text:s text:c="16"/>}</text:p>
      <text:p text:style-name="P23"><text:s text:c="12"/>} while (varForSwitchCase != 8);</text:p>
      <text:p text:style-name="P23"><text:s text:c="8"/>}</text:p>
      <text:p text:style-name="P23"><text:s text:c="8"/>else if (varForDataTypeSelection == 5)</text:p>
      <text:p text:style-name="P23"><text:s text:c="8"/>{</text:p>
      <text:p text:style-name="P23"><text:s text:c="12"/>system("clear");</text:p>
      <text:p text:style-name="P23"><text:s text:c="8"/>}</text:p>
      <text:p text:style-name="P23"><text:s text:c="8"/>else if (varForDataTypeSelection == 6)</text:p>
      <text:p text:style-name="P23"><text:s text:c="8"/>{</text:p>
      <text:p text:style-name="P23"><text:s text:c="12"/>cout &lt;&lt; "\n\nThanks for Using Program!" &lt;&lt; endl;</text:p>
      <text:p text:style-name="P23"><text:s text:c="12"/>cout &lt;&lt; "Program Ended\n\n" &lt;&lt; endl;</text:p>
      <text:p text:style-name="P23"><text:soft-page-break/><text:s text:c="12"/>cout &lt;&lt; "=====================================================================================" &lt;&lt; endl;</text:p>
      <text:p text:style-name="P23"><text:s text:c="12"/>cout &lt;&lt; "=====================================================================================" &lt;&lt; endl;</text:p>
      <text:p text:style-name="P23"><text:s text:c="12"/>break;</text:p>
      <text:p text:style-name="P23"><text:s text:c="8"/>}</text:p>
      <text:p text:style-name="P23"><text:s text:c="8"/>else</text:p>
      <text:p text:style-name="P23"><text:s text:c="8"/>{</text:p>
      <text:p text:style-name="P23"><text:s text:c="12"/>cout &lt;&lt; "Invalid input!\nTry Again:)" &lt;&lt; endl;</text:p>
      <text:p text:style-name="P23"><text:s text:c="8"/>}</text:p>
      <text:p text:style-name="P23"/>
      <text:p text:style-name="P23"><text:s text:c="4"/>} while (varForDataTypeSelection != 4);</text:p>
      <text:p text:style-name="P23"><text:s text:c="4"/>return 0;</text:p>
      <text:p text:style-name="P23">}</text:p>
      <text:p text:style-name="P23"/>
      <text:p text:style-name="P41">Output:</text:p>
      <text:p text:style-name="P23"/>
      <text:p text:style-name="P23">=====================================================================================</text:p>
      <text:p text:style-name="P23">**************************** Singly Linked <text:span text:style-name="T35">L</text:span>ist Operations **************************</text:p>
      <text:p text:style-name="P23">=====================================================================================</text:p>
      <text:p text:style-name="P23"/>
      <text:p text:style-name="P23">Select Data type: </text:p>
      <text:p text:style-name="P23">1.INT <text:s text:c="4"/>2.DOUBLE <text:s text:c="3"/>3.FLOAT <text:s text:c="4"/>4.CHAR <text:s text:c="4"/>5.Clear Screen <text:s text:c="4"/>6.Exit from program</text:p>
      <text:p text:style-name="P23">&gt;1</text:p>
      <text:p text:style-name="P23">Selected Data type: INT</text:p>
      <text:p text:style-name="P23">Which Operation Do you want to perform?</text:p>
      <text:p text:style-name="P23"/>
      <text:p text:style-name="P23"><text:soft-page-break/>1.Append Node</text:p>
      <text:p text:style-name="P23">2.PrependNode</text:p>
      <text:p text:style-name="P23">3.Insert Node after a particular node</text:p>
      <text:p text:style-name="P23">4.Delete Node</text:p>
      <text:p text:style-name="P23">5.Update Node data</text:p>
      <text:p text:style-name="P23">6.Print singly linked list</text:p>
      <text:p text:style-name="P23">7.Clear Screen</text:p>
      <text:p text:style-name="P23">8.Go to previous menu</text:p>
      <text:p text:style-name="P23">&gt; 1</text:p>
      <text:p text:style-name="P23">Append Node Operation</text:p>
      <text:p text:style-name="P23">Enter Key &amp; data of node to be appended:</text:p>
      <text:p text:style-name="P23">&gt;1</text:p>
      <text:p text:style-name="P23">&gt;10</text:p>
      <text:p text:style-name="P23">Node Appended Successfully.</text:p>
      <text:p text:style-name="P23"/>
      <text:p text:style-name="P23">1.Append Node</text:p>
      <text:p text:style-name="P23">2.PrependNode</text:p>
      <text:p text:style-name="P23">3.Insert Node after a particular node</text:p>
      <text:p text:style-name="P23">4.Delete Node</text:p>
      <text:p text:style-name="P23">5.Update Node data</text:p>
      <text:p text:style-name="P23">6.Print singly linked list</text:p>
      <text:p text:style-name="P23">7.Clear Screen</text:p>
      <text:p text:style-name="P23">8.Go to previous menu</text:p>
      <text:p text:style-name="P23">&gt; 2</text:p>
      <text:p text:style-name="P23">Prepend Node Operation</text:p>
      <text:p text:style-name="P23">Enter key and data of node to be prepended:</text:p>
      <text:p text:style-name="P23">&gt;0</text:p>
      <text:p text:style-name="P23">&gt;12</text:p>
      <text:p text:style-name="P23">Node Prepended Successfully.</text:p>
      <text:p text:style-name="P23"/>
      <text:p text:style-name="P23">1.Append Node</text:p>
      <text:p text:style-name="P23">2.PrependNode</text:p>
      <text:p text:style-name="P23"><text:soft-page-break/>3.Insert Node after a particular node</text:p>
      <text:p text:style-name="P23">4.Delete Node</text:p>
      <text:p text:style-name="P23">5.Update Node data</text:p>
      <text:p text:style-name="P23">6.Print singly linked list</text:p>
      <text:p text:style-name="P23">7.Clear Screen</text:p>
      <text:p text:style-name="P23">8.Go to previous menu</text:p>
      <text:p text:style-name="P23">&gt; 3</text:p>
      <text:p text:style-name="P23">Insert Node Operation</text:p>
      <text:p text:style-name="P23">Enter key of node after which you want to insert a node:</text:p>
      <text:p text:style-name="P23">&gt;1</text:p>
      <text:p text:style-name="P23">Enter key and data of node to be inserted:</text:p>
      <text:p text:style-name="P23">&gt;2</text:p>
      <text:p text:style-name="P23">&gt;10</text:p>
      <text:p text:style-name="P23"/>
      <text:p text:style-name="P23">1.Append Node</text:p>
      <text:p text:style-name="P23">2.PrependNode</text:p>
      <text:p text:style-name="P23">3.Insert Node after a particular node</text:p>
      <text:p text:style-name="P23">4.Delete Node</text:p>
      <text:p text:style-name="P23">5.Update Node data</text:p>
      <text:p text:style-name="P23">6.Print singly linked list</text:p>
      <text:p text:style-name="P23">7.Clear Screen</text:p>
      <text:p text:style-name="P23">8.Go to previous menu</text:p>
      <text:p text:style-name="P23">&gt; 1</text:p>
      <text:p text:style-name="P23">Append Node Operation</text:p>
      <text:p text:style-name="P23">Enter Key &amp; data of node to be appended:</text:p>
      <text:p text:style-name="P23">&gt;4</text:p>
      <text:p text:style-name="P23">&gt;10</text:p>
      <text:p text:style-name="P23">Node Appended Successfully.</text:p>
      <text:p text:style-name="P23"/>
      <text:p text:style-name="P23">1.Append Node</text:p>
      <text:p text:style-name="P23">2.PrependNode</text:p>
      <text:p text:style-name="P23">3.Insert Node after a particular node</text:p>
      <text:p text:style-name="P23"><text:soft-page-break/>4.Delete Node</text:p>
      <text:p text:style-name="P23">5.Update Node data</text:p>
      <text:p text:style-name="P23">6.Print singly linked list</text:p>
      <text:p text:style-name="P23">7.Clear Screen</text:p>
      <text:p text:style-name="P23">8.Go to previous menu</text:p>
      <text:p text:style-name="P23">&gt; 6</text:p>
      <text:p text:style-name="P23">Linked list is: </text:p>
      <text:p text:style-name="P23">(0,12) <text:s text:c="2"/>(1,10) <text:s text:c="2"/>(2,10) <text:s text:c="2"/>(4,10) <text:s text:c="2"/></text:p>
      <text:p text:style-name="P23">1.Append Node</text:p>
      <text:p text:style-name="P23">2.PrependNode</text:p>
      <text:p text:style-name="P23">3.Insert Node after a particular node</text:p>
      <text:p text:style-name="P23">4.Delete Node</text:p>
      <text:p text:style-name="P23">5.Update Node data</text:p>
      <text:p text:style-name="P23">6.Print singly linked list</text:p>
      <text:p text:style-name="P23">7.Clear Screen</text:p>
      <text:p text:style-name="P23">8.Go to previous menu</text:p>
      <text:p text:style-name="P23">&gt; 3</text:p>
      <text:p text:style-name="P23">Insert Node Operation</text:p>
      <text:p text:style-name="P23">Enter key of node after which you want to insert a node:</text:p>
      <text:p text:style-name="P23">&gt;2</text:p>
      <text:p text:style-name="P23">Enter key and data of node to be inserted:</text:p>
      <text:p text:style-name="P23">&gt;3</text:p>
      <text:p text:style-name="P23">&gt;25</text:p>
      <text:p text:style-name="P23"/>
      <text:p text:style-name="P23">1.Append Node</text:p>
      <text:p text:style-name="P23">2.PrependNode</text:p>
      <text:p text:style-name="P23">3.Insert Node after a particular node</text:p>
      <text:p text:style-name="P23">4.Delete Node</text:p>
      <text:p text:style-name="P23">5.Update Node data</text:p>
      <text:p text:style-name="P23">6.Print singly linked list</text:p>
      <text:p text:style-name="P23">7.Clear Screen</text:p>
      <text:p text:style-name="P23">8.Go to previous menu</text:p>
      <text:p text:style-name="P23"><text:soft-page-break/>&gt; 6</text:p>
      <text:p text:style-name="P23">Linked list is: </text:p>
      <text:p text:style-name="P23">(0,12) <text:s text:c="2"/>(1,10) <text:s text:c="2"/>(2,10) <text:s text:c="2"/>(3,25) <text:s text:c="2"/>(4,10) <text:s text:c="2"/></text:p>
      <text:p text:style-name="P23">1.Append Node</text:p>
      <text:p text:style-name="P23">2.PrependNode</text:p>
      <text:p text:style-name="P23">3.Insert Node after a particular node</text:p>
      <text:p text:style-name="P23">4.Delete Node</text:p>
      <text:p text:style-name="P23">5.Update Node data</text:p>
      <text:p text:style-name="P23">6.Print singly linked list</text:p>
      <text:p text:style-name="P23">7.Clear Screen</text:p>
      <text:p text:style-name="P23">8.Go to previous menu</text:p>
      <text:p text:style-name="P23">&gt; 4</text:p>
      <text:p text:style-name="P23">Delete Node Operation (Deletion by key of node)</text:p>
      <text:p text:style-name="P23">Enter key value of node to be deleted:</text:p>
      <text:p text:style-name="P23">&gt;3</text:p>
      <text:p text:style-name="P23">Node unlinked with key value 3 successfully.</text:p>
      <text:p text:style-name="P23"/>
      <text:p text:style-name="P23">1.Append Node</text:p>
      <text:p text:style-name="P23">2.PrependNode</text:p>
      <text:p text:style-name="P23">3.Insert Node after a particular node</text:p>
      <text:p text:style-name="P23">4.Delete Node</text:p>
      <text:p text:style-name="P23">5.Update Node data</text:p>
      <text:p text:style-name="P23">6.Print singly linked list</text:p>
      <text:p text:style-name="P23">7.Clear Screen</text:p>
      <text:p text:style-name="P23">8.Go to previous menu</text:p>
      <text:p text:style-name="P23">&gt; 6</text:p>
      <text:p text:style-name="P23">Linked list is: </text:p>
      <text:p text:style-name="P23">(0,12) <text:s text:c="2"/>(1,10) <text:s text:c="2"/>(2,10) <text:s text:c="2"/>(4,10) <text:s text:c="2"/></text:p>
      <text:p text:style-name="P23">1.Append Node</text:p>
      <text:p text:style-name="P23">2.PrependNode</text:p>
      <text:p text:style-name="P23">3.Insert Node after a particular node</text:p>
      <text:p text:style-name="P23">4.Delete Node</text:p>
      <text:p text:style-name="P23"><text:soft-page-break/>5.Update Node data</text:p>
      <text:p text:style-name="P23">6.Print singly linked list</text:p>
      <text:p text:style-name="P23">7.Clear Screen</text:p>
      <text:p text:style-name="P23">8.Go to previous menu</text:p>
      <text:p text:style-name="P23">&gt; 5</text:p>
      <text:p text:style-name="P23">Update data of Node with key value</text:p>
      <text:p text:style-name="P23">Enter key of node who's data is to be updated: 2</text:p>
      <text:p text:style-name="P23"/>
      <text:p text:style-name="P23">Enter new data: 25</text:p>
      <text:p text:style-name="P23"/>
      <text:p text:style-name="P23">Node data updated successfully.</text:p>
      <text:p text:style-name="P23"/>
      <text:p text:style-name="P23">1.Append Node</text:p>
      <text:p text:style-name="P23">2.PrependNode</text:p>
      <text:p text:style-name="P23">3.Insert Node after a particular node</text:p>
      <text:p text:style-name="P23">4.Delete Node</text:p>
      <text:p text:style-name="P23">5.Update Node data</text:p>
      <text:p text:style-name="P23">6.Print singly linked list</text:p>
      <text:p text:style-name="P23">7.Clear Screen</text:p>
      <text:p text:style-name="P23">8.Go to previous menu</text:p>
      <text:p text:style-name="P23">&gt; 6</text:p>
      <text:p text:style-name="P23">Linked list is: </text:p>
      <text:p text:style-name="P23">(0,12) <text:s text:c="2"/>(1,10) <text:s text:c="2"/>(2,25) <text:s text:c="2"/>(4,10) <text:s text:c="2"/></text:p>
      <text:p text:style-name="P23">1.Append Node</text:p>
      <text:p text:style-name="P23">2.PrependNode</text:p>
      <text:p text:style-name="P23">3.Insert Node after a particular node</text:p>
      <text:p text:style-name="P23">4.Delete Node</text:p>
      <text:p text:style-name="P23">5.Update Node data</text:p>
      <text:p text:style-name="P23">6.Print singly linked list</text:p>
      <text:p text:style-name="P23">7.Clear Screen</text:p>
      <text:p text:style-name="P23">8.Go to previous menu</text:p>
      <text:p text:style-name="P23">&gt; 7</text:p>
      <text:p text:style-name="P23"><text:soft-page-break/></text:p>
      <text:p text:style-name="P23">1.Append Node</text:p>
      <text:p text:style-name="P23">2.PrependNode</text:p>
      <text:p text:style-name="P23">3.Insert Node after a particular node</text:p>
      <text:p text:style-name="P23">4.Delete Node</text:p>
      <text:p text:style-name="P23">5.Update Node data</text:p>
      <text:p text:style-name="P23">6.Print singly linked list</text:p>
      <text:p text:style-name="P23">7.Clear Screen</text:p>
      <text:p text:style-name="P23">8.Go to previous menu</text:p>
      <text:p text:style-name="P23">&gt;8</text:p>
      <text:p text:style-name="P23">=====================================================================================</text:p>
      <text:p text:style-name="P23"/>
      <text:p text:style-name="P23">=====================================================================================</text:p>
      <text:p text:style-name="P23">**************************** Singly Linked <text:span text:style-name="T35">Li</text:span>st Operations **************************</text:p>
      <text:p text:style-name="P23">=====================================================================================</text:p>
      <text:p text:style-name="P23"/>
      <text:p text:style-name="P23">Select Data type: </text:p>
      <text:p text:style-name="P23">1.INT <text:s text:c="4"/>2.DOUBLE <text:s text:c="3"/>3.FLOAT <text:s text:c="4"/>4.CHAR <text:s text:c="4"/>5.Clear Screen <text:s text:c="4"/>6.Exit from program</text:p>
      <text:p text:style-name="P23">&gt;6</text:p>
      <text:p text:style-name="P23"/>
      <text:p text:style-name="P23"/>
      <text:p text:style-name="P23">Thanks for Using Program!</text:p>
      <text:p text:style-name="P23">Program Ended</text:p>
      <text:p text:style-name="P23"/>
      <text:p text:style-name="P23"/>
      <text:p text:style-name="P23">=====================================================================================</text:p>
      <text:p text:style-name="P23">=====================================================================================</text:p>
      <text:p text:style-name="P23"><text:soft-page-break/></text:p>
      <text:p text:style-name="P23"/>
      <text:p text:style-name="P76">Note:</text:p>
      <text:p text:style-name="P82">Same operations can be repeated with data types DOUBLE, <text:span text:style-name="T33">FLOAT and CHAR.</text:span></text:p>
      <text:p text:style-name="P25"/>
      <text:p text:style-name="P25"/>
      <text:p text:style-name="P42"><text:bookmark-start text:name="123"/>(b) Doubly linked list operations<text:bookmark-end text:name="123"/></text:p>
      <text:p text:style-name="P42">Program:</text:p>
      <text:p text:style-name="P30">// Doubly Linked list</text:p>
      <text:p text:style-name="P30">// Roll No. 202cd005</text:p>
      <text:p text:style-name="P30">#include &lt;iostream&gt;</text:p>
      <text:p text:style-name="P30">#include &lt;stdlib.h&gt;</text:p>
      <text:p text:style-name="P30">#include &lt;limits&gt;</text:p>
      <text:p text:style-name="P30">using namespace std;</text:p>
      <text:p text:style-name="P30">template &lt;class T&gt;</text:p>
      <text:p text:style-name="P30">class Node</text:p>
      <text:p text:style-name="P30">{</text:p>
      <text:p text:style-name="P30">public:</text:p>
      <text:p text:style-name="P30"><text:s text:c="4"/>int key;</text:p>
      <text:p text:style-name="P30"><text:s text:c="4"/>int data;</text:p>
      <text:p text:style-name="P30"><text:s text:c="4"/>Node&lt;T&gt; *next;</text:p>
      <text:p text:style-name="P30"><text:s text:c="4"/>Node&lt;T&gt; *previous;</text:p>
      <text:p text:style-name="P30"/>
      <text:p text:style-name="P30"><text:s text:c="4"/>Node()</text:p>
      <text:p text:style-name="P30"><text:s text:c="4"/>{</text:p>
      <text:p text:style-name="P30"><text:s text:c="8"/>key = 0;</text:p>
      <text:p text:style-name="P30"><text:s text:c="8"/>data = 0;</text:p>
      <text:p text:style-name="P30"><text:s text:c="8"/>next = NULL;</text:p>
      <text:p text:style-name="P30"><text:s text:c="8"/>previous = NULL;</text:p>
      <text:p text:style-name="P30"><text:s text:c="4"/>}</text:p>
      <text:p text:style-name="P30"><text:soft-page-break/><text:s text:c="4"/>Node(int k, int d)</text:p>
      <text:p text:style-name="P30"><text:s text:c="4"/>{</text:p>
      <text:p text:style-name="P30"><text:s text:c="8"/>key = k;</text:p>
      <text:p text:style-name="P30"><text:s text:c="8"/>data = d;</text:p>
      <text:p text:style-name="P30"><text:s text:c="4"/>}</text:p>
      <text:p text:style-name="P30">};</text:p>
      <text:p text:style-name="P30">template &lt;class T&gt;</text:p>
      <text:p text:style-name="P30">class DoublyLinkedList</text:p>
      <text:p text:style-name="P30">{</text:p>
      <text:p text:style-name="P30">public:</text:p>
      <text:p text:style-name="P30"><text:s text:c="4"/>Node&lt;T&gt; *head;</text:p>
      <text:p text:style-name="P30"><text:s text:c="4"/>DoublyLinkedList()</text:p>
      <text:p text:style-name="P30"><text:s text:c="4"/>{</text:p>
      <text:p text:style-name="P30"><text:s text:c="8"/>head = NULL;</text:p>
      <text:p text:style-name="P30"><text:s text:c="4"/>}</text:p>
      <text:p text:style-name="P30"><text:s text:c="4"/>DoublyLinkedList(Node&lt;T&gt; *n)</text:p>
      <text:p text:style-name="P30"><text:s text:c="4"/>{</text:p>
      <text:p text:style-name="P30"><text:s text:c="8"/>head = n;</text:p>
      <text:p text:style-name="P30"><text:s text:c="4"/>}</text:p>
      <text:p text:style-name="P30"><text:s text:c="4"/>Node&lt;T&gt; *checkIfNodeExists(int k)</text:p>
      <text:p text:style-name="P30"><text:s text:c="4"/>{</text:p>
      <text:p text:style-name="P30"><text:s text:c="8"/>Node&lt;T&gt; *temp = NULL;</text:p>
      <text:p text:style-name="P30"><text:s text:c="8"/>Node&lt;T&gt; *ptr = head;</text:p>
      <text:p text:style-name="P30"><text:s text:c="8"/>while (ptr != NULL)</text:p>
      <text:p text:style-name="P30"><text:s text:c="8"/>{</text:p>
      <text:p text:style-name="P30"><text:s text:c="12"/>if (ptr-&gt;key == k)</text:p>
      <text:p text:style-name="P30"><text:s text:c="12"/>{</text:p>
      <text:p text:style-name="P30"><text:s text:c="16"/>temp = ptr;</text:p>
      <text:p text:style-name="P30"><text:soft-page-break/><text:s text:c="12"/>}</text:p>
      <text:p text:style-name="P30"><text:s text:c="12"/>ptr = ptr-&gt;next;</text:p>
      <text:p text:style-name="P30"><text:s text:c="8"/>}</text:p>
      <text:p text:style-name="P30"><text:s text:c="8"/>return temp;</text:p>
      <text:p text:style-name="P30"><text:s text:c="4"/>}</text:p>
      <text:p text:style-name="P30"><text:s text:c="4"/>void appendNode(Node&lt;T&gt; *n)</text:p>
      <text:p text:style-name="P30"><text:s text:c="4"/>{</text:p>
      <text:p text:style-name="P30"><text:s text:c="8"/>if (checkIfNodeExists(n-&gt;key) != NULL)</text:p>
      <text:p text:style-name="P30"><text:s text:c="8"/>{</text:p>
      <text:p text:style-name="P30"><text:s text:c="12"/>cout &lt;&lt; "Node exists alreday in doubly linked list with key value " &lt;&lt; n-&gt;key &lt;&lt; "." &lt;&lt; endl;</text:p>
      <text:p text:style-name="P30"><text:s text:c="8"/>}</text:p>
      <text:p text:style-name="P30"><text:s text:c="8"/>else</text:p>
      <text:p text:style-name="P30"><text:s text:c="8"/>{</text:p>
      <text:p text:style-name="P30"><text:s text:c="12"/>if (head == NULL)</text:p>
      <text:p text:style-name="P30"><text:s text:c="12"/>{</text:p>
      <text:p text:style-name="P30"><text:s text:c="16"/>head = n;</text:p>
      <text:p text:style-name="P30"><text:s text:c="16"/>cout &lt;&lt; "Node appended as head node" &lt;&lt; endl;</text:p>
      <text:p text:style-name="P30"><text:s text:c="12"/>}</text:p>
      <text:p text:style-name="P30"><text:s text:c="12"/>else</text:p>
      <text:p text:style-name="P30"><text:s text:c="12"/>{</text:p>
      <text:p text:style-name="P30"><text:s text:c="16"/>Node&lt;T&gt; *ptr = head;</text:p>
      <text:p text:style-name="P30"><text:s text:c="16"/>while (ptr-&gt;next != NULL)</text:p>
      <text:p text:style-name="P30"><text:s text:c="16"/>{</text:p>
      <text:p text:style-name="P30"><text:s text:c="20"/>ptr = ptr-&gt;next;</text:p>
      <text:p text:style-name="P30"><text:s text:c="16"/>}</text:p>
      <text:p text:style-name="P30"><text:s text:c="16"/>ptr-&gt;next = n;</text:p>
      <text:p text:style-name="P30"><text:s text:c="16"/>n-&gt;previous = ptr;</text:p>
      <text:p text:style-name="P30"><text:s text:c="16"/>cout &lt;&lt; "Node appended successfully." &lt;&lt; endl;</text:p>
      <text:p text:style-name="P30"><text:soft-page-break/><text:s text:c="12"/>}</text:p>
      <text:p text:style-name="P30"><text:s text:c="8"/>}</text:p>
      <text:p text:style-name="P30"><text:s text:c="4"/>}</text:p>
      <text:p text:style-name="P30"><text:s text:c="4"/>void prependNode(Node&lt;T&gt; *n)</text:p>
      <text:p text:style-name="P30"><text:s text:c="4"/>{</text:p>
      <text:p text:style-name="P30"><text:s text:c="8"/>if (checkIfNodeExists(n-&gt;key) != NULL)</text:p>
      <text:p text:style-name="P30"><text:s text:c="8"/>{</text:p>
      <text:p text:style-name="P30"><text:s text:c="12"/>cout &lt;&lt; "Node already exists in doubly linked list with key value " &lt;&lt; n-&gt;key &lt;&lt; "." &lt;&lt; endl;</text:p>
      <text:p text:style-name="P30"><text:s text:c="8"/>}</text:p>
      <text:p text:style-name="P30"><text:s text:c="8"/>else</text:p>
      <text:p text:style-name="P30"><text:s text:c="8"/>{</text:p>
      <text:p text:style-name="P30"><text:s text:c="12"/>if (head == NULL)</text:p>
      <text:p text:style-name="P30"><text:s text:c="12"/>{</text:p>
      <text:p text:style-name="P30"><text:s text:c="16"/>head = n;</text:p>
      <text:p text:style-name="P30"><text:s text:c="16"/>cout &lt;&lt; "Node prepended as head node" &lt;&lt; endl;</text:p>
      <text:p text:style-name="P30"><text:s text:c="12"/>}</text:p>
      <text:p text:style-name="P30"><text:s text:c="12"/>else</text:p>
      <text:p text:style-name="P30"><text:s text:c="12"/>{</text:p>
      <text:p text:style-name="P30"><text:s text:c="16"/>head-&gt;previous = n;</text:p>
      <text:p text:style-name="P30"><text:s text:c="16"/>n-&gt;next = head;</text:p>
      <text:p text:style-name="P30"><text:s text:c="16"/>n-&gt;previous = NULL;</text:p>
      <text:p text:style-name="P30"><text:s text:c="16"/>head = n;</text:p>
      <text:p text:style-name="P30"><text:s text:c="16"/>cout &lt;&lt; "Node prepended successfully." &lt;&lt; endl;</text:p>
      <text:p text:style-name="P30"><text:s text:c="12"/>}</text:p>
      <text:p text:style-name="P30"><text:s text:c="8"/>}</text:p>
      <text:p text:style-name="P30"><text:s text:c="4"/>}</text:p>
      <text:p text:style-name="P30"><text:s text:c="4"/>void insertNodeAfter(int k, Node&lt;T&gt; *n)</text:p>
      <text:p text:style-name="P30"><text:s text:c="4"/>{</text:p>
      <text:p text:style-name="P30"><text:soft-page-break/><text:s text:c="8"/>Node&lt;T&gt; *ptr = checkIfNodeExists(k);</text:p>
      <text:p text:style-name="P30"><text:s text:c="8"/>if (ptr == NULL)</text:p>
      <text:p text:style-name="P30"><text:s text:c="8"/>{</text:p>
      <text:p text:style-name="P30"><text:s text:c="12"/>cout &lt;&lt; "Cannot perform insertion." &lt;&lt; endl;</text:p>
      <text:p text:style-name="P30"><text:s text:c="12"/>cout &lt;&lt; "Node with key value " &lt;&lt; k &lt;&lt; " does not exists in doubly linked list." &lt;&lt; endl;</text:p>
      <text:p text:style-name="P30"><text:s text:c="8"/>}</text:p>
      <text:p text:style-name="P30"><text:s text:c="8"/>else</text:p>
      <text:p text:style-name="P30"><text:s text:c="8"/>{</text:p>
      <text:p text:style-name="P30"><text:s text:c="12"/>if (checkIfNodeExists(n-&gt;key) != NULL)</text:p>
      <text:p text:style-name="P30"><text:s text:c="12"/>{</text:p>
      <text:p text:style-name="P30"><text:s text:c="16"/>cout &lt;&lt; "Node with key value " &lt;&lt; n-&gt;key &lt;&lt; " already exists in doubly linked list." &lt;&lt; endl;</text:p>
      <text:p text:style-name="P30"><text:s text:c="12"/>}</text:p>
      <text:p text:style-name="P30"><text:s text:c="12"/>else</text:p>
      <text:p text:style-name="P30"><text:s text:c="12"/>{</text:p>
      <text:p text:style-name="P30"><text:s text:c="16"/>Node&lt;T&gt; *nextNode = ptr-&gt;next;</text:p>
      <text:p text:style-name="P30"><text:s text:c="16"/>if (nextNode == NULL)</text:p>
      <text:p text:style-name="P30"><text:s text:c="16"/>{</text:p>
      <text:p text:style-name="P30"><text:s text:c="20"/>ptr-&gt;next = n;</text:p>
      <text:p text:style-name="P30"><text:s text:c="20"/>n-&gt;previous = ptr;</text:p>
      <text:p text:style-name="P30"><text:s text:c="20"/>cout &lt;&lt; "Node inserted at the end." &lt;&lt; endl;</text:p>
      <text:p text:style-name="P30"><text:s text:c="16"/>}</text:p>
      <text:p text:style-name="P30"><text:s text:c="16"/>else</text:p>
      <text:p text:style-name="P30"><text:s text:c="16"/>{</text:p>
      <text:p text:style-name="P30"><text:s text:c="20"/>nextNode-&gt;previous = n;</text:p>
      <text:p text:style-name="P30"><text:s text:c="20"/>n-&gt;next = nextNode;</text:p>
      <text:p text:style-name="P30"><text:s text:c="20"/>n-&gt;previous = ptr;</text:p>
      <text:p text:style-name="P30"><text:s text:c="20"/>ptr-&gt;next = n;</text:p>
      <text:p text:style-name="P30"><text:soft-page-break/><text:s text:c="16"/>}</text:p>
      <text:p text:style-name="P30"><text:s text:c="12"/>}</text:p>
      <text:p text:style-name="P30"><text:s text:c="8"/>}</text:p>
      <text:p text:style-name="P30"><text:s text:c="4"/>}</text:p>
      <text:p text:style-name="P30"><text:s text:c="4"/>void deleteNodeByKey(int k)</text:p>
      <text:p text:style-name="P30"><text:s text:c="4"/>{</text:p>
      <text:p text:style-name="P30"><text:s text:c="8"/>Node&lt;T&gt; *ptr = checkIfNodeExists(k);</text:p>
      <text:p text:style-name="P30"><text:s text:c="8"/>if (ptr == NULL)</text:p>
      <text:p text:style-name="P30"><text:s text:c="8"/>{</text:p>
      <text:p text:style-name="P30"><text:s text:c="12"/>cout &lt;&lt; "Cannot perform deletion." &lt;&lt; endl;</text:p>
      <text:p text:style-name="P30"><text:s text:c="12"/>cout &lt;&lt; "Node with key value " &lt;&lt; k &lt;&lt; " does not exists in linked list." &lt;&lt; endl;</text:p>
      <text:p text:style-name="P30"><text:s text:c="8"/>}</text:p>
      <text:p text:style-name="P30"><text:s text:c="8"/>else</text:p>
      <text:p text:style-name="P30"><text:s text:c="8"/>{</text:p>
      <text:p text:style-name="P30"><text:s text:c="12"/>if (head-&gt;key == k)</text:p>
      <text:p text:style-name="P30"><text:s text:c="12"/>{</text:p>
      <text:p text:style-name="P30"><text:s text:c="16"/>head = head-&gt;next;</text:p>
      <text:p text:style-name="P30"><text:s text:c="16"/>cout &lt;&lt; "head node with key value " &lt;&lt; k &lt;&lt; " unlinked successfully." &lt;&lt; endl;</text:p>
      <text:p text:style-name="P30"><text:s text:c="12"/>}</text:p>
      <text:p text:style-name="P30"><text:s text:c="12"/>else</text:p>
      <text:p text:style-name="P30"><text:s text:c="12"/>{</text:p>
      <text:p text:style-name="P30"><text:s text:c="16"/>Node&lt;T&gt; *previousNode = ptr-&gt;previous;</text:p>
      <text:p text:style-name="P30"><text:s text:c="16"/>Node&lt;T&gt; *nextNode = ptr-&gt;next;</text:p>
      <text:p text:style-name="P30"><text:s text:c="16"/>if (nextNode == NULL)</text:p>
      <text:p text:style-name="P30"><text:s text:c="16"/>{</text:p>
      <text:p text:style-name="P30"><text:s text:c="20"/>previousNode-&gt;next = NULL;</text:p>
      <text:p text:style-name="P30"><text:s text:c="20"/>cout &lt;&lt; "Last node with key value " &lt;&lt; k &lt;&lt; " unlinked successfully." &lt;&lt; endl;</text:p>
      <text:p text:style-name="P30"><text:s text:c="16"/>}</text:p>
      <text:p text:style-name="P30"><text:soft-page-break/><text:s text:c="16"/>else</text:p>
      <text:p text:style-name="P30"><text:s text:c="16"/>{</text:p>
      <text:p text:style-name="P30"><text:s text:c="20"/>previousNode-&gt;next = nextNode;</text:p>
      <text:p text:style-name="P30"><text:s text:c="20"/>nextNode-&gt;previous = previousNode;</text:p>
      <text:p text:style-name="P30"><text:s text:c="20"/>cout &lt;&lt; "Node with key value " &lt;&lt; k &lt;&lt; " unlinked successfully." &lt;&lt; endl;</text:p>
      <text:p text:style-name="P30"><text:s text:c="16"/>}</text:p>
      <text:p text:style-name="P30"><text:s text:c="12"/>}</text:p>
      <text:p text:style-name="P30"><text:s text:c="8"/>}</text:p>
      <text:p text:style-name="P30"><text:s text:c="4"/>}</text:p>
      <text:p text:style-name="P30"><text:s text:c="4"/>void updateNodeByKey(int k, T data)</text:p>
      <text:p text:style-name="P30"><text:s text:c="4"/>{</text:p>
      <text:p text:style-name="P30"><text:s text:c="8"/>Node&lt;T&gt; *ptr = checkIfNodeExists(k);</text:p>
      <text:p text:style-name="P30"><text:s text:c="8"/>if (ptr == NULL)</text:p>
      <text:p text:style-name="P30"><text:s text:c="8"/>{</text:p>
      <text:p text:style-name="P30"><text:s text:c="12"/>cout &lt;&lt; "Cannot perform updation." &lt;&lt; endl;</text:p>
      <text:p text:style-name="P30"><text:s text:c="12"/>cout &lt;&lt; "Node with key value " &lt;&lt; k &lt;&lt; " does not exists in linked list." &lt;&lt; endl;</text:p>
      <text:p text:style-name="P30"><text:s text:c="8"/>}</text:p>
      <text:p text:style-name="P30"><text:s text:c="8"/>else</text:p>
      <text:p text:style-name="P30"><text:s text:c="8"/>{</text:p>
      <text:p text:style-name="P30"><text:s text:c="12"/>Node&lt;T&gt; *temp = ptr;</text:p>
      <text:p text:style-name="P30"><text:s text:c="12"/>ptr-&gt;data = data;</text:p>
      <text:p text:style-name="P30"><text:s text:c="12"/>cout &lt;&lt; "Node before updation: (" &lt;&lt; temp-&gt;key &lt;&lt; "," &lt;&lt; temp-&gt;data &lt;&lt; ")" &lt;&lt; endl;</text:p>
      <text:p text:style-name="P30"><text:s text:c="12"/>cout &lt;&lt; "Node after updation: (" &lt;&lt; ptr-&gt;key &lt;&lt; "," &lt;&lt; ptr-&gt;data &lt;&lt; ")" &lt;&lt; endl;</text:p>
      <text:p text:style-name="P30"><text:s text:c="8"/>}</text:p>
      <text:p text:style-name="P30"><text:s text:c="4"/>}</text:p>
      <text:p text:style-name="P30"><text:s text:c="4"/>void printDoublyLinkedList()</text:p>
      <text:p text:style-name="P30"><text:s text:c="4"/>{</text:p>
      <text:p text:style-name="P30"><text:s text:c="8"/>if (head == NULL)</text:p>
      <text:p text:style-name="P30"><text:soft-page-break/><text:s text:c="8"/>{</text:p>
      <text:p text:style-name="P30"><text:s text:c="12"/>cout &lt;&lt; "Doubly linked list is empty." &lt;&lt; endl;</text:p>
      <text:p text:style-name="P30"><text:s text:c="8"/>}</text:p>
      <text:p text:style-name="P30"><text:s text:c="8"/>{</text:p>
      <text:p text:style-name="P30"><text:s text:c="12"/>Node&lt;T&gt; *ptr = head;</text:p>
      <text:p text:style-name="P30"><text:s text:c="12"/>while (ptr != NULL)</text:p>
      <text:p text:style-name="P30"><text:s text:c="12"/>{</text:p>
      <text:p text:style-name="P30"><text:s text:c="16"/>cout &lt;&lt; "(" &lt;&lt; ptr-&gt;key &lt;&lt; "," &lt;&lt; ptr-&gt;data &lt;&lt; ") <text:s text:c="3"/>";</text:p>
      <text:p text:style-name="P30"><text:s text:c="16"/>ptr = ptr-&gt;next;</text:p>
      <text:p text:style-name="P30"><text:s text:c="12"/>}</text:p>
      <text:p text:style-name="P30"><text:s text:c="8"/>}</text:p>
      <text:p text:style-name="P30"><text:s text:c="4"/>}</text:p>
      <text:p text:style-name="P30"><text:s text:c="4"/>void printDoublyLinkedListInReverseOrder()</text:p>
      <text:p text:style-name="P30"><text:s text:c="4"/>{</text:p>
      <text:p text:style-name="P30"><text:s text:c="8"/>if (head == NULL)</text:p>
      <text:p text:style-name="P30"><text:s text:c="8"/>{</text:p>
      <text:p text:style-name="P30"><text:s text:c="12"/>cout &lt;&lt; "Doubly linked list is empty." &lt;&lt; endl;</text:p>
      <text:p text:style-name="P30"><text:s text:c="8"/>}</text:p>
      <text:p text:style-name="P30"><text:s text:c="8"/>{</text:p>
      <text:p text:style-name="P30"><text:s text:c="12"/>Node&lt;T&gt; *temp = head;</text:p>
      <text:p text:style-name="P30"><text:s text:c="12"/>Node&lt;T&gt; *ptrbwd = NULL;</text:p>
      <text:p text:style-name="P30"><text:s text:c="12"/>while (temp != NULL)</text:p>
      <text:p text:style-name="P30"><text:s text:c="12"/>{</text:p>
      <text:p text:style-name="P30"><text:s text:c="16"/>ptrbwd = temp;</text:p>
      <text:p text:style-name="P30"><text:s text:c="16"/>temp = temp-&gt;next;</text:p>
      <text:p text:style-name="P30"><text:s text:c="12"/>}</text:p>
      <text:p text:style-name="P30"><text:s text:c="12"/>while (ptrbwd != NULL)</text:p>
      <text:p text:style-name="P30"><text:s text:c="12"/>{</text:p>
      <text:p text:style-name="P30"><text:soft-page-break/><text:s text:c="16"/>cout &lt;&lt; "(" &lt;&lt; ptrbwd-&gt;key &lt;&lt; "," &lt;&lt; ptrbwd-&gt;data &lt;&lt; ") <text:s text:c="3"/>";</text:p>
      <text:p text:style-name="P30"><text:s text:c="16"/>ptrbwd = ptrbwd-&gt;previous;</text:p>
      <text:p text:style-name="P30"><text:s text:c="12"/>}</text:p>
      <text:p text:style-name="P30"><text:s text:c="8"/>}</text:p>
      <text:p text:style-name="P30"><text:s text:c="4"/>}</text:p>
      <text:p text:style-name="P30">};</text:p>
      <text:p text:style-name="P30">int main()</text:p>
      <text:p text:style-name="P30">{</text:p>
      <text:p text:style-name="P30"><text:s text:c="4"/>int varForDataTypeSelection, varForSwitchCase, key1, k1;</text:p>
      <text:p text:style-name="P30"><text:s text:c="4"/>do</text:p>
      <text:p text:style-name="P30"><text:s text:c="4"/>{</text:p>
      <text:p text:style-name="P30"><text:s text:c="8"/>cout &lt;&lt; "\n=====================================================================================" &lt;&lt; endl;</text:p>
      <text:p text:style-name="P30"><text:s text:c="8"/>cout &lt;&lt; "**************************** Doubly Linked list Operations **************************" &lt;&lt; endl;</text:p>
      <text:p text:style-name="P30"><text:s text:c="8"/>cout &lt;&lt; "=====================================================================================" &lt;&lt; endl;</text:p>
      <text:p text:style-name="P30"><text:s text:c="8"/>cout &lt;&lt; "\nSelect Data type: " &lt;&lt; endl;</text:p>
      <text:p text:style-name="P30"><text:s text:c="8"/>cout &lt;&lt; "1.INT <text:s text:c="4"/>2.DOUBLE <text:s text:c="3"/>3.FLOAT <text:s text:c="4"/>4.CHAR <text:s text:c="4"/>5.Clear Screen <text:s text:c="4"/>0.Exit from program" &lt;&lt; endl;</text:p>
      <text:p text:style-name="P30"><text:s text:c="8"/>cout &lt;&lt; "&gt;";</text:p>
      <text:p text:style-name="P30"><text:s text:c="8"/>cin &gt;&gt; varForDataTypeSelection;</text:p>
      <text:p text:style-name="P30"><text:s text:c="8"/>std::cin.ignore(std::numeric_limits&lt;std::streamsize&gt;::max(), '\n');</text:p>
      <text:p text:style-name="P30"><text:s text:c="8"/>std::cin.clear();</text:p>
      <text:p text:style-name="P30"><text:s text:c="8"/>if (varForDataTypeSelection == 1)</text:p>
      <text:p text:style-name="P30"><text:s text:c="8"/>{</text:p>
      <text:p text:style-name="P30"><text:s text:c="12"/>int data1;</text:p>
      <text:p text:style-name="P30"><text:soft-page-break/><text:s text:c="12"/>cout &lt;&lt; "Selected Data type: INT" &lt;&lt; endl;</text:p>
      <text:p text:style-name="P30"><text:s text:c="12"/>cout &lt;&lt; "Which Operation Do you want to perform?" &lt;&lt; endl;</text:p>
      <text:p text:style-name="P30"><text:s text:c="12"/>DoublyLinkedList&lt;int&gt; s;</text:p>
      <text:p text:style-name="P30"><text:s text:c="12"/>do</text:p>
      <text:p text:style-name="P30"><text:s text:c="12"/>{</text:p>
      <text:p text:style-name="P30"><text:s text:c="16"/>cout &lt;&lt; "\n1.Append Node\n2.PrependNode\n3.Insert Node after a particular node\n4.Delete Node\n5.Update Node data\n6.Print doubly linked list\n7.Print doubly linked list in reverse order\n8.Clear Screen\n0.Go to previous menu\n&gt; ";</text:p>
      <text:p text:style-name="P30"><text:s text:c="16"/>cin &gt;&gt; varForSwitchCase;</text:p>
      <text:p text:style-name="P30"><text:s text:c="16"/>Node&lt;int&gt; *n1 = new Node&lt;int&gt;();</text:p>
      <text:p text:style-name="P30"><text:s text:c="16"/>switch (varForSwitchCase)</text:p>
      <text:p text:style-name="P30"><text:s text:c="16"/>{</text:p>
      <text:p text:style-name="P30"><text:s text:c="16"/>case 0:</text:p>
      <text:p text:style-name="P30"><text:s text:c="16"/>{</text:p>
      <text:p text:style-name="P30"><text:s text:c="20"/>cout &lt;&lt; "=====================================================================================" &lt;&lt; endl;</text:p>
      <text:p text:style-name="P30"><text:s text:c="20"/>break;</text:p>
      <text:p text:style-name="P30"><text:s text:c="16"/>}</text:p>
      <text:p text:style-name="P30"><text:s text:c="16"/>case 1:</text:p>
      <text:p text:style-name="P30"><text:s text:c="16"/>{</text:p>
      <text:p text:style-name="P30"><text:s text:c="20"/>cout &lt;&lt; "Append Node Operation\nEnter Key &amp; data of node to be appended:" &lt;&lt; endl;</text:p>
      <text:p text:style-name="P30"><text:s text:c="20"/>cout &lt;&lt; "&gt;";</text:p>
      <text:p text:style-name="P30"><text:s text:c="20"/>cin &gt;&gt; key1;</text:p>
      <text:p text:style-name="P30"><text:s text:c="20"/>cout &lt;&lt; "&gt;";</text:p>
      <text:p text:style-name="P30"><text:s text:c="20"/>cin &gt;&gt; data1;</text:p>
      <text:p text:style-name="P30"><text:s text:c="20"/>n1-&gt;key = key1;</text:p>
      <text:p text:style-name="P30"><text:s text:c="20"/>n1-&gt;data = data1;</text:p>
      <text:p text:style-name="P30"><text:soft-page-break/><text:s text:c="20"/>s.appendNode(n1);</text:p>
      <text:p text:style-name="P30"><text:s text:c="20"/>break;</text:p>
      <text:p text:style-name="P30"><text:s text:c="16"/>}</text:p>
      <text:p text:style-name="P30"><text:s text:c="16"/>case 2:</text:p>
      <text:p text:style-name="P30"><text:s text:c="16"/>{</text:p>
      <text:p text:style-name="P30"><text:s text:c="20"/>cout &lt;&lt; "Prepend Node Operation\nEnter key and data of node to be prepended:" &lt;&lt; endl;</text:p>
      <text:p text:style-name="P30"><text:s text:c="20"/>cout &lt;&lt; "&gt;";</text:p>
      <text:p text:style-name="P30"><text:s text:c="20"/>cin &gt;&gt; key1;</text:p>
      <text:p text:style-name="P30"><text:s text:c="20"/>cout &lt;&lt; "&gt;";</text:p>
      <text:p text:style-name="P30"><text:s text:c="20"/>cin &gt;&gt; data1;</text:p>
      <text:p text:style-name="P30"><text:s text:c="20"/>n1-&gt;key = key1;</text:p>
      <text:p text:style-name="P30"><text:s text:c="20"/>n1-&gt;data = data1;</text:p>
      <text:p text:style-name="P30"><text:s text:c="20"/>s.prependNode(n1);</text:p>
      <text:p text:style-name="P30"><text:s text:c="20"/>break;</text:p>
      <text:p text:style-name="P30"><text:s text:c="16"/>}</text:p>
      <text:p text:style-name="P30"><text:s text:c="16"/>case 3:</text:p>
      <text:p text:style-name="P30"><text:s text:c="16"/>{</text:p>
      <text:p text:style-name="P30"><text:s text:c="20"/>cout &lt;&lt; "Insert Node Operation" &lt;&lt; endl;</text:p>
      <text:p text:style-name="P30"><text:s text:c="20"/>cout &lt;&lt; "Enter key of node after which you want to insert a node:\n&gt;";</text:p>
      <text:p text:style-name="P30"><text:s text:c="20"/>cin &gt;&gt; k1;</text:p>
      <text:p text:style-name="P30"><text:s text:c="20"/>if (s.checkIfNodeExists(k1))</text:p>
      <text:p text:style-name="P30"><text:s text:c="20"/>{</text:p>
      <text:p text:style-name="P30"><text:s text:c="24"/>cout &lt;&lt; "Enter key and data of node to be inserted:" &lt;&lt; endl;</text:p>
      <text:p text:style-name="P30"><text:s text:c="24"/>cout &lt;&lt; "&gt;";</text:p>
      <text:p text:style-name="P30"><text:s text:c="24"/>cin &gt;&gt; key1;</text:p>
      <text:p text:style-name="P30"><text:s text:c="24"/>cout &lt;&lt; "&gt;";</text:p>
      <text:p text:style-name="P30"><text:s text:c="24"/>cin &gt;&gt; data1;</text:p>
      <text:p text:style-name="P30"><text:s text:c="24"/>n1-&gt;key = key1;</text:p>
      <text:p text:style-name="P30"><text:soft-page-break/><text:s text:c="24"/>n1-&gt;data = data1;</text:p>
      <text:p text:style-name="P30"><text:s text:c="24"/>s.insertNodeAfter(k1, n1);</text:p>
      <text:p text:style-name="P30"><text:s text:c="20"/>}</text:p>
      <text:p text:style-name="P30"><text:s text:c="20"/>else</text:p>
      <text:p text:style-name="P30"><text:s text:c="20"/>{</text:p>
      <text:p text:style-name="P30"><text:s text:c="24"/>cout &lt;&lt; "No node exists with entered key value." &lt;&lt; endl;</text:p>
      <text:p text:style-name="P30"><text:s text:c="20"/>}</text:p>
      <text:p text:style-name="P30"><text:s text:c="20"/>break;</text:p>
      <text:p text:style-name="P30"><text:s text:c="16"/>}</text:p>
      <text:p text:style-name="P30"><text:s text:c="16"/>case 4:</text:p>
      <text:p text:style-name="P30"><text:s text:c="16"/>{</text:p>
      <text:p text:style-name="P30"><text:s text:c="20"/>cout &lt;&lt; "Delete Node Operation (Deletion by key of node)" &lt;&lt; endl;</text:p>
      <text:p text:style-name="P30"><text:s text:c="20"/>cout &lt;&lt; "Enter key value of node to be deleted:" &lt;&lt; endl;</text:p>
      <text:p text:style-name="P30"><text:s text:c="20"/>cout &lt;&lt; "&gt;";</text:p>
      <text:p text:style-name="P30"><text:s text:c="20"/>cin &gt;&gt; k1;</text:p>
      <text:p text:style-name="P30"><text:s text:c="20"/>s.deleteNodeByKey(k1);</text:p>
      <text:p text:style-name="P30"><text:s text:c="20"/>break;</text:p>
      <text:p text:style-name="P30"><text:s text:c="16"/>}</text:p>
      <text:p text:style-name="P30"><text:s text:c="16"/>case 5:</text:p>
      <text:p text:style-name="P30"><text:s text:c="16"/>{</text:p>
      <text:p text:style-name="P30"><text:s text:c="20"/>cout &lt;&lt; "Update data of Node with key value" &lt;&lt; endl;</text:p>
      <text:p text:style-name="P30"><text:s text:c="20"/>cout &lt;&lt; "Enter key of node who's data is to be updated: ";</text:p>
      <text:p text:style-name="P30"><text:s text:c="20"/>cin &gt;&gt; k1;</text:p>
      <text:p text:style-name="P30"><text:s text:c="20"/>cout &lt;&lt; "\nEnter new data: ";</text:p>
      <text:p text:style-name="P30"><text:s text:c="20"/>cin &gt;&gt; data1;</text:p>
      <text:p text:style-name="P30"><text:s text:c="20"/>cout &lt;&lt; endl;</text:p>
      <text:p text:style-name="P30"><text:s text:c="20"/>s.updateNodeByKey(k1, data1);</text:p>
      <text:p text:style-name="P30"><text:s text:c="20"/>break;</text:p>
      <text:p text:style-name="P30"><text:soft-page-break/><text:s text:c="16"/>}</text:p>
      <text:p text:style-name="P30"><text:s text:c="16"/>case 6:</text:p>
      <text:p text:style-name="P30"><text:s text:c="16"/>{</text:p>
      <text:p text:style-name="P30"><text:s text:c="20"/>cout &lt;&lt; "Doubly linked list is: " &lt;&lt; endl;</text:p>
      <text:p text:style-name="P30"><text:s text:c="20"/>s.printDoublyLinkedList();</text:p>
      <text:p text:style-name="P30"><text:s text:c="20"/>break;</text:p>
      <text:p text:style-name="P30"><text:s text:c="16"/>}</text:p>
      <text:p text:style-name="P30"><text:s text:c="16"/>case 7:</text:p>
      <text:p text:style-name="P30"><text:s text:c="16"/>{</text:p>
      <text:p text:style-name="P30"><text:s text:c="20"/>cout &lt;&lt; "Doubly linked list in reverse order: " &lt;&lt; endl;</text:p>
      <text:p text:style-name="P30"><text:s text:c="20"/>s.printDoublyLinkedListInReverseOrder();</text:p>
      <text:p text:style-name="P30"><text:s text:c="20"/>break;</text:p>
      <text:p text:style-name="P30"><text:s text:c="16"/>}</text:p>
      <text:p text:style-name="P30"><text:s text:c="16"/>case 8:</text:p>
      <text:p text:style-name="P30"><text:s text:c="16"/>{</text:p>
      <text:p text:style-name="P30"><text:s text:c="20"/>system("clear");</text:p>
      <text:p text:style-name="P30"><text:s text:c="20"/>break;</text:p>
      <text:p text:style-name="P30"><text:s text:c="16"/>}</text:p>
      <text:p text:style-name="P30"><text:s text:c="16"/>default:</text:p>
      <text:p text:style-name="P30"><text:s text:c="16"/>{</text:p>
      <text:p text:style-name="P30"><text:s text:c="20"/>cout &lt;&lt; "Invalid Input.\nTry Again:)" &lt;&lt; endl;</text:p>
      <text:p text:style-name="P30"><text:s text:c="20"/>break;</text:p>
      <text:p text:style-name="P30"><text:s text:c="16"/>}</text:p>
      <text:p text:style-name="P30"><text:s text:c="16"/>}</text:p>
      <text:p text:style-name="P30"/>
      <text:p text:style-name="P30"><text:s text:c="12"/>} while (varForSwitchCase != 0);</text:p>
      <text:p text:style-name="P30"><text:s text:c="8"/>}</text:p>
      <text:p text:style-name="P30"><text:s text:c="8"/>else if (varForDataTypeSelection == 2)</text:p>
      <text:p text:style-name="P30"><text:soft-page-break/><text:s text:c="8"/>{</text:p>
      <text:p text:style-name="P30"><text:s text:c="12"/>double data1;</text:p>
      <text:p text:style-name="P30"><text:s text:c="12"/>cout &lt;&lt; "Selected Data type: DOUBLE" &lt;&lt; endl;</text:p>
      <text:p text:style-name="P30"><text:s text:c="12"/>cout &lt;&lt; "Which Operation Do you want to perform?" &lt;&lt; endl;</text:p>
      <text:p text:style-name="P30"><text:s text:c="12"/>DoublyLinkedList&lt;double&gt; s;</text:p>
      <text:p text:style-name="P30"><text:s text:c="12"/>do</text:p>
      <text:p text:style-name="P30"><text:s text:c="12"/>{</text:p>
      <text:p text:style-name="P30"><text:s text:c="16"/>cout &lt;&lt; "\n1.Append Node\n2.PrependNode\n3.Insert Node after a particular node\n4.Delete Node\n5.Update Node data\n6.Print doubly linked list\n7.Print doubly linked list in reverse order\n8.Clear Screen\n0.Go to previous menu\n&gt; ";</text:p>
      <text:p text:style-name="P30"><text:s text:c="16"/>cin &gt;&gt; varForSwitchCase;</text:p>
      <text:p text:style-name="P30"><text:s text:c="16"/>Node&lt;double&gt; *n1 = new Node&lt;double&gt;();</text:p>
      <text:p text:style-name="P30"><text:s text:c="16"/>switch (varForSwitchCase)</text:p>
      <text:p text:style-name="P30"><text:s text:c="16"/>{</text:p>
      <text:p text:style-name="P30"><text:s text:c="16"/>case 0:</text:p>
      <text:p text:style-name="P30"><text:s text:c="16"/>{</text:p>
      <text:p text:style-name="P30"><text:s text:c="20"/>cout &lt;&lt; "=====================================================================================" &lt;&lt; endl;</text:p>
      <text:p text:style-name="P30"><text:s text:c="20"/>break;</text:p>
      <text:p text:style-name="P30"><text:s text:c="16"/>}</text:p>
      <text:p text:style-name="P30"><text:s text:c="16"/>case 1:</text:p>
      <text:p text:style-name="P30"><text:s text:c="16"/>{</text:p>
      <text:p text:style-name="P30"><text:s text:c="20"/>cout &lt;&lt; "Append Node Operation\nEnter Key &amp; data of node to be appended:" &lt;&lt; endl;</text:p>
      <text:p text:style-name="P30"><text:s text:c="20"/>cout &lt;&lt; "&gt;";</text:p>
      <text:p text:style-name="P30"><text:s text:c="20"/>cin &gt;&gt; key1;</text:p>
      <text:p text:style-name="P30"><text:s text:c="20"/>cout &lt;&lt; "&gt;";</text:p>
      <text:p text:style-name="P30"><text:s text:c="20"/>cin &gt;&gt; data1;</text:p>
      <text:p text:style-name="P30"><text:soft-page-break/><text:s text:c="20"/>n1-&gt;key = key1;</text:p>
      <text:p text:style-name="P30"><text:s text:c="20"/>n1-&gt;data = data1;</text:p>
      <text:p text:style-name="P30"><text:s text:c="20"/>s.appendNode(n1);</text:p>
      <text:p text:style-name="P30"><text:s text:c="20"/>break;</text:p>
      <text:p text:style-name="P30"><text:s text:c="16"/>}</text:p>
      <text:p text:style-name="P30"><text:s text:c="16"/>case 2:</text:p>
      <text:p text:style-name="P30"><text:s text:c="16"/>{</text:p>
      <text:p text:style-name="P30"><text:s text:c="20"/>cout &lt;&lt; "Prepend Node Operation\nEnter key and data of node to be prepended:" &lt;&lt; endl;</text:p>
      <text:p text:style-name="P30"><text:s text:c="20"/>cout &lt;&lt; "&gt;";</text:p>
      <text:p text:style-name="P30"><text:s text:c="20"/>cin &gt;&gt; key1;</text:p>
      <text:p text:style-name="P30"><text:s text:c="20"/>cout &lt;&lt; "&gt;";</text:p>
      <text:p text:style-name="P30"><text:s text:c="20"/>cin &gt;&gt; data1;</text:p>
      <text:p text:style-name="P30"><text:s text:c="20"/>n1-&gt;key = key1;</text:p>
      <text:p text:style-name="P30"><text:s text:c="20"/>n1-&gt;data = data1;</text:p>
      <text:p text:style-name="P30"><text:s text:c="20"/>s.prependNode(n1);</text:p>
      <text:p text:style-name="P30"><text:s text:c="20"/>break;</text:p>
      <text:p text:style-name="P30"><text:s text:c="16"/>}</text:p>
      <text:p text:style-name="P30"><text:s text:c="16"/>case 3:</text:p>
      <text:p text:style-name="P30"><text:s text:c="16"/>{</text:p>
      <text:p text:style-name="P30"><text:s text:c="20"/>cout &lt;&lt; "Insert Node Operation" &lt;&lt; endl;</text:p>
      <text:p text:style-name="P30"><text:s text:c="20"/>cout &lt;&lt; "Enter key of node after which you want to insert a node:\n&gt;";</text:p>
      <text:p text:style-name="P30"><text:s text:c="20"/>cin &gt;&gt; k1;</text:p>
      <text:p text:style-name="P30"><text:s text:c="20"/>if (s.checkIfNodeExists(k1))</text:p>
      <text:p text:style-name="P30"><text:s text:c="20"/>{</text:p>
      <text:p text:style-name="P30"><text:s text:c="24"/>cout &lt;&lt; "Enter key and data of node to be inserted:" &lt;&lt; endl;</text:p>
      <text:p text:style-name="P30"><text:s text:c="24"/>cout &lt;&lt; "&gt;";</text:p>
      <text:p text:style-name="P30"><text:s text:c="24"/>cin &gt;&gt; key1;</text:p>
      <text:p text:style-name="P30"><text:s text:c="24"/>cout &lt;&lt; "&gt;";</text:p>
      <text:p text:style-name="P30"><text:soft-page-break/><text:s text:c="24"/>cin &gt;&gt; data1;</text:p>
      <text:p text:style-name="P30"><text:s text:c="24"/>n1-&gt;key = key1;</text:p>
      <text:p text:style-name="P30"><text:s text:c="24"/>n1-&gt;data = data1;</text:p>
      <text:p text:style-name="P30"><text:s text:c="24"/>s.insertNodeAfter(k1, n1);</text:p>
      <text:p text:style-name="P30"><text:s text:c="20"/>}</text:p>
      <text:p text:style-name="P30"><text:s text:c="20"/>else</text:p>
      <text:p text:style-name="P30"><text:s text:c="20"/>{</text:p>
      <text:p text:style-name="P30"><text:s text:c="24"/>cout &lt;&lt; "No node exists with entered key value." &lt;&lt; endl;</text:p>
      <text:p text:style-name="P30"><text:s text:c="20"/>}</text:p>
      <text:p text:style-name="P30"><text:s text:c="20"/>break;</text:p>
      <text:p text:style-name="P30"><text:s text:c="16"/>}</text:p>
      <text:p text:style-name="P30"><text:s text:c="16"/>case 4:</text:p>
      <text:p text:style-name="P30"><text:s text:c="16"/>{</text:p>
      <text:p text:style-name="P30"><text:s text:c="20"/>cout &lt;&lt; "Delete Node Operation (Deletion by key of node)" &lt;&lt; endl;</text:p>
      <text:p text:style-name="P30"><text:s text:c="20"/>cout &lt;&lt; "Enter key value of node to be deleted:" &lt;&lt; endl;</text:p>
      <text:p text:style-name="P30"><text:s text:c="20"/>cout &lt;&lt; "&gt;";</text:p>
      <text:p text:style-name="P30"><text:s text:c="20"/>cin &gt;&gt; k1;</text:p>
      <text:p text:style-name="P30"><text:s text:c="20"/>s.deleteNodeByKey(k1);</text:p>
      <text:p text:style-name="P30"><text:s text:c="20"/>break;</text:p>
      <text:p text:style-name="P30"><text:s text:c="16"/>}</text:p>
      <text:p text:style-name="P30"><text:s text:c="16"/>case 5:</text:p>
      <text:p text:style-name="P30"><text:s text:c="16"/>{</text:p>
      <text:p text:style-name="P30"><text:s text:c="20"/>cout &lt;&lt; "Update data of Node with key value" &lt;&lt; endl;</text:p>
      <text:p text:style-name="P30"><text:s text:c="20"/>cout &lt;&lt; "Enter key of node who's data is to be updated: ";</text:p>
      <text:p text:style-name="P30"><text:s text:c="20"/>cin &gt;&gt; k1;</text:p>
      <text:p text:style-name="P30"><text:s text:c="20"/>cout &lt;&lt; "\nEnter new data: ";</text:p>
      <text:p text:style-name="P30"><text:s text:c="20"/>cin &gt;&gt; data1;</text:p>
      <text:p text:style-name="P30"><text:s text:c="20"/>cout &lt;&lt; endl;</text:p>
      <text:p text:style-name="P30"><text:soft-page-break/><text:s text:c="20"/>s.updateNodeByKey(k1, data1);</text:p>
      <text:p text:style-name="P30"><text:s text:c="20"/>break;</text:p>
      <text:p text:style-name="P30"><text:s text:c="16"/>}</text:p>
      <text:p text:style-name="P30"><text:s text:c="16"/>case 6:</text:p>
      <text:p text:style-name="P30"><text:s text:c="16"/>{</text:p>
      <text:p text:style-name="P30"><text:s text:c="20"/>cout &lt;&lt; "Doubly linked list is: " &lt;&lt; endl;</text:p>
      <text:p text:style-name="P30"><text:s text:c="20"/>s.printDoublyLinkedList();</text:p>
      <text:p text:style-name="P30"><text:s text:c="20"/>break;</text:p>
      <text:p text:style-name="P30"><text:s text:c="16"/>}</text:p>
      <text:p text:style-name="P30"><text:s text:c="16"/>case 7:</text:p>
      <text:p text:style-name="P30"><text:s text:c="16"/>{</text:p>
      <text:p text:style-name="P30"><text:s text:c="20"/>cout &lt;&lt; "Doubly linked list in reverse order: " &lt;&lt; endl;</text:p>
      <text:p text:style-name="P30"><text:s text:c="20"/>s.printDoublyLinkedListInReverseOrder();</text:p>
      <text:p text:style-name="P30"><text:s text:c="20"/>break;</text:p>
      <text:p text:style-name="P30"><text:s text:c="16"/>}</text:p>
      <text:p text:style-name="P30"><text:s text:c="16"/>case 8:</text:p>
      <text:p text:style-name="P30"><text:s text:c="16"/>{</text:p>
      <text:p text:style-name="P30"><text:s text:c="20"/>system("clear");</text:p>
      <text:p text:style-name="P30"><text:s text:c="20"/>break;</text:p>
      <text:p text:style-name="P30"><text:s text:c="16"/>}</text:p>
      <text:p text:style-name="P30"><text:s text:c="16"/>default:</text:p>
      <text:p text:style-name="P30"><text:s text:c="16"/>{</text:p>
      <text:p text:style-name="P30"><text:s text:c="20"/>cout &lt;&lt; "Invalid Input.\nTry Again:)" &lt;&lt; endl;</text:p>
      <text:p text:style-name="P30"><text:s text:c="20"/>break;</text:p>
      <text:p text:style-name="P30"><text:s text:c="16"/>}</text:p>
      <text:p text:style-name="P30"><text:s text:c="16"/>}</text:p>
      <text:p text:style-name="P30"/>
      <text:p text:style-name="P30"><text:s text:c="12"/>} while (varForSwitchCase != 0);</text:p>
      <text:p text:style-name="P30"><text:soft-page-break/><text:s text:c="8"/>}</text:p>
      <text:p text:style-name="P30"><text:s text:c="8"/>else if (varForDataTypeSelection == 3)</text:p>
      <text:p text:style-name="P30"><text:s text:c="8"/>{</text:p>
      <text:p text:style-name="P30"><text:s text:c="12"/>float data1;</text:p>
      <text:p text:style-name="P30"><text:s text:c="12"/>cout &lt;&lt; "Selected Data type: FLOAT" &lt;&lt; endl;</text:p>
      <text:p text:style-name="P30"><text:s text:c="12"/>cout &lt;&lt; "Which Operation Do you want to perform?" &lt;&lt; endl;</text:p>
      <text:p text:style-name="P30"><text:s text:c="12"/>DoublyLinkedList&lt;float&gt; s;</text:p>
      <text:p text:style-name="P30"><text:s text:c="12"/>do</text:p>
      <text:p text:style-name="P30"><text:s text:c="12"/>{</text:p>
      <text:p text:style-name="P30"><text:s text:c="16"/>cout &lt;&lt; "\n1.Append Node\n2.PrependNode\n3.Insert Node after a particular node\n4.Delete Node\n5.Update Node data\n6.Print doubly linked list\n7.Print doubly linked list in reverse order\n8.Clear Screen\n0.Go to previous menu\n&gt; ";</text:p>
      <text:p text:style-name="P30"><text:s text:c="16"/>cin &gt;&gt; varForSwitchCase;</text:p>
      <text:p text:style-name="P30"><text:s text:c="16"/>Node&lt;float&gt; *n1 = new Node&lt;float&gt;();</text:p>
      <text:p text:style-name="P30"><text:s text:c="16"/>switch (varForSwitchCase)</text:p>
      <text:p text:style-name="P30"><text:s text:c="16"/>{</text:p>
      <text:p text:style-name="P30"><text:s text:c="16"/>case 0:</text:p>
      <text:p text:style-name="P30"><text:s text:c="16"/>{</text:p>
      <text:p text:style-name="P30"><text:s text:c="20"/>cout &lt;&lt; "=====================================================================================" &lt;&lt; endl;</text:p>
      <text:p text:style-name="P30"><text:s text:c="20"/>break;</text:p>
      <text:p text:style-name="P30"><text:s text:c="16"/>}</text:p>
      <text:p text:style-name="P30"><text:s text:c="16"/>case 1:</text:p>
      <text:p text:style-name="P30"><text:s text:c="16"/>{</text:p>
      <text:p text:style-name="P30"><text:s text:c="20"/>cout &lt;&lt; "Append Node Operation\nEnter Key &amp; data of node to be appended:" &lt;&lt; endl;</text:p>
      <text:p text:style-name="P30"><text:s text:c="20"/>cout &lt;&lt; "&gt;";</text:p>
      <text:p text:style-name="P30"><text:s text:c="20"/>cin &gt;&gt; key1;</text:p>
      <text:p text:style-name="P30"><text:soft-page-break/><text:s text:c="20"/>cout &lt;&lt; "&gt;";</text:p>
      <text:p text:style-name="P30"><text:s text:c="20"/>cin &gt;&gt; data1;</text:p>
      <text:p text:style-name="P30"><text:s text:c="20"/>n1-&gt;key = key1;</text:p>
      <text:p text:style-name="P30"><text:s text:c="20"/>n1-&gt;data = data1;</text:p>
      <text:p text:style-name="P30"><text:s text:c="20"/>s.appendNode(n1);</text:p>
      <text:p text:style-name="P30"><text:s text:c="20"/>break;</text:p>
      <text:p text:style-name="P30"><text:s text:c="16"/>}</text:p>
      <text:p text:style-name="P30"><text:s text:c="16"/>case 2:</text:p>
      <text:p text:style-name="P30"><text:s text:c="16"/>{</text:p>
      <text:p text:style-name="P30"><text:s text:c="20"/>cout &lt;&lt; "Prepend Node Operation\nEnter key and data of node to be prepended:" &lt;&lt; endl;</text:p>
      <text:p text:style-name="P30"><text:s text:c="20"/>cout &lt;&lt; "&gt;";</text:p>
      <text:p text:style-name="P30"><text:s text:c="20"/>cin &gt;&gt; key1;</text:p>
      <text:p text:style-name="P30"><text:s text:c="20"/>cout &lt;&lt; "&gt;";</text:p>
      <text:p text:style-name="P30"><text:s text:c="20"/>cin &gt;&gt; data1;</text:p>
      <text:p text:style-name="P30"><text:s text:c="20"/>n1-&gt;key = key1;</text:p>
      <text:p text:style-name="P30"><text:s text:c="20"/>n1-&gt;data = data1;</text:p>
      <text:p text:style-name="P30"><text:s text:c="20"/>s.prependNode(n1);</text:p>
      <text:p text:style-name="P30"><text:s text:c="20"/>break;</text:p>
      <text:p text:style-name="P30"><text:s text:c="16"/>}</text:p>
      <text:p text:style-name="P30"><text:s text:c="16"/>case 3:</text:p>
      <text:p text:style-name="P30"><text:s text:c="16"/>{</text:p>
      <text:p text:style-name="P30"><text:s text:c="20"/>cout &lt;&lt; "Insert Node Operation" &lt;&lt; endl;</text:p>
      <text:p text:style-name="P30"><text:s text:c="20"/>cout &lt;&lt; "Enter key of node after which you want to insert a node:\n&gt;";</text:p>
      <text:p text:style-name="P30"><text:s text:c="20"/>cin &gt;&gt; k1;</text:p>
      <text:p text:style-name="P30"><text:s text:c="20"/>if (s.checkIfNodeExists(k1))</text:p>
      <text:p text:style-name="P30"><text:s text:c="20"/>{</text:p>
      <text:p text:style-name="P30"><text:s text:c="24"/>cout &lt;&lt; "Enter key and data of node to be inserted:" &lt;&lt; endl;</text:p>
      <text:p text:style-name="P30"><text:s text:c="24"/>cout &lt;&lt; "&gt;";</text:p>
      <text:p text:style-name="P30"><text:soft-page-break/><text:s text:c="24"/>cin &gt;&gt; key1;</text:p>
      <text:p text:style-name="P30"><text:s text:c="24"/>cout &lt;&lt; "&gt;";</text:p>
      <text:p text:style-name="P30"><text:s text:c="24"/>cin &gt;&gt; data1;</text:p>
      <text:p text:style-name="P30"><text:s text:c="24"/>n1-&gt;key = key1;</text:p>
      <text:p text:style-name="P30"><text:s text:c="24"/>n1-&gt;data = data1;</text:p>
      <text:p text:style-name="P30"><text:s text:c="24"/>s.insertNodeAfter(k1, n1);</text:p>
      <text:p text:style-name="P30"><text:s text:c="20"/>}</text:p>
      <text:p text:style-name="P30"><text:s text:c="20"/>else</text:p>
      <text:p text:style-name="P30"><text:s text:c="20"/>{</text:p>
      <text:p text:style-name="P30"><text:s text:c="24"/>cout &lt;&lt; "No node exists with entered key value." &lt;&lt; endl;</text:p>
      <text:p text:style-name="P30"><text:s text:c="20"/>}</text:p>
      <text:p text:style-name="P30"><text:s text:c="20"/>break;</text:p>
      <text:p text:style-name="P30"><text:s text:c="16"/>}</text:p>
      <text:p text:style-name="P30"><text:s text:c="16"/>case 4:</text:p>
      <text:p text:style-name="P30"><text:s text:c="16"/>{</text:p>
      <text:p text:style-name="P30"><text:s text:c="20"/>cout &lt;&lt; "Delete Node Operation (Deletion by key of node)" &lt;&lt; endl;</text:p>
      <text:p text:style-name="P30"><text:s text:c="20"/>cout &lt;&lt; "Enter key value of node to be deleted:" &lt;&lt; endl;</text:p>
      <text:p text:style-name="P30"><text:s text:c="20"/>cout &lt;&lt; "&gt;";</text:p>
      <text:p text:style-name="P30"><text:s text:c="20"/>cin &gt;&gt; k1;</text:p>
      <text:p text:style-name="P30"><text:s text:c="20"/>s.deleteNodeByKey(k1);</text:p>
      <text:p text:style-name="P30"><text:s text:c="20"/>break;</text:p>
      <text:p text:style-name="P30"><text:s text:c="16"/>}</text:p>
      <text:p text:style-name="P30"><text:s text:c="16"/>case 5:</text:p>
      <text:p text:style-name="P30"><text:s text:c="16"/>{</text:p>
      <text:p text:style-name="P30"><text:s text:c="20"/>cout &lt;&lt; "Update data of Node with key value" &lt;&lt; endl;</text:p>
      <text:p text:style-name="P30"><text:s text:c="20"/>cout &lt;&lt; "Enter key of node who's data is to be updated: ";</text:p>
      <text:p text:style-name="P30"><text:s text:c="20"/>cin &gt;&gt; k1;</text:p>
      <text:p text:style-name="P30"><text:s text:c="20"/>cout &lt;&lt; "\nEnter new data: ";</text:p>
      <text:p text:style-name="P30"><text:soft-page-break/><text:s text:c="20"/>cin &gt;&gt; data1;</text:p>
      <text:p text:style-name="P30"><text:s text:c="20"/>cout &lt;&lt; endl;</text:p>
      <text:p text:style-name="P30"><text:s text:c="20"/>s.updateNodeByKey(k1, data1);</text:p>
      <text:p text:style-name="P30"><text:s text:c="20"/>break;</text:p>
      <text:p text:style-name="P30"><text:s text:c="16"/>}</text:p>
      <text:p text:style-name="P30"><text:s text:c="16"/>case 6:</text:p>
      <text:p text:style-name="P30"><text:s text:c="16"/>{</text:p>
      <text:p text:style-name="P30"><text:s text:c="20"/>cout &lt;&lt; "Doubly linked list is: " &lt;&lt; endl;</text:p>
      <text:p text:style-name="P30"><text:s text:c="20"/>s.printDoublyLinkedList();</text:p>
      <text:p text:style-name="P30"><text:s text:c="20"/>break;</text:p>
      <text:p text:style-name="P30"><text:s text:c="16"/>}</text:p>
      <text:p text:style-name="P30"><text:s text:c="16"/>case 7:</text:p>
      <text:p text:style-name="P30"><text:s text:c="16"/>{</text:p>
      <text:p text:style-name="P30"><text:s text:c="20"/>cout &lt;&lt; "Doubly linked list in reverse order: " &lt;&lt; endl;</text:p>
      <text:p text:style-name="P30"><text:s text:c="20"/>s.printDoublyLinkedListInReverseOrder();</text:p>
      <text:p text:style-name="P30"><text:s text:c="20"/>break;</text:p>
      <text:p text:style-name="P30"><text:s text:c="16"/>}</text:p>
      <text:p text:style-name="P30"><text:s text:c="16"/>case 8:</text:p>
      <text:p text:style-name="P30"><text:s text:c="16"/>{</text:p>
      <text:p text:style-name="P30"><text:s text:c="20"/>system("clear");</text:p>
      <text:p text:style-name="P30"><text:s text:c="20"/>break;</text:p>
      <text:p text:style-name="P30"><text:s text:c="16"/>}</text:p>
      <text:p text:style-name="P30"><text:s text:c="16"/>default:</text:p>
      <text:p text:style-name="P30"><text:s text:c="16"/>{</text:p>
      <text:p text:style-name="P30"><text:s text:c="20"/>cout &lt;&lt; "Invalid Input.\nTry Again:)" &lt;&lt; endl;</text:p>
      <text:p text:style-name="P30"><text:s text:c="20"/>break;</text:p>
      <text:p text:style-name="P30"><text:s text:c="16"/>}</text:p>
      <text:p text:style-name="P30"><text:s text:c="16"/>}</text:p>
      <text:p text:style-name="P30"><text:soft-page-break/></text:p>
      <text:p text:style-name="P30"><text:s text:c="12"/>} while (varForSwitchCase != 0);</text:p>
      <text:p text:style-name="P30"><text:s text:c="8"/>}</text:p>
      <text:p text:style-name="P30"><text:s text:c="8"/>else if (varForDataTypeSelection == 4)</text:p>
      <text:p text:style-name="P30"><text:s text:c="8"/>{</text:p>
      <text:p text:style-name="P30"><text:s text:c="12"/>char data1;</text:p>
      <text:p text:style-name="P30"><text:s text:c="12"/>cout &lt;&lt; "Selected Data type: CHAR" &lt;&lt; endl;</text:p>
      <text:p text:style-name="P30"><text:s text:c="12"/>cout &lt;&lt; "Which Operation Do you want to perform?" &lt;&lt; endl;</text:p>
      <text:p text:style-name="P30"><text:s text:c="12"/>DoublyLinkedList&lt;char&gt; s;</text:p>
      <text:p text:style-name="P30"><text:s text:c="12"/>do</text:p>
      <text:p text:style-name="P30"><text:s text:c="12"/>{</text:p>
      <text:p text:style-name="P30"><text:s text:c="16"/>cout &lt;&lt; "\n1.Append Node\n2.PrependNode\n3.Insert Node after a particular node\n4.Delete Node\n5.Update Node data\n6.Print doubly linked list\n7.Print doubly linked list in reverse order\n8.Clear Screen\n0.Go to previous menu\n&gt; ";</text:p>
      <text:p text:style-name="P30"><text:s text:c="16"/>cin &gt;&gt; varForSwitchCase;</text:p>
      <text:p text:style-name="P30"><text:s text:c="16"/>Node&lt;char&gt; *n1 = new Node&lt;char&gt;();</text:p>
      <text:p text:style-name="P30"><text:s text:c="16"/>switch (varForSwitchCase)</text:p>
      <text:p text:style-name="P30"><text:s text:c="16"/>{</text:p>
      <text:p text:style-name="P30"><text:s text:c="16"/>case 0:</text:p>
      <text:p text:style-name="P30"><text:s text:c="16"/>{</text:p>
      <text:p text:style-name="P30"><text:s text:c="20"/>cout &lt;&lt; "=====================================================================================" &lt;&lt; endl;</text:p>
      <text:p text:style-name="P30"><text:s text:c="20"/>break;</text:p>
      <text:p text:style-name="P30"><text:s text:c="16"/>}</text:p>
      <text:p text:style-name="P30"><text:s text:c="16"/>case 1:</text:p>
      <text:p text:style-name="P30"><text:s text:c="16"/>{</text:p>
      <text:p text:style-name="P30"><text:s text:c="20"/>cout &lt;&lt; "Append Node Operation\nEnter Key &amp; data of node to be appended:" &lt;&lt; endl;</text:p>
      <text:p text:style-name="P30"><text:soft-page-break/><text:s text:c="20"/>cout &lt;&lt; "&gt;";</text:p>
      <text:p text:style-name="P30"><text:s text:c="20"/>cin &gt;&gt; key1;</text:p>
      <text:p text:style-name="P30"><text:s text:c="20"/>cout &lt;&lt; "&gt;";</text:p>
      <text:p text:style-name="P30"><text:s text:c="20"/>cin &gt;&gt; data1;</text:p>
      <text:p text:style-name="P30"><text:s text:c="20"/>n1-&gt;key = key1;</text:p>
      <text:p text:style-name="P30"><text:s text:c="20"/>n1-&gt;data = data1;</text:p>
      <text:p text:style-name="P30"><text:s text:c="20"/>s.appendNode(n1);</text:p>
      <text:p text:style-name="P30"><text:s text:c="20"/>break;</text:p>
      <text:p text:style-name="P30"><text:s text:c="16"/>}</text:p>
      <text:p text:style-name="P30"><text:s text:c="16"/>case 2:</text:p>
      <text:p text:style-name="P30"><text:s text:c="16"/>{</text:p>
      <text:p text:style-name="P30"><text:s text:c="20"/>cout &lt;&lt; "Prepend Node Operation\nEnter key and data of node to be prepended:" &lt;&lt; endl;</text:p>
      <text:p text:style-name="P30"><text:s text:c="20"/>cout &lt;&lt; "&gt;";</text:p>
      <text:p text:style-name="P30"><text:s text:c="20"/>cin &gt;&gt; key1;</text:p>
      <text:p text:style-name="P30"><text:s text:c="20"/>cout &lt;&lt; "&gt;";</text:p>
      <text:p text:style-name="P30"><text:s text:c="20"/>cin &gt;&gt; data1;</text:p>
      <text:p text:style-name="P30"><text:s text:c="20"/>n1-&gt;key = key1;</text:p>
      <text:p text:style-name="P30"><text:s text:c="20"/>n1-&gt;data = data1;</text:p>
      <text:p text:style-name="P30"><text:s text:c="20"/>s.prependNode(n1);</text:p>
      <text:p text:style-name="P30"><text:s text:c="20"/>break;</text:p>
      <text:p text:style-name="P30"><text:s text:c="16"/>}</text:p>
      <text:p text:style-name="P30"><text:s text:c="16"/>case 3:</text:p>
      <text:p text:style-name="P30"><text:s text:c="16"/>{</text:p>
      <text:p text:style-name="P30"><text:s text:c="20"/>cout &lt;&lt; "Insert Node Operation" &lt;&lt; endl;</text:p>
      <text:p text:style-name="P30"><text:s text:c="20"/>cout &lt;&lt; "Enter key of node after which you want to insert a node:\n&gt;";</text:p>
      <text:p text:style-name="P30"><text:s text:c="20"/>cin &gt;&gt; k1;</text:p>
      <text:p text:style-name="P30"><text:s text:c="20"/>if (s.checkIfNodeExists(k1))</text:p>
      <text:p text:style-name="P30"><text:s text:c="20"/>{</text:p>
      <text:p text:style-name="P30"><text:soft-page-break/><text:s text:c="24"/>cout &lt;&lt; "Enter key and data of node to be inserted:" &lt;&lt; endl;</text:p>
      <text:p text:style-name="P30"><text:s text:c="24"/>cout &lt;&lt; "&gt;";</text:p>
      <text:p text:style-name="P30"><text:s text:c="24"/>cin &gt;&gt; key1;</text:p>
      <text:p text:style-name="P30"><text:s text:c="24"/>cout &lt;&lt; "&gt;";</text:p>
      <text:p text:style-name="P30"><text:s text:c="24"/>cin &gt;&gt; data1;</text:p>
      <text:p text:style-name="P30"><text:s text:c="24"/>n1-&gt;key = key1;</text:p>
      <text:p text:style-name="P30"><text:s text:c="24"/>n1-&gt;data = data1;</text:p>
      <text:p text:style-name="P30"><text:s text:c="24"/>s.insertNodeAfter(k1, n1);</text:p>
      <text:p text:style-name="P30"><text:s text:c="20"/>}</text:p>
      <text:p text:style-name="P30"><text:s text:c="20"/>else</text:p>
      <text:p text:style-name="P30"><text:s text:c="20"/>{</text:p>
      <text:p text:style-name="P30"><text:s text:c="24"/>cout &lt;&lt; "No node exists with entered key value." &lt;&lt; endl;</text:p>
      <text:p text:style-name="P30"><text:s text:c="20"/>}</text:p>
      <text:p text:style-name="P30"><text:s text:c="20"/>break;</text:p>
      <text:p text:style-name="P30"><text:s text:c="16"/>}</text:p>
      <text:p text:style-name="P30"><text:s text:c="16"/>case 4:</text:p>
      <text:p text:style-name="P30"><text:s text:c="16"/>{</text:p>
      <text:p text:style-name="P30"><text:s text:c="20"/>cout &lt;&lt; "Delete Node Operation (Deletion by key of node)" &lt;&lt; endl;</text:p>
      <text:p text:style-name="P30"><text:s text:c="20"/>cout &lt;&lt; "Enter key value of node to be deleted:" &lt;&lt; endl;</text:p>
      <text:p text:style-name="P30"><text:s text:c="20"/>cout &lt;&lt; "&gt;";</text:p>
      <text:p text:style-name="P30"><text:s text:c="20"/>cin &gt;&gt; k1;</text:p>
      <text:p text:style-name="P30"><text:s text:c="20"/>s.deleteNodeByKey(k1);</text:p>
      <text:p text:style-name="P30"><text:s text:c="20"/>break;</text:p>
      <text:p text:style-name="P30"><text:s text:c="16"/>}</text:p>
      <text:p text:style-name="P30"><text:s text:c="16"/>case 5:</text:p>
      <text:p text:style-name="P30"><text:s text:c="16"/>{</text:p>
      <text:p text:style-name="P30"><text:s text:c="20"/>cout &lt;&lt; "Update data of Node with key value" &lt;&lt; endl;</text:p>
      <text:p text:style-name="P30"><text:s text:c="20"/>cout &lt;&lt; "Enter key of node who's data is to be updated: ";</text:p>
      <text:p text:style-name="P30"><text:soft-page-break/><text:s text:c="20"/>cin &gt;&gt; k1;</text:p>
      <text:p text:style-name="P30"><text:s text:c="20"/>cout &lt;&lt; "\nEnter new data: ";</text:p>
      <text:p text:style-name="P30"><text:s text:c="20"/>cin &gt;&gt; data1;</text:p>
      <text:p text:style-name="P30"><text:s text:c="20"/>cout &lt;&lt; endl;</text:p>
      <text:p text:style-name="P30"><text:s text:c="20"/>s.updateNodeByKey(k1, data1);</text:p>
      <text:p text:style-name="P30"><text:s text:c="20"/>break;</text:p>
      <text:p text:style-name="P30"><text:s text:c="16"/>}</text:p>
      <text:p text:style-name="P30"><text:s text:c="16"/>case 6:</text:p>
      <text:p text:style-name="P30"><text:s text:c="16"/>{</text:p>
      <text:p text:style-name="P30"><text:s text:c="20"/>cout &lt;&lt; "Doubly linked list is: " &lt;&lt; endl;</text:p>
      <text:p text:style-name="P30"><text:s text:c="20"/>s.printDoublyLinkedList();</text:p>
      <text:p text:style-name="P30"><text:s text:c="20"/>break;</text:p>
      <text:p text:style-name="P30"><text:s text:c="16"/>}</text:p>
      <text:p text:style-name="P30"><text:s text:c="16"/>case 7:</text:p>
      <text:p text:style-name="P30"><text:s text:c="16"/>{</text:p>
      <text:p text:style-name="P30"><text:s text:c="20"/>cout &lt;&lt; "Doubly linked list in reverse order: " &lt;&lt; endl;</text:p>
      <text:p text:style-name="P30"><text:s text:c="20"/>s.printDoublyLinkedListInReverseOrder();</text:p>
      <text:p text:style-name="P30"><text:s text:c="20"/>break;</text:p>
      <text:p text:style-name="P30"><text:s text:c="16"/>}</text:p>
      <text:p text:style-name="P30"><text:s text:c="16"/>case 8:</text:p>
      <text:p text:style-name="P30"><text:s text:c="16"/>{</text:p>
      <text:p text:style-name="P30"><text:s text:c="20"/>system("clear");</text:p>
      <text:p text:style-name="P30"><text:s text:c="20"/>break;</text:p>
      <text:p text:style-name="P30"><text:s text:c="16"/>}</text:p>
      <text:p text:style-name="P30"><text:s text:c="16"/>default:</text:p>
      <text:p text:style-name="P30"><text:s text:c="16"/>{</text:p>
      <text:p text:style-name="P30"><text:s text:c="20"/>cout &lt;&lt; "Invalid Input.\nTry Again:)" &lt;&lt; endl;</text:p>
      <text:p text:style-name="P30"><text:s text:c="20"/>break;</text:p>
      <text:p text:style-name="P30"><text:soft-page-break/><text:s text:c="16"/>}</text:p>
      <text:p text:style-name="P30"><text:s text:c="16"/>}</text:p>
      <text:p text:style-name="P30"><text:s text:c="12"/>} while (varForSwitchCase != 0);</text:p>
      <text:p text:style-name="P30"><text:s text:c="8"/>}</text:p>
      <text:p text:style-name="P30"><text:s text:c="8"/>else if (varForDataTypeSelection == 5)</text:p>
      <text:p text:style-name="P30"><text:s text:c="8"/>{</text:p>
      <text:p text:style-name="P30"><text:s text:c="12"/>system("clear");</text:p>
      <text:p text:style-name="P30"><text:s text:c="8"/>}</text:p>
      <text:p text:style-name="P30"><text:s text:c="8"/>else if (varForDataTypeSelection == 0)</text:p>
      <text:p text:style-name="P30"><text:s text:c="8"/>{</text:p>
      <text:p text:style-name="P30"><text:s text:c="12"/>cout &lt;&lt; "\n\nThanks for Using Program!" &lt;&lt; endl;</text:p>
      <text:p text:style-name="P30"><text:s text:c="12"/>cout &lt;&lt; "Program Ended\n\n" &lt;&lt; endl;</text:p>
      <text:p text:style-name="P30"><text:s text:c="12"/>cout &lt;&lt; "=====================================================================================" &lt;&lt; endl;</text:p>
      <text:p text:style-name="P30"><text:s text:c="12"/>cout &lt;&lt; "=====================================================================================" &lt;&lt; endl;</text:p>
      <text:p text:style-name="P30"><text:s text:c="12"/>break;</text:p>
      <text:p text:style-name="P30"><text:s text:c="8"/>}</text:p>
      <text:p text:style-name="P30"><text:s text:c="8"/>else</text:p>
      <text:p text:style-name="P30"><text:s text:c="8"/>{</text:p>
      <text:p text:style-name="P30"><text:s text:c="12"/>cout &lt;&lt; "Invalid input!\nTry Again:)" &lt;&lt; endl;</text:p>
      <text:p text:style-name="P30"><text:s text:c="8"/>}</text:p>
      <text:p text:style-name="P30"><text:s text:c="4"/>} while (varForDataTypeSelection != 0);</text:p>
      <text:p text:style-name="P30"><text:s text:c="4"/>return 0;</text:p>
      <text:p text:style-name="P30">}</text:p>
      <text:p text:style-name="P30"/>
      <text:p text:style-name="P42">Output:</text:p>
      <text:p text:style-name="P42"><text:soft-page-break/></text:p>
      <text:p text:style-name="P30"/>
      <text:p text:style-name="P30">=====================================================================================</text:p>
      <text:p text:style-name="P30">**************************** Doubly Linked list Operations **************************</text:p>
      <text:p text:style-name="P30">=====================================================================================</text:p>
      <text:p text:style-name="P30"/>
      <text:p text:style-name="P30">Select Data type: </text:p>
      <text:p text:style-name="P30">1.INT <text:s text:c="4"/>2.DOUBLE <text:s text:c="3"/>3.FLOAT <text:s text:c="4"/>4.CHAR <text:s text:c="4"/>5.Clear Screen <text:s text:c="4"/>0.Exit from program</text:p>
      <text:p text:style-name="P30">&gt;1</text:p>
      <text:p text:style-name="P30">Selected Data type: INT</text:p>
      <text:p text:style-name="P30">Which Operation Do you want to perform?</text:p>
      <text:p text:style-name="P30"/>
      <text:p text:style-name="P30">1.Append Node</text:p>
      <text:p text:style-name="P30">2.PrependNode</text:p>
      <text:p text:style-name="P30">3.Insert Node after a particular node</text:p>
      <text:p text:style-name="P30">4.Delete Node</text:p>
      <text:p text:style-name="P30">5.Update Node data</text:p>
      <text:p text:style-name="P30">6.Print doubly linked list</text:p>
      <text:p text:style-name="P30">7.Print doubly linked list in reverse order</text:p>
      <text:p text:style-name="P30">8.Clear Screen</text:p>
      <text:p text:style-name="P30">0.Go to previous menu</text:p>
      <text:p text:style-name="P30">&gt; 1</text:p>
      <text:p text:style-name="P30">Append Node Operation</text:p>
      <text:p text:style-name="P30">Enter Key &amp; data of node to be appended:</text:p>
      <text:p text:style-name="P30">&gt;1</text:p>
      <text:p text:style-name="P30">&gt;10</text:p>
      <text:p text:style-name="P30">Node appended as head node</text:p>
      <text:p text:style-name="P30"/>
      <text:p text:style-name="P30">1.Append Node</text:p>
      <text:p text:style-name="P30">2.PrependNode</text:p>
      <text:p text:style-name="P30"><text:soft-page-break/>3.Insert Node after a particular node</text:p>
      <text:p text:style-name="P30">4.Delete Node</text:p>
      <text:p text:style-name="P30">5.Update Node data</text:p>
      <text:p text:style-name="P30">6.Print doubly linked list</text:p>
      <text:p text:style-name="P30">7.Print doubly linked list in reverse order</text:p>
      <text:p text:style-name="P30">8.Clear Screen</text:p>
      <text:p text:style-name="P30">0.Go to previous menu</text:p>
      <text:p text:style-name="P30">&gt; 2</text:p>
      <text:p text:style-name="P30">Prepend Node Operation</text:p>
      <text:p text:style-name="P30">Enter key and data of node to be prepended:</text:p>
      <text:p text:style-name="P30">&gt;0</text:p>
      <text:p text:style-name="P30">&gt;25</text:p>
      <text:p text:style-name="P30">Node prepended successfully.</text:p>
      <text:p text:style-name="P30"/>
      <text:p text:style-name="P30">1.Append Node</text:p>
      <text:p text:style-name="P30">2.PrependNode</text:p>
      <text:p text:style-name="P30">3.Insert Node after a particular node</text:p>
      <text:p text:style-name="P30">4.Delete Node</text:p>
      <text:p text:style-name="P30">5.Update Node data</text:p>
      <text:p text:style-name="P30">6.Print doubly linked list</text:p>
      <text:p text:style-name="P30">7.Print doubly linked list in reverse order</text:p>
      <text:p text:style-name="P30">8.Clear Screen</text:p>
      <text:p text:style-name="P30">0.Go to previous menu</text:p>
      <text:p text:style-name="P30">&gt; 1</text:p>
      <text:p text:style-name="P30">Append Node Operation</text:p>
      <text:p text:style-name="P30">Enter Key &amp; data of node to be appended:</text:p>
      <text:p text:style-name="P30">&gt;3</text:p>
      <text:p text:style-name="P30">&gt;10</text:p>
      <text:p text:style-name="P30">Node appended successfully.</text:p>
      <text:p text:style-name="P30"/>
      <text:p text:style-name="P30">1.Append Node</text:p>
      <text:p text:style-name="P30">2.PrependNode</text:p>
      <text:p text:style-name="P30"><text:soft-page-break/>3.Insert Node after a particular node</text:p>
      <text:p text:style-name="P30">4.Delete Node</text:p>
      <text:p text:style-name="P30">5.Update Node data</text:p>
      <text:p text:style-name="P30">6.Print doubly linked list</text:p>
      <text:p text:style-name="P30">7.Print doubly linked list in reverse order</text:p>
      <text:p text:style-name="P30">8.Clear Screen</text:p>
      <text:p text:style-name="P30">0.Go to previous menu</text:p>
      <text:p text:style-name="P30">&gt; 3</text:p>
      <text:p text:style-name="P30">Insert Node Operation</text:p>
      <text:p text:style-name="P30">Enter key of node after which you want to insert a node:</text:p>
      <text:p text:style-name="P30">&gt;1</text:p>
      <text:p text:style-name="P30">Enter key and data of node to be inserted:</text:p>
      <text:p text:style-name="P30">&gt;2</text:p>
      <text:p text:style-name="P30">&gt;20</text:p>
      <text:p text:style-name="P30"/>
      <text:p text:style-name="P30">1.Append Node</text:p>
      <text:p text:style-name="P30">2.PrependNode</text:p>
      <text:p text:style-name="P30">3.Insert Node after a particular node</text:p>
      <text:p text:style-name="P30">4.Delete Node</text:p>
      <text:p text:style-name="P30">5.Update Node data</text:p>
      <text:p text:style-name="P30">6.Print doubly linked list</text:p>
      <text:p text:style-name="P30">7.Print doubly linked list in reverse order</text:p>
      <text:p text:style-name="P30">8.Clear Screen</text:p>
      <text:p text:style-name="P30">0.Go to previous menu</text:p>
      <text:p text:style-name="P30">&gt; 6</text:p>
      <text:p text:style-name="P30">Doubly linked list is: </text:p>
      <text:p text:style-name="P30">(0,25) <text:s text:c="3"/>(1,10) <text:s text:c="3"/>(2,20) <text:s text:c="3"/>(3,10) <text:s text:c="3"/></text:p>
      <text:p text:style-name="P30">1.Append Node</text:p>
      <text:p text:style-name="P30">2.PrependNode</text:p>
      <text:p text:style-name="P30">3.Insert Node after a particular node</text:p>
      <text:p text:style-name="P30">4.Delete Node</text:p>
      <text:p text:style-name="P30">5.Update Node data</text:p>
      <text:p text:style-name="P30"><text:soft-page-break/>6.Print doubly linked list</text:p>
      <text:p text:style-name="P30">7.Print doubly linked list in reverse order</text:p>
      <text:p text:style-name="P30">8.Clear Screen</text:p>
      <text:p text:style-name="P30">0.Go to previous menu</text:p>
      <text:p text:style-name="P30">&gt; 4</text:p>
      <text:p text:style-name="P30">Delete Node Operation (Deletion by key of node)</text:p>
      <text:p text:style-name="P30">Enter key value of node to be deleted:</text:p>
      <text:p text:style-name="P30">&gt;2</text:p>
      <text:p text:style-name="P30">Node with key value 2 unlinked successfully.</text:p>
      <text:p text:style-name="P30"/>
      <text:p text:style-name="P30">1.Append Node</text:p>
      <text:p text:style-name="P30">2.PrependNode</text:p>
      <text:p text:style-name="P30">3.Insert Node after a particular node</text:p>
      <text:p text:style-name="P30">4.Delete Node</text:p>
      <text:p text:style-name="P30">5.Update Node data</text:p>
      <text:p text:style-name="P30">6.Print doubly linked list</text:p>
      <text:p text:style-name="P30">7.Print doubly linked list in reverse order</text:p>
      <text:p text:style-name="P30">8.Clear Screen</text:p>
      <text:p text:style-name="P30">0.Go to previous menu</text:p>
      <text:p text:style-name="P30">&gt; 6</text:p>
      <text:p text:style-name="P30">Doubly linked list is: </text:p>
      <text:p text:style-name="P30">(0,25) <text:s text:c="3"/>(1,10) <text:s text:c="3"/>(3,10) <text:s text:c="3"/></text:p>
      <text:p text:style-name="P30">1.Append Node</text:p>
      <text:p text:style-name="P30">2.PrependNode</text:p>
      <text:p text:style-name="P30">3.Insert Node after a particular node</text:p>
      <text:p text:style-name="P30">4.Delete Node</text:p>
      <text:p text:style-name="P30">5.Update Node data</text:p>
      <text:p text:style-name="P30">6.Print doubly linked list</text:p>
      <text:p text:style-name="P30">7.Print doubly linked list in reverse order</text:p>
      <text:p text:style-name="P30">8.Clear Screen</text:p>
      <text:p text:style-name="P30">0.Go to previous menu</text:p>
      <text:p text:style-name="P30">&gt; 5</text:p>
      <text:p text:style-name="P30"><text:soft-page-break/>Update data of Node with key value</text:p>
      <text:p text:style-name="P30">Enter key of node who's data is to be updated: 1</text:p>
      <text:p text:style-name="P30"/>
      <text:p text:style-name="P30">Enter new data: 23</text:p>
      <text:p text:style-name="P30"/>
      <text:p text:style-name="P30">Node before updation: (1,23)</text:p>
      <text:p text:style-name="P30">Node after updation: (1,23)</text:p>
      <text:p text:style-name="P30"/>
      <text:p text:style-name="P30">1.Append Node</text:p>
      <text:p text:style-name="P30">2.PrependNode</text:p>
      <text:p text:style-name="P30">3.Insert Node after a particular node</text:p>
      <text:p text:style-name="P30">4.Delete Node</text:p>
      <text:p text:style-name="P30">5.Update Node data</text:p>
      <text:p text:style-name="P30">6.Print doubly linked list</text:p>
      <text:p text:style-name="P30">7.Print doubly linked list in reverse order</text:p>
      <text:p text:style-name="P30">8.Clear Screen</text:p>
      <text:p text:style-name="P30">0.Go to previous menu</text:p>
      <text:p text:style-name="P30">&gt; 6</text:p>
      <text:p text:style-name="P30">Doubly linked list is: </text:p>
      <text:p text:style-name="P30">(0,25) <text:s text:c="3"/>(1,23) <text:s text:c="3"/>(3,10) <text:s text:c="3"/></text:p>
      <text:p text:style-name="P30">1.Append Node</text:p>
      <text:p text:style-name="P30">2.PrependNode</text:p>
      <text:p text:style-name="P30">3.Insert Node after a particular node</text:p>
      <text:p text:style-name="P30">4.Delete Node</text:p>
      <text:p text:style-name="P30">5.Update Node data</text:p>
      <text:p text:style-name="P30">6.Print doubly linked list</text:p>
      <text:p text:style-name="P30">7.Print doubly linked list in reverse order</text:p>
      <text:p text:style-name="P30">8.Clear Screen</text:p>
      <text:p text:style-name="P30">0.Go to previous menu</text:p>
      <text:p text:style-name="P30">&gt; 7</text:p>
      <text:p text:style-name="P30">Doubly linked list in reverse order: </text:p>
      <text:p text:style-name="P30">(3,10) <text:s text:c="3"/>(1,23) <text:s text:c="3"/>(0,25) <text:s text:c="3"/></text:p>
      <text:p text:style-name="P30"><text:soft-page-break/>1.Append Node</text:p>
      <text:p text:style-name="P30">2.PrependNode</text:p>
      <text:p text:style-name="P30">3.Insert Node after a particular node</text:p>
      <text:p text:style-name="P30">4.Delete Node</text:p>
      <text:p text:style-name="P30">5.Update Node data</text:p>
      <text:p text:style-name="P30">6.Print doubly linked list</text:p>
      <text:p text:style-name="P30">7.Print doubly linked list in reverse order</text:p>
      <text:p text:style-name="P30">8.Clear Screen</text:p>
      <text:p text:style-name="P30">0.Go to previous menu</text:p>
      <text:p text:style-name="P30">&gt; 8</text:p>
      <text:p text:style-name="P30"/>
      <text:p text:style-name="P30">1.Append Node</text:p>
      <text:p text:style-name="P30">2.PrependNode</text:p>
      <text:p text:style-name="P30">3.Insert Node after a particular node</text:p>
      <text:p text:style-name="P30">4.Delete Node</text:p>
      <text:p text:style-name="P30">5.Update Node data</text:p>
      <text:p text:style-name="P30">6.Print doubly linked list</text:p>
      <text:p text:style-name="P30">7.Print doubly linked list in reverse order</text:p>
      <text:p text:style-name="P30">8.Clear Screen</text:p>
      <text:p text:style-name="P30">0.Go to previous menu</text:p>
      <text:p text:style-name="P30">&gt; 0</text:p>
      <text:p text:style-name="P30">=====================================================================================</text:p>
      <text:p text:style-name="P30"/>
      <text:p text:style-name="P30">=====================================================================================</text:p>
      <text:p text:style-name="P30">**************************** Doubly Linked list Operations **************************</text:p>
      <text:p text:style-name="P30">=====================================================================================</text:p>
      <text:p text:style-name="P30"/>
      <text:p text:style-name="P30">Select Data type: </text:p>
      <text:p text:style-name="P30">1.INT <text:s text:c="4"/>2.DOUBLE <text:s text:c="3"/>3.FLOAT <text:s text:c="4"/>4.CHAR <text:s text:c="4"/>5.Clear Screen <text:s text:c="4"/>0.Exit from program</text:p>
      <text:p text:style-name="P30"><text:soft-page-break/>&gt;0</text:p>
      <text:p text:style-name="P30"/>
      <text:p text:style-name="P30"/>
      <text:p text:style-name="P30">Thanks for Using Program!</text:p>
      <text:p text:style-name="P30">Program Ended</text:p>
      <text:p text:style-name="P30"/>
      <text:p text:style-name="P30"/>
      <text:p text:style-name="P30">=====================================================================================</text:p>
      <text:p text:style-name="P30">=====================================================================================</text:p>
      <text:p text:style-name="P77">Note:</text:p>
      <text:p text:style-name="P26">Same operations can be repeated with data types DOUBLE, <text:span text:style-name="T33">FLOAT and CHAR.</text:span></text:p>
      <text:p text:style-name="P26"/>
      <text:p text:style-name="P43"/>
      <text:p text:style-name="P71"><text:bookmark-start text:name="156"/>5. Use a <text:span text:style-name="T38">Singly</text:span> Linked list to reverse a string, to find whether a string is a palindrome or not.</text:p>
      <text:p text:style-name="P46">Program:<text:bookmark-end text:name="156"/></text:p>
      <text:p text:style-name="P31">// Reversing a string using Singly Linked <text:span text:style-name="T35">L</text:span>ist and checking if a list is Palindrome or not</text:p>
      <text:p text:style-name="P31">// Roll NO. 202cd05</text:p>
      <text:p text:style-name="P31">#include &lt;iostream&gt;</text:p>
      <text:p text:style-name="P31">#include&lt;stdlib.h&gt;</text:p>
      <text:p text:style-name="P31">using namespace std;</text:p>
      <text:p text:style-name="P31">template &lt;class T&gt;</text:p>
      <text:p text:style-name="P31">class Node</text:p>
      <text:p text:style-name="P31">{</text:p>
      <text:p text:style-name="P31">public:</text:p>
      <text:p text:style-name="P31"><text:s text:c="4"/>int key;</text:p>
      <text:p text:style-name="P31"><text:s text:c="4"/>T data;</text:p>
      <text:p text:style-name="P31"><text:s text:c="4"/>Node&lt;T&gt; *next;</text:p>
      <text:p text:style-name="P31"><text:s text:c="4"/>Node()</text:p>
      <text:p text:style-name="P31"><text:s text:c="4"/>{</text:p>
      <text:p text:style-name="P31"><text:s text:c="8"/>key = 0;</text:p>
      <text:p text:style-name="P31"><text:s text:c="8"/>data = 0;</text:p>
      <text:p text:style-name="P31"><text:s text:c="8"/>next = NULL;</text:p>
      <text:p text:style-name="P31"><text:s text:c="4"/>}</text:p>
      <text:p text:style-name="P31"><text:s text:c="4"/>Node(int k, int d)</text:p>
      <text:p text:style-name="P31"><text:s text:c="4"/>{</text:p>
      <text:p text:style-name="P31"><text:s text:c="8"/>key = k;</text:p>
      <text:p text:style-name="P31"><text:s text:c="8"/>data = d;</text:p>
      <text:p text:style-name="P31"><text:s text:c="4"/>}</text:p>
      <text:p text:style-name="P31">};</text:p>
      <text:p text:style-name="P31">template &lt;class T&gt;</text:p>
      <text:p text:style-name="P31">class String</text:p>
      <text:p text:style-name="P31">{</text:p>
      <text:p text:style-name="P31">public:</text:p>
      <text:p text:style-name="P31"><text:soft-page-break/><text:s text:c="4"/>Node&lt;T&gt; *head;</text:p>
      <text:p text:style-name="P31"><text:s text:c="4"/>int count;</text:p>
      <text:p text:style-name="P31"><text:s text:c="4"/>String()</text:p>
      <text:p text:style-name="P31"><text:s text:c="4"/>{</text:p>
      <text:p text:style-name="P31"><text:s text:c="8"/>head = NULL;</text:p>
      <text:p text:style-name="P31"><text:s text:c="4"/>}</text:p>
      <text:p text:style-name="P31"><text:s text:c="4"/>void append(Node&lt;T&gt; *n)</text:p>
      <text:p text:style-name="P31"><text:s text:c="4"/>{</text:p>
      <text:p text:style-name="P31"><text:s text:c="8"/>if (head == NULL)</text:p>
      <text:p text:style-name="P31"><text:s text:c="8"/>{</text:p>
      <text:p text:style-name="P31"><text:s text:c="12"/>head = n;</text:p>
      <text:p text:style-name="P31"><text:s text:c="8"/>}</text:p>
      <text:p text:style-name="P31"><text:s text:c="8"/>else</text:p>
      <text:p text:style-name="P31"><text:s text:c="8"/>{</text:p>
      <text:p text:style-name="P31"><text:s text:c="12"/>Node&lt;T&gt; *ptr = head;</text:p>
      <text:p text:style-name="P31"><text:s text:c="12"/>while (ptr-&gt;next != NULL)</text:p>
      <text:p text:style-name="P31"><text:s text:c="12"/>{</text:p>
      <text:p text:style-name="P31"><text:s text:c="16"/>ptr = ptr-&gt;next;</text:p>
      <text:p text:style-name="P31"><text:s text:c="12"/>}</text:p>
      <text:p text:style-name="P31"><text:s text:c="12"/>ptr-&gt;next = n;</text:p>
      <text:p text:style-name="P31"><text:s text:c="8"/>}</text:p>
      <text:p text:style-name="P31"><text:s text:c="4"/>}</text:p>
      <text:p text:style-name="P31"><text:s text:c="4"/>void displayString()</text:p>
      <text:p text:style-name="P31"><text:s text:c="4"/>{</text:p>
      <text:p text:style-name="P31"><text:s text:c="8"/>Node&lt;T&gt; *ptr = head;</text:p>
      <text:p text:style-name="P31"><text:s text:c="8"/>if (ptr == NULL)</text:p>
      <text:p text:style-name="P31"><text:s text:c="8"/>{</text:p>
      <text:p text:style-name="P31"><text:s text:c="12"/>cout &lt;&lt; "String is empty." &lt;&lt; endl;</text:p>
      <text:p text:style-name="P31"><text:soft-page-break/><text:s text:c="8"/>}</text:p>
      <text:p text:style-name="P31"><text:s text:c="8"/>else</text:p>
      <text:p text:style-name="P31"><text:s text:c="8"/>{</text:p>
      <text:p text:style-name="P31"><text:s text:c="12"/>while (ptr != NULL)</text:p>
      <text:p text:style-name="P31"><text:s text:c="12"/>{</text:p>
      <text:p text:style-name="P31"><text:s text:c="16"/>cout &lt;&lt; ptr-&gt;data &lt;&lt; " ";</text:p>
      <text:p text:style-name="P31"><text:s text:c="16"/>ptr = ptr-&gt;next;</text:p>
      <text:p text:style-name="P31"><text:s text:c="12"/>}</text:p>
      <text:p text:style-name="P31"><text:s text:c="8"/>}</text:p>
      <text:p text:style-name="P31"><text:s text:c="4"/>}</text:p>
      <text:p text:style-name="P31"><text:s text:c="4"/>void reverseString()</text:p>
      <text:p text:style-name="P31"><text:s text:c="4"/>{</text:p>
      <text:p text:style-name="P31"><text:s text:c="8"/>//reversing string</text:p>
      <text:p text:style-name="P31"><text:s text:c="8"/>Node&lt;T&gt; *current = head;</text:p>
      <text:p text:style-name="P31"><text:s text:c="8"/>Node&lt;T&gt; *prev = NULL;</text:p>
      <text:p text:style-name="P31"><text:s text:c="8"/>Node&lt;T&gt; *next = NULL;</text:p>
      <text:p text:style-name="P31"><text:s text:c="8"/>while (current != NULL)</text:p>
      <text:p text:style-name="P31"><text:s text:c="8"/>{</text:p>
      <text:p text:style-name="P31"><text:s text:c="12"/>next = current-&gt;next;</text:p>
      <text:p text:style-name="P31"><text:s text:c="12"/>current-&gt;next = prev;</text:p>
      <text:p text:style-name="P31"><text:s text:c="12"/>prev = current;</text:p>
      <text:p text:style-name="P31"><text:s text:c="12"/>current = next;</text:p>
      <text:p text:style-name="P31"><text:s text:c="8"/>}</text:p>
      <text:p text:style-name="P31"><text:s text:c="8"/>head = prev;</text:p>
      <text:p text:style-name="P31"><text:s text:c="8"/>//displaying reversed string</text:p>
      <text:p text:style-name="P31"><text:s text:c="8"/>displayString();</text:p>
      <text:p text:style-name="P31"><text:s text:c="8"/>//re-reversing string so that original string remains intact</text:p>
      <text:p text:style-name="P31"><text:s text:c="8"/>current = head;</text:p>
      <text:p text:style-name="P31"><text:soft-page-break/><text:s text:c="8"/>prev = NULL;</text:p>
      <text:p text:style-name="P31"><text:s text:c="8"/>next = NULL;</text:p>
      <text:p text:style-name="P31"><text:s text:c="8"/>while (current != NULL)</text:p>
      <text:p text:style-name="P31"><text:s text:c="8"/>{</text:p>
      <text:p text:style-name="P31"><text:s text:c="12"/>next = current-&gt;next;</text:p>
      <text:p text:style-name="P31"><text:s text:c="12"/>current-&gt;next = prev;</text:p>
      <text:p text:style-name="P31"><text:s text:c="12"/>prev = current;</text:p>
      <text:p text:style-name="P31"><text:s text:c="12"/>current = next;</text:p>
      <text:p text:style-name="P31"><text:s text:c="8"/>}</text:p>
      <text:p text:style-name="P31"><text:s text:c="8"/>head = prev;</text:p>
      <text:p text:style-name="P31"><text:s text:c="4"/>}</text:p>
      <text:p text:style-name="P31"><text:s text:c="4"/>bool checkIfPalindrome() //by spliting list from middle and comparing the two parts</text:p>
      <text:p text:style-name="P31"><text:s text:c="4"/>{</text:p>
      <text:p text:style-name="P31"><text:s text:c="8"/>Node&lt;T&gt; *temp = NULL;</text:p>
      <text:p text:style-name="P31"><text:s text:c="8"/>Node&lt;T&gt; *sp = head, *fp = head, *mid = NULL;</text:p>
      <text:p text:style-name="P31"><text:s text:c="8"/>while (fp != NULL &amp;&amp; fp-&gt;next != NULL)</text:p>
      <text:p text:style-name="P31"><text:s text:c="8"/>{</text:p>
      <text:p text:style-name="P31"><text:s text:c="12"/>sp = sp-&gt;next;</text:p>
      <text:p text:style-name="P31"><text:s text:c="12"/>fp = fp-&gt;next-&gt;next;</text:p>
      <text:p text:style-name="P31"><text:s text:c="8"/>}</text:p>
      <text:p text:style-name="P31"><text:s text:c="8"/>if (fp != NULL) //fp will not be null only if linked list has odd number of elements</text:p>
      <text:p text:style-name="P31"><text:s text:c="8"/>{</text:p>
      <text:p text:style-name="P31"><text:s text:c="12"/>temp = sp;</text:p>
      <text:p text:style-name="P31"><text:s text:c="12"/>mid = sp-&gt;next;</text:p>
      <text:p text:style-name="P31"><text:s text:c="8"/>}</text:p>
      <text:p text:style-name="P31"><text:s text:c="8"/>else</text:p>
      <text:p text:style-name="P31"><text:s text:c="8"/>{</text:p>
      <text:p text:style-name="P31"><text:s text:c="12"/>mid = sp;</text:p>
      <text:p text:style-name="P31"><text:soft-page-break/><text:s text:c="8"/>}</text:p>
      <text:p text:style-name="P31"><text:s text:c="8"/>//Reversing second part of list i.e. from middle to end</text:p>
      <text:p text:style-name="P31"><text:s text:c="8"/>Node&lt;T&gt; *prev = NULL;</text:p>
      <text:p text:style-name="P31"><text:s text:c="8"/>Node&lt;T&gt; *next = NULL;</text:p>
      <text:p text:style-name="P31"><text:s text:c="8"/>while (mid != NULL)</text:p>
      <text:p text:style-name="P31"><text:s text:c="8"/>{</text:p>
      <text:p text:style-name="P31"><text:s text:c="12"/>next = mid-&gt;next;</text:p>
      <text:p text:style-name="P31"><text:s text:c="12"/>mid-&gt;next = prev;</text:p>
      <text:p text:style-name="P31"><text:s text:c="12"/>prev = mid;</text:p>
      <text:p text:style-name="P31"><text:s text:c="12"/>mid = next;</text:p>
      <text:p text:style-name="P31"><text:s text:c="8"/>}</text:p>
      <text:p text:style-name="P31"><text:s text:c="8"/>while (prev != NULL)</text:p>
      <text:p text:style-name="P31"><text:s text:c="8"/>{</text:p>
      <text:p text:style-name="P31"><text:s text:c="12"/>if (prev-&gt;data != head-&gt;data) //checking if same elements are present at mirror location i.e palindrome</text:p>
      <text:p text:style-name="P31"><text:s text:c="16"/>return false;</text:p>
      <text:p text:style-name="P31"><text:s text:c="12"/>prev = prev-&gt;next;</text:p>
      <text:p text:style-name="P31"><text:s text:c="12"/>head = head-&gt;next;</text:p>
      <text:p text:style-name="P31"><text:s text:c="8"/>}</text:p>
      <text:p text:style-name="P31"><text:s text:c="4"/>return true;</text:p>
      <text:p text:style-name="P31"><text:s text:c="4"/>}</text:p>
      <text:p text:style-name="P31">};</text:p>
      <text:p text:style-name="P31">int main()</text:p>
      <text:p text:style-name="P31">{</text:p>
      <text:p text:style-name="P31"><text:s text:c="4"/>int varForSwitchCase;</text:p>
      <text:p text:style-name="P31"><text:s text:c="4"/>String&lt;char&gt; s;</text:p>
      <text:p text:style-name="P31"><text:s text:c="4"/>string st;</text:p>
      <text:p text:style-name="P31"><text:soft-page-break/><text:s text:c="4"/>cout &lt;&lt; "\n=====================================================================================" &lt;&lt; endl;</text:p>
      <text:p text:style-name="P31"><text:s text:c="4"/>cout &lt;&lt; "******** Program on Reversing String and Checking If String is Palindrome ***********" &lt;&lt; endl;</text:p>
      <text:p text:style-name="P31"><text:s text:c="4"/>cout &lt;&lt; "\n**************************** (Using Singly Linked List) *****************************" &lt;&lt; endl;</text:p>
      <text:p text:style-name="P31"><text:s text:c="4"/>cout &lt;&lt; "=====================================================================================" &lt;&lt; endl;</text:p>
      <text:p text:style-name="P31"><text:s text:c="4"/>cout &lt;&lt; "Enter String: ";</text:p>
      <text:p text:style-name="P31"><text:s text:c="4"/>cin &gt;&gt; st;</text:p>
      <text:p text:style-name="P31"><text:s text:c="4"/>for (int i = 0; i &lt; st.length();i++)</text:p>
      <text:p text:style-name="P31"><text:s text:c="4"/>{</text:p>
      <text:p text:style-name="P31"><text:s text:c="8"/>Node&lt;char&gt; *newNode = new Node&lt;char&gt;();</text:p>
      <text:p text:style-name="P31"><text:s text:c="8"/>{</text:p>
      <text:p text:style-name="P31"><text:s text:c="12"/>newNode-&gt;key = i;</text:p>
      <text:p text:style-name="P31"><text:s text:c="12"/>newNode-&gt;data = st[i] ;</text:p>
      <text:p text:style-name="P31"><text:s text:c="12"/>s.append(newNode);</text:p>
      <text:p text:style-name="P31"><text:s text:c="8"/>}</text:p>
      <text:p text:style-name="P31"><text:s text:c="4"/>}</text:p>
      <text:p text:style-name="P31"><text:s text:c="4"/>cout &lt;&lt; "\nWhich Operation Do you want to perform?" &lt;&lt; endl;</text:p>
      <text:p text:style-name="P31"><text:s text:c="4"/>do</text:p>
      <text:p text:style-name="P31"><text:s text:c="4"/>{</text:p>
      <text:p text:style-name="P31"><text:s text:c="8"/>cout &lt;&lt; "\n1.Diplay String\n2.Reverse String\n3.Check if string is Palindrome\n4.Clear Screen\n5.Exit\n&gt;";</text:p>
      <text:p text:style-name="P31"><text:s text:c="8"/>cin &gt;&gt; varForSwitchCase;</text:p>
      <text:p text:style-name="P31"><text:s text:c="8"/>switch (varForSwitchCase)</text:p>
      <text:p text:style-name="P31"><text:s text:c="8"/>{</text:p>
      <text:p text:style-name="P31"><text:soft-page-break/><text:s text:c="8"/>case 1:</text:p>
      <text:p text:style-name="P31"><text:s text:c="8"/>{</text:p>
      <text:p text:style-name="P31"><text:s text:c="12"/>cout &lt;&lt; "Linked list is :";</text:p>
      <text:p text:style-name="P31"><text:s text:c="12"/>s.displayString();</text:p>
      <text:p text:style-name="P31"><text:s text:c="12"/>break;</text:p>
      <text:p text:style-name="P31"><text:s text:c="8"/>}</text:p>
      <text:p text:style-name="P31"><text:s text:c="8"/>case 2:</text:p>
      <text:p text:style-name="P31"><text:s text:c="8"/>{</text:p>
      <text:p text:style-name="P31"><text:s text:c="12"/>cout &lt;&lt; "Reverse String Operation" &lt;&lt; endl;</text:p>
      <text:p text:style-name="P31"><text:s text:c="12"/>s.reverseString();</text:p>
      <text:p text:style-name="P31"><text:s text:c="12"/>break;</text:p>
      <text:p text:style-name="P31"><text:s text:c="8"/>}</text:p>
      <text:p text:style-name="P31"><text:s text:c="8"/>case 3:</text:p>
      <text:p text:style-name="P31"><text:s text:c="8"/>{</text:p>
      <text:p text:style-name="P31"><text:s text:c="12"/>if (s.checkIfPalindrome())</text:p>
      <text:p text:style-name="P31"><text:s text:c="12"/>{</text:p>
      <text:p text:style-name="P31"><text:s text:c="16"/>cout &lt;&lt; "String is Palindrome." &lt;&lt; endl;</text:p>
      <text:p text:style-name="P31"><text:s text:c="12"/>}</text:p>
      <text:p text:style-name="P31"><text:s text:c="12"/>else</text:p>
      <text:p text:style-name="P31"><text:s text:c="12"/>{</text:p>
      <text:p text:style-name="P31"><text:s text:c="16"/>cout &lt;&lt; "String is not Palindrome" &lt;&lt; endl;</text:p>
      <text:p text:style-name="P31"><text:s text:c="12"/>}</text:p>
      <text:p text:style-name="P31"><text:s text:c="12"/>break;</text:p>
      <text:p text:style-name="P31"><text:s text:c="8"/>}</text:p>
      <text:p text:style-name="P31"><text:s text:c="8"/>case 4:</text:p>
      <text:p text:style-name="P31"><text:s text:c="8"/>{</text:p>
      <text:p text:style-name="P31"><text:s text:c="12"/>system("clear");</text:p>
      <text:p text:style-name="P31"><text:s text:c="12"/>break;</text:p>
      <text:p text:style-name="P31"><text:soft-page-break/><text:s text:c="8"/>}</text:p>
      <text:p text:style-name="P31"><text:s text:c="8"/>case 5:</text:p>
      <text:p text:style-name="P31"><text:s text:c="8"/>{</text:p>
      <text:p text:style-name="P31"><text:s text:c="12"/>break;</text:p>
      <text:p text:style-name="P31"><text:s text:c="8"/>}</text:p>
      <text:p text:style-name="P31"><text:s text:c="8"/>default:</text:p>
      <text:p text:style-name="P31"><text:s text:c="8"/>{</text:p>
      <text:p text:style-name="P31"><text:s text:c="12"/>cout &lt;&lt; "Invalide input.\nTry Again:)" &lt;&lt; endl;</text:p>
      <text:p text:style-name="P31"><text:s text:c="8"/>}</text:p>
      <text:p text:style-name="P31"><text:s text:c="8"/>}</text:p>
      <text:p text:style-name="P31"><text:s text:c="4"/>} while (varForSwitchCase != 5);</text:p>
      <text:p text:style-name="P31"><text:s text:c="4"/>return 0;</text:p>
      <text:p text:style-name="P31">}</text:p>
      <text:p text:style-name="P31"/>
      <text:p text:style-name="P46">Output with palindrome string input:</text:p>
      <text:p text:style-name="P31"/>
      <text:p text:style-name="P31"/>
      <text:p text:style-name="P31">=====================================================================================</text:p>
      <text:p text:style-name="P31">******** Program on Reversing String and Checking If String is Palindrome ***********</text:p>
      <text:p text:style-name="P31"/>
      <text:p text:style-name="P31">**************************** (Using Singly Linked List) *****************************</text:p>
      <text:p text:style-name="P31">=====================================================================================</text:p>
      <text:p text:style-name="P31">Enter String: ABCDDCBA</text:p>
      <text:p text:style-name="P31"/>
      <text:p text:style-name="P31">Which Operation Do you want to perform?</text:p>
      <text:p text:style-name="P31"/>
      <text:p text:style-name="P31">1.Diplay String</text:p>
      <text:p text:style-name="P31">2.Reverse String</text:p>
      <text:p text:style-name="P31"><text:soft-page-break/>3.Check if string is Palindrome</text:p>
      <text:p text:style-name="P31">4.Clear Screen</text:p>
      <text:p text:style-name="P31">5.Exit</text:p>
      <text:p text:style-name="P31">&gt;1</text:p>
      <text:p text:style-name="P31">Linked list is :A B C D D C B A </text:p>
      <text:p text:style-name="P31">1.Diplay String</text:p>
      <text:p text:style-name="P31">2.Reverse String</text:p>
      <text:p text:style-name="P31">3.Check if string is Palindrome</text:p>
      <text:p text:style-name="P31">4.Clear Screen</text:p>
      <text:p text:style-name="P31">5.Exit</text:p>
      <text:p text:style-name="P31">&gt;2</text:p>
      <text:p text:style-name="P31">Reverse String Operation</text:p>
      <text:p text:style-name="P31">A B C D D C B A </text:p>
      <text:p text:style-name="P31">1.Diplay String</text:p>
      <text:p text:style-name="P31">2.Reverse String</text:p>
      <text:p text:style-name="P31">3.Check if string is Palindrome</text:p>
      <text:p text:style-name="P31">4.Clear Screen</text:p>
      <text:p text:style-name="P31">5.Exit</text:p>
      <text:p text:style-name="P31">&gt;3</text:p>
      <text:p text:style-name="P31">String is Palindrome.</text:p>
      <text:p text:style-name="P31"/>
      <text:p text:style-name="P31">1.Diplay String</text:p>
      <text:p text:style-name="P31">2.Reverse String</text:p>
      <text:p text:style-name="P31">3.Check if string is Palindrome</text:p>
      <text:p text:style-name="P31">4.Clear Screen</text:p>
      <text:p text:style-name="P31">5.Exit</text:p>
      <text:p text:style-name="P31">&gt;5</text:p>
      <text:p text:style-name="P31"/>
      <text:p text:style-name="P47">Output with non-palindrome string input:</text:p>
      <text:p text:style-name="P32"/>
      <text:p text:style-name="P32">=====================================================================================</text:p>
      <text:p text:style-name="P32"><text:soft-page-break/>******** Program on Reversing String and Checking If String is Palindrome ***********</text:p>
      <text:p text:style-name="P32"/>
      <text:p text:style-name="P32">**************************** (Using Singly Linked List) *****************************</text:p>
      <text:p text:style-name="P32">=====================================================================================</text:p>
      <text:p text:style-name="P32">Enter String: ABCDEFG</text:p>
      <text:p text:style-name="P32"/>
      <text:p text:style-name="P32">Which Operation Do you want to perform?</text:p>
      <text:p text:style-name="P32"/>
      <text:p text:style-name="P32">1.Diplay String</text:p>
      <text:p text:style-name="P32">2.Reverse String</text:p>
      <text:p text:style-name="P32">3.Check if string is Palindrome</text:p>
      <text:p text:style-name="P32">4.Clear Screen</text:p>
      <text:p text:style-name="P32">5.Exit</text:p>
      <text:p text:style-name="P32">&gt;1</text:p>
      <text:p text:style-name="P32">Linked list is :A B C D E F G </text:p>
      <text:p text:style-name="P32">1.Diplay String</text:p>
      <text:p text:style-name="P32">2.Reverse String</text:p>
      <text:p text:style-name="P32">3.Check if string is Palindrome</text:p>
      <text:p text:style-name="P32">4.Clear Screen</text:p>
      <text:p text:style-name="P32">5.Exit</text:p>
      <text:p text:style-name="P32">&gt;2</text:p>
      <text:p text:style-name="P32">Reverse String Operation</text:p>
      <text:p text:style-name="P32">G F E D C B A </text:p>
      <text:p text:style-name="P32">1.Diplay String</text:p>
      <text:p text:style-name="P32">2.Reverse String</text:p>
      <text:p text:style-name="P32">3.Check if string is Palindrome</text:p>
      <text:p text:style-name="P32">4.Clear Screen</text:p>
      <text:p text:style-name="P32">5.Exit</text:p>
      <text:p text:style-name="P32">&gt;3</text:p>
      <text:p text:style-name="P32">String is not Palindrome</text:p>
      <text:p text:style-name="P32"/>
      <text:p text:style-name="P32"><text:soft-page-break/>1.Diplay String</text:p>
      <text:p text:style-name="P32">2.Reverse String</text:p>
      <text:p text:style-name="P32">3.Check if string is Palindrome</text:p>
      <text:p text:style-name="P32">4.Clear Screen</text:p>
      <text:p text:style-name="P32">5.Exit</text:p>
      <text:p text:style-name="P32">&gt;5</text:p>
      <text:p text:style-name="P32"/>
      <text:p text:style-name="P32"/>
      <text:p text:style-name="P47">6. Design a Stack and a queue using linked list (use singly linked list).</text:p>
      <text:p text:style-name="P47"><text:bookmark-start text:name="166"/>(a) Stack using Singly linked list<text:bookmark-end text:name="166"/></text:p>
      <text:p text:style-name="P32">// Stack operations using Singly Linked List</text:p>
      <text:p text:style-name="P32">// Roll NO. 202cd005</text:p>
      <text:p text:style-name="P32">#include&lt;iostream&gt;</text:p>
      <text:p text:style-name="P32">#include&lt;stdlib.h&gt;</text:p>
      <text:p text:style-name="P32">#include&lt;limits&gt;</text:p>
      <text:p text:style-name="P32">using namespace std;</text:p>
      <text:p text:style-name="P32">template&lt;class T&gt;</text:p>
      <text:p text:style-name="P32">class Node</text:p>
      <text:p text:style-name="P32">{</text:p>
      <text:p text:style-name="P32"><text:s text:c="4"/>public:</text:p>
      <text:p text:style-name="P32"><text:s text:c="4"/>int key;</text:p>
      <text:p text:style-name="P32"><text:s text:c="4"/>T data;</text:p>
      <text:p text:style-name="P32"><text:s text:c="4"/>Node&lt;T&gt;* next;</text:p>
      <text:p text:style-name="P32"><text:s text:c="4"/>Node()</text:p>
      <text:p text:style-name="P32"><text:s text:c="4"/>{</text:p>
      <text:p text:style-name="P32"><text:s text:c="8"/>key=0;</text:p>
      <text:p text:style-name="P32"><text:s text:c="8"/>data=0;</text:p>
      <text:p text:style-name="P32"><text:s text:c="8"/>next=NULL;</text:p>
      <text:p text:style-name="P32"><text:s text:c="4"/>}</text:p>
      <text:p text:style-name="P32"><text:s text:c="4"/>Node(int k,int d)</text:p>
      <text:p text:style-name="P32"><text:soft-page-break/><text:s text:c="4"/>{</text:p>
      <text:p text:style-name="P32"><text:s text:c="8"/>key=k;</text:p>
      <text:p text:style-name="P32"><text:s text:c="8"/>data=d;</text:p>
      <text:p text:style-name="P32"><text:s text:c="4"/>}</text:p>
      <text:p text:style-name="P32">};</text:p>
      <text:p text:style-name="P32">template&lt;class T&gt;</text:p>
      <text:p text:style-name="P32">class stack</text:p>
      <text:p text:style-name="P32">{</text:p>
      <text:p text:style-name="P32"><text:s text:c="4"/>public:</text:p>
      <text:p text:style-name="P32"><text:s text:c="4"/>Node&lt;T&gt;* top;</text:p>
      <text:p text:style-name="P32"><text:s text:c="4"/>stack()</text:p>
      <text:p text:style-name="P32"><text:s text:c="4"/>{</text:p>
      <text:p text:style-name="P32"><text:s text:c="8"/>top=NULL;</text:p>
      <text:p text:style-name="P32"><text:s text:c="4"/>}</text:p>
      <text:p text:style-name="P32"><text:s text:c="4"/>bool isEmpty()</text:p>
      <text:p text:style-name="P32"><text:s text:c="4"/>{</text:p>
      <text:p text:style-name="P32"><text:s text:c="8"/>if(top==NULL)</text:p>
      <text:p text:style-name="P32"><text:s text:c="8"/>{</text:p>
      <text:p text:style-name="P32"><text:s text:c="12"/>return true;</text:p>
      <text:p text:style-name="P32"><text:s text:c="8"/>}</text:p>
      <text:p text:style-name="P32"><text:s text:c="8"/>else</text:p>
      <text:p text:style-name="P32"><text:s text:c="8"/>{</text:p>
      <text:p text:style-name="P32"><text:s text:c="12"/>return false;</text:p>
      <text:p text:style-name="P32"><text:s text:c="8"/>}</text:p>
      <text:p text:style-name="P32"><text:s text:c="4"/>}</text:p>
      <text:p text:style-name="P32"><text:s text:c="4"/>bool checkIfNodeExists(Node&lt;T&gt;* n)</text:p>
      <text:p text:style-name="P32"><text:s text:c="4"/>{</text:p>
      <text:p text:style-name="P32"><text:s text:c="8"/>Node&lt;T&gt;* temp=top;</text:p>
      <text:p text:style-name="P32"><text:soft-page-break/><text:s text:c="8"/>bool exists = false;</text:p>
      <text:p text:style-name="P32"><text:s text:c="8"/>while(temp!=NULL)</text:p>
      <text:p text:style-name="P32"><text:s text:c="8"/>{</text:p>
      <text:p text:style-name="P32"><text:s text:c="12"/>if(temp-&gt;key==n-&gt;key)</text:p>
      <text:p text:style-name="P32"><text:s text:c="12"/>{</text:p>
      <text:p text:style-name="P32"><text:s text:c="16"/>exists = true;</text:p>
      <text:p text:style-name="P32"><text:s text:c="16"/>break;</text:p>
      <text:p text:style-name="P32"><text:s text:c="12"/>}</text:p>
      <text:p text:style-name="P32"><text:s text:c="12"/>temp=temp-&gt;next;</text:p>
      <text:p text:style-name="P32"><text:s text:c="8"/>}</text:p>
      <text:p text:style-name="P32"><text:s text:c="8"/>return exists;</text:p>
      <text:p text:style-name="P32"><text:s text:c="4"/>}</text:p>
      <text:p text:style-name="P32"><text:s text:c="4"/>void push(Node&lt;T&gt; *n)</text:p>
      <text:p text:style-name="P32"><text:s text:c="4"/>{</text:p>
      <text:p text:style-name="P32"><text:s text:c="8"/>if(top==NULL)</text:p>
      <text:p text:style-name="P32"><text:s text:c="8"/>{</text:p>
      <text:p text:style-name="P32"><text:s text:c="12"/>top=n;</text:p>
      <text:p text:style-name="P32"><text:s text:c="8"/>}</text:p>
      <text:p text:style-name="P32"><text:s text:c="8"/>else if(checkIfNodeExists(n))</text:p>
      <text:p text:style-name="P32"><text:s text:c="8"/>{</text:p>
      <text:p text:style-name="P32"><text:s text:c="12"/>cout &lt;&lt; "Node with key value "&lt;&lt; n-&gt;key &lt;&lt; " already exists in stack.";</text:p>
      <text:p text:style-name="P32"><text:s text:c="8"/>}</text:p>
      <text:p text:style-name="P32"><text:s text:c="8"/>else</text:p>
      <text:p text:style-name="P32"><text:s text:c="8"/>{</text:p>
      <text:p text:style-name="P32"><text:s text:c="12"/>Node&lt;T&gt;* temp = top;</text:p>
      <text:p text:style-name="P32"><text:s text:c="12"/>top = n;</text:p>
      <text:p text:style-name="P32"><text:s text:c="12"/>n-&gt;next=temp;</text:p>
      <text:p text:style-name="P32"><text:s text:c="12"/>cout &lt;&lt; "Node pushed successfully."&lt;&lt;endl;</text:p>
      <text:p text:style-name="P32"><text:soft-page-break/><text:s text:c="8"/>}</text:p>
      <text:p text:style-name="P32"><text:s text:c="4"/>}</text:p>
      <text:p text:style-name="P32"><text:s text:c="4"/>Node&lt;T&gt;* pop()</text:p>
      <text:p text:style-name="P32"><text:s text:c="4"/>{</text:p>
      <text:p text:style-name="P32"><text:s text:c="8"/>Node&lt;T&gt;* temp=NULL;</text:p>
      <text:p text:style-name="P32"><text:s text:c="8"/>if(isEmpty())</text:p>
      <text:p text:style-name="P32"><text:s text:c="8"/>{</text:p>
      <text:p text:style-name="P32"><text:s text:c="12"/>cout &lt;&lt; "Cannot perform pop operation!"&lt;&lt;endl;</text:p>
      <text:p text:style-name="P32"><text:s text:c="12"/>cout &lt;&lt; "Stack is empty."&lt;&lt;endl;</text:p>
      <text:p text:style-name="P32"><text:s text:c="12"/>return temp;</text:p>
      <text:p text:style-name="P32"><text:s text:c="8"/>}</text:p>
      <text:p text:style-name="P32"><text:s text:c="8"/>else</text:p>
      <text:p text:style-name="P32"><text:s text:c="8"/>{</text:p>
      <text:p text:style-name="P32"><text:s text:c="12"/>temp=top;</text:p>
      <text:p text:style-name="P32"><text:s text:c="12"/>top = top-&gt;next;</text:p>
      <text:p text:style-name="P32"><text:s text:c="12"/>return temp;</text:p>
      <text:p text:style-name="P32"><text:s text:c="8"/>}</text:p>
      <text:p text:style-name="P32"><text:s text:c="4"/>}</text:p>
      <text:p text:style-name="P32"><text:s text:c="4"/>Node&lt;T&gt;* peek()</text:p>
      <text:p text:style-name="P32"><text:s text:c="4"/>{</text:p>
      <text:p text:style-name="P32"><text:s text:c="8"/></text:p>
      <text:p text:style-name="P32"><text:s text:c="8"/>if(isEmpty())</text:p>
      <text:p text:style-name="P32"><text:s text:c="8"/>{</text:p>
      <text:p text:style-name="P32"><text:s text:c="12"/>cout &lt;&lt; "Stack Underflow."&lt;&lt;endl;</text:p>
      <text:p text:style-name="P32"><text:s text:c="12"/>return NULL;</text:p>
      <text:p text:style-name="P32"><text:s text:c="8"/>}</text:p>
      <text:p text:style-name="P32"><text:s text:c="8"/>else</text:p>
      <text:p text:style-name="P32"><text:s text:c="8"/>{</text:p>
      <text:p text:style-name="P32"><text:soft-page-break/><text:s text:c="12"/>cout &lt;&lt; "(" &lt;&lt; top-&gt;key &lt;&lt;","&lt;&lt;top-&gt;data&lt;&lt;") <text:s text:c="3"/>"&lt;&lt;endl;</text:p>
      <text:p text:style-name="P32"><text:s text:c="12"/>return top;</text:p>
      <text:p text:style-name="P32"><text:s text:c="8"/>}</text:p>
      <text:p text:style-name="P32"><text:s text:c="4"/>}</text:p>
      <text:p text:style-name="P32"><text:s text:c="4"/>int count()</text:p>
      <text:p text:style-name="P32"><text:s text:c="4"/>{</text:p>
      <text:p text:style-name="P32"><text:s text:c="8"/>int count =0;</text:p>
      <text:p text:style-name="P32"><text:s text:c="8"/>Node&lt;T&gt;* temp=top;</text:p>
      <text:p text:style-name="P32"><text:s text:c="8"/>while(temp!=NULL)</text:p>
      <text:p text:style-name="P32"><text:s text:c="8"/>{</text:p>
      <text:p text:style-name="P32"><text:s text:c="12"/>count++;</text:p>
      <text:p text:style-name="P32"><text:s text:c="12"/>temp=temp-&gt;next;</text:p>
      <text:p text:style-name="P32"><text:s text:c="8"/>}</text:p>
      <text:p text:style-name="P32"><text:s text:c="8"/>return count;</text:p>
      <text:p text:style-name="P32"><text:s text:c="4"/>}</text:p>
      <text:p text:style-name="P32"><text:s text:c="4"/>void displayStack()</text:p>
      <text:p text:style-name="P32"><text:s text:c="4"/>{</text:p>
      <text:p text:style-name="P32"><text:s text:c="8"/>Node&lt;T&gt;* temp=top;</text:p>
      <text:p text:style-name="P32"><text:s text:c="8"/>if(isEmpty())</text:p>
      <text:p text:style-name="P32"><text:s text:c="8"/>{</text:p>
      <text:p text:style-name="P32"><text:s text:c="12"/>cout &lt;&lt; "Nothing to Print."&lt;&lt;endl;</text:p>
      <text:p text:style-name="P32"><text:s text:c="12"/>cout &lt;&lt; "Stack is empty!"&lt;&lt;endl;</text:p>
      <text:p text:style-name="P32"><text:s text:c="8"/>}</text:p>
      <text:p text:style-name="P32"><text:s text:c="8"/>else</text:p>
      <text:p text:style-name="P32"><text:s text:c="8"/>{</text:p>
      <text:p text:style-name="P32"><text:s text:c="12"/>while(temp!=NULL)</text:p>
      <text:p text:style-name="P32"><text:s text:c="12"/>{</text:p>
      <text:p text:style-name="P32"><text:s text:c="16"/>cout &lt;&lt; "("&lt;&lt;temp-&gt;key&lt;&lt;","&lt;&lt;temp-&gt;data&lt;&lt;") <text:s text:c="2"/>";</text:p>
      <text:p text:style-name="P32"><text:soft-page-break/><text:s text:c="16"/>temp=temp-&gt;next;</text:p>
      <text:p text:style-name="P32"><text:s text:c="12"/>}</text:p>
      <text:p text:style-name="P32"><text:s text:c="8"/>}</text:p>
      <text:p text:style-name="P32"><text:s text:c="4"/>}</text:p>
      <text:p text:style-name="P32">};</text:p>
      <text:p text:style-name="P32">int main()</text:p>
      <text:p text:style-name="P32">{</text:p>
      <text:p text:style-name="P32"><text:s text:c="4"/>int key1,varForDataTypeSelection, varForSwitchCase,count;</text:p>
      <text:p text:style-name="P32"><text:s text:c="4"/>do</text:p>
      <text:p text:style-name="P32"><text:s text:c="4"/>{</text:p>
      <text:p text:style-name="P33"><text:s text:c="8"/>cout &lt;&lt; "\n=====================================================================================" &lt;&lt; endl;</text:p>
      <text:p text:style-name="P33"><text:s text:c="8"/>cout &lt;&lt; "********************* Stack Operations using Singly Linked list <text:s/>********************" &lt;&lt; endl;</text:p>
      <text:p text:style-name="P32"><text:s text:c="8"/>cout &lt;&lt; "\nSelect Data type: " &lt;&lt; endl;</text:p>
      <text:p text:style-name="P32"><text:s text:c="8"/>cout &lt;&lt; "1.INT <text:s text:c="4"/>2.DOUBLE <text:s text:c="3"/>3.FLOAT <text:s text:c="4"/>4.CHAR <text:s text:c="4"/>5.Clear Screen <text:s text:c="4"/>6.Exit from program" &lt;&lt; endl;</text:p>
      <text:p text:style-name="P32"><text:s text:c="8"/>cout &lt;&lt; "&gt;";</text:p>
      <text:p text:style-name="P32"><text:s text:c="8"/>cin &gt;&gt; varForDataTypeSelection;</text:p>
      <text:p text:style-name="P32"><text:s text:c="8"/>std::cin.ignore(std::numeric_limits&lt;std::streamsize&gt;::max(), '\n');</text:p>
      <text:p text:style-name="P32"><text:s text:c="8"/>std::cin.clear();</text:p>
      <text:p text:style-name="P32"><text:s text:c="8"/>if (varForDataTypeSelection == 1)</text:p>
      <text:p text:style-name="P32"><text:s text:c="8"/>{</text:p>
      <text:p text:style-name="P32"><text:s text:c="12"/>int data1;</text:p>
      <text:p text:style-name="P32"><text:s text:c="12"/>cout &lt;&lt; "Selected Data type: INT" &lt;&lt; endl;</text:p>
      <text:p text:style-name="P32"><text:s text:c="12"/>cout &lt;&lt; "Which Operation Do you want to perform?" &lt;&lt; endl;</text:p>
      <text:p text:style-name="P32"><text:s text:c="12"/>stack&lt;int&gt; s;</text:p>
      <text:p text:style-name="P32"><text:s text:c="12"/>do</text:p>
      <text:p text:style-name="P32"><text:soft-page-break/><text:s text:c="12"/>{</text:p>
      <text:p text:style-name="P32"><text:s text:c="16"/>cout &lt;&lt; "\n1.Check If stack is Empty\n2.Push Node\n3.Pop\n4.Peek\n5.Check number of elements in Stack\n6.Print stack\n7.Clear Screen\n8.Go to previous menu\n&gt; ";</text:p>
      <text:p text:style-name="P32"><text:s text:c="16"/>cin &gt;&gt; varForSwitchCase;</text:p>
      <text:p text:style-name="P32"><text:s text:c="16"/>Node&lt;int&gt; *newNode = new Node&lt;int&gt;();</text:p>
      <text:p text:style-name="P32"><text:s text:c="16"/>switch (varForSwitchCase)</text:p>
      <text:p text:style-name="P32"><text:s text:c="16"/>{</text:p>
      <text:p text:style-name="P32"><text:s text:c="16"/>case 1:</text:p>
      <text:p text:style-name="P32"><text:s text:c="16"/>{</text:p>
      <text:p text:style-name="P32"><text:s text:c="20"/>if(s.isEmpty())</text:p>
      <text:p text:style-name="P32"><text:s text:c="20"/>{</text:p>
      <text:p text:style-name="P32"><text:s text:c="24"/>cout &lt;&lt; "Stack is Empty."&lt;&lt;endl;</text:p>
      <text:p text:style-name="P32"><text:s text:c="20"/>}</text:p>
      <text:p text:style-name="P32"><text:s text:c="20"/>else</text:p>
      <text:p text:style-name="P32"><text:s text:c="20"/>{</text:p>
      <text:p text:style-name="P32"><text:s text:c="24"/>cout &lt;&lt; "Stack is not Empty."&lt;&lt;endl;</text:p>
      <text:p text:style-name="P32"><text:s text:c="20"/>}</text:p>
      <text:p text:style-name="P32"><text:s text:c="20"/>break;</text:p>
      <text:p text:style-name="P32"><text:s text:c="16"/>}</text:p>
      <text:p text:style-name="P32"><text:s text:c="16"/>case 2:</text:p>
      <text:p text:style-name="P32"><text:s text:c="16"/>{</text:p>
      <text:p text:style-name="P32"><text:s text:c="20"/>cout &lt;&lt; "Push Node Operation\nEnter key and data of node to be pushed:" &lt;&lt; endl;</text:p>
      <text:p text:style-name="P32"><text:s text:c="20"/>cout &lt;&lt; "&gt;";</text:p>
      <text:p text:style-name="P32"><text:s text:c="20"/>cin &gt;&gt; key1;</text:p>
      <text:p text:style-name="P32"><text:s text:c="20"/>cout &lt;&lt; "&gt;";</text:p>
      <text:p text:style-name="P32"><text:s text:c="20"/>cin &gt;&gt; data1;</text:p>
      <text:p text:style-name="P32"><text:s text:c="20"/>newNode-&gt;key = key1;</text:p>
      <text:p text:style-name="P32"><text:s text:c="20"/>newNode-&gt;data = data1;</text:p>
      <text:p text:style-name="P32"><text:soft-page-break/><text:s text:c="20"/>s.push(newNode);</text:p>
      <text:p text:style-name="P32"><text:s text:c="20"/>break;</text:p>
      <text:p text:style-name="P32"><text:s text:c="16"/>}</text:p>
      <text:p text:style-name="P32"><text:s text:c="16"/>case 3:</text:p>
      <text:p text:style-name="P32"><text:s text:c="16"/>{</text:p>
      <text:p text:style-name="P32"><text:s text:c="20"/>cout &lt;&lt; "Pop Operation" &lt;&lt; endl;</text:p>
      <text:p text:style-name="P32"><text:s text:c="20"/>newNode=s.pop();</text:p>
      <text:p text:style-name="P32"><text:s text:c="20"/>cout &lt;&lt; "Node popped out ("&lt;&lt;newNode-&gt;key&lt;&lt;","&lt;&lt;newNode-&gt;data&lt;&lt;")"&lt;&lt;endl;</text:p>
      <text:p text:style-name="P32"><text:s text:c="20"/>delete newNode;</text:p>
      <text:p text:style-name="P32"><text:s text:c="20"/>break;</text:p>
      <text:p text:style-name="P32"><text:s text:c="16"/>}</text:p>
      <text:p text:style-name="P32"><text:s text:c="16"/>case 4:</text:p>
      <text:p text:style-name="P32"><text:s text:c="16"/>{</text:p>
      <text:p text:style-name="P32"><text:s text:c="20"/>if(s.isEmpty())</text:p>
      <text:p text:style-name="P32"><text:s text:c="20"/>{</text:p>
      <text:p text:style-name="P32"><text:s text:c="24"/>cout &lt;&lt; "Stack is Empty"&lt;&lt;endl;</text:p>
      <text:p text:style-name="P32"><text:s text:c="20"/>}</text:p>
      <text:p text:style-name="P32"><text:s text:c="20"/>else</text:p>
      <text:p text:style-name="P32"><text:s text:c="20"/>{</text:p>
      <text:p text:style-name="P32"><text:s text:c="24"/>cout &lt;&lt; "Peek Operation" &lt;&lt; endl;</text:p>
      <text:p text:style-name="P32"><text:s text:c="20"/>newNode=s.peek();</text:p>
      <text:p text:style-name="P32"><text:s text:c="20"/>cout &lt;&lt; "Top of stack is ("&lt;&lt;newNode-&gt;key&lt;&lt;","&lt;&lt;newNode-&gt;data&lt;&lt;")"&lt;&lt;endl;</text:p>
      <text:p text:style-name="P32"><text:s text:c="20"/>}</text:p>
      <text:p text:style-name="P32"><text:s text:c="20"/>break;</text:p>
      <text:p text:style-name="P32"><text:s text:c="16"/>}</text:p>
      <text:p text:style-name="P32"><text:s text:c="16"/>case 5:</text:p>
      <text:p text:style-name="P32"><text:s text:c="16"/>{</text:p>
      <text:p text:style-name="P32"><text:s text:c="20"/>count=s.count();</text:p>
      <text:p text:style-name="P32"><text:soft-page-break/><text:s text:c="20"/>cout &lt;&lt; "Number of elements in stack are "&lt;&lt;count &lt;&lt;"."&lt;&lt;endl;</text:p>
      <text:p text:style-name="P32"><text:s text:c="20"/>break;</text:p>
      <text:p text:style-name="P32"><text:s text:c="16"/>}</text:p>
      <text:p text:style-name="P32"><text:s text:c="16"/>case 6:</text:p>
      <text:p text:style-name="P32"><text:s text:c="16"/>{</text:p>
      <text:p text:style-name="P32"><text:s text:c="20"/>cout &lt;&lt; "Stack is: " &lt;&lt; endl;</text:p>
      <text:p text:style-name="P32"><text:s text:c="20"/>s.displayStack();</text:p>
      <text:p text:style-name="P32"><text:s text:c="20"/>break;</text:p>
      <text:p text:style-name="P32"><text:s text:c="16"/>}</text:p>
      <text:p text:style-name="P32"><text:s text:c="16"/>case 7:</text:p>
      <text:p text:style-name="P32"><text:s text:c="16"/>{</text:p>
      <text:p text:style-name="P32"><text:s text:c="20"/>system("clear");</text:p>
      <text:p text:style-name="P32"><text:s text:c="20"/>break;</text:p>
      <text:p text:style-name="P32"><text:s text:c="16"/>}</text:p>
      <text:p text:style-name="P32"><text:s text:c="16"/>case 8:</text:p>
      <text:p text:style-name="P32"><text:s text:c="16"/>{</text:p>
      <text:p text:style-name="P32"><text:s text:c="20"/>cout &lt;&lt; "=====================================================================================" &lt;&lt; endl;</text:p>
      <text:p text:style-name="P32"><text:s text:c="20"/>break;</text:p>
      <text:p text:style-name="P32"><text:s text:c="16"/>}</text:p>
      <text:p text:style-name="P32"><text:s text:c="16"/>default:</text:p>
      <text:p text:style-name="P32"><text:s text:c="16"/>{</text:p>
      <text:p text:style-name="P32"><text:s text:c="20"/>cout &lt;&lt; "Invalid Input.\nTry Again:)" &lt;&lt; endl;</text:p>
      <text:p text:style-name="P32"><text:s text:c="20"/>break;</text:p>
      <text:p text:style-name="P32"><text:s text:c="16"/>}</text:p>
      <text:p text:style-name="P32"><text:s text:c="16"/>}</text:p>
      <text:p text:style-name="P32"><text:s text:c="12"/>} while (varForSwitchCase != 8);</text:p>
      <text:p text:style-name="P32"><text:soft-page-break/><text:s text:c="8"/>}</text:p>
      <text:p text:style-name="P32"><text:s text:c="8"/>else if (varForDataTypeSelection == 2)</text:p>
      <text:p text:style-name="P32"><text:s text:c="8"/>{</text:p>
      <text:p text:style-name="P32"><text:s text:c="12"/>double data1;</text:p>
      <text:p text:style-name="P32"><text:s text:c="12"/>cout &lt;&lt; "Selected Data type: DOUBLE" &lt;&lt; endl;</text:p>
      <text:p text:style-name="P32"><text:s text:c="12"/>cout &lt;&lt; "Which Operation Do you want to perform?" &lt;&lt; endl;</text:p>
      <text:p text:style-name="P32"><text:s text:c="12"/>stack&lt;double&gt; s;</text:p>
      <text:p text:style-name="P32"><text:s text:c="12"/>do</text:p>
      <text:p text:style-name="P32"><text:s text:c="12"/>{</text:p>
      <text:p text:style-name="P32"><text:s text:c="16"/>cout &lt;&lt; "\n1.Check If stack is Empty\n2.Push Node\n3.Pop\n4.Peek\n5.Check number of elements in Stack\n6.Print stack\n7.Clear Screen\n8.Go to previous menu\n&gt; ";</text:p>
      <text:p text:style-name="P32"><text:s text:c="16"/>cin &gt;&gt; varForSwitchCase;</text:p>
      <text:p text:style-name="P32"><text:s text:c="16"/>Node&lt;double&gt; *newNode = new Node&lt;double&gt;();</text:p>
      <text:p text:style-name="P32"><text:s text:c="16"/>switch (varForSwitchCase)</text:p>
      <text:p text:style-name="P32"><text:s text:c="16"/>{</text:p>
      <text:p text:style-name="P32"><text:s text:c="16"/>case 1:</text:p>
      <text:p text:style-name="P32"><text:s text:c="16"/>{</text:p>
      <text:p text:style-name="P32"><text:s text:c="20"/>if(s.isEmpty())</text:p>
      <text:p text:style-name="P32"><text:s text:c="20"/>{</text:p>
      <text:p text:style-name="P32"><text:s text:c="24"/>cout &lt;&lt; "Stack is Empty."&lt;&lt;endl;</text:p>
      <text:p text:style-name="P32"><text:s text:c="20"/>}</text:p>
      <text:p text:style-name="P32"><text:s text:c="20"/>else</text:p>
      <text:p text:style-name="P32"><text:s text:c="20"/>{</text:p>
      <text:p text:style-name="P32"><text:s text:c="24"/>cout &lt;&lt; "Stack is not Empty."&lt;&lt;endl;</text:p>
      <text:p text:style-name="P32"><text:s text:c="20"/>}</text:p>
      <text:p text:style-name="P32"><text:s text:c="20"/>break;</text:p>
      <text:p text:style-name="P32"><text:s text:c="16"/>}</text:p>
      <text:p text:style-name="P32"><text:s text:c="16"/>case 2:</text:p>
      <text:p text:style-name="P32"><text:soft-page-break/><text:s text:c="16"/>{</text:p>
      <text:p text:style-name="P32"><text:s text:c="20"/>cout &lt;&lt; "Push Node Operation\nEnter key and data of node to be pushed:" &lt;&lt; endl;</text:p>
      <text:p text:style-name="P32"><text:s text:c="20"/>cout &lt;&lt; "&gt;";</text:p>
      <text:p text:style-name="P32"><text:s text:c="20"/>cin &gt;&gt; key1;</text:p>
      <text:p text:style-name="P32"><text:s text:c="20"/>cout &lt;&lt; "&gt;";</text:p>
      <text:p text:style-name="P32"><text:s text:c="20"/>cin &gt;&gt; data1;</text:p>
      <text:p text:style-name="P32"><text:s text:c="20"/>newNode-&gt;key = key1;</text:p>
      <text:p text:style-name="P32"><text:s text:c="20"/>newNode-&gt;data = data1;</text:p>
      <text:p text:style-name="P32"><text:s text:c="20"/>s.push(newNode);</text:p>
      <text:p text:style-name="P32"><text:s text:c="20"/>break;</text:p>
      <text:p text:style-name="P32"><text:s text:c="16"/>}</text:p>
      <text:p text:style-name="P32"><text:s text:c="16"/>case 3:</text:p>
      <text:p text:style-name="P32"><text:s text:c="16"/>{</text:p>
      <text:p text:style-name="P32"><text:s text:c="20"/>cout &lt;&lt; "Pop Operation" &lt;&lt; endl;</text:p>
      <text:p text:style-name="P32"><text:s text:c="20"/>newNode=s.pop();</text:p>
      <text:p text:style-name="P32"><text:s text:c="20"/>cout &lt;&lt; "Node popped out ("&lt;&lt;newNode-&gt;key&lt;&lt;","&lt;&lt;newNode-&gt;data&lt;&lt;")"&lt;&lt;endl;</text:p>
      <text:p text:style-name="P32"><text:s text:c="20"/>delete newNode;</text:p>
      <text:p text:style-name="P32"><text:s text:c="20"/>break;</text:p>
      <text:p text:style-name="P32"><text:s text:c="16"/>}</text:p>
      <text:p text:style-name="P32"><text:s text:c="16"/>case 4:</text:p>
      <text:p text:style-name="P32"><text:s text:c="16"/>{</text:p>
      <text:p text:style-name="P32"><text:s text:c="20"/>if(s.isEmpty())</text:p>
      <text:p text:style-name="P32"><text:s text:c="20"/>{</text:p>
      <text:p text:style-name="P32"><text:s text:c="24"/>cout &lt;&lt; "Stack is Empty"&lt;&lt;endl;</text:p>
      <text:p text:style-name="P32"><text:s text:c="20"/>}</text:p>
      <text:p text:style-name="P32"><text:s text:c="20"/>else</text:p>
      <text:p text:style-name="P32"><text:s text:c="20"/>{</text:p>
      <text:p text:style-name="P32"><text:s text:c="24"/>cout &lt;&lt; "Peek Operation" &lt;&lt; endl;</text:p>
      <text:p text:style-name="P32"><text:soft-page-break/><text:s text:c="20"/>newNode=s.peek();</text:p>
      <text:p text:style-name="P32"><text:s text:c="20"/>cout &lt;&lt; "Top of stack is ("&lt;&lt;newNode-&gt;key&lt;&lt;","&lt;&lt;newNode-&gt;data&lt;&lt;")"&lt;&lt;endl;</text:p>
      <text:p text:style-name="P32"><text:s text:c="20"/>}</text:p>
      <text:p text:style-name="P32"><text:s text:c="20"/>break;</text:p>
      <text:p text:style-name="P32"><text:s text:c="16"/>}</text:p>
      <text:p text:style-name="P32"><text:s text:c="16"/>case 5:</text:p>
      <text:p text:style-name="P32"><text:s text:c="16"/>{</text:p>
      <text:p text:style-name="P32"><text:s text:c="20"/>count=s.count();</text:p>
      <text:p text:style-name="P32"><text:s text:c="20"/>cout &lt;&lt; "Number of elements in stack are "&lt;&lt;count &lt;&lt;"."&lt;&lt;endl;</text:p>
      <text:p text:style-name="P32"><text:s text:c="20"/>break;</text:p>
      <text:p text:style-name="P32"><text:s text:c="16"/>}</text:p>
      <text:p text:style-name="P32"><text:s text:c="16"/>case 6:</text:p>
      <text:p text:style-name="P32"><text:s text:c="16"/>{</text:p>
      <text:p text:style-name="P32"><text:s text:c="20"/>cout &lt;&lt; "Stack is: " &lt;&lt; endl;</text:p>
      <text:p text:style-name="P32"><text:s text:c="20"/>s.displayStack();</text:p>
      <text:p text:style-name="P32"><text:s text:c="20"/>break;</text:p>
      <text:p text:style-name="P32"><text:s text:c="16"/>}</text:p>
      <text:p text:style-name="P32"><text:s text:c="16"/>case 7:</text:p>
      <text:p text:style-name="P32"><text:s text:c="16"/>{</text:p>
      <text:p text:style-name="P32"><text:s text:c="20"/>system("clear");</text:p>
      <text:p text:style-name="P32"><text:s text:c="20"/>break;</text:p>
      <text:p text:style-name="P32"><text:s text:c="16"/>}</text:p>
      <text:p text:style-name="P32"><text:s text:c="16"/>case 8:</text:p>
      <text:p text:style-name="P32"><text:s text:c="16"/>{</text:p>
      <text:p text:style-name="P32"><text:s text:c="20"/>cout &lt;&lt; "=====================================================================================" &lt;&lt; endl;</text:p>
      <text:p text:style-name="P32"><text:s text:c="20"/>break;</text:p>
      <text:p text:style-name="P32"><text:soft-page-break/><text:s text:c="16"/>}</text:p>
      <text:p text:style-name="P32"><text:s text:c="16"/>default:</text:p>
      <text:p text:style-name="P32"><text:s text:c="16"/>{</text:p>
      <text:p text:style-name="P32"><text:s text:c="20"/>cout &lt;&lt; "Invalid Input.\nTry Again:)" &lt;&lt; endl;</text:p>
      <text:p text:style-name="P32"><text:s text:c="20"/>break;</text:p>
      <text:p text:style-name="P32"><text:s text:c="16"/>}</text:p>
      <text:p text:style-name="P32"><text:s text:c="16"/>}</text:p>
      <text:p text:style-name="P32"><text:s text:c="12"/>} while (varForSwitchCase != 8);</text:p>
      <text:p text:style-name="P32"><text:s text:c="8"/>}</text:p>
      <text:p text:style-name="P32"><text:s text:c="8"/>else if (varForDataTypeSelection == 3)</text:p>
      <text:p text:style-name="P32"><text:s text:c="8"/>{</text:p>
      <text:p text:style-name="P32"><text:s text:c="12"/>float data1;</text:p>
      <text:p text:style-name="P32"><text:s text:c="12"/>cout &lt;&lt; "Selected Data type: FLOAT" &lt;&lt; endl;</text:p>
      <text:p text:style-name="P32"><text:s text:c="12"/>cout &lt;&lt; "Which Operation Do you want to perform?" &lt;&lt; endl;</text:p>
      <text:p text:style-name="P32"><text:s text:c="12"/>stack&lt;float&gt; s;</text:p>
      <text:p text:style-name="P32"><text:s text:c="12"/>do</text:p>
      <text:p text:style-name="P32"><text:s text:c="12"/>{</text:p>
      <text:p text:style-name="P32"><text:s text:c="16"/>cout &lt;&lt; "\n1.Check If stack is Empty\n2.Push Node\n3.Pop\n4.Peek\n5.Check number of elements in Stack\n6.Print stack\n7.Clear Screen\n8.Go to previous menu\n&gt; ";</text:p>
      <text:p text:style-name="P32"><text:s text:c="16"/>cin &gt;&gt; varForSwitchCase;</text:p>
      <text:p text:style-name="P32"><text:s text:c="16"/>Node&lt;float&gt; *newNode = new Node&lt;float&gt;();</text:p>
      <text:p text:style-name="P32"><text:s text:c="16"/>switch (varForSwitchCase)</text:p>
      <text:p text:style-name="P32"><text:s text:c="16"/>{</text:p>
      <text:p text:style-name="P32"><text:s text:c="16"/>case 1:</text:p>
      <text:p text:style-name="P32"><text:s text:c="16"/>{</text:p>
      <text:p text:style-name="P32"><text:s text:c="20"/>if(s.isEmpty())</text:p>
      <text:p text:style-name="P32"><text:s text:c="20"/>{</text:p>
      <text:p text:style-name="P32"><text:s text:c="24"/>cout &lt;&lt; "Stack is Empty."&lt;&lt;endl;</text:p>
      <text:p text:style-name="P32"><text:soft-page-break/><text:s text:c="20"/>}</text:p>
      <text:p text:style-name="P32"><text:s text:c="20"/>else</text:p>
      <text:p text:style-name="P32"><text:s text:c="20"/>{</text:p>
      <text:p text:style-name="P32"><text:s text:c="24"/>cout &lt;&lt; "Stack is not Empty."&lt;&lt;endl;</text:p>
      <text:p text:style-name="P32"><text:s text:c="20"/>}</text:p>
      <text:p text:style-name="P32"><text:s text:c="20"/>break;</text:p>
      <text:p text:style-name="P32"><text:s text:c="16"/>}</text:p>
      <text:p text:style-name="P32"><text:s text:c="16"/>case 2:</text:p>
      <text:p text:style-name="P32"><text:s text:c="16"/>{</text:p>
      <text:p text:style-name="P32"><text:s text:c="20"/>cout &lt;&lt; "Push Node Operation\nEnter key and data of node to be pushed:" &lt;&lt; endl;</text:p>
      <text:p text:style-name="P32"><text:s text:c="20"/>cout &lt;&lt; "&gt;";</text:p>
      <text:p text:style-name="P32"><text:s text:c="20"/>cin &gt;&gt; key1;</text:p>
      <text:p text:style-name="P32"><text:s text:c="20"/>cout &lt;&lt; "&gt;";</text:p>
      <text:p text:style-name="P32"><text:s text:c="20"/>cin &gt;&gt; data1;</text:p>
      <text:p text:style-name="P32"><text:s text:c="20"/>newNode-&gt;key = key1;</text:p>
      <text:p text:style-name="P32"><text:s text:c="20"/>newNode-&gt;data = data1;</text:p>
      <text:p text:style-name="P32"><text:s text:c="20"/>s.push(newNode);</text:p>
      <text:p text:style-name="P32"><text:s text:c="20"/>break;</text:p>
      <text:p text:style-name="P32"><text:s text:c="16"/>}</text:p>
      <text:p text:style-name="P32"><text:s text:c="16"/>case 3:</text:p>
      <text:p text:style-name="P32"><text:s text:c="16"/>{</text:p>
      <text:p text:style-name="P32"><text:s text:c="20"/>cout &lt;&lt; "Pop Operation" &lt;&lt; endl;</text:p>
      <text:p text:style-name="P32"><text:s text:c="20"/>newNode=s.pop();</text:p>
      <text:p text:style-name="P32"><text:s text:c="20"/>cout &lt;&lt; "Node popped out ("&lt;&lt;newNode-&gt;key&lt;&lt;","&lt;&lt;newNode-&gt;data&lt;&lt;")"&lt;&lt;endl;</text:p>
      <text:p text:style-name="P32"><text:s text:c="20"/>delete newNode;</text:p>
      <text:p text:style-name="P32"><text:s text:c="20"/>break;</text:p>
      <text:p text:style-name="P32"><text:s text:c="16"/>}</text:p>
      <text:p text:style-name="P32"><text:s text:c="16"/>case 4:</text:p>
      <text:p text:style-name="P32"><text:soft-page-break/><text:s text:c="16"/>{</text:p>
      <text:p text:style-name="P32"><text:s text:c="20"/>if(s.isEmpty())</text:p>
      <text:p text:style-name="P32"><text:s text:c="20"/>{</text:p>
      <text:p text:style-name="P32"><text:s text:c="24"/>cout &lt;&lt; "Stack is Empty"&lt;&lt;endl;</text:p>
      <text:p text:style-name="P32"><text:s text:c="20"/>}</text:p>
      <text:p text:style-name="P32"><text:s text:c="20"/>else</text:p>
      <text:p text:style-name="P32"><text:s text:c="20"/>{</text:p>
      <text:p text:style-name="P32"><text:s text:c="24"/>cout &lt;&lt; "Peek Operation" &lt;&lt; endl;</text:p>
      <text:p text:style-name="P32"><text:s text:c="20"/>newNode=s.peek();</text:p>
      <text:p text:style-name="P32"><text:s text:c="20"/>cout &lt;&lt; "Top of stack is ("&lt;&lt;newNode-&gt;key&lt;&lt;","&lt;&lt;newNode-&gt;data&lt;&lt;")"&lt;&lt;endl;</text:p>
      <text:p text:style-name="P32"><text:s text:c="20"/>}</text:p>
      <text:p text:style-name="P32"><text:s text:c="20"/>break;</text:p>
      <text:p text:style-name="P32"><text:s text:c="16"/>}</text:p>
      <text:p text:style-name="P32"><text:s text:c="16"/>case 5:</text:p>
      <text:p text:style-name="P32"><text:s text:c="16"/>{</text:p>
      <text:p text:style-name="P32"><text:s text:c="20"/>count=s.count();</text:p>
      <text:p text:style-name="P32"><text:s text:c="20"/>cout &lt;&lt; "Number of elements in stack are "&lt;&lt;count &lt;&lt;"."&lt;&lt;endl;</text:p>
      <text:p text:style-name="P32"><text:s text:c="20"/>break;</text:p>
      <text:p text:style-name="P32"><text:s text:c="16"/>}</text:p>
      <text:p text:style-name="P32"><text:s text:c="16"/>case 6:</text:p>
      <text:p text:style-name="P32"><text:s text:c="16"/>{</text:p>
      <text:p text:style-name="P32"><text:s text:c="20"/>cout &lt;&lt; "Stack is: " &lt;&lt; endl;</text:p>
      <text:p text:style-name="P32"><text:s text:c="20"/>s.displayStack();</text:p>
      <text:p text:style-name="P32"><text:s text:c="20"/>break;</text:p>
      <text:p text:style-name="P32"><text:s text:c="16"/>}</text:p>
      <text:p text:style-name="P32"><text:s text:c="16"/>case 7:</text:p>
      <text:p text:style-name="P32"><text:s text:c="16"/>{</text:p>
      <text:p text:style-name="P32"><text:s text:c="20"/>system("clear");</text:p>
      <text:p text:style-name="P32"><text:soft-page-break/><text:s text:c="20"/>break;</text:p>
      <text:p text:style-name="P32"><text:s text:c="16"/>}</text:p>
      <text:p text:style-name="P32"><text:s text:c="16"/>case 8:</text:p>
      <text:p text:style-name="P32"><text:s text:c="16"/>{</text:p>
      <text:p text:style-name="P32"><text:s text:c="20"/>cout &lt;&lt; "=====================================================================================" &lt;&lt; endl;</text:p>
      <text:p text:style-name="P32"><text:s text:c="20"/>break;</text:p>
      <text:p text:style-name="P32"><text:s text:c="16"/>}</text:p>
      <text:p text:style-name="P32"><text:s text:c="16"/>default:</text:p>
      <text:p text:style-name="P32"><text:s text:c="16"/>{</text:p>
      <text:p text:style-name="P32"><text:s text:c="20"/>cout &lt;&lt; "Invalid Input.\nTry Again:)" &lt;&lt; endl;</text:p>
      <text:p text:style-name="P32"><text:s text:c="20"/>break;</text:p>
      <text:p text:style-name="P32"><text:s text:c="16"/>}</text:p>
      <text:p text:style-name="P32"><text:s text:c="16"/>}</text:p>
      <text:p text:style-name="P32"><text:s text:c="12"/>} while (varForSwitchCase != 8);</text:p>
      <text:p text:style-name="P32"><text:s text:c="8"/>}</text:p>
      <text:p text:style-name="P32"><text:s text:c="8"/>else if (varForDataTypeSelection == 4)</text:p>
      <text:p text:style-name="P32"><text:s text:c="8"/>{</text:p>
      <text:p text:style-name="P32"><text:s text:c="12"/>char data1;</text:p>
      <text:p text:style-name="P32"><text:s text:c="12"/>cout &lt;&lt; "Selected Data type: CHAR" &lt;&lt; endl;</text:p>
      <text:p text:style-name="P32"><text:s text:c="12"/>cout &lt;&lt; "Which Operation Do you want to perform?" &lt;&lt; endl;</text:p>
      <text:p text:style-name="P32"><text:s text:c="12"/>stack&lt;char&gt; s;</text:p>
      <text:p text:style-name="P32"><text:s text:c="12"/>do</text:p>
      <text:p text:style-name="P32"><text:s text:c="12"/>{</text:p>
      <text:p text:style-name="P32"><text:s text:c="16"/>cout &lt;&lt; "\n1.Check If stack is Empty\n2.Push Node\n3.Pop\n4.Peek\n5.Check number of elements in Stack\n6.Print stack\n7.Clear Screen\n8.Go to previous menu\n&gt; ";</text:p>
      <text:p text:style-name="P32"><text:s text:c="16"/>cin &gt;&gt; varForSwitchCase;</text:p>
      <text:p text:style-name="P32"><text:soft-page-break/><text:s text:c="16"/>Node&lt;char&gt; *newNode = new Node&lt;char&gt;();</text:p>
      <text:p text:style-name="P32"><text:s text:c="16"/>switch (varForSwitchCase)</text:p>
      <text:p text:style-name="P32"><text:s text:c="16"/>{</text:p>
      <text:p text:style-name="P32"><text:s text:c="16"/>case 1:</text:p>
      <text:p text:style-name="P32"><text:s text:c="16"/>{</text:p>
      <text:p text:style-name="P32"><text:s text:c="20"/>if(s.isEmpty())</text:p>
      <text:p text:style-name="P32"><text:s text:c="20"/>{</text:p>
      <text:p text:style-name="P32"><text:s text:c="24"/>cout &lt;&lt; "Stack is Empty."&lt;&lt;endl;</text:p>
      <text:p text:style-name="P32"><text:s text:c="20"/>}</text:p>
      <text:p text:style-name="P32"><text:s text:c="20"/>else</text:p>
      <text:p text:style-name="P32"><text:s text:c="20"/>{</text:p>
      <text:p text:style-name="P32"><text:s text:c="24"/>cout &lt;&lt; "Stack is not Empty."&lt;&lt;endl;</text:p>
      <text:p text:style-name="P32"><text:s text:c="20"/>}</text:p>
      <text:p text:style-name="P32"><text:s text:c="20"/>break;</text:p>
      <text:p text:style-name="P32"><text:s text:c="16"/>}</text:p>
      <text:p text:style-name="P32"><text:s text:c="16"/>case 2:</text:p>
      <text:p text:style-name="P32"><text:s text:c="16"/>{</text:p>
      <text:p text:style-name="P32"><text:s text:c="20"/>cout &lt;&lt; "Push Node Operation\nEnter key and data of node to be pushed:" &lt;&lt; endl;</text:p>
      <text:p text:style-name="P32"><text:s text:c="20"/>cout &lt;&lt; "&gt;";</text:p>
      <text:p text:style-name="P32"><text:s text:c="20"/>cin &gt;&gt; key1;</text:p>
      <text:p text:style-name="P32"><text:s text:c="20"/>cout &lt;&lt; "&gt;";</text:p>
      <text:p text:style-name="P32"><text:s text:c="20"/>cin &gt;&gt; data1;</text:p>
      <text:p text:style-name="P32"><text:s text:c="20"/>newNode-&gt;key = key1;</text:p>
      <text:p text:style-name="P32"><text:s text:c="20"/>newNode-&gt;data = data1;</text:p>
      <text:p text:style-name="P32"><text:s text:c="20"/>s.push(newNode);</text:p>
      <text:p text:style-name="P32"><text:s text:c="20"/>break;</text:p>
      <text:p text:style-name="P32"><text:s text:c="16"/>}</text:p>
      <text:p text:style-name="P32"><text:s text:c="16"/>case 3:</text:p>
      <text:p text:style-name="P32"><text:soft-page-break/><text:s text:c="16"/>{</text:p>
      <text:p text:style-name="P32"><text:s text:c="20"/>cout &lt;&lt; "Pop Operation" &lt;&lt; endl;</text:p>
      <text:p text:style-name="P32"><text:s text:c="20"/>newNode=s.pop();</text:p>
      <text:p text:style-name="P32"><text:s text:c="20"/>cout &lt;&lt; "Node popped out ("&lt;&lt;newNode-&gt;key&lt;&lt;","&lt;&lt;newNode-&gt;data&lt;&lt;")"&lt;&lt;endl;</text:p>
      <text:p text:style-name="P32"><text:s text:c="20"/>delete newNode;</text:p>
      <text:p text:style-name="P32"><text:s text:c="20"/>break;</text:p>
      <text:p text:style-name="P32"><text:s text:c="16"/>}</text:p>
      <text:p text:style-name="P32"><text:s text:c="16"/>case 4:</text:p>
      <text:p text:style-name="P32"><text:s text:c="16"/>{</text:p>
      <text:p text:style-name="P32"><text:s text:c="20"/>if(s.isEmpty())</text:p>
      <text:p text:style-name="P32"><text:s text:c="20"/>{</text:p>
      <text:p text:style-name="P32"><text:s text:c="24"/>cout &lt;&lt; "Stack is Empty"&lt;&lt;endl;</text:p>
      <text:p text:style-name="P32"><text:s text:c="20"/>}</text:p>
      <text:p text:style-name="P32"><text:s text:c="20"/>else</text:p>
      <text:p text:style-name="P32"><text:s text:c="20"/>{</text:p>
      <text:p text:style-name="P32"><text:s text:c="24"/>cout &lt;&lt; "Peek Operation" &lt;&lt; endl;</text:p>
      <text:p text:style-name="P32"><text:s text:c="20"/>newNode=s.peek();</text:p>
      <text:p text:style-name="P32"><text:s text:c="20"/>cout &lt;&lt; "Top of stack is ("&lt;&lt;newNode-&gt;key&lt;&lt;","&lt;&lt;newNode-&gt;data&lt;&lt;")"&lt;&lt;endl;</text:p>
      <text:p text:style-name="P32"><text:s text:c="20"/>}</text:p>
      <text:p text:style-name="P32"><text:s text:c="20"/>break;</text:p>
      <text:p text:style-name="P32"><text:s text:c="16"/>}</text:p>
      <text:p text:style-name="P32"><text:s text:c="16"/>case 5:</text:p>
      <text:p text:style-name="P32"><text:s text:c="16"/>{</text:p>
      <text:p text:style-name="P32"><text:s text:c="20"/>count=s.count();</text:p>
      <text:p text:style-name="P32"><text:s text:c="20"/>cout &lt;&lt; "Number of elements in stack are "&lt;&lt;count &lt;&lt;"."&lt;&lt;endl;</text:p>
      <text:p text:style-name="P32"><text:s text:c="20"/>break;</text:p>
      <text:p text:style-name="P32"><text:s text:c="16"/>}</text:p>
      <text:p text:style-name="P32"><text:s text:c="16"/>case 6:</text:p>
      <text:p text:style-name="P32"><text:soft-page-break/><text:s text:c="16"/>{</text:p>
      <text:p text:style-name="P32"><text:s text:c="20"/>cout &lt;&lt; "Stack is: " &lt;&lt; endl;</text:p>
      <text:p text:style-name="P32"><text:s text:c="20"/>s.displayStack();</text:p>
      <text:p text:style-name="P32"><text:s text:c="20"/>break;</text:p>
      <text:p text:style-name="P32"><text:s text:c="16"/>}</text:p>
      <text:p text:style-name="P32"><text:s text:c="16"/>case 7:</text:p>
      <text:p text:style-name="P32"><text:s text:c="16"/>{</text:p>
      <text:p text:style-name="P32"><text:s text:c="20"/>system("clear");</text:p>
      <text:p text:style-name="P32"><text:s text:c="20"/>break;</text:p>
      <text:p text:style-name="P32"><text:s text:c="16"/>}</text:p>
      <text:p text:style-name="P32"><text:s text:c="16"/>case 8:</text:p>
      <text:p text:style-name="P32"><text:s text:c="16"/>{</text:p>
      <text:p text:style-name="P32"><text:s text:c="20"/>cout &lt;&lt; "=====================================================================================" &lt;&lt; endl;</text:p>
      <text:p text:style-name="P32"><text:s text:c="20"/>break;</text:p>
      <text:p text:style-name="P32"><text:s text:c="16"/>}</text:p>
      <text:p text:style-name="P32"><text:s text:c="16"/>default:</text:p>
      <text:p text:style-name="P32"><text:s text:c="16"/>{</text:p>
      <text:p text:style-name="P32"><text:s text:c="20"/>cout &lt;&lt; "Invalid Input.\nTry Again:)" &lt;&lt; endl;</text:p>
      <text:p text:style-name="P32"><text:s text:c="20"/>break;</text:p>
      <text:p text:style-name="P32"><text:s text:c="16"/>}</text:p>
      <text:p text:style-name="P32"><text:s text:c="16"/>}</text:p>
      <text:p text:style-name="P32"><text:s text:c="12"/>} while (varForSwitchCase != 8);</text:p>
      <text:p text:style-name="P32"><text:s text:c="8"/>}</text:p>
      <text:p text:style-name="P32"><text:s text:c="8"/>else if (varForDataTypeSelection == 5)</text:p>
      <text:p text:style-name="P32"><text:s text:c="8"/>{</text:p>
      <text:p text:style-name="P32"><text:s text:c="12"/>system("clear");</text:p>
      <text:p text:style-name="P32"><text:soft-page-break/><text:s text:c="8"/>}</text:p>
      <text:p text:style-name="P32"><text:s text:c="8"/>else if (varForDataTypeSelection == 6)</text:p>
      <text:p text:style-name="P32"><text:s text:c="8"/>{</text:p>
      <text:p text:style-name="P32"><text:s text:c="12"/>cout &lt;&lt; "\n\nThanks for Using Program!" &lt;&lt; endl;</text:p>
      <text:p text:style-name="P32"><text:s text:c="12"/>cout &lt;&lt; "Program Ended\n\n" &lt;&lt; endl;</text:p>
      <text:p text:style-name="P32"><text:s text:c="12"/>cout &lt;&lt; "=====================================================================================" &lt;&lt; endl;</text:p>
      <text:p text:style-name="P32"><text:s text:c="12"/>cout &lt;&lt; "=====================================================================================" &lt;&lt; endl;</text:p>
      <text:p text:style-name="P32"><text:s text:c="12"/>break;</text:p>
      <text:p text:style-name="P32"><text:s text:c="8"/>}</text:p>
      <text:p text:style-name="P32"><text:s text:c="8"/>else</text:p>
      <text:p text:style-name="P32"><text:s text:c="8"/>{</text:p>
      <text:p text:style-name="P32"><text:s text:c="12"/>cout &lt;&lt; "Invalid input!\nTry Again:)" &lt;&lt; endl;</text:p>
      <text:p text:style-name="P32"><text:s text:c="8"/>}</text:p>
      <text:p text:style-name="P32"><text:s text:c="4"/>}while (varForDataTypeSelection != 6);</text:p>
      <text:p text:style-name="P32"><text:s text:c="4"/>return 0;</text:p>
      <text:p text:style-name="P32">}</text:p>
      <text:p text:style-name="P32"/>
      <text:p text:style-name="P47">Output:</text:p>
      <text:p text:style-name="P32"/>
      <text:p text:style-name="P32">=====================================================================================</text:p>
      <text:p text:style-name="P32">********************* Stack Operations using Singly Linked list <text:s/>********************</text:p>
      <text:p text:style-name="P32">=====================================================================================</text:p>
      <text:p text:style-name="P32"/>
      <text:p text:style-name="P32">Select Data type: </text:p>
      <text:p text:style-name="P32"><text:soft-page-break/>1.INT <text:s text:c="4"/>2.DOUBLE <text:s text:c="3"/>3.FLOAT <text:s text:c="4"/>4.CHAR <text:s text:c="4"/>5.Clear Screen <text:s text:c="4"/>6.Exit from program</text:p>
      <text:p text:style-name="P32">&gt;1</text:p>
      <text:p text:style-name="P32">Selected Data type: INT</text:p>
      <text:p text:style-name="P32">Which Operation Do you want to perform?</text:p>
      <text:p text:style-name="P32"/>
      <text:p text:style-name="P32">1.Check If stack is Empty</text:p>
      <text:p text:style-name="P32">2.Push Node</text:p>
      <text:p text:style-name="P32">3.Pop</text:p>
      <text:p text:style-name="P32">4.Peek</text:p>
      <text:p text:style-name="P32">5.Check number of elements in Stack</text:p>
      <text:p text:style-name="P32">6.Print stack</text:p>
      <text:p text:style-name="P32">7.Clear Screen</text:p>
      <text:p text:style-name="P32">8.Go to previous menu</text:p>
      <text:p text:style-name="P32">&gt; 1</text:p>
      <text:p text:style-name="P32">Stack is Empty.</text:p>
      <text:p text:style-name="P32"/>
      <text:p text:style-name="P32">1.Check If stack is Empty</text:p>
      <text:p text:style-name="P32">2.Push Node</text:p>
      <text:p text:style-name="P32">3.Pop</text:p>
      <text:p text:style-name="P32">4.Peek</text:p>
      <text:p text:style-name="P32">5.Check number of elements in Stack</text:p>
      <text:p text:style-name="P32">6.Print stack</text:p>
      <text:p text:style-name="P32">7.Clear Screen</text:p>
      <text:p text:style-name="P32">8.Go to previous menu</text:p>
      <text:p text:style-name="P32">&gt; 2</text:p>
      <text:p text:style-name="P32">Push Node Operation</text:p>
      <text:p text:style-name="P32">Enter key and data of node to be pushed:</text:p>
      <text:p text:style-name="P32">&gt;1</text:p>
      <text:p text:style-name="P32">&gt;10</text:p>
      <text:p text:style-name="P32"/>
      <text:p text:style-name="P32">1.Check If stack is Empty</text:p>
      <text:p text:style-name="P32">2.Push Node</text:p>
      <text:p text:style-name="P32"><text:soft-page-break/>3.Pop</text:p>
      <text:p text:style-name="P32">4.Peek</text:p>
      <text:p text:style-name="P32">5.Check number of elements in Stack</text:p>
      <text:p text:style-name="P32">6.Print stack</text:p>
      <text:p text:style-name="P32">7.Clear Screen</text:p>
      <text:p text:style-name="P32">8.Go to previous menu</text:p>
      <text:p text:style-name="P32">&gt; 2</text:p>
      <text:p text:style-name="P32">Push Node Operation</text:p>
      <text:p text:style-name="P32">Enter key and data of node to be pushed:</text:p>
      <text:p text:style-name="P32">&gt;2</text:p>
      <text:p text:style-name="P32">&gt;20</text:p>
      <text:p text:style-name="P32">Node pushed successfully.</text:p>
      <text:p text:style-name="P32"/>
      <text:p text:style-name="P32">1.Check If stack is Empty</text:p>
      <text:p text:style-name="P32">2.Push Node</text:p>
      <text:p text:style-name="P32">3.Pop</text:p>
      <text:p text:style-name="P32">4.Peek</text:p>
      <text:p text:style-name="P32">5.Check number of elements in Stack</text:p>
      <text:p text:style-name="P32">6.Print stack</text:p>
      <text:p text:style-name="P32">7.Clear Screen</text:p>
      <text:p text:style-name="P32">8.Go to previous menu</text:p>
      <text:p text:style-name="P32">&gt; 6</text:p>
      <text:p text:style-name="P32">Stack is: </text:p>
      <text:p text:style-name="P32">(2,20) <text:s text:c="2"/>(1,10) <text:s text:c="2"/></text:p>
      <text:p text:style-name="P32">1.Check If stack is Empty</text:p>
      <text:p text:style-name="P32">2.Push Node</text:p>
      <text:p text:style-name="P32">3.Pop</text:p>
      <text:p text:style-name="P32">4.Peek</text:p>
      <text:p text:style-name="P32">5.Check number of elements in Stack</text:p>
      <text:p text:style-name="P32">6.Print stack</text:p>
      <text:p text:style-name="P32">7.Clear Screen</text:p>
      <text:p text:style-name="P32">8.Go to previous menu</text:p>
      <text:p text:style-name="P32"><text:soft-page-break/>&gt; 2</text:p>
      <text:p text:style-name="P32">Push Node Operation</text:p>
      <text:p text:style-name="P32">Enter key and data of node to be pushed:</text:p>
      <text:p text:style-name="P32">&gt;3</text:p>
      <text:p text:style-name="P32">&gt;30</text:p>
      <text:p text:style-name="P32">Node pushed successfully.</text:p>
      <text:p text:style-name="P32"/>
      <text:p text:style-name="P32">1.Check If stack is Empty</text:p>
      <text:p text:style-name="P32">2.Push Node</text:p>
      <text:p text:style-name="P32">3.Pop</text:p>
      <text:p text:style-name="P32">4.Peek</text:p>
      <text:p text:style-name="P32">5.Check number of elements in Stack</text:p>
      <text:p text:style-name="P32">6.Print stack</text:p>
      <text:p text:style-name="P32">7.Clear Screen</text:p>
      <text:p text:style-name="P32">8.Go to previous menu</text:p>
      <text:p text:style-name="P32">&gt; 6</text:p>
      <text:p text:style-name="P32">Stack is: </text:p>
      <text:p text:style-name="P32">(3,30) <text:s text:c="2"/>(2,20) <text:s text:c="2"/>(1,10) <text:s text:c="2"/></text:p>
      <text:p text:style-name="P32">1.Check If stack is Empty</text:p>
      <text:p text:style-name="P32">2.Push Node</text:p>
      <text:p text:style-name="P32">3.Pop</text:p>
      <text:p text:style-name="P32">4.Peek</text:p>
      <text:p text:style-name="P32">5.Check number of elements in Stack</text:p>
      <text:p text:style-name="P32">6.Print stack</text:p>
      <text:p text:style-name="P32">7.Clear Screen</text:p>
      <text:p text:style-name="P32">8.Go to previous menu</text:p>
      <text:p text:style-name="P32">&gt; 3</text:p>
      <text:p text:style-name="P32">Pop Operation</text:p>
      <text:p text:style-name="P32">Node popped out (3,30)</text:p>
      <text:p text:style-name="P32"/>
      <text:p text:style-name="P32">1.Check If stack is Empty</text:p>
      <text:p text:style-name="P32">2.Push Node</text:p>
      <text:p text:style-name="P32"><text:soft-page-break/>3.Pop</text:p>
      <text:p text:style-name="P32">4.Peek</text:p>
      <text:p text:style-name="P32">5.Check number of elements in Stack</text:p>
      <text:p text:style-name="P32">6.Print stack</text:p>
      <text:p text:style-name="P32">7.Clear Screen</text:p>
      <text:p text:style-name="P32">8.Go to previous menu</text:p>
      <text:p text:style-name="P32">&gt; 6</text:p>
      <text:p text:style-name="P32">Stack is: </text:p>
      <text:p text:style-name="P32">(2,20) <text:s text:c="2"/>(1,10) <text:s text:c="2"/></text:p>
      <text:p text:style-name="P32">1.Check If stack is Empty</text:p>
      <text:p text:style-name="P32">2.Push Node</text:p>
      <text:p text:style-name="P32">3.Pop</text:p>
      <text:p text:style-name="P32">4.Peek</text:p>
      <text:p text:style-name="P32">5.Check number of elements in Stack</text:p>
      <text:p text:style-name="P32">6.Print stack</text:p>
      <text:p text:style-name="P32">7.Clear Screen</text:p>
      <text:p text:style-name="P32">8.Go to previous menu</text:p>
      <text:p text:style-name="P32">&gt; 4</text:p>
      <text:p text:style-name="P32">Peek Operation</text:p>
      <text:p text:style-name="P32">(2,20) <text:s text:c="3"/></text:p>
      <text:p text:style-name="P32">Top of stack is (2,20)</text:p>
      <text:p text:style-name="P32"/>
      <text:p text:style-name="P32">1.Check If stack is Empty</text:p>
      <text:p text:style-name="P32">2.Push Node</text:p>
      <text:p text:style-name="P32">3.Pop</text:p>
      <text:p text:style-name="P32">4.Peek</text:p>
      <text:p text:style-name="P32">5.Check number of elements in Stack</text:p>
      <text:p text:style-name="P32">6.Print stack</text:p>
      <text:p text:style-name="P32">7.Clear Screen</text:p>
      <text:p text:style-name="P32">8.Go to previous menu</text:p>
      <text:p text:style-name="P32">&gt; 5</text:p>
      <text:p text:style-name="P32">Number of elements in stack are 2.</text:p>
      <text:p text:style-name="P32"><text:soft-page-break/></text:p>
      <text:p text:style-name="P32">1.Check If stack is Empty</text:p>
      <text:p text:style-name="P32">2.Push Node</text:p>
      <text:p text:style-name="P32">3.Pop</text:p>
      <text:p text:style-name="P32">4.Peek</text:p>
      <text:p text:style-name="P32">5.Check number of elements in Stack</text:p>
      <text:p text:style-name="P32">6.Print stack</text:p>
      <text:p text:style-name="P32">7.Clear Screen</text:p>
      <text:p text:style-name="P32">8.Go to previous menu</text:p>
      <text:p text:style-name="P32">&gt; 8</text:p>
      <text:p text:style-name="P32"/>
      <text:p text:style-name="P32">=====================================================================================</text:p>
      <text:p text:style-name="P32">********************* Stack Operations using Singly Linked list <text:s/>********************</text:p>
      <text:p text:style-name="P32">=====================================================================================</text:p>
      <text:p text:style-name="P32"/>
      <text:p text:style-name="P32">Select Data type: </text:p>
      <text:p text:style-name="P32">1.INT <text:s text:c="4"/>2.DOUBLE <text:s text:c="3"/>3.FLOAT <text:s text:c="4"/>4.CHAR <text:s text:c="4"/>5.Clear Screen <text:s text:c="4"/>6.Exit from program</text:p>
      <text:p text:style-name="P32">&gt;</text:p>
      <text:p text:style-name="P32"/>
      <text:p text:style-name="P32">Select Data type: </text:p>
      <text:p text:style-name="P32">1.INT <text:s text:c="4"/>2.DOUBLE <text:s text:c="3"/>3.FLOAT <text:s text:c="4"/>4.CHAR <text:s text:c="4"/>5.Clear Screen <text:s text:c="4"/>6.Exit from program</text:p>
      <text:p text:style-name="P32">&gt;6</text:p>
      <text:p text:style-name="P32"/>
      <text:p text:style-name="P32"/>
      <text:p text:style-name="P32">Thanks for Using Program!</text:p>
      <text:p text:style-name="P32">Program Ended</text:p>
      <text:p text:style-name="P32"/>
      <text:p text:style-name="P32"/>
      <text:p text:style-name="P32">=====================================================================================</text:p>
      <text:p text:style-name="P32"><text:soft-page-break/>=====================================================================================</text:p>
      <text:p text:style-name="P32"/>
      <text:p text:style-name="P78">Note:</text:p>
      <text:p text:style-name="P27">Same operations can be repeated with data types DOUBLE, <text:span text:style-name="T33">FLOAT and CHAR.</text:span></text:p>
      <text:p text:style-name="P47"/>
      <text:p text:style-name="P47"><text:bookmark-start text:name="191"/>(b) Queue <text:span text:style-name="T34">operations </text:span>using singly linked list<text:bookmark-end text:name="191"/></text:p>
      <text:p text:style-name="P47">Program:</text:p>
      <text:p text:style-name="P32">// Queue <text:span text:style-name="T34">operations </text:span>using singly linked list</text:p>
      <text:p text:style-name="P32">// Roll No. 202cd005</text:p>
      <text:p text:style-name="P32">#include &lt;iostream&gt;</text:p>
      <text:p text:style-name="P32">#include &lt;stdlib.h&gt;</text:p>
      <text:p text:style-name="P32">using namespace std;</text:p>
      <text:p text:style-name="P32">template &lt;class T&gt;</text:p>
      <text:p text:style-name="P32">class Node</text:p>
      <text:p text:style-name="P32">{</text:p>
      <text:p text:style-name="P32">public:</text:p>
      <text:p text:style-name="P32"><text:s text:c="4"/>int key;</text:p>
      <text:p text:style-name="P32"><text:s text:c="4"/>T data;</text:p>
      <text:p text:style-name="P32"><text:s text:c="4"/>Node&lt;T&gt; *next;</text:p>
      <text:p text:style-name="P32"><text:s text:c="4"/>Node()</text:p>
      <text:p text:style-name="P32"><text:s text:c="4"/>{</text:p>
      <text:p text:style-name="P32"><text:s text:c="8"/>key = 0;</text:p>
      <text:p text:style-name="P32"><text:s text:c="8"/>data = 0;</text:p>
      <text:p text:style-name="P32"><text:s text:c="8"/>next = NULL;</text:p>
      <text:p text:style-name="P32"><text:s text:c="4"/>}</text:p>
      <text:p text:style-name="P32"><text:s text:c="4"/>Node(int k, T d)</text:p>
      <text:p text:style-name="P32"><text:s text:c="4"/>{</text:p>
      <text:p text:style-name="P32"><text:s text:c="8"/>key = k;</text:p>
      <text:p text:style-name="P32"><text:s text:c="8"/>data = d;</text:p>
      <text:p text:style-name="P32"><text:soft-page-break/><text:s text:c="8"/>next = NULL;</text:p>
      <text:p text:style-name="P32"><text:s text:c="4"/>}</text:p>
      <text:p text:style-name="P32">};</text:p>
      <text:p text:style-name="P32">template &lt;class T&gt;</text:p>
      <text:p text:style-name="P32">class queue</text:p>
      <text:p text:style-name="P32">{</text:p>
      <text:p text:style-name="P32">public:</text:p>
      <text:p text:style-name="P32"><text:s text:c="4"/>Node&lt;T&gt; *front;</text:p>
      <text:p text:style-name="P32"><text:s text:c="4"/>Node&lt;T&gt; *rear;</text:p>
      <text:p text:style-name="P32"><text:s text:c="4"/>queue()</text:p>
      <text:p text:style-name="P32"><text:s text:c="4"/>{</text:p>
      <text:p text:style-name="P32"><text:s text:c="8"/>front = NULL;</text:p>
      <text:p text:style-name="P32"><text:s text:c="8"/>rear = NULL;</text:p>
      <text:p text:style-name="P32"><text:s text:c="4"/>}</text:p>
      <text:p text:style-name="P32"><text:s text:c="4"/>bool isEmpty()</text:p>
      <text:p text:style-name="P32"><text:s text:c="4"/>{</text:p>
      <text:p text:style-name="P32"><text:s text:c="8"/>Node&lt;T&gt; *tempf = front;</text:p>
      <text:p text:style-name="P32"><text:s text:c="8"/>Node&lt;T&gt; *tempr = rear;</text:p>
      <text:p text:style-name="P32"><text:s text:c="8"/>if (tempf == NULL)</text:p>
      <text:p text:style-name="P32"><text:s text:c="8"/>{</text:p>
      <text:p text:style-name="P32"><text:s text:c="12"/>return true;</text:p>
      <text:p text:style-name="P32"><text:s text:c="8"/>}</text:p>
      <text:p text:style-name="P32"><text:s text:c="8"/>else</text:p>
      <text:p text:style-name="P32"><text:s text:c="8"/>{</text:p>
      <text:p text:style-name="P32"><text:s text:c="12"/>return false;</text:p>
      <text:p text:style-name="P32"><text:s text:c="8"/>}</text:p>
      <text:p text:style-name="P32"><text:s text:c="4"/>}</text:p>
      <text:p text:style-name="P32"><text:s text:c="4"/>Node&lt;T&gt; *checkIfNodeExists(Node&lt;T&gt; *n)</text:p>
      <text:p text:style-name="P32"><text:soft-page-break/><text:s text:c="4"/>{</text:p>
      <text:p text:style-name="P32"><text:s text:c="8"/>Node&lt;T&gt; *ptr = NULL;</text:p>
      <text:p text:style-name="P32"><text:s text:c="8"/>Node&lt;T&gt; *temp = front;</text:p>
      <text:p text:style-name="P32"><text:s text:c="8"/>if (temp == n)</text:p>
      <text:p text:style-name="P32"><text:s text:c="8"/>{</text:p>
      <text:p text:style-name="P32"><text:s text:c="12"/>ptr = temp;</text:p>
      <text:p text:style-name="P32"><text:s text:c="12"/>return ptr;</text:p>
      <text:p text:style-name="P32"><text:s text:c="8"/>}</text:p>
      <text:p text:style-name="P32"><text:s text:c="8"/>else</text:p>
      <text:p text:style-name="P32"><text:s text:c="8"/>{</text:p>
      <text:p text:style-name="P32"><text:s text:c="12"/>temp = rear;</text:p>
      <text:p text:style-name="P32"><text:s text:c="12"/>while (temp != NULL)</text:p>
      <text:p text:style-name="P32"><text:s text:c="12"/>{</text:p>
      <text:p text:style-name="P32"><text:s text:c="16"/>if (temp-&gt;key == n-&gt;key)</text:p>
      <text:p text:style-name="P32"><text:s text:c="16"/>{</text:p>
      <text:p text:style-name="P32"><text:s text:c="20"/>ptr = temp;</text:p>
      <text:p text:style-name="P32"><text:s text:c="16"/>}</text:p>
      <text:p text:style-name="P32"><text:s text:c="16"/>temp = temp-&gt;next;</text:p>
      <text:p text:style-name="P32"><text:s text:c="12"/>}</text:p>
      <text:p text:style-name="P32"><text:s text:c="12"/>return ptr;</text:p>
      <text:p text:style-name="P32"><text:s text:c="8"/>}</text:p>
      <text:p text:style-name="P32"><text:s text:c="4"/>}</text:p>
      <text:p text:style-name="P32"><text:s text:c="4"/>void enqueue(Node&lt;T&gt; *n)</text:p>
      <text:p text:style-name="P32"><text:s text:c="4"/>{</text:p>
      <text:p text:style-name="P32"><text:s text:c="8"/>Node&lt;T&gt; *temp = checkIfNodeExists(n);</text:p>
      <text:p text:style-name="P32"><text:s text:c="8"/>if (temp != NULL)</text:p>
      <text:p text:style-name="P32"><text:s text:c="8"/>{</text:p>
      <text:p text:style-name="P32"><text:s text:c="12"/>cout &lt;&lt; "Node with key value " &lt;&lt; temp-&gt;key &lt;&lt; " already exists in queue." &lt;&lt; endl;</text:p>
      <text:p text:style-name="P32"><text:soft-page-break/><text:s text:c="8"/>}</text:p>
      <text:p text:style-name="P32"><text:s text:c="8"/>else if (front == NULL)</text:p>
      <text:p text:style-name="P32"><text:s text:c="8"/>{</text:p>
      <text:p text:style-name="P32"><text:s text:c="12"/>front = n;</text:p>
      <text:p text:style-name="P32"><text:s text:c="12"/>rear = n;</text:p>
      <text:p text:style-name="P32"><text:s text:c="12"/>cout &lt;&lt; "First element Enqueued successfully." &lt;&lt; endl;</text:p>
      <text:p text:style-name="P32"><text:s text:c="8"/>}</text:p>
      <text:p text:style-name="P32"><text:s text:c="8"/>else</text:p>
      <text:p text:style-name="P32"><text:s text:c="8"/>{</text:p>
      <text:p text:style-name="P32"><text:s text:c="12"/>Node&lt;T&gt; *tempr = rear;</text:p>
      <text:p text:style-name="P32"><text:s text:c="12"/>while (tempr-&gt;next != NULL)</text:p>
      <text:p text:style-name="P32"><text:s text:c="12"/>{</text:p>
      <text:p text:style-name="P32"><text:s text:c="16"/>tempr = tempr-&gt;next;</text:p>
      <text:p text:style-name="P32"><text:s text:c="12"/>}</text:p>
      <text:p text:style-name="P32"><text:s text:c="12"/>tempr-&gt;next = n;</text:p>
      <text:p text:style-name="P32"><text:s text:c="12"/>cout &lt;&lt; "Next element Enqueued successfully." &lt;&lt; endl;</text:p>
      <text:p text:style-name="P32"><text:s text:c="8"/>}</text:p>
      <text:p text:style-name="P32"><text:s text:c="4"/>}</text:p>
      <text:p text:style-name="P32"><text:s text:c="4"/>void dequeue()</text:p>
      <text:p text:style-name="P32"><text:s text:c="4"/>{</text:p>
      <text:p text:style-name="P32"><text:s text:c="8"/>if (front != NULL)</text:p>
      <text:p text:style-name="P32"><text:s text:c="8"/>{</text:p>
      <text:p text:style-name="P32"><text:s text:c="12"/>front = front-&gt;next;</text:p>
      <text:p text:style-name="P32"><text:s text:c="12"/>rear = rear-&gt;next;</text:p>
      <text:p text:style-name="P32"><text:s text:c="12"/>cout &lt;&lt; "Node dequeued successfully."&lt;&lt;endl;</text:p>
      <text:p text:style-name="P32"><text:s text:c="8"/>}</text:p>
      <text:p text:style-name="P32"><text:s text:c="8"/>else</text:p>
      <text:p text:style-name="P32"><text:s text:c="8"/>{</text:p>
      <text:p text:style-name="P32"><text:soft-page-break/><text:s text:c="12"/>cout &lt;&lt; "Queue is empty.\nCannot perform dequeue operation." &lt;&lt; endl;</text:p>
      <text:p text:style-name="P32"><text:s text:c="8"/>}</text:p>
      <text:p text:style-name="P32"><text:s text:c="4"/>}</text:p>
      <text:p text:style-name="P32"><text:s text:c="4"/>int count()</text:p>
      <text:p text:style-name="P32"><text:s text:c="4"/>{</text:p>
      <text:p text:style-name="P32"><text:s text:c="8"/>int count = 0;</text:p>
      <text:p text:style-name="P32"><text:s text:c="8"/>Node&lt;T&gt; *ptr = rear;</text:p>
      <text:p text:style-name="P32"><text:s text:c="8"/>while (ptr != NULL)</text:p>
      <text:p text:style-name="P32"><text:s text:c="8"/>{</text:p>
      <text:p text:style-name="P32"><text:s text:c="12"/>count++;</text:p>
      <text:p text:style-name="P32"><text:s text:c="12"/>ptr = ptr-&gt;next;</text:p>
      <text:p text:style-name="P32"><text:s text:c="8"/>}</text:p>
      <text:p text:style-name="P32"><text:s text:c="8"/>return count;</text:p>
      <text:p text:style-name="P32"><text:s text:c="4"/>}</text:p>
      <text:p text:style-name="P32"><text:s text:c="4"/>void displayQueue()</text:p>
      <text:p text:style-name="P32"><text:s text:c="4"/>{</text:p>
      <text:p text:style-name="P32"><text:s text:c="8"/>Node&lt;T&gt; *tempr = rear;</text:p>
      <text:p text:style-name="P32"><text:s text:c="8"/>if (isEmpty())</text:p>
      <text:p text:style-name="P32"><text:s text:c="8"/>{</text:p>
      <text:p text:style-name="P32"><text:s text:c="12"/>cout &lt;&lt; "Nothing to Print.\nQueue is Empty:(" &lt;&lt; endl;</text:p>
      <text:p text:style-name="P32"><text:s text:c="8"/>}</text:p>
      <text:p text:style-name="P32"><text:s text:c="8"/>else</text:p>
      <text:p text:style-name="P32"><text:s text:c="8"/>{</text:p>
      <text:p text:style-name="P32"><text:s text:c="12"/>while (tempr != NULL)</text:p>
      <text:p text:style-name="P32"><text:s text:c="12"/>{</text:p>
      <text:p text:style-name="P32"><text:s text:c="16"/>if (tempr == front)</text:p>
      <text:p text:style-name="P32"><text:s text:c="16"/>{</text:p>
      <text:p text:style-name="P32"><text:s text:c="20"/>cout &lt;&lt; "(" &lt;&lt; front-&gt;key &lt;&lt; "," &lt;&lt; front-&gt;data &lt;&lt; ") <text:s text:c="2"/>";</text:p>
      <text:p text:style-name="P32"><text:soft-page-break/><text:s text:c="16"/>}</text:p>
      <text:p text:style-name="P32"><text:s text:c="16"/>else</text:p>
      <text:p text:style-name="P32"><text:s text:c="16"/>{</text:p>
      <text:p text:style-name="P32"><text:s text:c="20"/>cout &lt;&lt; "(" &lt;&lt; tempr-&gt;key &lt;&lt; "," &lt;&lt; tempr-&gt;data &lt;&lt; ") <text:s text:c="2"/>";</text:p>
      <text:p text:style-name="P32"><text:s text:c="16"/>}</text:p>
      <text:p text:style-name="P32"><text:s text:c="16"/>tempr = tempr-&gt;next;</text:p>
      <text:p text:style-name="P32"><text:s text:c="12"/>}</text:p>
      <text:p text:style-name="P32"><text:s text:c="8"/>}</text:p>
      <text:p text:style-name="P32"><text:s text:c="4"/>}</text:p>
      <text:p text:style-name="P32">};</text:p>
      <text:p text:style-name="P32">int main()</text:p>
      <text:p text:style-name="P32">{</text:p>
      <text:p text:style-name="P32"><text:s text:c="4"/>int key1, varForDataTypeSelection, varForSwitchCase, count;</text:p>
      <text:p text:style-name="P32"><text:s text:c="4"/>do</text:p>
      <text:p text:style-name="P32"><text:s text:c="4"/>{</text:p>
      <text:p text:style-name="P32"><text:tab/>cout &lt;&lt; "\n=====================================================================================" &lt;&lt; endl;</text:p>
      <text:p text:style-name="P64"><text:span text:style-name="T9"><text:s text:c="8"/>cout &lt;&lt; "********************* </text:span><text:span text:style-name="T10">Queue</text:span><text:span text:style-name="T9"> </text:span><text:span text:style-name="T11">o</text:span><text:span text:style-name="T9">perations using </text:span><text:span text:style-name="T11">s</text:span><text:span text:style-name="T9">ingly </text:span><text:span text:style-name="T11">l</text:span><text:span text:style-name="T9">inked list *********************" &lt;&lt; endl;</text:span></text:p>
      <text:p text:style-name="P32"><text:s text:c="8"/>cout &lt;&lt; "=====================================================================================" &lt;&lt; endl;</text:p>
      <text:p text:style-name="P32"><text:s text:c="8"/>cout &lt;&lt; "\nSelect Data type: " &lt;&lt; endl;</text:p>
      <text:p text:style-name="P32"><text:s text:c="8"/>cout &lt;&lt; "1.INT <text:s text:c="4"/>2.DOUBLE <text:s text:c="3"/>3.FLOAT <text:s text:c="4"/>4.CHAR <text:s text:c="4"/>5.Clear Screen <text:s text:c="4"/>6.Exit from program" &lt;&lt; endl;</text:p>
      <text:p text:style-name="P32"><text:s text:c="8"/>cout &lt;&lt; "&gt;";</text:p>
      <text:p text:style-name="P32"><text:s text:c="8"/>cin &gt;&gt; varForDataTypeSelection;</text:p>
      <text:p text:style-name="P32"><text:s text:c="8"/></text:p>
      <text:p text:style-name="P32"><text:soft-page-break/><text:s text:c="8"/>if (varForDataTypeSelection == 1)</text:p>
      <text:p text:style-name="P32"><text:s text:c="8"/>{</text:p>
      <text:p text:style-name="P32"><text:s text:c="12"/>int data1;</text:p>
      <text:p text:style-name="P32"><text:s text:c="12"/>cout &lt;&lt; "Selected Data type: INT" &lt;&lt; endl;</text:p>
      <text:p text:style-name="P32"><text:s text:c="12"/>cout &lt;&lt; "Which Operation Do you want to perform?" &lt;&lt; endl;</text:p>
      <text:p text:style-name="P32"><text:s text:c="12"/>queue&lt;int&gt; s;</text:p>
      <text:p text:style-name="P32"><text:s text:c="12"/>do</text:p>
      <text:p text:style-name="P32"><text:s text:c="12"/>{</text:p>
      <text:p text:style-name="P32"><text:s text:c="16"/>cout &lt;&lt; "\n1.Check If queue is Empty\n2.Enqueue\n3.dequeue\n4.Check number of elements in queue\n5.Print queue\n6.Clear Screen\n7.Go to previous menu\n&gt; ";</text:p>
      <text:p text:style-name="P32"><text:s text:c="16"/>cin &gt;&gt; varForSwitchCase;</text:p>
      <text:p text:style-name="P32"><text:s text:c="16"/>Node&lt;int&gt; *newNode = new Node&lt;int&gt;();</text:p>
      <text:p text:style-name="P32"><text:s text:c="16"/>switch (varForSwitchCase)</text:p>
      <text:p text:style-name="P32"><text:s text:c="16"/>{</text:p>
      <text:p text:style-name="P32"><text:s text:c="16"/>case 1:</text:p>
      <text:p text:style-name="P32"><text:s text:c="16"/>{</text:p>
      <text:p text:style-name="P32"><text:s text:c="20"/>if (s.isEmpty())</text:p>
      <text:p text:style-name="P32"><text:s text:c="20"/>{</text:p>
      <text:p text:style-name="P32"><text:s text:c="24"/>cout &lt;&lt; "queue is Empty." &lt;&lt; endl;</text:p>
      <text:p text:style-name="P32"><text:s text:c="20"/>}</text:p>
      <text:p text:style-name="P32"><text:s text:c="20"/>else</text:p>
      <text:p text:style-name="P32"><text:s text:c="20"/>{</text:p>
      <text:p text:style-name="P32"><text:s text:c="24"/>cout &lt;&lt; "queue is not Empty." &lt;&lt; endl;</text:p>
      <text:p text:style-name="P32"><text:s text:c="20"/>}</text:p>
      <text:p text:style-name="P32"><text:s text:c="20"/>break;</text:p>
      <text:p text:style-name="P32"><text:s text:c="16"/>}</text:p>
      <text:p text:style-name="P32"><text:s text:c="16"/>case 2:</text:p>
      <text:p text:style-name="P32"><text:s text:c="16"/>{</text:p>
      <text:p text:style-name="P32"><text:soft-page-break/><text:s text:c="20"/>cout &lt;&lt; "Enqueue Operation\nEnter key and data of node to be enqueued:" &lt;&lt; endl;</text:p>
      <text:p text:style-name="P32"><text:s text:c="20"/>cout &lt;&lt; "&gt;";</text:p>
      <text:p text:style-name="P32"><text:s text:c="20"/>cin &gt;&gt; key1;</text:p>
      <text:p text:style-name="P32"><text:s text:c="20"/>cout &lt;&lt; "&gt;";</text:p>
      <text:p text:style-name="P32"><text:s text:c="20"/>cin &gt;&gt; data1;</text:p>
      <text:p text:style-name="P32"><text:s text:c="20"/>newNode-&gt;key = key1;</text:p>
      <text:p text:style-name="P32"><text:s text:c="20"/>newNode-&gt;data = data1;</text:p>
      <text:p text:style-name="P32"><text:s text:c="20"/>s.enqueue(newNode);</text:p>
      <text:p text:style-name="P32"><text:s text:c="20"/>break;</text:p>
      <text:p text:style-name="P32"><text:s text:c="16"/>}</text:p>
      <text:p text:style-name="P32"><text:s text:c="16"/>case 3:</text:p>
      <text:p text:style-name="P32"><text:s text:c="16"/>{</text:p>
      <text:p text:style-name="P32"><text:s text:c="20"/>cout &lt;&lt; "dequeue Operation" &lt;&lt; endl;</text:p>
      <text:p text:style-name="P32"><text:s text:c="20"/>s.dequeue();</text:p>
      <text:p text:style-name="P32"><text:s text:c="20"/>break;</text:p>
      <text:p text:style-name="P32"><text:s text:c="16"/>}</text:p>
      <text:p text:style-name="P32"><text:s text:c="16"/>case 4:</text:p>
      <text:p text:style-name="P32"><text:s text:c="16"/>{</text:p>
      <text:p text:style-name="P32"><text:s text:c="20"/>count = s.count();</text:p>
      <text:p text:style-name="P32"><text:s text:c="20"/>cout &lt;&lt; "Number of elements in queue are " &lt;&lt; count &lt;&lt; "." &lt;&lt; endl;</text:p>
      <text:p text:style-name="P32"><text:s text:c="20"/>break;</text:p>
      <text:p text:style-name="P32"><text:s text:c="16"/>}</text:p>
      <text:p text:style-name="P32"><text:s text:c="16"/>case 5:</text:p>
      <text:p text:style-name="P32"><text:s text:c="16"/>{</text:p>
      <text:p text:style-name="P32"><text:s text:c="20"/>cout &lt;&lt; "queue is: " &lt;&lt; endl;</text:p>
      <text:p text:style-name="P32"><text:s text:c="20"/>s.displayQueue();</text:p>
      <text:p text:style-name="P32"><text:s text:c="20"/>break;</text:p>
      <text:p text:style-name="P32"><text:s text:c="16"/>}</text:p>
      <text:p text:style-name="P32"><text:soft-page-break/><text:s text:c="16"/>case 6:</text:p>
      <text:p text:style-name="P32"><text:s text:c="16"/>{</text:p>
      <text:p text:style-name="P32"><text:s text:c="20"/>system("clear");</text:p>
      <text:p text:style-name="P32"><text:s text:c="20"/>break;</text:p>
      <text:p text:style-name="P32"><text:s text:c="16"/>}</text:p>
      <text:p text:style-name="P32"><text:s text:c="16"/>case 7:</text:p>
      <text:p text:style-name="P32"><text:s text:c="16"/>{</text:p>
      <text:p text:style-name="P32"><text:s text:c="20"/>cout &lt;&lt; "=====================================================================================" &lt;&lt; endl;</text:p>
      <text:p text:style-name="P32"><text:s text:c="20"/>break;</text:p>
      <text:p text:style-name="P32"><text:s text:c="16"/>}</text:p>
      <text:p text:style-name="P32"><text:s text:c="16"/>default:</text:p>
      <text:p text:style-name="P32"><text:s text:c="16"/>{</text:p>
      <text:p text:style-name="P32"><text:s text:c="20"/>cout &lt;&lt; "Invalid Input.\nTry Again:)" &lt;&lt; endl;</text:p>
      <text:p text:style-name="P32"><text:s text:c="20"/>break;</text:p>
      <text:p text:style-name="P32"><text:s text:c="16"/>}</text:p>
      <text:p text:style-name="P32"><text:s text:c="16"/>}</text:p>
      <text:p text:style-name="P32"><text:s text:c="12"/>} while (varForSwitchCase != 7);</text:p>
      <text:p text:style-name="P32"><text:s text:c="8"/>}</text:p>
      <text:p text:style-name="P32"><text:s text:c="8"/>else if (varForDataTypeSelection == 2)</text:p>
      <text:p text:style-name="P32"><text:s text:c="8"/>{</text:p>
      <text:p text:style-name="P32"><text:s text:c="12"/>double data1;</text:p>
      <text:p text:style-name="P32"><text:s text:c="12"/>cout &lt;&lt; "Selected Data type: DOUBLE" &lt;&lt; endl;</text:p>
      <text:p text:style-name="P32"><text:s text:c="12"/>cout &lt;&lt; "Which Operation Do you want to perform?" &lt;&lt; endl;</text:p>
      <text:p text:style-name="P32"><text:s text:c="12"/>queue&lt;double&gt; s;</text:p>
      <text:p text:style-name="P32"><text:s text:c="12"/>do</text:p>
      <text:p text:style-name="P32"><text:s text:c="12"/>{</text:p>
      <text:p text:style-name="P32"><text:soft-page-break/><text:s text:c="16"/>cout &lt;&lt; "\n1.Check If queue is Empty\n2.Enqueue\n3.dequeue\n4.Check number of elements in queue\n5.Print queue\n6.Clear Screen\n7.Go to previous menu\n&gt; ";</text:p>
      <text:p text:style-name="P32"><text:s text:c="16"/>cin &gt;&gt; varForSwitchCase;</text:p>
      <text:p text:style-name="P32"><text:s text:c="16"/>Node&lt;double&gt; *newNode = new Node&lt;double&gt;();</text:p>
      <text:p text:style-name="P32"><text:s text:c="16"/>switch (varForSwitchCase)</text:p>
      <text:p text:style-name="P32"><text:s text:c="16"/>{</text:p>
      <text:p text:style-name="P32"><text:s text:c="16"/>case 1:</text:p>
      <text:p text:style-name="P32"><text:s text:c="16"/>{</text:p>
      <text:p text:style-name="P32"><text:s text:c="20"/>if (s.isEmpty())</text:p>
      <text:p text:style-name="P32"><text:s text:c="20"/>{</text:p>
      <text:p text:style-name="P32"><text:s text:c="24"/>cout &lt;&lt; "queue is Empty." &lt;&lt; endl;</text:p>
      <text:p text:style-name="P32"><text:s text:c="20"/>}</text:p>
      <text:p text:style-name="P32"><text:s text:c="20"/>else</text:p>
      <text:p text:style-name="P32"><text:s text:c="20"/>{</text:p>
      <text:p text:style-name="P32"><text:s text:c="24"/>cout &lt;&lt; "queue is not Empty." &lt;&lt; endl;</text:p>
      <text:p text:style-name="P32"><text:s text:c="20"/>}</text:p>
      <text:p text:style-name="P32"><text:s text:c="20"/>break;</text:p>
      <text:p text:style-name="P32"><text:s text:c="16"/>}</text:p>
      <text:p text:style-name="P32"><text:s text:c="16"/>case 2:</text:p>
      <text:p text:style-name="P32"><text:s text:c="16"/>{</text:p>
      <text:p text:style-name="P32"><text:s text:c="20"/>cout &lt;&lt; "Enqueue Operation\nEnter key and data of node to be enqueued:" &lt;&lt; endl;</text:p>
      <text:p text:style-name="P32"><text:s text:c="20"/>cout &lt;&lt; "&gt;";</text:p>
      <text:p text:style-name="P32"><text:s text:c="20"/>cin &gt;&gt; key1;</text:p>
      <text:p text:style-name="P32"><text:s text:c="20"/>cout &lt;&lt; "&gt;";</text:p>
      <text:p text:style-name="P32"><text:s text:c="20"/>cin &gt;&gt; data1;</text:p>
      <text:p text:style-name="P32"><text:s text:c="20"/>newNode-&gt;key = key1;</text:p>
      <text:p text:style-name="P32"><text:s text:c="20"/>newNode-&gt;data = data1;</text:p>
      <text:p text:style-name="P32"><text:s text:c="20"/>s.enqueue(newNode);</text:p>
      <text:p text:style-name="P32"><text:soft-page-break/><text:s text:c="20"/>break;</text:p>
      <text:p text:style-name="P32"><text:s text:c="16"/>}</text:p>
      <text:p text:style-name="P32"><text:s text:c="16"/>case 3:</text:p>
      <text:p text:style-name="P32"><text:s text:c="16"/>{</text:p>
      <text:p text:style-name="P32"><text:s text:c="20"/>cout &lt;&lt; "dequeue Operation" &lt;&lt; endl;</text:p>
      <text:p text:style-name="P32"><text:s text:c="20"/>s.dequeue();</text:p>
      <text:p text:style-name="P32"><text:s text:c="20"/>break;</text:p>
      <text:p text:style-name="P32"><text:s text:c="16"/>}</text:p>
      <text:p text:style-name="P32"><text:s text:c="16"/>case 4:</text:p>
      <text:p text:style-name="P32"><text:s text:c="16"/>{</text:p>
      <text:p text:style-name="P32"><text:s text:c="20"/>count = s.count();</text:p>
      <text:p text:style-name="P32"><text:s text:c="20"/>cout &lt;&lt; "Number of elements in queue are " &lt;&lt; count &lt;&lt; "." &lt;&lt; endl;</text:p>
      <text:p text:style-name="P32"><text:s text:c="20"/>break;</text:p>
      <text:p text:style-name="P32"><text:s text:c="16"/>}</text:p>
      <text:p text:style-name="P32"><text:s text:c="16"/>case 5:</text:p>
      <text:p text:style-name="P32"><text:s text:c="16"/>{</text:p>
      <text:p text:style-name="P32"><text:s text:c="20"/>cout &lt;&lt; "queue is: " &lt;&lt; endl;</text:p>
      <text:p text:style-name="P32"><text:s text:c="20"/>s.displayQueue();</text:p>
      <text:p text:style-name="P32"><text:s text:c="20"/>break;</text:p>
      <text:p text:style-name="P32"><text:s text:c="16"/>}</text:p>
      <text:p text:style-name="P32"><text:s text:c="16"/>case 6:</text:p>
      <text:p text:style-name="P32"><text:s text:c="16"/>{</text:p>
      <text:p text:style-name="P32"><text:s text:c="20"/>system("clear");</text:p>
      <text:p text:style-name="P32"><text:s text:c="20"/>break;</text:p>
      <text:p text:style-name="P32"><text:s text:c="16"/>}</text:p>
      <text:p text:style-name="P32"><text:s text:c="16"/>case 7:</text:p>
      <text:p text:style-name="P32"><text:s text:c="16"/>{</text:p>
      <text:p text:style-name="P32"><text:soft-page-break/><text:s text:c="20"/>cout &lt;&lt; "=====================================================================================" &lt;&lt; endl;</text:p>
      <text:p text:style-name="P32"><text:s text:c="20"/>break;</text:p>
      <text:p text:style-name="P32"><text:s text:c="16"/>}</text:p>
      <text:p text:style-name="P32"><text:s text:c="16"/>default:</text:p>
      <text:p text:style-name="P32"><text:s text:c="16"/>{</text:p>
      <text:p text:style-name="P32"><text:s text:c="20"/>cout &lt;&lt; "Invalid Input.\nTry Again:)" &lt;&lt; endl;</text:p>
      <text:p text:style-name="P32"><text:s text:c="20"/>break;</text:p>
      <text:p text:style-name="P32"><text:s text:c="16"/>}</text:p>
      <text:p text:style-name="P32"><text:s text:c="16"/>}</text:p>
      <text:p text:style-name="P32"><text:s text:c="12"/>} while (varForSwitchCase != 7);</text:p>
      <text:p text:style-name="P32"><text:s text:c="8"/>}</text:p>
      <text:p text:style-name="P32"><text:s text:c="8"/>else if (varForDataTypeSelection == 3)</text:p>
      <text:p text:style-name="P32"><text:s text:c="8"/>{</text:p>
      <text:p text:style-name="P32"><text:s text:c="12"/>float data1;</text:p>
      <text:p text:style-name="P32"><text:s text:c="12"/>cout &lt;&lt; "Selected Data type: FLOAT" &lt;&lt; endl;</text:p>
      <text:p text:style-name="P32"><text:s text:c="12"/>cout &lt;&lt; "Which Operation Do you want to perform?" &lt;&lt; endl;</text:p>
      <text:p text:style-name="P32"><text:s text:c="12"/>queue&lt;float&gt; s;</text:p>
      <text:p text:style-name="P32"><text:s text:c="12"/>do</text:p>
      <text:p text:style-name="P32"><text:s text:c="12"/>{</text:p>
      <text:p text:style-name="P32"><text:s text:c="16"/>cout &lt;&lt; "\n1.Check If queue is Empty\n2.Enqueue\n3.dequeue\n4.Check number of elements in queue\n5.Print queue\n6.Clear Screen\n7.Go to previous menu\n&gt; ";</text:p>
      <text:p text:style-name="P32"><text:s text:c="16"/>cin &gt;&gt; varForSwitchCase;</text:p>
      <text:p text:style-name="P32"><text:s text:c="16"/>Node&lt;float&gt; *newNode = new Node&lt;float&gt;();</text:p>
      <text:p text:style-name="P32"><text:s text:c="16"/>switch (varForSwitchCase)</text:p>
      <text:p text:style-name="P32"><text:s text:c="16"/>{</text:p>
      <text:p text:style-name="P32"><text:s text:c="16"/>case 1:</text:p>
      <text:p text:style-name="P32"><text:soft-page-break/><text:s text:c="16"/>{</text:p>
      <text:p text:style-name="P32"><text:s text:c="20"/>if (s.isEmpty())</text:p>
      <text:p text:style-name="P32"><text:s text:c="20"/>{</text:p>
      <text:p text:style-name="P32"><text:s text:c="24"/>cout &lt;&lt; "queue is Empty." &lt;&lt; endl;</text:p>
      <text:p text:style-name="P32"><text:s text:c="20"/>}</text:p>
      <text:p text:style-name="P32"><text:s text:c="20"/>else</text:p>
      <text:p text:style-name="P32"><text:s text:c="20"/>{</text:p>
      <text:p text:style-name="P32"><text:s text:c="24"/>cout &lt;&lt; "queue is not Empty." &lt;&lt; endl;</text:p>
      <text:p text:style-name="P32"><text:s text:c="20"/>}</text:p>
      <text:p text:style-name="P32"><text:s text:c="20"/>break;</text:p>
      <text:p text:style-name="P32"><text:s text:c="16"/>}</text:p>
      <text:p text:style-name="P32"><text:s text:c="16"/>case 2:</text:p>
      <text:p text:style-name="P32"><text:s text:c="16"/>{</text:p>
      <text:p text:style-name="P32"><text:s text:c="20"/>cout &lt;&lt; "Enqueue Operation\nEnter key and data of node to be enqueued:" &lt;&lt; endl;</text:p>
      <text:p text:style-name="P32"><text:s text:c="20"/>cout &lt;&lt; "&gt;";</text:p>
      <text:p text:style-name="P32"><text:s text:c="20"/>cin &gt;&gt; key1;</text:p>
      <text:p text:style-name="P32"><text:s text:c="20"/>cout &lt;&lt; "&gt;";</text:p>
      <text:p text:style-name="P32"><text:s text:c="20"/>cin &gt;&gt; data1;</text:p>
      <text:p text:style-name="P32"><text:s text:c="20"/>newNode-&gt;key = key1;</text:p>
      <text:p text:style-name="P32"><text:s text:c="20"/>newNode-&gt;data = data1;</text:p>
      <text:p text:style-name="P32"><text:s text:c="20"/>s.enqueue(newNode);</text:p>
      <text:p text:style-name="P32"><text:s text:c="20"/>break;</text:p>
      <text:p text:style-name="P32"><text:s text:c="16"/>}</text:p>
      <text:p text:style-name="P32"><text:s text:c="16"/>case 3:</text:p>
      <text:p text:style-name="P32"><text:s text:c="16"/>{</text:p>
      <text:p text:style-name="P32"><text:s text:c="20"/>cout &lt;&lt; "dequeue Operation" &lt;&lt; endl;</text:p>
      <text:p text:style-name="P32"><text:s text:c="20"/>s.dequeue();</text:p>
      <text:p text:style-name="P32"><text:s text:c="20"/>break;</text:p>
      <text:p text:style-name="P32"><text:soft-page-break/><text:s text:c="16"/>}</text:p>
      <text:p text:style-name="P32"><text:s text:c="16"/>case 4:</text:p>
      <text:p text:style-name="P32"><text:s text:c="16"/>{</text:p>
      <text:p text:style-name="P32"><text:s text:c="20"/>count = s.count();</text:p>
      <text:p text:style-name="P32"><text:s text:c="20"/>cout &lt;&lt; "Number of elements in queue are " &lt;&lt; count &lt;&lt; "." &lt;&lt; endl;</text:p>
      <text:p text:style-name="P32"><text:s text:c="20"/>break;</text:p>
      <text:p text:style-name="P32"><text:s text:c="16"/>}</text:p>
      <text:p text:style-name="P32"><text:s text:c="16"/>case 5:</text:p>
      <text:p text:style-name="P32"><text:s text:c="16"/>{</text:p>
      <text:p text:style-name="P32"><text:s text:c="20"/>cout &lt;&lt; "queue is: " &lt;&lt; endl;</text:p>
      <text:p text:style-name="P32"><text:s text:c="20"/>s.displayQueue();</text:p>
      <text:p text:style-name="P32"><text:s text:c="20"/>break;</text:p>
      <text:p text:style-name="P32"><text:s text:c="16"/>}</text:p>
      <text:p text:style-name="P32"><text:s text:c="16"/>case 6:</text:p>
      <text:p text:style-name="P32"><text:s text:c="16"/>{</text:p>
      <text:p text:style-name="P32"><text:s text:c="20"/>system("clear");</text:p>
      <text:p text:style-name="P32"><text:s text:c="20"/>break;</text:p>
      <text:p text:style-name="P32"><text:s text:c="16"/>}</text:p>
      <text:p text:style-name="P32"><text:s text:c="16"/>case 7:</text:p>
      <text:p text:style-name="P32"><text:s text:c="16"/>{</text:p>
      <text:p text:style-name="P32"><text:s text:c="20"/>cout &lt;&lt; "=====================================================================================" &lt;&lt; endl;</text:p>
      <text:p text:style-name="P32"><text:s text:c="20"/>break;</text:p>
      <text:p text:style-name="P32"><text:s text:c="16"/>}</text:p>
      <text:p text:style-name="P32"><text:s text:c="16"/>default:</text:p>
      <text:p text:style-name="P32"><text:s text:c="16"/>{</text:p>
      <text:p text:style-name="P32"><text:s text:c="20"/>cout &lt;&lt; "Invalid Input.\nTry Again:)" &lt;&lt; endl;</text:p>
      <text:p text:style-name="P32"><text:soft-page-break/><text:s text:c="20"/>break;</text:p>
      <text:p text:style-name="P32"><text:s text:c="16"/>}</text:p>
      <text:p text:style-name="P32"><text:s text:c="16"/>}</text:p>
      <text:p text:style-name="P32"><text:s text:c="12"/>} while (varForSwitchCase != 7);</text:p>
      <text:p text:style-name="P32"><text:s text:c="8"/>}</text:p>
      <text:p text:style-name="P32"><text:s text:c="8"/>else if (varForDataTypeSelection == 4)</text:p>
      <text:p text:style-name="P32"><text:s text:c="8"/>{</text:p>
      <text:p text:style-name="P32"><text:s text:c="12"/>char data1;</text:p>
      <text:p text:style-name="P32"><text:s text:c="12"/>cout &lt;&lt; "Selected Data type: CHAR" &lt;&lt; endl;</text:p>
      <text:p text:style-name="P32"><text:s text:c="12"/>cout &lt;&lt; "Which Operation Do you want to perform?" &lt;&lt; endl;</text:p>
      <text:p text:style-name="P32"><text:s text:c="12"/>queue&lt;char&gt; s;</text:p>
      <text:p text:style-name="P32"><text:s text:c="12"/>do</text:p>
      <text:p text:style-name="P32"><text:s text:c="12"/>{</text:p>
      <text:p text:style-name="P32"><text:s text:c="16"/>cout &lt;&lt; "\n1.Check If queue is Empty\n2.Enqueue\n3.dequeue\n4.Check number of elements in queue\n5.Print queue\n6.Clear Screen\n7.Go to previous menu\n&gt; ";</text:p>
      <text:p text:style-name="P32"><text:s text:c="16"/>cin &gt;&gt; varForSwitchCase;</text:p>
      <text:p text:style-name="P32"><text:s text:c="16"/>Node&lt;char&gt; *newNode = new Node&lt;char&gt;();</text:p>
      <text:p text:style-name="P32"><text:s text:c="16"/>switch (varForSwitchCase)</text:p>
      <text:p text:style-name="P32"><text:s text:c="16"/>{</text:p>
      <text:p text:style-name="P32"><text:s text:c="16"/>case 1:</text:p>
      <text:p text:style-name="P32"><text:s text:c="16"/>{</text:p>
      <text:p text:style-name="P32"><text:s text:c="20"/>if (s.isEmpty())</text:p>
      <text:p text:style-name="P32"><text:s text:c="20"/>{</text:p>
      <text:p text:style-name="P32"><text:s text:c="24"/>cout &lt;&lt; "Queue is Empty." &lt;&lt; endl;</text:p>
      <text:p text:style-name="P32"><text:s text:c="20"/>}</text:p>
      <text:p text:style-name="P32"><text:s text:c="20"/>else</text:p>
      <text:p text:style-name="P32"><text:s text:c="20"/>{</text:p>
      <text:p text:style-name="P32"><text:s text:c="24"/>cout &lt;&lt; "Queue is not Empty." &lt;&lt; endl;</text:p>
      <text:p text:style-name="P32"><text:soft-page-break/><text:s text:c="20"/>}</text:p>
      <text:p text:style-name="P32"><text:s text:c="20"/>break;</text:p>
      <text:p text:style-name="P32"><text:s text:c="16"/>}</text:p>
      <text:p text:style-name="P32"><text:s text:c="16"/>case 2:</text:p>
      <text:p text:style-name="P32"><text:s text:c="16"/>{</text:p>
      <text:p text:style-name="P32"><text:s text:c="20"/>cout &lt;&lt; "Enqueue Operation\nEnter key and data of node to be enqueued:" &lt;&lt; endl;</text:p>
      <text:p text:style-name="P32"><text:s text:c="20"/>cout &lt;&lt; "&gt;";</text:p>
      <text:p text:style-name="P32"><text:s text:c="20"/>cin &gt;&gt; key1;</text:p>
      <text:p text:style-name="P32"><text:s text:c="20"/>cout &lt;&lt; "&gt;";</text:p>
      <text:p text:style-name="P32"><text:s text:c="20"/>cin &gt;&gt; data1;</text:p>
      <text:p text:style-name="P32"><text:s text:c="20"/>newNode-&gt;key = key1;</text:p>
      <text:p text:style-name="P32"><text:s text:c="20"/>newNode-&gt;data = data1;</text:p>
      <text:p text:style-name="P32"><text:s text:c="20"/>s.enqueue(newNode);</text:p>
      <text:p text:style-name="P32"><text:s text:c="20"/>break;</text:p>
      <text:p text:style-name="P32"><text:s text:c="16"/>}</text:p>
      <text:p text:style-name="P32"><text:s text:c="16"/>case 3:</text:p>
      <text:p text:style-name="P32"><text:s text:c="16"/>{</text:p>
      <text:p text:style-name="P32"><text:s text:c="20"/>cout &lt;&lt; "Dequeue Operation" &lt;&lt; endl;</text:p>
      <text:p text:style-name="P32"><text:s text:c="20"/>s.dequeue();</text:p>
      <text:p text:style-name="P32"><text:s text:c="20"/>break;</text:p>
      <text:p text:style-name="P32"><text:s text:c="16"/>}</text:p>
      <text:p text:style-name="P32"><text:s text:c="16"/>case 4:</text:p>
      <text:p text:style-name="P32"><text:s text:c="16"/>{</text:p>
      <text:p text:style-name="P32"><text:s text:c="20"/>count = s.count();</text:p>
      <text:p text:style-name="P32"><text:s text:c="20"/>cout &lt;&lt; "Number of elements in queue are " &lt;&lt; count &lt;&lt; "." &lt;&lt; endl;</text:p>
      <text:p text:style-name="P32"><text:s text:c="20"/>break;</text:p>
      <text:p text:style-name="P32"><text:s text:c="16"/>}</text:p>
      <text:p text:style-name="P32"><text:s text:c="16"/>case 5:</text:p>
      <text:p text:style-name="P32"><text:soft-page-break/><text:s text:c="16"/>{</text:p>
      <text:p text:style-name="P32"><text:s text:c="20"/>cout &lt;&lt; "Queue is: " &lt;&lt; endl;</text:p>
      <text:p text:style-name="P32"><text:s text:c="20"/>s.displayQueue();</text:p>
      <text:p text:style-name="P32"><text:s text:c="20"/>break;</text:p>
      <text:p text:style-name="P32"><text:s text:c="16"/>}</text:p>
      <text:p text:style-name="P32"><text:s text:c="16"/>case 6:</text:p>
      <text:p text:style-name="P32"><text:s text:c="16"/>{</text:p>
      <text:p text:style-name="P32"><text:s text:c="20"/>system("clear");</text:p>
      <text:p text:style-name="P32"><text:s text:c="20"/>break;</text:p>
      <text:p text:style-name="P32"><text:s text:c="16"/>}</text:p>
      <text:p text:style-name="P32"><text:s text:c="16"/>case 7:</text:p>
      <text:p text:style-name="P32"><text:s text:c="16"/>{</text:p>
      <text:p text:style-name="P32"><text:s text:c="20"/>cout &lt;&lt; "=====================================================================================" &lt;&lt; endl;</text:p>
      <text:p text:style-name="P32"><text:s text:c="20"/>break;</text:p>
      <text:p text:style-name="P32"><text:s text:c="16"/>}</text:p>
      <text:p text:style-name="P32"><text:s text:c="16"/>default:</text:p>
      <text:p text:style-name="P32"><text:s text:c="16"/>{</text:p>
      <text:p text:style-name="P32"><text:s text:c="20"/>cout &lt;&lt; "Invalid Input.\nTry Again:)" &lt;&lt; endl;</text:p>
      <text:p text:style-name="P32"><text:s text:c="20"/>break;</text:p>
      <text:p text:style-name="P32"><text:s text:c="16"/>}</text:p>
      <text:p text:style-name="P32"><text:s text:c="16"/>}</text:p>
      <text:p text:style-name="P32"><text:s text:c="12"/>} while (varForSwitchCase != 7);</text:p>
      <text:p text:style-name="P32"><text:s text:c="8"/>}</text:p>
      <text:p text:style-name="P32"><text:s text:c="8"/>else if (varForDataTypeSelection == 5)</text:p>
      <text:p text:style-name="P32"><text:s text:c="8"/>{</text:p>
      <text:p text:style-name="P32"><text:s text:c="12"/>system("clear");</text:p>
      <text:p text:style-name="P32"><text:soft-page-break/><text:s text:c="8"/>}</text:p>
      <text:p text:style-name="P32"><text:s text:c="8"/>else if (varForDataTypeSelection == 6)</text:p>
      <text:p text:style-name="P32"><text:s text:c="8"/>{</text:p>
      <text:p text:style-name="P32"><text:s text:c="12"/>cout &lt;&lt; "\n\nThanks for Using Program!" &lt;&lt; endl;</text:p>
      <text:p text:style-name="P32"><text:s text:c="12"/>cout &lt;&lt; "Program Ended\n\n"</text:p>
      <text:p text:style-name="P32"><text:s text:c="17"/>&lt;&lt; endl;</text:p>
      <text:p text:style-name="P32"><text:s text:c="12"/>cout &lt;&lt; "=====================================================================================" &lt;&lt; endl;</text:p>
      <text:p text:style-name="P32"><text:s text:c="12"/>cout &lt;&lt; "=====================================================================================" &lt;&lt; endl;</text:p>
      <text:p text:style-name="P32"><text:s text:c="12"/>break;</text:p>
      <text:p text:style-name="P32"><text:s text:c="8"/>}</text:p>
      <text:p text:style-name="P32"><text:s text:c="8"/>else</text:p>
      <text:p text:style-name="P32"><text:s text:c="8"/>{</text:p>
      <text:p text:style-name="P32"><text:s text:c="12"/>cout &lt;&lt; "Invalid input!\nTry Again:)" &lt;&lt; endl;</text:p>
      <text:p text:style-name="P32"><text:s text:c="8"/>}</text:p>
      <text:p text:style-name="P32"><text:s text:c="4"/>} while (varForDataTypeSelection != 6);</text:p>
      <text:p text:style-name="P32"><text:s text:c="4"/>return 0;</text:p>
      <text:p text:style-name="P32">}</text:p>
      <text:p text:style-name="P47">Output:</text:p>
      <text:p text:style-name="P32"/>
      <text:p text:style-name="P32">=====================================================================================</text:p>
      <text:p text:style-name="P65"><text:span text:style-name="T9">********************* Queue </text:span><text:span text:style-name="T11">o</text:span><text:span text:style-name="T9">perations using </text:span><text:span text:style-name="T11">s</text:span><text:span text:style-name="T9">ingly </text:span><text:span text:style-name="T11">l</text:span><text:span text:style-name="T9">inked list *********************</text:span></text:p>
      <text:p text:style-name="P32">=====================================================================================</text:p>
      <text:p text:style-name="P32"/>
      <text:p text:style-name="P32">Select Data type: </text:p>
      <text:p text:style-name="P32"><text:soft-page-break/>1.INT <text:s text:c="4"/>2.DOUBLE <text:s text:c="3"/>3.FLOAT <text:s text:c="4"/>4.CHAR <text:s text:c="4"/>5.Clear Screen <text:s text:c="4"/>6.Exit from program</text:p>
      <text:p text:style-name="P32">&gt;1</text:p>
      <text:p text:style-name="P32">Selected Data type: INT</text:p>
      <text:p text:style-name="P32">Which Operation Do you want to perform?</text:p>
      <text:p text:style-name="P32"/>
      <text:p text:style-name="P32">1.Check If queue is Empty</text:p>
      <text:p text:style-name="P32">2.Enqueue</text:p>
      <text:p text:style-name="P32">3.dequeue</text:p>
      <text:p text:style-name="P32">4.Check number of elements in queue</text:p>
      <text:p text:style-name="P32">5.Print queue</text:p>
      <text:p text:style-name="P32">6.Clear Screen</text:p>
      <text:p text:style-name="P32">7.Go to previous menu</text:p>
      <text:p text:style-name="P32">&gt; 1</text:p>
      <text:p text:style-name="P32">queue is Empty.</text:p>
      <text:p text:style-name="P32"/>
      <text:p text:style-name="P32">1.Check If queue is Empty</text:p>
      <text:p text:style-name="P32">2.Enqueue</text:p>
      <text:p text:style-name="P32">3.dequeue</text:p>
      <text:p text:style-name="P32">4.Check number of elements in queue</text:p>
      <text:p text:style-name="P32">5.Print queue</text:p>
      <text:p text:style-name="P32">6.Clear Screen</text:p>
      <text:p text:style-name="P32">7.Go to previous menu</text:p>
      <text:p text:style-name="P32">&gt; 2</text:p>
      <text:p text:style-name="P32">Enqueue Operation</text:p>
      <text:p text:style-name="P32">Enter key and data of node to be enqueued:</text:p>
      <text:p text:style-name="P32">&gt;1</text:p>
      <text:p text:style-name="P32">&gt;10</text:p>
      <text:p text:style-name="P32">First element Enqueued successfully.</text:p>
      <text:p text:style-name="P32"/>
      <text:p text:style-name="P32">1.Check If queue is Empty</text:p>
      <text:p text:style-name="P32">2.Enqueue</text:p>
      <text:p text:style-name="P32">3.dequeue</text:p>
      <text:p text:style-name="P32"><text:soft-page-break/>4.Check number of elements in queue</text:p>
      <text:p text:style-name="P32">5.Print queue</text:p>
      <text:p text:style-name="P32">6.Clear Screen</text:p>
      <text:p text:style-name="P32">7.Go to previous menu</text:p>
      <text:p text:style-name="P32">&gt; 2</text:p>
      <text:p text:style-name="P32">Enqueue Operation</text:p>
      <text:p text:style-name="P32">Enter key and data of node to be enqueued:</text:p>
      <text:p text:style-name="P32">&gt;2</text:p>
      <text:p text:style-name="P32">&gt;20</text:p>
      <text:p text:style-name="P32">Next element Enqueued successfully.</text:p>
      <text:p text:style-name="P32"/>
      <text:p text:style-name="P32">1.Check If queue is Empty</text:p>
      <text:p text:style-name="P32">2.Enqueue</text:p>
      <text:p text:style-name="P32">3.dequeue</text:p>
      <text:p text:style-name="P32">4.Check number of elements in queue</text:p>
      <text:p text:style-name="P32">5.Print queue</text:p>
      <text:p text:style-name="P32">6.Clear Screen</text:p>
      <text:p text:style-name="P32">7.Go to previous menu</text:p>
      <text:p text:style-name="P32">&gt; 5</text:p>
      <text:p text:style-name="P32">queue is: </text:p>
      <text:p text:style-name="P32">(1,10) <text:s text:c="2"/>(2,20) <text:s text:c="2"/></text:p>
      <text:p text:style-name="P32">1.Check If queue is Empty</text:p>
      <text:p text:style-name="P32">2.Enqueue</text:p>
      <text:p text:style-name="P32">3.dequeue</text:p>
      <text:p text:style-name="P32">4.Check number of elements in queue</text:p>
      <text:p text:style-name="P32">5.Print queue</text:p>
      <text:p text:style-name="P32">6.Clear Screen</text:p>
      <text:p text:style-name="P32">7.Go to previous menu</text:p>
      <text:p text:style-name="P32">&gt; 2</text:p>
      <text:p text:style-name="P32">Enqueue Operation</text:p>
      <text:p text:style-name="P32">Enter key and data of node to be enqueued:</text:p>
      <text:p text:style-name="P32">&gt;3</text:p>
      <text:p text:style-name="P32"><text:soft-page-break/>&gt;30</text:p>
      <text:p text:style-name="P32">Next element Enqueued successfully.</text:p>
      <text:p text:style-name="P32"/>
      <text:p text:style-name="P32">1.Check If queue is Empty</text:p>
      <text:p text:style-name="P32">2.Enqueue</text:p>
      <text:p text:style-name="P32">3.dequeue</text:p>
      <text:p text:style-name="P32">4.Check number of elements in queue</text:p>
      <text:p text:style-name="P32">5.Print queue</text:p>
      <text:p text:style-name="P32">6.Clear Screen</text:p>
      <text:p text:style-name="P32">7.Go to previous menu</text:p>
      <text:p text:style-name="P32">&gt; 5</text:p>
      <text:p text:style-name="P32">queue is: </text:p>
      <text:p text:style-name="P32">(1,10) <text:s text:c="2"/>(2,20) <text:s text:c="2"/>(3,30) <text:s text:c="2"/></text:p>
      <text:p text:style-name="P32">1.Check If queue is Empty</text:p>
      <text:p text:style-name="P32">2.Enqueue</text:p>
      <text:p text:style-name="P32">3.dequeue</text:p>
      <text:p text:style-name="P32">4.Check number of elements in queue</text:p>
      <text:p text:style-name="P32">5.Print queue</text:p>
      <text:p text:style-name="P32">6.Clear Screen</text:p>
      <text:p text:style-name="P32">7.Go to previous menu</text:p>
      <text:p text:style-name="P32">&gt; 3</text:p>
      <text:p text:style-name="P32">dequeue Operation</text:p>
      <text:p text:style-name="P32">Node dequeued successfully.</text:p>
      <text:p text:style-name="P32"/>
      <text:p text:style-name="P32">1.Check If queue is Empty</text:p>
      <text:p text:style-name="P32">2.Enqueue</text:p>
      <text:p text:style-name="P32">3.dequeue</text:p>
      <text:p text:style-name="P32">4.Check number of elements in queue</text:p>
      <text:p text:style-name="P32">5.Print queue</text:p>
      <text:p text:style-name="P32">6.Clear Screen</text:p>
      <text:p text:style-name="P32">7.Go to previous menu</text:p>
      <text:p text:style-name="P32">&gt; 5</text:p>
      <text:p text:style-name="P32"><text:soft-page-break/>queue is: </text:p>
      <text:p text:style-name="P32">(2,20) <text:s text:c="2"/>(3,30) <text:s text:c="2"/></text:p>
      <text:p text:style-name="P32">1.Check If queue is Empty</text:p>
      <text:p text:style-name="P32">2.Enqueue</text:p>
      <text:p text:style-name="P32">3.dequeue</text:p>
      <text:p text:style-name="P32">4.Check number of elements in queue</text:p>
      <text:p text:style-name="P32">5.Print queue</text:p>
      <text:p text:style-name="P32">6.Clear Screen</text:p>
      <text:p text:style-name="P32">7.Go to previous menu</text:p>
      <text:p text:style-name="P32">&gt; 4</text:p>
      <text:p text:style-name="P32">Number of elements in queue are 2.</text:p>
      <text:p text:style-name="P32"/>
      <text:p text:style-name="P32">1.Check If queue is Empty</text:p>
      <text:p text:style-name="P32">2.Enqueue</text:p>
      <text:p text:style-name="P32">3.dequeue</text:p>
      <text:p text:style-name="P32">4.Check number of elements in queue</text:p>
      <text:p text:style-name="P32">5.Print queue</text:p>
      <text:p text:style-name="P32">6.Clear Screen</text:p>
      <text:p text:style-name="P32">7.Go to previous menu</text:p>
      <text:p text:style-name="P32">&gt; 7</text:p>
      <text:p text:style-name="P32">=====================================================================================</text:p>
      <text:p text:style-name="P32"/>
      <text:p text:style-name="P32">=====================================================================================</text:p>
      <text:p text:style-name="P66"><text:span text:style-name="T9">********************* Queue </text:span><text:span text:style-name="T11">o</text:span><text:span text:style-name="T9">perations using </text:span><text:span text:style-name="T11">s</text:span><text:span text:style-name="T9">ingly </text:span><text:span text:style-name="T11">l</text:span><text:span text:style-name="T9">inked list *********************</text:span></text:p>
      <text:p text:style-name="P32">=====================================================================================</text:p>
      <text:p text:style-name="P32"/>
      <text:p text:style-name="P32">Select Data type: </text:p>
      <text:p text:style-name="P32">1.INT <text:s text:c="4"/>2.DOUBLE <text:s text:c="3"/>3.FLOAT <text:s text:c="4"/>4.CHAR <text:s text:c="4"/>5.Clear Screen <text:s text:c="4"/>6.Exit from program</text:p>
      <text:p text:style-name="P32">&gt;6</text:p>
      <text:p text:style-name="P32"><text:soft-page-break/></text:p>
      <text:p text:style-name="P32"/>
      <text:p text:style-name="P32">Thanks for Using Program!</text:p>
      <text:p text:style-name="P32">Program Ended</text:p>
      <text:p text:style-name="P32"/>
      <text:p text:style-name="P32"/>
      <text:p text:style-name="P32">=====================================================================================</text:p>
      <text:p text:style-name="P32">=====================================================================================</text:p>
      <text:p text:style-name="P47"/>
      <text:p text:style-name="P78">Note:</text:p>
      <text:p text:style-name="P27">Same operations can be repeated with data types DOUBLE, <text:span text:style-name="T33">FLOAT and CHAR.</text:span></text:p>
      <text:p text:style-name="P27"/>
      <text:p text:style-name="P45"><text:bookmark-start text:name="213"/>7. Convert a infix expression to post-fix expression and evaluate the same.<text:bookmark-end text:name="213"/></text:p>
      <text:p text:style-name="P48">Program:</text:p>
      <text:p text:style-name="P34">#include&lt;iostream&gt;</text:p>
      <text:p text:style-name="P34">#include&lt;math.h&gt;</text:p>
      <text:p text:style-name="P34">using namespace std;</text:p>
      <text:p text:style-name="P34">class Node</text:p>
      <text:p text:style-name="P34">{</text:p>
      <text:p text:style-name="P34"><text:s text:c="4"/>public:</text:p>
      <text:p text:style-name="P34"><text:s text:c="4"/>char data;</text:p>
      <text:p text:style-name="P34"><text:s text:c="4"/>Node* next;</text:p>
      <text:p text:style-name="P34"><text:s text:c="4"/>Node()</text:p>
      <text:p text:style-name="P34"><text:s text:c="4"/>{</text:p>
      <text:p text:style-name="P34"><text:s text:c="8"/>data=0;</text:p>
      <text:p text:style-name="P34"><text:s text:c="8"/>next=NULL;</text:p>
      <text:p text:style-name="P34"><text:s text:c="4"/>}</text:p>
      <text:p text:style-name="P34"><text:s text:c="4"/>Node(char d)</text:p>
      <text:p text:style-name="P34"><text:s text:c="4"/>{</text:p>
      <text:p text:style-name="P34"><text:soft-page-break/><text:s text:c="8"/>data=d;</text:p>
      <text:p text:style-name="P34"><text:s text:c="4"/>}</text:p>
      <text:p text:style-name="P34">};</text:p>
      <text:p text:style-name="P34">class stack</text:p>
      <text:p text:style-name="P34">{</text:p>
      <text:p text:style-name="P34"><text:s text:c="4"/>public:</text:p>
      <text:p text:style-name="P34"><text:s text:c="4"/>int strlen;</text:p>
      <text:p text:style-name="P34"><text:s text:c="4"/>Node* top;</text:p>
      <text:p text:style-name="P34"><text:s text:c="4"/>stack()</text:p>
      <text:p text:style-name="P34"><text:s text:c="4"/>{</text:p>
      <text:p text:style-name="P34"><text:s text:c="8"/>top=NULL;</text:p>
      <text:p text:style-name="P34"><text:s text:c="8"/>strlen=0;</text:p>
      <text:p text:style-name="P34"><text:s text:c="4"/>}</text:p>
      <text:p text:style-name="P34"><text:s text:c="4"/>void push(Node* n)</text:p>
      <text:p text:style-name="P34"><text:s text:c="4"/>{</text:p>
      <text:p text:style-name="P34"><text:s text:c="8"/>if(top==NULL)</text:p>
      <text:p text:style-name="P34"><text:s text:c="8"/>{</text:p>
      <text:p text:style-name="P34"><text:s text:c="12"/>top=n;</text:p>
      <text:p text:style-name="P34"><text:s text:c="8"/>}</text:p>
      <text:p text:style-name="P34"><text:s text:c="8"/>else</text:p>
      <text:p text:style-name="P34"><text:s text:c="8"/>{</text:p>
      <text:p text:style-name="P34"><text:s text:c="12"/>Node* temp=top;</text:p>
      <text:p text:style-name="P34"><text:s text:c="12"/>top=n;</text:p>
      <text:p text:style-name="P34"><text:s text:c="12"/>n-&gt;next=temp;</text:p>
      <text:p text:style-name="P34"/>
      <text:p text:style-name="P34"><text:s text:c="8"/>}</text:p>
      <text:p text:style-name="P34"><text:s text:c="4"/>}</text:p>
      <text:p text:style-name="P34"><text:s text:c="4"/>char pop()</text:p>
      <text:p text:style-name="P34"><text:soft-page-break/><text:s text:c="4"/>{</text:p>
      <text:p text:style-name="P34"><text:s text:c="8"/>Node* temp=NULL;</text:p>
      <text:p text:style-name="P34"><text:s text:c="8"/>if(top==NULL)</text:p>
      <text:p text:style-name="P34"><text:s text:c="8"/>{</text:p>
      <text:p text:style-name="P34"><text:s text:c="12"/>cout&lt;&lt;"stack underflow";</text:p>
      <text:p text:style-name="P34"><text:s text:c="8"/>}</text:p>
      <text:p text:style-name="P34"><text:s text:c="8"/>else</text:p>
      <text:p text:style-name="P34"><text:s text:c="8"/>{</text:p>
      <text:p text:style-name="P34"><text:s text:c="12"/>temp=top;</text:p>
      <text:p text:style-name="P34"><text:s text:c="12"/>top=top-&gt;next;</text:p>
      <text:p text:style-name="P34"><text:s text:c="8"/>}</text:p>
      <text:p text:style-name="P34"><text:s text:c="8"/>return temp-&gt;data;</text:p>
      <text:p text:style-name="P34"><text:s text:c="4"/>}</text:p>
      <text:p text:style-name="P34"><text:s text:c="4"/>int getstrlen(string s)</text:p>
      <text:p text:style-name="P34"><text:s text:c="4"/>{</text:p>
      <text:p text:style-name="P34"><text:s text:c="8"/>while(s[this-&gt;strlen]!='\0')</text:p>
      <text:p text:style-name="P34"><text:s text:c="8"/>{</text:p>
      <text:p text:style-name="P34"><text:s text:c="12"/>this-&gt;strlen++;</text:p>
      <text:p text:style-name="P34"><text:s text:c="8"/>}</text:p>
      <text:p text:style-name="P34"><text:s text:c="8"/>return this-&gt;strlen;</text:p>
      <text:p text:style-name="P34"><text:s text:c="4"/>}</text:p>
      <text:p text:style-name="P34"><text:s text:c="4"/>int prec(char c)</text:p>
      <text:p text:style-name="P34"><text:s text:c="4"/>{</text:p>
      <text:p text:style-name="P34"><text:s text:c="8"/>if (c == '^')</text:p>
      <text:p text:style-name="P34"><text:s text:c="12"/>return 3;</text:p>
      <text:p text:style-name="P34"><text:s text:c="8"/>else if (c == '*' || c == '/')</text:p>
      <text:p text:style-name="P34"><text:s text:c="12"/>return 2;</text:p>
      <text:p text:style-name="P34"><text:s text:c="8"/>else if (c == '+' || c == '-')</text:p>
      <text:p text:style-name="P34"><text:soft-page-break/><text:s text:c="12"/>return 1;</text:p>
      <text:p text:style-name="P34"><text:s text:c="8"/>else</text:p>
      <text:p text:style-name="P34"><text:s text:c="12"/>return -1;</text:p>
      <text:p text:style-name="P34"><text:s text:c="4"/>}</text:p>
      <text:p text:style-name="P34"><text:s text:c="4"/>string infixToPostFix(string s)</text:p>
      <text:p text:style-name="P34"><text:s text:c="4"/>{</text:p>
      <text:p text:style-name="P34"><text:s text:c="4"/>int l = getstrlen(s); </text:p>
      <text:p text:style-name="P34"><text:s text:c="4"/>string ns; </text:p>
      <text:p text:style-name="P34"><text:s text:c="4"/>for(int i = 0; i &lt; l; i++) </text:p>
      <text:p text:style-name="P34"><text:s text:c="4"/>{ <text:s text:c="2"/></text:p>
      <text:p text:style-name="P34"><text:s text:c="8"/>Node* temp=new Node();</text:p>
      <text:p text:style-name="P34"><text:s text:c="8"/>if((s[i] &gt;= 'a' &amp;&amp; s[i] &lt;= 'z') || <text:s/>(s[i] &gt;= 'A' &amp;&amp; s[i] &lt;= 'Z') || isdigit(s[i])) </text:p>
      <text:p text:style-name="P34"><text:s text:c="8"/>{</text:p>
      <text:p text:style-name="P34"><text:s text:c="12"/>ns+=s[i]; </text:p>
      <text:p text:style-name="P34"><text:s text:c="8"/>}</text:p>
      <text:p text:style-name="P34"><text:s text:c="8"/>else if(s[i] == '(') </text:p>
      <text:p text:style-name="P34"><text:s text:c="8"/>{</text:p>
      <text:p text:style-name="P34"><text:s text:c="12"/>temp-&gt;data='(';</text:p>
      <text:p text:style-name="P34"><text:s text:c="12"/>push(temp); </text:p>
      <text:p text:style-name="P34"><text:s text:c="8"/>} <text:s/></text:p>
      <text:p text:style-name="P34"><text:s text:c="8"/>else if(s[i] == ')') </text:p>
      <text:p text:style-name="P34"><text:s text:c="8"/>{ </text:p>
      <text:p text:style-name="P34"><text:s text:c="12"/>while(top!= NULL &amp;&amp; top-&gt;data != '(') </text:p>
      <text:p text:style-name="P34"><text:s text:c="12"/>{ </text:p>
      <text:p text:style-name="P34"><text:s text:c="16"/>char c = top-&gt;data; </text:p>
      <text:p text:style-name="P34"><text:s text:c="16"/>pop(); </text:p>
      <text:p text:style-name="P34"><text:s text:c="15"/>ns += c; </text:p>
      <text:p text:style-name="P34"><text:s text:c="12"/>} </text:p>
      <text:p text:style-name="P34"><text:soft-page-break/><text:s text:c="12"/>if(top-&gt;data == '(') </text:p>
      <text:p text:style-name="P34"><text:s text:c="12"/>{ </text:p>
      <text:p text:style-name="P34"><text:s text:c="16"/>char c = top-&gt;data; </text:p>
      <text:p text:style-name="P34"><text:s text:c="16"/>pop(); </text:p>
      <text:p text:style-name="P34"><text:s text:c="12"/>} </text:p>
      <text:p text:style-name="P34"><text:s text:c="8"/>} </text:p>
      <text:p text:style-name="P34"><text:s text:c="8"/>else</text:p>
      <text:p text:style-name="P34"><text:s text:c="8"/>{ </text:p>
      <text:p text:style-name="P34"><text:s text:c="12"/>while(top!= NULL &amp;&amp; prec(s[i]) &lt;=prec(top-&gt;data)) </text:p>
      <text:p text:style-name="P34"><text:s text:c="12"/>{ </text:p>
      <text:p text:style-name="P34"><text:s text:c="16"/>char c = top-&gt;data; </text:p>
      <text:p text:style-name="P34"><text:s text:c="16"/>pop(); </text:p>
      <text:p text:style-name="P34"><text:s text:c="16"/>ns += c; </text:p>
      <text:p text:style-name="P34"><text:s text:c="12"/>} </text:p>
      <text:p text:style-name="P34"><text:s text:c="12"/>temp-&gt;data=s[i];</text:p>
      <text:p text:style-name="P34"><text:s text:c="12"/>push(temp); </text:p>
      <text:p text:style-name="P34"><text:s text:c="8"/>} </text:p>
      <text:p text:style-name="P34"><text:s text:c="4"/>}</text:p>
      <text:p text:style-name="P34"><text:s text:c="5"/>while(top!=NULL) </text:p>
      <text:p text:style-name="P34"><text:s text:c="4"/>{ </text:p>
      <text:p text:style-name="P34"><text:s text:c="8"/>char c = top-&gt;data; </text:p>
      <text:p text:style-name="P34"><text:s text:c="8"/>pop(); </text:p>
      <text:p text:style-name="P34"><text:s text:c="8"/>ns += c; </text:p>
      <text:p text:style-name="P34"><text:s text:c="4"/>} </text:p>
      <text:p text:style-name="P34"><text:s text:c="4"/>return ns;</text:p>
      <text:p text:style-name="P34"><text:s text:c="4"/>}</text:p>
      <text:p text:style-name="P34"><text:s text:c="4"/>void findvalueofpostfix(string s)</text:p>
      <text:p text:style-name="P34"><text:s text:c="4"/>{</text:p>
      <text:p text:style-name="P34"><text:soft-page-break/><text:s text:c="8"/>string ns;</text:p>
      <text:p text:style-name="P34"><text:s text:c="8"/>for(int i = 0; s[i]; i++) </text:p>
      <text:p text:style-name="P34"><text:s text:c="8"/>{ <text:s text:c="2"/></text:p>
      <text:p text:style-name="P34"><text:s text:c="12"/>Node* temp=new Node();</text:p>
      <text:p text:style-name="P34"><text:s text:c="12"/>if(isdigit(s[i]))</text:p>
      <text:p text:style-name="P34"><text:s text:c="12"/>{</text:p>
      <text:p text:style-name="P34"><text:s text:c="16"/>temp-&gt;data=s[i]-'0';</text:p>
      <text:p text:style-name="P34"><text:s text:c="16"/>push(temp); </text:p>
      <text:p text:style-name="P34"><text:s text:c="12"/>}</text:p>
      <text:p text:style-name="P34"><text:s text:c="12"/>else </text:p>
      <text:p text:style-name="P34"><text:s text:c="12"/>{</text:p>
      <text:p text:style-name="P34"><text:s text:c="16"/>int a=pop();</text:p>
      <text:p text:style-name="P34"><text:s text:c="16"/>int b=pop();</text:p>
      <text:p text:style-name="P34"><text:s text:c="16"/>switch (s[i])</text:p>
      <text:p text:style-name="P34"><text:s text:c="16"/>{</text:p>
      <text:p text:style-name="P34"><text:s text:c="16"/>case '+':</text:p>
      <text:p text:style-name="P67"><text:span text:style-name="T19"><text:s text:c="20"/>temp-&gt;data=</text:span><text:span text:style-name="T21">b+a</text:span><text:span text:style-name="T19">;</text:span></text:p>
      <text:p text:style-name="P34"><text:s text:c="20"/>push(temp);</text:p>
      <text:p text:style-name="P34"><text:s text:c="20"/>break;</text:p>
      <text:p text:style-name="P34"><text:s text:c="16"/>case '-':</text:p>
      <text:p text:style-name="P67"><text:span text:style-name="T19"><text:s text:c="20"/>temp-&gt;data=</text:span><text:span text:style-name="T20">b-a</text:span><text:span text:style-name="T19">;</text:span></text:p>
      <text:p text:style-name="P34"><text:s text:c="20"/>push(temp);</text:p>
      <text:p text:style-name="P34"><text:s text:c="20"/></text:p>
      <text:p text:style-name="P34"><text:s text:c="20"/>break;</text:p>
      <text:p text:style-name="P34"><text:s text:c="16"/>case '*':</text:p>
      <text:p text:style-name="P34"><text:s text:c="20"/>temp-&gt;data=b*<text:span text:style-name="T44">a</text:span>;</text:p>
      <text:p text:style-name="P34"><text:s text:c="20"/>push(temp);</text:p>
      <text:p text:style-name="P34"><text:s text:c="20"/>break;</text:p>
      <text:p text:style-name="P34"><text:soft-page-break/><text:s text:c="16"/>case '/':</text:p>
      <text:p text:style-name="P67"><text:span text:style-name="T19"><text:s text:c="20"/>temp-&gt;data=</text:span><text:span text:style-name="T21">b/a</text:span><text:span text:style-name="T19">;</text:span></text:p>
      <text:p text:style-name="P34"><text:s text:c="20"/>push(temp);</text:p>
      <text:p text:style-name="P34"><text:s text:c="20"/>break;</text:p>
      <text:p text:style-name="P34"><text:s text:c="16"/>case '^':</text:p>
      <text:p text:style-name="P67"><text:span text:style-name="T19"><text:s text:c="20"/>temp-&gt;data =pow(</text:span><text:span text:style-name="T22">b,a</text:span><text:span text:style-name="T19">);</text:span></text:p>
      <text:p text:style-name="P34"><text:s text:c="20"/>push(temp);</text:p>
      <text:p text:style-name="P34"><text:s text:c="20"/>break;</text:p>
      <text:p text:style-name="P34"><text:s text:c="16"/>}</text:p>
      <text:p text:style-name="P34"><text:s text:c="12"/>}</text:p>
      <text:p text:style-name="P34"><text:s text:c="8"/>}</text:p>
      <text:p text:style-name="P34"><text:s text:c="8"/>cout &lt;&lt; "Value of expression is " &lt;&lt; <text:s/>(int) pop() &lt;&lt;endl;</text:p>
      <text:p text:style-name="P34"><text:s text:c="4"/>}</text:p>
      <text:p text:style-name="P34"><text:s text:c="4"/>bool checkIfDigit(string s)</text:p>
      <text:p text:style-name="P34"><text:s text:c="4"/>{</text:p>
      <text:p text:style-name="P34"><text:s text:c="8"/>bool digit=false;</text:p>
      <text:p text:style-name="P34"><text:s text:c="8"/>for(int i=0;s[i];i++)</text:p>
      <text:p text:style-name="P34"><text:s text:c="8"/>{</text:p>
      <text:p text:style-name="P34"><text:s text:c="12"/>if(isdigit(s[i]))</text:p>
      <text:p text:style-name="P34"><text:s text:c="16"/>digit=true;</text:p>
      <text:p text:style-name="P34"><text:s text:c="12"/>else</text:p>
      <text:p text:style-name="P34"><text:s text:c="16"/>continue;</text:p>
      <text:p text:style-name="P34"><text:s text:c="8"/>}</text:p>
      <text:p text:style-name="P34"><text:s text:c="8"/>return digit;</text:p>
      <text:p text:style-name="P34"><text:s text:c="4"/>}</text:p>
      <text:p text:style-name="P34">};</text:p>
      <text:p text:style-name="P34">int main() </text:p>
      <text:p text:style-name="P34">{ </text:p>
      <text:p text:style-name="P34"><text:soft-page-break/><text:s text:c="4"/>stack st;</text:p>
      <text:p text:style-name="P34"><text:s text:c="4"/>string exp,postfix,eval;</text:p>
      <text:p text:style-name="P34"><text:s text:c="4"/>cout &lt;&lt; "\n=====================================================================================" &lt;&lt; endl;</text:p>
      <text:p text:style-name="P34"><text:s text:c="4"/>cout &lt;&lt; "******************** Infix To Postfix Conversion and evaluation *********************" &lt;&lt; endl;</text:p>
      <text:p text:style-name="P34"><text:s text:c="4"/>cout &lt;&lt; "=====================================================================================" &lt;&lt; endl;</text:p>
      <text:p text:style-name="P34"><text:s text:c="4"/>cout &lt;&lt; "Enter Expression:";</text:p>
      <text:p text:style-name="P34"><text:s text:c="4"/>cin &gt;&gt; exp; </text:p>
      <text:p text:style-name="P34"><text:s text:c="4"/>postfix=st.infixToPostFix(exp);</text:p>
      <text:p text:style-name="P34"><text:s text:c="4"/>cout &lt;&lt; "Postfix Expression is " &lt;&lt; postfix&lt;&lt;endl;</text:p>
      <text:p text:style-name="P34"><text:s text:c="4"/>if(st.checkIfDigit(postfix))</text:p>
      <text:p text:style-name="P34"><text:s text:c="8"/>st.findvalueofpostfix(postfix);</text:p>
      <text:p text:style-name="P34"><text:s text:c="4"/>return 0; </text:p>
      <text:p text:style-name="P34">} </text:p>
      <text:p text:style-name="P48">Output-1:</text:p>
      <text:p text:style-name="P34"/>
      <text:p text:style-name="P34">=====================================================================================</text:p>
      <text:p text:style-name="P34">******************** Infix To Postfix Conversion and evaluation *********************</text:p>
      <text:p text:style-name="P34">=====================================================================================</text:p>
      <text:p text:style-name="P34">Enter Expression:(A+B)*(C+D)*(A+B+C)^K</text:p>
      <text:p text:style-name="P34">Postfix Expression is AB+CD+*AB+C+K^*</text:p>
      <text:p text:style-name="P34"/>
      <text:p text:style-name="P48">Output-2:</text:p>
      <text:p text:style-name="P34"/>
      <text:p text:style-name="P34"><text:soft-page-break/>=====================================================================================</text:p>
      <text:p text:style-name="P34">******************** Infix To Postfix Conversion and evaluation *********************</text:p>
      <text:p text:style-name="P34">=====================================================================================</text:p>
      <text:p text:style-name="P34">Enter Expression:(1+2)*(3+4)+5</text:p>
      <text:p text:style-name="P34">Postfix Expression is 12+34+*5+</text:p>
      <text:p text:style-name="P34">Value of expression is 26</text:p>
      <text:p text:style-name="P34"/>
      <text:p text:style-name="P40"/>
      <text:p text:style-name="P35">============================<text:span text:style-name="T23">End of Assignment</text:span>==============================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sa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sa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background-color="#ffffff"/>
    </style:style>
    <style:page-layout style:name="Mpm1">
      <style:page-layout-properties fo:page-width="8.5in" fo:page-height="11in" style:num-format="1" style:print-orientation="portrait" fo:margin-top="0.7189in" fo:margin-bottom="0.594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3744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2T23:15:43.856357462</meta:creation-date>
    <dc:date>2020-11-14T12:59:57.443383720</dc:date>
    <meta:editing-duration>PT3H56M44S</meta:editing-duration>
    <meta:editing-cycles>79</meta:editing-cycles>
    <meta:generator>LibreOffice/6.4.7.2$Linux_X86_64 LibreOffice_project/40$Build-2</meta:generator>
    <meta:document-statistic meta:table-count="1" meta:image-count="0" meta:object-count="0" meta:page-count="187" meta:paragraph-count="5060" meta:word-count="15766" meta:character-count="145838" meta:non-whitespace-character-count="85842"/>
  </office:meta>
</office:document-meta>
</file>